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298in" svg:height="2.9335in" svg:x="15.472in" svg:y="0in">
            <draw:object draw:notify-on-update-of-ranges="Sheet1.N2:Sheet1.N196 Sheet1.O2:Sheet1.O196 Sheet1.V2:Sheet1.V196 Sheet1.W2:Sheet1.W1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6" table:number-columns-repeated="2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>
            <text:p>raw data, 1 rev</text:p>
          </table:table-cell>
          <table:table-cell table:style-name="ce1" office:value-type="string" calcext:value-type="string">
            <text:p>raw norm</text:p>
          </table:table-cell>
          <table:table-cell table:style-name="ce1" office:value-type="string" calcext:value-type="string">
            <text:p>tooth1 (steps 1-4)</text:p>
          </table:table-cell>
          <table:table-cell table:style-name="ce1" office:value-type="string" calcext:value-type="string">
            <text:p>Tooth2 (5-8)</text:p>
          </table:table-cell>
          <table:table-cell table:style-name="ce1" office:value-type="string" calcext:value-type="string">
            <text:p>Tooth3 (9-12)</text:p>
          </table:table-cell>
          <table:table-cell table:style-name="ce1" office:value-type="string" calcext:value-type="string">
            <text:p>Tooth4 (13-16)</text:p>
          </table:table-cell>
          <table:table-cell table:style-name="ce1" office:value-type="string" calcext:value-type="string">
            <text:p>Tooth5 (17-20)</text:p>
          </table:table-cell>
          <table:table-cell table:style-name="ce1"/>
          <table:table-cell table:style-name="ce1" office:value-type="string" calcext:value-type="string">
            <text:p>tooth1 norm</text:p>
          </table:table-cell>
          <table:table-cell table:style-name="ce1" office:value-type="string" calcext:value-type="string">
            <text:p>tooth2 norm</text:p>
          </table:table-cell>
          <table:table-cell table:style-name="ce1" office:value-type="string" calcext:value-type="string">
            <text:p>tooth3 norm</text:p>
          </table:table-cell>
          <table:table-cell table:style-name="ce1" office:value-type="string" calcext:value-type="string">
            <text:p>tooth4 norm</text:p>
          </table:table-cell>
          <table:table-cell table:style-name="ce1" office:value-type="string" calcext:value-type="string">
            <text:p>tooth5 notm</text:p>
          </table:table-cell>
          <table:table-cell table:style-name="ce1" table:number-columns-repeated="2"/>
          <table:table-cell table:style-name="ce1" office:value-type="string" calcext:value-type="string">
            <text:p>tooth avg</text:p>
          </table:table-cell>
          <table:table-cell/>
          <table:table-cell table:style-name="ce1" table:number-columns-repeated="2"/>
          <table:table-cell/>
          <table:table-cell table:style-name="ce1" table:number-columns-repeated="1004"/>
        </table:table-row>
        <table:table-row table:style-name="ro1">
          <table:table-cell office:value-type="float" office:value="14528" calcext:value-type="float">
            <text:p>14528</text:p>
          </table:table-cell>
          <table:table-cell table:formula="of:=[.A2]-145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80" calcext:value-type="float">
            <text:p>14080</text:p>
          </table:table-cell>
          <table:table-cell office:value-type="float" office:value="27136" calcext:value-type="float">
            <text:p>27136</text:p>
          </table:table-cell>
          <table:table-cell office:value-type="float" office:value="40576" calcext:value-type="float">
            <text:p>40576</text:p>
          </table:table-cell>
          <table:table-cell office:value-type="float" office:value="53184" calcext:value-type="float">
            <text:p>53184</text:p>
          </table:table-cell>
          <table:table-cell/>
          <table:table-cell table:formula="of:=[.C2]" office:value-type="float" office:value="0" calcext:value-type="float">
            <text:p>0</text:p>
          </table:table-cell>
          <table:table-cell table:formula="of:=[.D2]-14080" office:value-type="float" office:value="0" calcext:value-type="float">
            <text:p>0</text:p>
          </table:table-cell>
          <table:table-cell table:formula="of:=[.E2]-27136" office:value-type="float" office:value="0" calcext:value-type="float">
            <text:p>0</text:p>
          </table:table-cell>
          <table:table-cell table:formula="of:=[.F2]-40576" office:value-type="float" office:value="0" calcext:value-type="float">
            <text:p>0</text:p>
          </table:table-cell>
          <table:table-cell table:formula="of:=[.G2]-53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P2]/67" office:value-type="float" office:value="0" calcext:value-type="float">
            <text:p>0</text:p>
          </table:table-cell>
          <table:table-cell table:formula="of:=AVERAGE([.I2];[.J2];[.K2];[.L2];[.M2])" office:value-type="float" office:value="0" calcext:value-type="float">
            <text:p>0</text:p>
          </table:table-cell>
          <table:table-cell table:number-columns-repeated="2"/>
          <table:table-cell office:value-type="float" office:value="-0.008366" calcext:value-type="float">
            <text:p>-0.008366</text:p>
          </table:table-cell>
          <table:table-cell office:value-type="float" office:value="0.999965" calcext:value-type="float">
            <text:p>0.999965</text:p>
          </table:table-cell>
          <table:table-cell office:value-type="float" office:value="0" calcext:value-type="float">
            <text:p>0</text:p>
          </table:table-cell>
          <table:table-cell table:number-matrix-columns-spanned="2" table:number-matrix-rows-spanned="1" table:formula="of:=MMULT([.N2:.O2];[.$S$2:.$T$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4656" calcext:value-type="float">
            <text:p>14656</text:p>
          </table:table-cell>
          <table:table-cell table:formula="of:=[.A3]-14528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14080" calcext:value-type="float">
            <text:p>14080</text:p>
          </table:table-cell>
          <table:table-cell office:value-type="float" office:value="27200" calcext:value-type="float">
            <text:p>27200</text:p>
          </table:table-cell>
          <table:table-cell office:value-type="float" office:value="40640" calcext:value-type="float">
            <text:p>40640</text:p>
          </table:table-cell>
          <table:table-cell office:value-type="float" office:value="53184" calcext:value-type="float">
            <text:p>53184</text:p>
          </table:table-cell>
          <table:table-cell/>
          <table:table-cell table:formula="of:=[.C3]" office:value-type="float" office:value="128" calcext:value-type="float">
            <text:p>128</text:p>
          </table:table-cell>
          <table:table-cell table:formula="of:=[.D3]-14080" office:value-type="float" office:value="0" calcext:value-type="float">
            <text:p>0</text:p>
          </table:table-cell>
          <table:table-cell table:formula="of:=[.E3]-27136" office:value-type="float" office:value="64" calcext:value-type="float">
            <text:p>64</text:p>
          </table:table-cell>
          <table:table-cell table:formula="of:=[.F3]-40576" office:value-type="float" office:value="64" calcext:value-type="float">
            <text:p>64</text:p>
          </table:table-cell>
          <table:table-cell table:formula="of:=[.G3]-531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P3]/67" office:value-type="float" office:value="0.764179104477612" calcext:value-type="float">
            <text:p>0.7641791045</text:p>
          </table:table-cell>
          <table:table-cell table:formula="of:=AVERAGE([.I3];[.J3];[.K3];[.L3];[.M3])" office:value-type="float" office:value="51.2" calcext:value-type="float">
            <text:p>51.2</text:p>
          </table:table-cell>
          <table:table-cell table:number-columns-repeated="2"/>
          <table:table-cell office:value-type="float" office:value="0.999965" calcext:value-type="float">
            <text:p>0.999965</text:p>
          </table:table-cell>
          <table:table-cell office:value-type="float" office:value="0.008366" calcext:value-type="float">
            <text:p>0.008366</text:p>
          </table:table-cell>
          <table:table-cell office:value-type="float" office:value="1" calcext:value-type="float">
            <text:p>1</text:p>
          </table:table-cell>
          <table:table-cell table:number-matrix-columns-spanned="2" table:number-matrix-rows-spanned="1" table:formula="of:=MMULT([.N3:.O3];[.$S$2:.$T$3])" office:value-type="float" office:value="0.755786358208955" calcext:value-type="float">
            <text:p>0.7557863582</text:p>
          </table:table-cell>
          <table:table-cell office:value-type="float" office:value="1.00635812238806" calcext:value-type="float">
            <text:p>1.0063581224</text:p>
          </table:table-cell>
          <table:table-cell table:number-columns-repeated="1001"/>
        </table:table-row>
        <table:table-row table:style-name="ro1">
          <table:table-cell office:value-type="float" office:value="14720" calcext:value-type="float">
            <text:p>14720</text:p>
          </table:table-cell>
          <table:table-cell table:formula="of:=[.A4]-14528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office:value-type="float" office:value="14144" calcext:value-type="float">
            <text:p>14144</text:p>
          </table:table-cell>
          <table:table-cell office:value-type="float" office:value="27200" calcext:value-type="float">
            <text:p>27200</text:p>
          </table:table-cell>
          <table:table-cell office:value-type="float" office:value="40640" calcext:value-type="float">
            <text:p>40640</text:p>
          </table:table-cell>
          <table:table-cell office:value-type="float" office:value="53184" calcext:value-type="float">
            <text:p>53184</text:p>
          </table:table-cell>
          <table:table-cell/>
          <table:table-cell table:formula="of:=[.C4]" office:value-type="float" office:value="192" calcext:value-type="float">
            <text:p>192</text:p>
          </table:table-cell>
          <table:table-cell table:formula="of:=[.D4]-14080" office:value-type="float" office:value="64" calcext:value-type="float">
            <text:p>64</text:p>
          </table:table-cell>
          <table:table-cell table:formula="of:=[.E4]-27136" office:value-type="float" office:value="64" calcext:value-type="float">
            <text:p>64</text:p>
          </table:table-cell>
          <table:table-cell table:formula="of:=[.F4]-40576" office:value-type="float" office:value="64" calcext:value-type="float">
            <text:p>64</text:p>
          </table:table-cell>
          <table:table-cell table:formula="of:=[.G4]-5318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P4]/67" office:value-type="float" office:value="1.14626865671642" calcext:value-type="float">
            <text:p>1.1462686567</text:p>
          </table:table-cell>
          <table:table-cell table:formula="of:=AVERAGE([.I4];[.J4];[.K4];[.L4];[.M4])" office:value-type="float" office:value="76.8" calcext:value-type="float">
            <text:p>76.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matrix-columns-spanned="2" table:number-matrix-rows-spanned="1" table:formula="of:=MMULT([.N4:.O4];[.$S$2:.$T$3])" office:value-type="float" office:value="1.12949653731343" calcext:value-type="float">
            <text:p>1.1294965373</text:p>
          </table:table-cell>
          <table:table-cell office:value-type="float" office:value="2.00951968358209" calcext:value-type="float">
            <text:p>2.0095196836</text:p>
          </table:table-cell>
          <table:table-cell table:number-columns-repeated="1001"/>
        </table:table-row>
        <table:table-row table:style-name="ro1">
          <table:table-cell office:value-type="float" office:value="14848" calcext:value-type="float">
            <text:p>14848</text:p>
          </table:table-cell>
          <table:table-cell table:formula="of:=[.A5]-14528" office:value-type="float" office:value="320" calcext:value-type="float">
            <text:p>320</text:p>
          </table:table-cell>
          <table:table-cell office:value-type="float" office:value="320" calcext:value-type="float">
            <text:p>320</text:p>
          </table:table-cell>
          <table:table-cell office:value-type="float" office:value="14144" calcext:value-type="float">
            <text:p>14144</text:p>
          </table:table-cell>
          <table:table-cell office:value-type="float" office:value="27264" calcext:value-type="float">
            <text:p>27264</text:p>
          </table:table-cell>
          <table:table-cell office:value-type="float" office:value="40640" calcext:value-type="float">
            <text:p>40640</text:p>
          </table:table-cell>
          <table:table-cell office:value-type="float" office:value="53248" calcext:value-type="float">
            <text:p>53248</text:p>
          </table:table-cell>
          <table:table-cell/>
          <table:table-cell table:formula="of:=[.C5]" office:value-type="float" office:value="320" calcext:value-type="float">
            <text:p>320</text:p>
          </table:table-cell>
          <table:table-cell table:formula="of:=[.D5]-14080" office:value-type="float" office:value="64" calcext:value-type="float">
            <text:p>64</text:p>
          </table:table-cell>
          <table:table-cell table:formula="of:=[.E5]-27136" office:value-type="float" office:value="128" calcext:value-type="float">
            <text:p>128</text:p>
          </table:table-cell>
          <table:table-cell table:formula="of:=[.F5]-40576" office:value-type="float" office:value="64" calcext:value-type="float">
            <text:p>64</text:p>
          </table:table-cell>
          <table:table-cell table:formula="of:=[.G5]-53184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P5]/67" office:value-type="float" office:value="1.91044776119403" calcext:value-type="float">
            <text:p>1.9104477612</text:p>
          </table:table-cell>
          <table:table-cell table:formula="of:=AVERAGE([.I5];[.J5];[.K5];[.L5];[.M5])" office:value-type="float" office:value="128" calcext:value-type="float">
            <text:p>12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matrix-columns-spanned="2" table:number-matrix-rows-spanned="1" table:formula="of:=MMULT([.N5:.O5];[.$S$2:.$T$3])" office:value-type="float" office:value="1.88528289552239" calcext:value-type="float">
            <text:p>1.8852828955</text:p>
          </table:table-cell>
          <table:table-cell office:value-type="float" office:value="3.01587780597015" calcext:value-type="float">
            <text:p>3.015877806</text:p>
          </table:table-cell>
          <table:table-cell table:number-columns-repeated="1001"/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formula="of:=[.A6]-14528" office:value-type="float" office:value="448" calcext:value-type="float">
            <text:p>448</text:p>
          </table:table-cell>
          <table:table-cell office:value-type="float" office:value="448" calcext:value-type="float">
            <text:p>448</text:p>
          </table:table-cell>
          <table:table-cell office:value-type="float" office:value="14208" calcext:value-type="float">
            <text:p>14208</text:p>
          </table:table-cell>
          <table:table-cell office:value-type="float" office:value="27328" calcext:value-type="float">
            <text:p>27328</text:p>
          </table:table-cell>
          <table:table-cell office:value-type="float" office:value="40640" calcext:value-type="float">
            <text:p>40640</text:p>
          </table:table-cell>
          <table:table-cell office:value-type="float" office:value="53312" calcext:value-type="float">
            <text:p>53312</text:p>
          </table:table-cell>
          <table:table-cell/>
          <table:table-cell table:formula="of:=[.C6]" office:value-type="float" office:value="448" calcext:value-type="float">
            <text:p>448</text:p>
          </table:table-cell>
          <table:table-cell table:formula="of:=[.D6]-14080" office:value-type="float" office:value="128" calcext:value-type="float">
            <text:p>128</text:p>
          </table:table-cell>
          <table:table-cell table:formula="of:=[.E6]-27136" office:value-type="float" office:value="192" calcext:value-type="float">
            <text:p>192</text:p>
          </table:table-cell>
          <table:table-cell table:formula="of:=[.F6]-40576" office:value-type="float" office:value="64" calcext:value-type="float">
            <text:p>64</text:p>
          </table:table-cell>
          <table:table-cell table:formula="of:=[.G6]-53184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P6]/67" office:value-type="float" office:value="2.86567164179104" calcext:value-type="float">
            <text:p>2.8656716418</text:p>
          </table:table-cell>
          <table:table-cell table:formula="of:=AVERAGE([.I6];[.J6];[.K6];[.L6];[.M6])" office:value-type="float" office:value="192" calcext:value-type="float">
            <text:p>19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matrix-columns-spanned="2" table:number-matrix-rows-spanned="1" table:formula="of:=MMULT([.N6:.O6];[.$S$2:.$T$3])" office:value-type="float" office:value="2.83210734328358" calcext:value-type="float">
            <text:p>2.8321073433</text:p>
          </table:table-cell>
          <table:table-cell office:value-type="float" office:value="4.02383420895522" calcext:value-type="float">
            <text:p>4.023834209</text:p>
          </table:table-cell>
          <table:table-cell table:number-columns-repeated="1001"/>
        </table:table-row>
        <table:table-row table:style-name="ro1">
          <table:table-cell office:value-type="float" office:value="15040" calcext:value-type="float">
            <text:p>15040</text:p>
          </table:table-cell>
          <table:table-cell table:formula="of:=[.A7]-14528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14272" calcext:value-type="float">
            <text:p>14272</text:p>
          </table:table-cell>
          <table:table-cell office:value-type="float" office:value="27392" calcext:value-type="float">
            <text:p>27392</text:p>
          </table:table-cell>
          <table:table-cell office:value-type="float" office:value="40704" calcext:value-type="float">
            <text:p>40704</text:p>
          </table:table-cell>
          <table:table-cell office:value-type="float" office:value="53376" calcext:value-type="float">
            <text:p>53376</text:p>
          </table:table-cell>
          <table:table-cell/>
          <table:table-cell table:formula="of:=[.C7]" office:value-type="float" office:value="512" calcext:value-type="float">
            <text:p>512</text:p>
          </table:table-cell>
          <table:table-cell table:formula="of:=[.D7]-14080" office:value-type="float" office:value="192" calcext:value-type="float">
            <text:p>192</text:p>
          </table:table-cell>
          <table:table-cell table:formula="of:=[.E7]-27136" office:value-type="float" office:value="256" calcext:value-type="float">
            <text:p>256</text:p>
          </table:table-cell>
          <table:table-cell table:formula="of:=[.F7]-40576" office:value-type="float" office:value="128" calcext:value-type="float">
            <text:p>128</text:p>
          </table:table-cell>
          <table:table-cell table:formula="of:=[.G7]-53184"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formula="of:=[.P7]/67" office:value-type="float" office:value="3.82089552238806" calcext:value-type="float">
            <text:p>3.8208955224</text:p>
          </table:table-cell>
          <table:table-cell table:formula="of:=AVERAGE([.I7];[.J7];[.K7];[.L7];[.M7])" office:value-type="float" office:value="256" calcext:value-type="float">
            <text:p>25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matrix-columns-spanned="2" table:number-matrix-rows-spanned="1" table:formula="of:=MMULT([.N7:.O7];[.$S$2:.$T$3])" office:value-type="float" office:value="3.77893179104478" calcext:value-type="float">
            <text:p>3.778931791</text:p>
          </table:table-cell>
          <table:table-cell office:value-type="float" office:value="5.0317906119403" calcext:value-type="float">
            <text:p>5.0317906119</text:p>
          </table:table-cell>
          <table:table-cell table:number-columns-repeated="1001"/>
        </table:table-row>
        <table:table-row table:style-name="ro1">
          <table:table-cell office:value-type="float" office:value="15104" calcext:value-type="float">
            <text:p>15104</text:p>
          </table:table-cell>
          <table:table-cell table:formula="of:=[.A8]-14528" office:value-type="float" office:value="576" calcext:value-type="float">
            <text:p>576</text:p>
          </table:table-cell>
          <table:table-cell office:value-type="float" office:value="576" calcext:value-type="float">
            <text:p>576</text:p>
          </table:table-cell>
          <table:table-cell office:value-type="float" office:value="14272" calcext:value-type="float">
            <text:p>14272</text:p>
          </table:table-cell>
          <table:table-cell office:value-type="float" office:value="27456" calcext:value-type="float">
            <text:p>27456</text:p>
          </table:table-cell>
          <table:table-cell office:value-type="float" office:value="40768" calcext:value-type="float">
            <text:p>40768</text:p>
          </table:table-cell>
          <table:table-cell office:value-type="float" office:value="53376" calcext:value-type="float">
            <text:p>53376</text:p>
          </table:table-cell>
          <table:table-cell/>
          <table:table-cell table:formula="of:=[.C8]" office:value-type="float" office:value="576" calcext:value-type="float">
            <text:p>576</text:p>
          </table:table-cell>
          <table:table-cell table:formula="of:=[.D8]-14080" office:value-type="float" office:value="192" calcext:value-type="float">
            <text:p>192</text:p>
          </table:table-cell>
          <table:table-cell table:formula="of:=[.E8]-27136" office:value-type="float" office:value="320" calcext:value-type="float">
            <text:p>320</text:p>
          </table:table-cell>
          <table:table-cell table:formula="of:=[.F8]-40576" office:value-type="float" office:value="192" calcext:value-type="float">
            <text:p>192</text:p>
          </table:table-cell>
          <table:table-cell table:formula="of:=[.G8]-53184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formula="of:=[.P8]/67" office:value-type="float" office:value="4.39402985074627" calcext:value-type="float">
            <text:p>4.3940298507</text:p>
          </table:table-cell>
          <table:table-cell table:formula="of:=AVERAGE([.I8];[.J8];[.K8];[.L8];[.M8])" office:value-type="float" office:value="294.4" calcext:value-type="float">
            <text:p>294.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matrix-columns-spanned="2" table:number-matrix-rows-spanned="1" table:formula="of:=MMULT([.N8:.O8];[.$S$2:.$T$3])" office:value-type="float" office:value="4.34368005970149" calcext:value-type="float">
            <text:p>4.3436800597</text:p>
          </table:table-cell>
          <table:table-cell office:value-type="float" office:value="6.03655045373134" calcext:value-type="float">
            <text:p>6.0365504537</text:p>
          </table:table-cell>
          <table:table-cell table:number-columns-repeated="1001"/>
        </table:table-row>
        <table:table-row table:style-name="ro1">
          <table:table-cell office:value-type="float" office:value="15168" calcext:value-type="float">
            <text:p>15168</text:p>
          </table:table-cell>
          <table:table-cell table:formula="of:=[.A9]-14528" office:value-type="float" office:value="640" calcext:value-type="float">
            <text:p>640</text:p>
          </table:table-cell>
          <table:table-cell office:value-type="float" office:value="640" calcext:value-type="float">
            <text:p>640</text:p>
          </table:table-cell>
          <table:table-cell office:value-type="float" office:value="14336" calcext:value-type="float">
            <text:p>14336</text:p>
          </table:table-cell>
          <table:table-cell office:value-type="float" office:value="27520" calcext:value-type="float">
            <text:p>27520</text:p>
          </table:table-cell>
          <table:table-cell office:value-type="float" office:value="40832" calcext:value-type="float">
            <text:p>40832</text:p>
          </table:table-cell>
          <table:table-cell office:value-type="float" office:value="53440" calcext:value-type="float">
            <text:p>53440</text:p>
          </table:table-cell>
          <table:table-cell/>
          <table:table-cell table:formula="of:=[.C9]" office:value-type="float" office:value="640" calcext:value-type="float">
            <text:p>640</text:p>
          </table:table-cell>
          <table:table-cell table:formula="of:=[.D9]-14080" office:value-type="float" office:value="256" calcext:value-type="float">
            <text:p>256</text:p>
          </table:table-cell>
          <table:table-cell table:formula="of:=[.E9]-27136" office:value-type="float" office:value="384" calcext:value-type="float">
            <text:p>384</text:p>
          </table:table-cell>
          <table:table-cell table:formula="of:=[.F9]-40576" office:value-type="float" office:value="256" calcext:value-type="float">
            <text:p>256</text:p>
          </table:table-cell>
          <table:table-cell table:formula="of:=[.G9]-53184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P9]/67" office:value-type="float" office:value="5.34925373134328" calcext:value-type="float">
            <text:p>5.3492537313</text:p>
          </table:table-cell>
          <table:table-cell table:formula="of:=AVERAGE([.I9];[.J9];[.K9];[.L9];[.M9])" office:value-type="float" office:value="358.4" calcext:value-type="float">
            <text:p>358.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matrix-columns-spanned="2" table:number-matrix-rows-spanned="1" table:formula="of:=MMULT([.N9:.O9];[.$S$2:.$T$3])" office:value-type="float" office:value="5.29050450746269" calcext:value-type="float">
            <text:p>5.2905045075</text:p>
          </table:table-cell>
          <table:table-cell office:value-type="float" office:value="7.04450685671642" calcext:value-type="float">
            <text:p>7.0445068567</text:p>
          </table:table-cell>
          <table:table-cell table:number-columns-repeated="1001"/>
        </table:table-row>
        <table:table-row table:style-name="ro1">
          <table:table-cell office:value-type="float" office:value="15232" calcext:value-type="float">
            <text:p>15232</text:p>
          </table:table-cell>
          <table:table-cell table:formula="of:=[.A10]-14528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 office:value-type="float" office:value="14400" calcext:value-type="float">
            <text:p>14400</text:p>
          </table:table-cell>
          <table:table-cell office:value-type="float" office:value="27584" calcext:value-type="float">
            <text:p>27584</text:p>
          </table:table-cell>
          <table:table-cell office:value-type="float" office:value="40960" calcext:value-type="float">
            <text:p>40960</text:p>
          </table:table-cell>
          <table:table-cell office:value-type="float" office:value="53568" calcext:value-type="float">
            <text:p>53568</text:p>
          </table:table-cell>
          <table:table-cell/>
          <table:table-cell table:formula="of:=[.C10]" office:value-type="float" office:value="704" calcext:value-type="float">
            <text:p>704</text:p>
          </table:table-cell>
          <table:table-cell table:formula="of:=[.D10]-14080" office:value-type="float" office:value="320" calcext:value-type="float">
            <text:p>320</text:p>
          </table:table-cell>
          <table:table-cell table:formula="of:=[.E10]-27136" office:value-type="float" office:value="448" calcext:value-type="float">
            <text:p>448</text:p>
          </table:table-cell>
          <table:table-cell table:formula="of:=[.F10]-40576" office:value-type="float" office:value="384" calcext:value-type="float">
            <text:p>384</text:p>
          </table:table-cell>
          <table:table-cell table:formula="of:=[.G10]-53184"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table:formula="of:=[.P10]/67" office:value-type="float" office:value="6.6865671641791" calcext:value-type="float">
            <text:p>6.6865671642</text:p>
          </table:table-cell>
          <table:table-cell table:formula="of:=AVERAGE([.I10];[.J10];[.K10];[.L10];[.M10])" office:value-type="float" office:value="448" calcext:value-type="float">
            <text:p>44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matrix-columns-spanned="2" table:number-matrix-rows-spanned="1" table:formula="of:=MMULT([.N10:.O10];[.$S$2:.$T$3])" office:value-type="float" office:value="6.61940513432836" calcext:value-type="float">
            <text:p>6.6194051343</text:p>
          </table:table-cell>
          <table:table-cell office:value-type="float" office:value="8.05565982089552" calcext:value-type="float">
            <text:p>8.0556598209</text:p>
          </table:table-cell>
          <table:table-cell table:number-columns-repeated="1001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formula="of:=[.A11]-14528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 office:value-type="float" office:value="14464" calcext:value-type="float">
            <text:p>14464</text:p>
          </table:table-cell>
          <table:table-cell office:value-type="float" office:value="27648" calcext:value-type="float">
            <text:p>27648</text:p>
          </table:table-cell>
          <table:table-cell office:value-type="float" office:value="41024" calcext:value-type="float">
            <text:p>41024</text:p>
          </table:table-cell>
          <table:table-cell office:value-type="float" office:value="53568" calcext:value-type="float">
            <text:p>53568</text:p>
          </table:table-cell>
          <table:table-cell/>
          <table:table-cell table:formula="of:=[.C11]" office:value-type="float" office:value="768" calcext:value-type="float">
            <text:p>768</text:p>
          </table:table-cell>
          <table:table-cell table:formula="of:=[.D11]-14080" office:value-type="float" office:value="384" calcext:value-type="float">
            <text:p>384</text:p>
          </table:table-cell>
          <table:table-cell table:formula="of:=[.E11]-27136" office:value-type="float" office:value="512" calcext:value-type="float">
            <text:p>512</text:p>
          </table:table-cell>
          <table:table-cell table:formula="of:=[.F11]-40576" office:value-type="float" office:value="448" calcext:value-type="float">
            <text:p>448</text:p>
          </table:table-cell>
          <table:table-cell table:formula="of:=[.G11]-53184"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table:formula="of:=[.P11]/67" office:value-type="float" office:value="7.45074626865672" calcext:value-type="float">
            <text:p>7.4507462687</text:p>
          </table:table-cell>
          <table:table-cell table:formula="of:=AVERAGE([.I11];[.J11];[.K11];[.L11];[.M11])" office:value-type="float" office:value="499.2" calcext:value-type="float">
            <text:p>499.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matrix-columns-spanned="2" table:number-matrix-rows-spanned="1" table:formula="of:=MMULT([.N11:.O11];[.$S$2:.$T$3])" office:value-type="float" office:value="7.37519149253731" calcext:value-type="float">
            <text:p>7.3751914925</text:p>
          </table:table-cell>
          <table:table-cell office:value-type="float" office:value="9.06201794328358" calcext:value-type="float">
            <text:p>9.0620179433</text:p>
          </table:table-cell>
          <table:table-cell table:number-columns-repeated="1001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formula="of:=[.A12]-14528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 office:value-type="float" office:value="14528" calcext:value-type="float">
            <text:p>14528</text:p>
          </table:table-cell>
          <table:table-cell office:value-type="float" office:value="27712" calcext:value-type="float">
            <text:p>27712</text:p>
          </table:table-cell>
          <table:table-cell office:value-type="float" office:value="41024" calcext:value-type="float">
            <text:p>41024</text:p>
          </table:table-cell>
          <table:table-cell office:value-type="float" office:value="53696" calcext:value-type="float">
            <text:p>53696</text:p>
          </table:table-cell>
          <table:table-cell/>
          <table:table-cell table:formula="of:=[.C12]" office:value-type="float" office:value="768" calcext:value-type="float">
            <text:p>768</text:p>
          </table:table-cell>
          <table:table-cell table:formula="of:=[.D12]-14080" office:value-type="float" office:value="448" calcext:value-type="float">
            <text:p>448</text:p>
          </table:table-cell>
          <table:table-cell table:formula="of:=[.E12]-27136" office:value-type="float" office:value="576" calcext:value-type="float">
            <text:p>576</text:p>
          </table:table-cell>
          <table:table-cell table:formula="of:=[.F12]-40576" office:value-type="float" office:value="448" calcext:value-type="float">
            <text:p>448</text:p>
          </table:table-cell>
          <table:table-cell table:formula="of:=[.G12]-53184"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[.P12]/67" office:value-type="float" office:value="8.21492537313433" calcext:value-type="float">
            <text:p>8.2149253731</text:p>
          </table:table-cell>
          <table:table-cell table:formula="of:=AVERAGE([.I12];[.J12];[.K12];[.L12];[.M12])" office:value-type="float" office:value="550.4" calcext:value-type="float">
            <text:p>550.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matrix-columns-spanned="2" table:number-matrix-rows-spanned="1" table:formula="of:=MMULT([.N12:.O12];[.$S$2:.$T$3])" office:value-type="float" office:value="8.13097785074627" calcext:value-type="float">
            <text:p>8.1309778507</text:p>
          </table:table-cell>
          <table:table-cell office:value-type="float" office:value="10.0683760656716" calcext:value-type="float">
            <text:p>10.0683760657</text:p>
          </table:table-cell>
          <table:table-cell table:number-columns-repeated="1001"/>
        </table:table-row>
        <table:table-row table:style-name="ro1">
          <table:table-cell office:value-type="float" office:value="15360" calcext:value-type="float">
            <text:p>15360</text:p>
          </table:table-cell>
          <table:table-cell table:formula="of:=[.A13]-14528" office:value-type="float" office:value="832" calcext:value-type="float">
            <text:p>832</text:p>
          </table:table-cell>
          <table:table-cell office:value-type="float" office:value="832" calcext:value-type="float">
            <text:p>832</text:p>
          </table:table-cell>
          <table:table-cell office:value-type="float" office:value="14592" calcext:value-type="float">
            <text:p>14592</text:p>
          </table:table-cell>
          <table:table-cell office:value-type="float" office:value="27776" calcext:value-type="float">
            <text:p>27776</text:p>
          </table:table-cell>
          <table:table-cell office:value-type="float" office:value="41088" calcext:value-type="float">
            <text:p>41088</text:p>
          </table:table-cell>
          <table:table-cell office:value-type="float" office:value="53760" calcext:value-type="float">
            <text:p>53760</text:p>
          </table:table-cell>
          <table:table-cell/>
          <table:table-cell table:formula="of:=[.C13]" office:value-type="float" office:value="832" calcext:value-type="float">
            <text:p>832</text:p>
          </table:table-cell>
          <table:table-cell table:formula="of:=[.D13]-14080" office:value-type="float" office:value="512" calcext:value-type="float">
            <text:p>512</text:p>
          </table:table-cell>
          <table:table-cell table:formula="of:=[.E13]-27136" office:value-type="float" office:value="640" calcext:value-type="float">
            <text:p>640</text:p>
          </table:table-cell>
          <table:table-cell table:formula="of:=[.F13]-40576" office:value-type="float" office:value="512" calcext:value-type="float">
            <text:p>512</text:p>
          </table:table-cell>
          <table:table-cell table:formula="of:=[.G13]-53184" office:value-type="float" office:value="576" calcext:value-type="float">
            <text:p>576</text:p>
          </table:table-cell>
          <table:table-cell office:value-type="float" office:value="11" calcext:value-type="float">
            <text:p>11</text:p>
          </table:table-cell>
          <table:table-cell table:formula="of:=[.P13]/67" office:value-type="float" office:value="9.17014925373134" calcext:value-type="float">
            <text:p>9.1701492537</text:p>
          </table:table-cell>
          <table:table-cell table:formula="of:=AVERAGE([.I13];[.J13];[.K13];[.L13];[.M13])" office:value-type="float" office:value="614.4" calcext:value-type="float">
            <text:p>614.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matrix-columns-spanned="2" table:number-matrix-rows-spanned="1" table:formula="of:=MMULT([.N13:.O13];[.$S$2:.$T$3])" office:value-type="float" office:value="9.07780229850746" calcext:value-type="float">
            <text:p>9.0778022985</text:p>
          </table:table-cell>
          <table:table-cell office:value-type="float" office:value="11.0763324686567" calcext:value-type="float">
            <text:p>11.0763324687</text:p>
          </table:table-cell>
          <table:table-cell table:number-columns-repeated="1001"/>
        </table:table-row>
        <table:table-row table:style-name="ro1">
          <table:table-cell office:value-type="float" office:value="15424" calcext:value-type="float">
            <text:p>15424</text:p>
          </table:table-cell>
          <table:table-cell table:formula="of:=[.A14]-14528" office:value-type="float" office:value="896" calcext:value-type="float">
            <text:p>896</text:p>
          </table:table-cell>
          <table:table-cell office:value-type="float" office:value="896" calcext:value-type="float">
            <text:p>896</text:p>
          </table:table-cell>
          <table:table-cell office:value-type="float" office:value="14592" calcext:value-type="float">
            <text:p>14592</text:p>
          </table:table-cell>
          <table:table-cell office:value-type="float" office:value="27904" calcext:value-type="float">
            <text:p>27904</text:p>
          </table:table-cell>
          <table:table-cell office:value-type="float" office:value="41152" calcext:value-type="float">
            <text:p>41152</text:p>
          </table:table-cell>
          <table:table-cell office:value-type="float" office:value="53824" calcext:value-type="float">
            <text:p>53824</text:p>
          </table:table-cell>
          <table:table-cell/>
          <table:table-cell table:formula="of:=[.C14]" office:value-type="float" office:value="896" calcext:value-type="float">
            <text:p>896</text:p>
          </table:table-cell>
          <table:table-cell table:formula="of:=[.D14]-14080" office:value-type="float" office:value="512" calcext:value-type="float">
            <text:p>512</text:p>
          </table:table-cell>
          <table:table-cell table:formula="of:=[.E14]-27136" office:value-type="float" office:value="768" calcext:value-type="float">
            <text:p>768</text:p>
          </table:table-cell>
          <table:table-cell table:formula="of:=[.F14]-40576" office:value-type="float" office:value="576" calcext:value-type="float">
            <text:p>576</text:p>
          </table:table-cell>
          <table:table-cell table:formula="of:=[.G14]-53184" office:value-type="float" office:value="640" calcext:value-type="float">
            <text:p>640</text:p>
          </table:table-cell>
          <table:table-cell office:value-type="float" office:value="12" calcext:value-type="float">
            <text:p>12</text:p>
          </table:table-cell>
          <table:table-cell table:formula="of:=[.P14]/67" office:value-type="float" office:value="10.1253731343284" calcext:value-type="float">
            <text:p>10.1253731343</text:p>
          </table:table-cell>
          <table:table-cell table:formula="of:=AVERAGE([.I14];[.J14];[.K14];[.L14];[.M14])" office:value-type="float" office:value="678.4" calcext:value-type="float">
            <text:p>678.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matrix-columns-spanned="2" table:number-matrix-rows-spanned="1" table:formula="of:=MMULT([.N14:.O14];[.$S$2:.$T$3])" office:value-type="float" office:value="10.0246267462687" calcext:value-type="float">
            <text:p>10.0246267463</text:p>
          </table:table-cell>
          <table:table-cell office:value-type="float" office:value="12.0842888716418" calcext:value-type="float">
            <text:p>12.0842888716</text:p>
          </table:table-cell>
          <table:table-cell table:number-columns-repeated="1001"/>
        </table:table-row>
        <table:table-row table:style-name="ro1">
          <table:table-cell office:value-type="float" office:value="15488" calcext:value-type="float">
            <text:p>15488</text:p>
          </table:table-cell>
          <table:table-cell table:formula="of:=[.A15]-14528" office:value-type="float" office:value="960" calcext:value-type="float">
            <text:p>960</text:p>
          </table:table-cell>
          <table:table-cell office:value-type="float" office:value="960" calcext:value-type="float">
            <text:p>960</text:p>
          </table:table-cell>
          <table:table-cell office:value-type="float" office:value="14656" calcext:value-type="float">
            <text:p>14656</text:p>
          </table:table-cell>
          <table:table-cell office:value-type="float" office:value="27968" calcext:value-type="float">
            <text:p>27968</text:p>
          </table:table-cell>
          <table:table-cell office:value-type="float" office:value="41216" calcext:value-type="float">
            <text:p>41216</text:p>
          </table:table-cell>
          <table:table-cell office:value-type="float" office:value="53888" calcext:value-type="float">
            <text:p>53888</text:p>
          </table:table-cell>
          <table:table-cell/>
          <table:table-cell table:formula="of:=[.C15]" office:value-type="float" office:value="960" calcext:value-type="float">
            <text:p>960</text:p>
          </table:table-cell>
          <table:table-cell table:formula="of:=[.D15]-14080" office:value-type="float" office:value="576" calcext:value-type="float">
            <text:p>576</text:p>
          </table:table-cell>
          <table:table-cell table:formula="of:=[.E15]-27136" office:value-type="float" office:value="832" calcext:value-type="float">
            <text:p>832</text:p>
          </table:table-cell>
          <table:table-cell table:formula="of:=[.F15]-40576" office:value-type="float" office:value="640" calcext:value-type="float">
            <text:p>640</text:p>
          </table:table-cell>
          <table:table-cell table:formula="of:=[.G15]-53184" office:value-type="float" office:value="704" calcext:value-type="float">
            <text:p>704</text:p>
          </table:table-cell>
          <table:table-cell office:value-type="float" office:value="13" calcext:value-type="float">
            <text:p>13</text:p>
          </table:table-cell>
          <table:table-cell table:formula="of:=[.P15]/67" office:value-type="float" office:value="11.0805970149254" calcext:value-type="float">
            <text:p>11.0805970149</text:p>
          </table:table-cell>
          <table:table-cell table:formula="of:=AVERAGE([.I15];[.J15];[.K15];[.L15];[.M15])" office:value-type="float" office:value="742.4" calcext:value-type="float">
            <text:p>742.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matrix-columns-spanned="2" table:number-matrix-rows-spanned="1" table:formula="of:=MMULT([.N15:.O15];[.$S$2:.$T$3])" office:value-type="float" office:value="10.9714511940299" calcext:value-type="float">
            <text:p>10.971451194</text:p>
          </table:table-cell>
          <table:table-cell office:value-type="float" office:value="13.0922452746269" calcext:value-type="float">
            <text:p>13.0922452746</text:p>
          </table:table-cell>
          <table:table-cell table:number-columns-repeated="1001"/>
        </table:table-row>
        <table:table-row table:style-name="ro1">
          <table:table-cell office:value-type="float" office:value="15488" calcext:value-type="float">
            <text:p>15488</text:p>
          </table:table-cell>
          <table:table-cell table:formula="of:=[.A16]-14528" office:value-type="float" office:value="960" calcext:value-type="float">
            <text:p>960</text:p>
          </table:table-cell>
          <table:table-cell office:value-type="float" office:value="960" calcext:value-type="float">
            <text:p>960</text:p>
          </table:table-cell>
          <table:table-cell office:value-type="float" office:value="14720" calcext:value-type="float">
            <text:p>14720</text:p>
          </table:table-cell>
          <table:table-cell office:value-type="float" office:value="28032" calcext:value-type="float">
            <text:p>28032</text:p>
          </table:table-cell>
          <table:table-cell office:value-type="float" office:value="41216" calcext:value-type="float">
            <text:p>41216</text:p>
          </table:table-cell>
          <table:table-cell office:value-type="float" office:value="53888" calcext:value-type="float">
            <text:p>53888</text:p>
          </table:table-cell>
          <table:table-cell/>
          <table:table-cell table:formula="of:=[.C16]" office:value-type="float" office:value="960" calcext:value-type="float">
            <text:p>960</text:p>
          </table:table-cell>
          <table:table-cell table:formula="of:=[.D16]-14080" office:value-type="float" office:value="640" calcext:value-type="float">
            <text:p>640</text:p>
          </table:table-cell>
          <table:table-cell table:formula="of:=[.E16]-27136" office:value-type="float" office:value="896" calcext:value-type="float">
            <text:p>896</text:p>
          </table:table-cell>
          <table:table-cell table:formula="of:=[.F16]-40576" office:value-type="float" office:value="640" calcext:value-type="float">
            <text:p>640</text:p>
          </table:table-cell>
          <table:table-cell table:formula="of:=[.G16]-53184" office:value-type="float" office:value="704" calcext:value-type="float">
            <text:p>704</text:p>
          </table:table-cell>
          <table:table-cell office:value-type="float" office:value="14" calcext:value-type="float">
            <text:p>14</text:p>
          </table:table-cell>
          <table:table-cell table:formula="of:=[.P16]/67" office:value-type="float" office:value="11.4626865671642" calcext:value-type="float">
            <text:p>11.4626865672</text:p>
          </table:table-cell>
          <table:table-cell table:formula="of:=AVERAGE([.I16];[.J16];[.K16];[.L16];[.M16])" office:value-type="float" office:value="768" calcext:value-type="float">
            <text:p>768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matrix-columns-spanned="2" table:number-matrix-rows-spanned="1" table:formula="of:=MMULT([.N16:.O16];[.$S$2:.$T$3])" office:value-type="float" office:value="11.3451613731343" calcext:value-type="float">
            <text:p>11.3451613731</text:p>
          </table:table-cell>
          <table:table-cell office:value-type="float" office:value="14.0954068358209" calcext:value-type="float">
            <text:p>14.0954068358</text:p>
          </table:table-cell>
          <table:table-cell table:number-columns-repeated="1001"/>
        </table:table-row>
        <table:table-row table:style-name="ro1">
          <table:table-cell office:value-type="float" office:value="15616" calcext:value-type="float">
            <text:p>15616</text:p>
          </table:table-cell>
          <table:table-cell table:formula="of:=[.A17]-14528" office:value-type="float" office:value="1088" calcext:value-type="float">
            <text:p>1088</text:p>
          </table:table-cell>
          <table:table-cell office:value-type="float" office:value="1088" calcext:value-type="float">
            <text:p>1088</text:p>
          </table:table-cell>
          <table:table-cell office:value-type="float" office:value="14784" calcext:value-type="float">
            <text:p>14784</text:p>
          </table:table-cell>
          <table:table-cell office:value-type="float" office:value="28096" calcext:value-type="float">
            <text:p>28096</text:p>
          </table:table-cell>
          <table:table-cell office:value-type="float" office:value="41280" calcext:value-type="float">
            <text:p>41280</text:p>
          </table:table-cell>
          <table:table-cell office:value-type="float" office:value="53952" calcext:value-type="float">
            <text:p>53952</text:p>
          </table:table-cell>
          <table:table-cell/>
          <table:table-cell table:formula="of:=[.C17]" office:value-type="float" office:value="1088" calcext:value-type="float">
            <text:p>1088</text:p>
          </table:table-cell>
          <table:table-cell table:formula="of:=[.D17]-14080" office:value-type="float" office:value="704" calcext:value-type="float">
            <text:p>704</text:p>
          </table:table-cell>
          <table:table-cell table:formula="of:=[.E17]-27136" office:value-type="float" office:value="960" calcext:value-type="float">
            <text:p>960</text:p>
          </table:table-cell>
          <table:table-cell table:formula="of:=[.F17]-40576" office:value-type="float" office:value="704" calcext:value-type="float">
            <text:p>704</text:p>
          </table:table-cell>
          <table:table-cell table:formula="of:=[.G17]-53184"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table:formula="of:=[.P17]/67" office:value-type="float" office:value="12.6089552238806" calcext:value-type="float">
            <text:p>12.6089552239</text:p>
          </table:table-cell>
          <table:table-cell table:formula="of:=AVERAGE([.I17];[.J17];[.K17];[.L17];[.M17])" office:value-type="float" office:value="844.8" calcext:value-type="float">
            <text:p>844.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matrix-columns-spanned="2" table:number-matrix-rows-spanned="1" table:formula="of:=MMULT([.N17:.O17];[.$S$2:.$T$3])" office:value-type="float" office:value="12.4830239104478" calcext:value-type="float">
            <text:p>12.4830239104</text:p>
          </table:table-cell>
          <table:table-cell office:value-type="float" office:value="15.104961519403" calcext:value-type="float">
            <text:p>15.1049615194</text:p>
          </table:table-cell>
          <table:table-cell table:number-columns-repeated="1001"/>
        </table:table-row>
        <table:table-row table:style-name="ro1">
          <table:table-cell office:value-type="float" office:value="15616" calcext:value-type="float">
            <text:p>15616</text:p>
          </table:table-cell>
          <table:table-cell table:formula="of:=[.A18]-14528" office:value-type="float" office:value="1088" calcext:value-type="float">
            <text:p>1088</text:p>
          </table:table-cell>
          <table:table-cell office:value-type="float" office:value="1088" calcext:value-type="float">
            <text:p>1088</text:p>
          </table:table-cell>
          <table:table-cell office:value-type="float" office:value="14784" calcext:value-type="float">
            <text:p>14784</text:p>
          </table:table-cell>
          <table:table-cell office:value-type="float" office:value="28160" calcext:value-type="float">
            <text:p>28160</text:p>
          </table:table-cell>
          <table:table-cell office:value-type="float" office:value="41280" calcext:value-type="float">
            <text:p>41280</text:p>
          </table:table-cell>
          <table:table-cell office:value-type="float" office:value="54016" calcext:value-type="float">
            <text:p>54016</text:p>
          </table:table-cell>
          <table:table-cell/>
          <table:table-cell table:formula="of:=[.C18]" office:value-type="float" office:value="1088" calcext:value-type="float">
            <text:p>1088</text:p>
          </table:table-cell>
          <table:table-cell table:formula="of:=[.D18]-14080" office:value-type="float" office:value="704" calcext:value-type="float">
            <text:p>704</text:p>
          </table:table-cell>
          <table:table-cell table:formula="of:=[.E18]-27136" office:value-type="float" office:value="1024" calcext:value-type="float">
            <text:p>1024</text:p>
          </table:table-cell>
          <table:table-cell table:formula="of:=[.F18]-40576" office:value-type="float" office:value="704" calcext:value-type="float">
            <text:p>704</text:p>
          </table:table-cell>
          <table:table-cell table:formula="of:=[.G18]-53184"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table:formula="of:=[.P18]/67" office:value-type="float" office:value="12.9910447761194" calcext:value-type="float">
            <text:p>12.9910447761</text:p>
          </table:table-cell>
          <table:table-cell table:formula="of:=AVERAGE([.I18];[.J18];[.K18];[.L18];[.M18])" office:value-type="float" office:value="870.4" calcext:value-type="float">
            <text:p>870.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matrix-columns-spanned="2" table:number-matrix-rows-spanned="1" table:formula="of:=MMULT([.N18:.O18];[.$S$2:.$T$3])" office:value-type="float" office:value="12.8567340895522" calcext:value-type="float">
            <text:p>12.8567340896</text:p>
          </table:table-cell>
          <table:table-cell office:value-type="float" office:value="16.108123080597" calcext:value-type="float">
            <text:p>16.1081230806</text:p>
          </table:table-cell>
          <table:table-cell table:number-columns-repeated="1001"/>
        </table:table-row>
        <table:table-row table:style-name="ro1">
          <table:table-cell office:value-type="float" office:value="15680" calcext:value-type="float">
            <text:p>15680</text:p>
          </table:table-cell>
          <table:table-cell table:formula="of:=[.A19]-14528" office:value-type="float" office:value="1152" calcext:value-type="float">
            <text:p>1152</text:p>
          </table:table-cell>
          <table:table-cell office:value-type="float" office:value="1152" calcext:value-type="float">
            <text:p>1152</text:p>
          </table:table-cell>
          <table:table-cell office:value-type="float" office:value="14848" calcext:value-type="float">
            <text:p>14848</text:p>
          </table:table-cell>
          <table:table-cell office:value-type="float" office:value="28160" calcext:value-type="float">
            <text:p>28160</text:p>
          </table:table-cell>
          <table:table-cell office:value-type="float" office:value="41280" calcext:value-type="float">
            <text:p>41280</text:p>
          </table:table-cell>
          <table:table-cell office:value-type="float" office:value="54016" calcext:value-type="float">
            <text:p>54016</text:p>
          </table:table-cell>
          <table:table-cell/>
          <table:table-cell table:formula="of:=[.C19]" office:value-type="float" office:value="1152" calcext:value-type="float">
            <text:p>1152</text:p>
          </table:table-cell>
          <table:table-cell table:formula="of:=[.D19]-14080" office:value-type="float" office:value="768" calcext:value-type="float">
            <text:p>768</text:p>
          </table:table-cell>
          <table:table-cell table:formula="of:=[.E19]-27136" office:value-type="float" office:value="1024" calcext:value-type="float">
            <text:p>1024</text:p>
          </table:table-cell>
          <table:table-cell table:formula="of:=[.F19]-40576" office:value-type="float" office:value="704" calcext:value-type="float">
            <text:p>704</text:p>
          </table:table-cell>
          <table:table-cell table:formula="of:=[.G19]-53184"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P19]/67" office:value-type="float" office:value="13.3731343283582" calcext:value-type="float">
            <text:p>13.3731343284</text:p>
          </table:table-cell>
          <table:table-cell table:formula="of:=AVERAGE([.I19];[.J19];[.K19];[.L19];[.M19])" office:value-type="float" office:value="896" calcext:value-type="float">
            <text:p>89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matrix-columns-spanned="2" table:number-matrix-rows-spanned="1" table:formula="of:=MMULT([.N19:.O19];[.$S$2:.$T$3])" office:value-type="float" office:value="13.2304442686567" calcext:value-type="float">
            <text:p>13.2304442687</text:p>
          </table:table-cell>
          <table:table-cell office:value-type="float" office:value="17.111284641791" calcext:value-type="float">
            <text:p>17.1112846418</text:p>
          </table:table-cell>
          <table:table-cell table:number-columns-repeated="1001"/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[.A20]-14528" office:value-type="float" office:value="1216" calcext:value-type="float">
            <text:p>1216</text:p>
          </table:table-cell>
          <table:table-cell office:value-type="float" office:value="1216" calcext:value-type="float">
            <text:p>1216</text:p>
          </table:table-cell>
          <table:table-cell office:value-type="float" office:value="14912" calcext:value-type="float">
            <text:p>14912</text:p>
          </table:table-cell>
          <table:table-cell office:value-type="float" office:value="28224" calcext:value-type="float">
            <text:p>28224</text:p>
          </table:table-cell>
          <table:table-cell office:value-type="float" office:value="41344" calcext:value-type="float">
            <text:p>41344</text:p>
          </table:table-cell>
          <table:table-cell office:value-type="float" office:value="54080" calcext:value-type="float">
            <text:p>54080</text:p>
          </table:table-cell>
          <table:table-cell/>
          <table:table-cell table:formula="of:=[.C20]" office:value-type="float" office:value="1216" calcext:value-type="float">
            <text:p>1216</text:p>
          </table:table-cell>
          <table:table-cell table:formula="of:=[.D20]-14080" office:value-type="float" office:value="832" calcext:value-type="float">
            <text:p>832</text:p>
          </table:table-cell>
          <table:table-cell table:formula="of:=[.E20]-27136" office:value-type="float" office:value="1088" calcext:value-type="float">
            <text:p>1088</text:p>
          </table:table-cell>
          <table:table-cell table:formula="of:=[.F20]-40576" office:value-type="float" office:value="768" calcext:value-type="float">
            <text:p>768</text:p>
          </table:table-cell>
          <table:table-cell table:formula="of:=[.G20]-53184" office:value-type="float" office:value="896" calcext:value-type="float">
            <text:p>896</text:p>
          </table:table-cell>
          <table:table-cell office:value-type="float" office:value="18" calcext:value-type="float">
            <text:p>18</text:p>
          </table:table-cell>
          <table:table-cell table:formula="of:=[.P20]/67" office:value-type="float" office:value="14.3283582089552" calcext:value-type="float">
            <text:p>14.328358209</text:p>
          </table:table-cell>
          <table:table-cell table:formula="of:=AVERAGE([.I20];[.J20];[.K20];[.L20];[.M20])" office:value-type="float" office:value="960" calcext:value-type="float">
            <text:p>96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matrix-columns-spanned="2" table:number-matrix-rows-spanned="1" table:formula="of:=MMULT([.N20:.O20];[.$S$2:.$T$3])" office:value-type="float" office:value="14.1772687164179" calcext:value-type="float">
            <text:p>14.1772687164</text:p>
          </table:table-cell>
          <table:table-cell office:value-type="float" office:value="18.1192410447761" calcext:value-type="float">
            <text:p>18.1192410448</text:p>
          </table:table-cell>
          <table:table-cell table:number-columns-repeated="1001"/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formula="of:=[.A21]-14528" office:value-type="float" office:value="1280" calcext:value-type="float">
            <text:p>1280</text:p>
          </table:table-cell>
          <table:table-cell office:value-type="float" office:value="1280" calcext:value-type="float">
            <text:p>1280</text:p>
          </table:table-cell>
          <table:table-cell office:value-type="float" office:value="14976" calcext:value-type="float">
            <text:p>14976</text:p>
          </table:table-cell>
          <table:table-cell office:value-type="float" office:value="28224" calcext:value-type="float">
            <text:p>28224</text:p>
          </table:table-cell>
          <table:table-cell office:value-type="float" office:value="41408" calcext:value-type="float">
            <text:p>41408</text:p>
          </table:table-cell>
          <table:table-cell office:value-type="float" office:value="54144" calcext:value-type="float">
            <text:p>54144</text:p>
          </table:table-cell>
          <table:table-cell/>
          <table:table-cell table:formula="of:=[.C21]" office:value-type="float" office:value="1280" calcext:value-type="float">
            <text:p>1280</text:p>
          </table:table-cell>
          <table:table-cell table:formula="of:=[.D21]-14080" office:value-type="float" office:value="896" calcext:value-type="float">
            <text:p>896</text:p>
          </table:table-cell>
          <table:table-cell table:formula="of:=[.E21]-27136" office:value-type="float" office:value="1088" calcext:value-type="float">
            <text:p>1088</text:p>
          </table:table-cell>
          <table:table-cell table:formula="of:=[.F21]-40576" office:value-type="float" office:value="832" calcext:value-type="float">
            <text:p>832</text:p>
          </table:table-cell>
          <table:table-cell table:formula="of:=[.G21]-53184" office:value-type="float" office:value="960" calcext:value-type="float">
            <text:p>960</text:p>
          </table:table-cell>
          <table:table-cell office:value-type="float" office:value="19" calcext:value-type="float">
            <text:p>19</text:p>
          </table:table-cell>
          <table:table-cell table:formula="of:=[.P21]/67" office:value-type="float" office:value="15.0925373134328" calcext:value-type="float">
            <text:p>15.0925373134</text:p>
          </table:table-cell>
          <table:table-cell table:formula="of:=AVERAGE([.I21];[.J21];[.K21];[.L21];[.M21])" office:value-type="float" office:value="1011.2" calcext:value-type="float">
            <text:p>1011.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matrix-columns-spanned="2" table:number-matrix-rows-spanned="1" table:formula="of:=MMULT([.N21:.O21];[.$S$2:.$T$3])" office:value-type="float" office:value="14.9330550746269" calcext:value-type="float">
            <text:p>14.9330550746</text:p>
          </table:table-cell>
          <table:table-cell office:value-type="float" office:value="19.1255991671642" calcext:value-type="float">
            <text:p>19.1255991672</text:p>
          </table:table-cell>
          <table:table-cell table:number-columns-repeated="1001"/>
        </table:table-row>
        <table:table-row table:style-name="ro1">
          <table:table-cell office:value-type="float" office:value="15872" calcext:value-type="float">
            <text:p>15872</text:p>
          </table:table-cell>
          <table:table-cell table:formula="of:=[.A22]-14528" office:value-type="float" office:value="1344" calcext:value-type="float">
            <text:p>1344</text:p>
          </table:table-cell>
          <table:table-cell office:value-type="float" office:value="1344" calcext:value-type="float">
            <text:p>1344</text:p>
          </table:table-cell>
          <table:table-cell office:value-type="float" office:value="15040" calcext:value-type="float">
            <text:p>15040</text:p>
          </table:table-cell>
          <table:table-cell office:value-type="float" office:value="28288" calcext:value-type="float">
            <text:p>28288</text:p>
          </table:table-cell>
          <table:table-cell office:value-type="float" office:value="41408" calcext:value-type="float">
            <text:p>41408</text:p>
          </table:table-cell>
          <table:table-cell office:value-type="float" office:value="54144" calcext:value-type="float">
            <text:p>54144</text:p>
          </table:table-cell>
          <table:table-cell/>
          <table:table-cell table:formula="of:=[.C22]" office:value-type="float" office:value="1344" calcext:value-type="float">
            <text:p>1344</text:p>
          </table:table-cell>
          <table:table-cell table:formula="of:=[.D22]-14080" office:value-type="float" office:value="960" calcext:value-type="float">
            <text:p>960</text:p>
          </table:table-cell>
          <table:table-cell table:formula="of:=[.E22]-27136" office:value-type="float" office:value="1152" calcext:value-type="float">
            <text:p>1152</text:p>
          </table:table-cell>
          <table:table-cell table:formula="of:=[.F22]-40576" office:value-type="float" office:value="832" calcext:value-type="float">
            <text:p>832</text:p>
          </table:table-cell>
          <table:table-cell table:formula="of:=[.G22]-53184"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 table:formula="of:=[.P22]/67" office:value-type="float" office:value="15.665671641791" calcext:value-type="float">
            <text:p>15.6656716418</text:p>
          </table:table-cell>
          <table:table-cell table:formula="of:=AVERAGE([.I22];[.J22];[.K22];[.L22];[.M22])" office:value-type="float" office:value="1049.6" calcext:value-type="float">
            <text:p>1049.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matrix-columns-spanned="2" table:number-matrix-rows-spanned="1" table:formula="of:=MMULT([.N22:.O22];[.$S$2:.$T$3])" office:value-type="float" office:value="15.4978033432836" calcext:value-type="float">
            <text:p>15.4978033433</text:p>
          </table:table-cell>
          <table:table-cell office:value-type="float" office:value="20.1303590089552" calcext:value-type="float">
            <text:p>20.130359009</text:p>
          </table:table-cell>
          <table:table-cell table:number-columns-repeated="1001"/>
        </table:table-row>
        <table:table-row table:style-name="ro1">
          <table:table-cell office:value-type="float" office:value="15872" calcext:value-type="float">
            <text:p>15872</text:p>
          </table:table-cell>
          <table:table-cell table:formula="of:=[.A23]-14528" office:value-type="float" office:value="1344" calcext:value-type="float">
            <text:p>1344</text:p>
          </table:table-cell>
          <table:table-cell office:value-type="float" office:value="1344" calcext:value-type="float">
            <text:p>1344</text:p>
          </table:table-cell>
          <table:table-cell office:value-type="float" office:value="15040" calcext:value-type="float">
            <text:p>15040</text:p>
          </table:table-cell>
          <table:table-cell office:value-type="float" office:value="28352" calcext:value-type="float">
            <text:p>28352</text:p>
          </table:table-cell>
          <table:table-cell office:value-type="float" office:value="41472" calcext:value-type="float">
            <text:p>41472</text:p>
          </table:table-cell>
          <table:table-cell office:value-type="float" office:value="54208" calcext:value-type="float">
            <text:p>54208</text:p>
          </table:table-cell>
          <table:table-cell/>
          <table:table-cell table:formula="of:=[.C23]" office:value-type="float" office:value="1344" calcext:value-type="float">
            <text:p>1344</text:p>
          </table:table-cell>
          <table:table-cell table:formula="of:=[.D23]-14080" office:value-type="float" office:value="960" calcext:value-type="float">
            <text:p>960</text:p>
          </table:table-cell>
          <table:table-cell table:formula="of:=[.E23]-27136" office:value-type="float" office:value="1216" calcext:value-type="float">
            <text:p>1216</text:p>
          </table:table-cell>
          <table:table-cell table:formula="of:=[.F23]-40576" office:value-type="float" office:value="896" calcext:value-type="float">
            <text:p>896</text:p>
          </table:table-cell>
          <table:table-cell table:formula="of:=[.G23]-53184"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 table:formula="of:=[.P23]/67" office:value-type="float" office:value="16.2388059701493" calcext:value-type="float">
            <text:p>16.2388059701</text:p>
          </table:table-cell>
          <table:table-cell table:formula="of:=AVERAGE([.I23];[.J23];[.K23];[.L23];[.M23])" office:value-type="float" office:value="1088" calcext:value-type="float">
            <text:p>108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matrix-columns-spanned="2" table:number-matrix-rows-spanned="1" table:formula="of:=MMULT([.N23:.O23];[.$S$2:.$T$3])" office:value-type="float" office:value="16.0625516119403" calcext:value-type="float">
            <text:p>16.0625516119</text:p>
          </table:table-cell>
          <table:table-cell office:value-type="float" office:value="21.1351188507463" calcext:value-type="float">
            <text:p>21.1351188507</text:p>
          </table:table-cell>
          <table:table-cell table:number-columns-repeated="1001"/>
        </table:table-row>
        <table:table-row table:style-name="ro1">
          <table:table-cell office:value-type="float" office:value="15936" calcext:value-type="float">
            <text:p>15936</text:p>
          </table:table-cell>
          <table:table-cell table:formula="of:=[.A24]-14528" office:value-type="float" office:value="1408" calcext:value-type="float">
            <text:p>1408</text:p>
          </table:table-cell>
          <table:table-cell office:value-type="float" office:value="1408" calcext:value-type="float">
            <text:p>1408</text:p>
          </table:table-cell>
          <table:table-cell office:value-type="float" office:value="15104" calcext:value-type="float">
            <text:p>15104</text:p>
          </table:table-cell>
          <table:table-cell office:value-type="float" office:value="28352" calcext:value-type="float">
            <text:p>28352</text:p>
          </table:table-cell>
          <table:table-cell office:value-type="float" office:value="41472" calcext:value-type="float">
            <text:p>41472</text:p>
          </table:table-cell>
          <table:table-cell office:value-type="float" office:value="54272" calcext:value-type="float">
            <text:p>54272</text:p>
          </table:table-cell>
          <table:table-cell/>
          <table:table-cell table:formula="of:=[.C24]" office:value-type="float" office:value="1408" calcext:value-type="float">
            <text:p>1408</text:p>
          </table:table-cell>
          <table:table-cell table:formula="of:=[.D24]-14080" office:value-type="float" office:value="1024" calcext:value-type="float">
            <text:p>1024</text:p>
          </table:table-cell>
          <table:table-cell table:formula="of:=[.E24]-27136" office:value-type="float" office:value="1216" calcext:value-type="float">
            <text:p>1216</text:p>
          </table:table-cell>
          <table:table-cell table:formula="of:=[.F24]-40576" office:value-type="float" office:value="896" calcext:value-type="float">
            <text:p>896</text:p>
          </table:table-cell>
          <table:table-cell table:formula="of:=[.G24]-53184" office:value-type="float" office:value="1088" calcext:value-type="float">
            <text:p>1088</text:p>
          </table:table-cell>
          <table:table-cell office:value-type="float" office:value="22" calcext:value-type="float">
            <text:p>22</text:p>
          </table:table-cell>
          <table:table-cell table:formula="of:=[.P24]/67" office:value-type="float" office:value="16.8119402985075" calcext:value-type="float">
            <text:p>16.8119402985</text:p>
          </table:table-cell>
          <table:table-cell table:formula="of:=AVERAGE([.I24];[.J24];[.K24];[.L24];[.M24])" office:value-type="float" office:value="1126.4" calcext:value-type="float">
            <text:p>1126.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matrix-columns-spanned="2" table:number-matrix-rows-spanned="1" table:formula="of:=MMULT([.N24:.O24];[.$S$2:.$T$3])" office:value-type="float" office:value="16.627299880597" calcext:value-type="float">
            <text:p>16.6272998806</text:p>
          </table:table-cell>
          <table:table-cell office:value-type="float" office:value="22.1398786925373" calcext:value-type="float">
            <text:p>22.1398786925</text:p>
          </table:table-cell>
          <table:table-cell table:number-columns-repeated="1001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A25]-14528" office:value-type="float" office:value="1472" calcext:value-type="float">
            <text:p>1472</text:p>
          </table:table-cell>
          <table:table-cell office:value-type="float" office:value="1472" calcext:value-type="float">
            <text:p>1472</text:p>
          </table:table-cell>
          <table:table-cell office:value-type="float" office:value="15168" calcext:value-type="float">
            <text:p>15168</text:p>
          </table:table-cell>
          <table:table-cell office:value-type="float" office:value="28352" calcext:value-type="float">
            <text:p>28352</text:p>
          </table:table-cell>
          <table:table-cell office:value-type="float" office:value="41536" calcext:value-type="float">
            <text:p>41536</text:p>
          </table:table-cell>
          <table:table-cell office:value-type="float" office:value="54272" calcext:value-type="float">
            <text:p>54272</text:p>
          </table:table-cell>
          <table:table-cell/>
          <table:table-cell table:formula="of:=[.C25]" office:value-type="float" office:value="1472" calcext:value-type="float">
            <text:p>1472</text:p>
          </table:table-cell>
          <table:table-cell table:formula="of:=[.D25]-14080" office:value-type="float" office:value="1088" calcext:value-type="float">
            <text:p>1088</text:p>
          </table:table-cell>
          <table:table-cell table:formula="of:=[.E25]-27136" office:value-type="float" office:value="1216" calcext:value-type="float">
            <text:p>1216</text:p>
          </table:table-cell>
          <table:table-cell table:formula="of:=[.F25]-40576" office:value-type="float" office:value="960" calcext:value-type="float">
            <text:p>960</text:p>
          </table:table-cell>
          <table:table-cell table:formula="of:=[.G25]-53184" office:value-type="float" office:value="1088" calcext:value-type="float">
            <text:p>1088</text:p>
          </table:table-cell>
          <table:table-cell office:value-type="float" office:value="23" calcext:value-type="float">
            <text:p>23</text:p>
          </table:table-cell>
          <table:table-cell table:formula="of:=[.P25]/67" office:value-type="float" office:value="17.3850746268657" calcext:value-type="float">
            <text:p>17.3850746269</text:p>
          </table:table-cell>
          <table:table-cell table:formula="of:=AVERAGE([.I25];[.J25];[.K25];[.L25];[.M25])" office:value-type="float" office:value="1164.8" calcext:value-type="float">
            <text:p>1164.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matrix-columns-spanned="2" table:number-matrix-rows-spanned="1" table:formula="of:=MMULT([.N25:.O25];[.$S$2:.$T$3])" office:value-type="float" office:value="17.1920481492537" calcext:value-type="float">
            <text:p>17.1920481493</text:p>
          </table:table-cell>
          <table:table-cell office:value-type="float" office:value="23.1446385343284" calcext:value-type="float">
            <text:p>23.1446385343</text:p>
          </table:table-cell>
          <table:table-cell table:number-columns-repeated="1001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A26]-14528" office:value-type="float" office:value="1472" calcext:value-type="float">
            <text:p>1472</text:p>
          </table:table-cell>
          <table:table-cell office:value-type="float" office:value="1472" calcext:value-type="float">
            <text:p>1472</text:p>
          </table:table-cell>
          <table:table-cell office:value-type="float" office:value="15168" calcext:value-type="float">
            <text:p>15168</text:p>
          </table:table-cell>
          <table:table-cell office:value-type="float" office:value="28416" calcext:value-type="float">
            <text:p>28416</text:p>
          </table:table-cell>
          <table:table-cell office:value-type="float" office:value="41536" calcext:value-type="float">
            <text:p>41536</text:p>
          </table:table-cell>
          <table:table-cell office:value-type="float" office:value="54336" calcext:value-type="float">
            <text:p>54336</text:p>
          </table:table-cell>
          <table:table-cell/>
          <table:table-cell table:formula="of:=[.C26]" office:value-type="float" office:value="1472" calcext:value-type="float">
            <text:p>1472</text:p>
          </table:table-cell>
          <table:table-cell table:formula="of:=[.D26]-14080" office:value-type="float" office:value="1088" calcext:value-type="float">
            <text:p>1088</text:p>
          </table:table-cell>
          <table:table-cell table:formula="of:=[.E26]-27136" office:value-type="float" office:value="1280" calcext:value-type="float">
            <text:p>1280</text:p>
          </table:table-cell>
          <table:table-cell table:formula="of:=[.F26]-40576" office:value-type="float" office:value="960" calcext:value-type="float">
            <text:p>960</text:p>
          </table:table-cell>
          <table:table-cell table:formula="of:=[.G26]-53184" office:value-type="float" office:value="1152" calcext:value-type="float">
            <text:p>1152</text:p>
          </table:table-cell>
          <table:table-cell office:value-type="float" office:value="24" calcext:value-type="float">
            <text:p>24</text:p>
          </table:table-cell>
          <table:table-cell table:formula="of:=[.P26]/67" office:value-type="float" office:value="17.7671641791045" calcext:value-type="float">
            <text:p>17.7671641791</text:p>
          </table:table-cell>
          <table:table-cell table:formula="of:=AVERAGE([.I26];[.J26];[.K26];[.L26];[.M26])" office:value-type="float" office:value="1190.4" calcext:value-type="float">
            <text:p>1190.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matrix-columns-spanned="2" table:number-matrix-rows-spanned="1" table:formula="of:=MMULT([.N26:.O26];[.$S$2:.$T$3])" office:value-type="float" office:value="17.5657583283582" calcext:value-type="float">
            <text:p>17.5657583284</text:p>
          </table:table-cell>
          <table:table-cell office:value-type="float" office:value="24.1478000955224" calcext:value-type="float">
            <text:p>24.1478000955</text:p>
          </table:table-cell>
          <table:table-cell table:number-columns-repeated="1001"/>
        </table:table-row>
        <table:table-row table:style-name="ro1">
          <table:table-cell office:value-type="float" office:value="16064" calcext:value-type="float">
            <text:p>16064</text:p>
          </table:table-cell>
          <table:table-cell table:formula="of:=[.A27]-14528" office:value-type="float" office:value="1536" calcext:value-type="float">
            <text:p>1536</text:p>
          </table:table-cell>
          <table:table-cell office:value-type="float" office:value="1536" calcext:value-type="float">
            <text:p>1536</text:p>
          </table:table-cell>
          <table:table-cell office:value-type="float" office:value="15232" calcext:value-type="float">
            <text:p>15232</text:p>
          </table:table-cell>
          <table:table-cell office:value-type="float" office:value="28416" calcext:value-type="float">
            <text:p>28416</text:p>
          </table:table-cell>
          <table:table-cell office:value-type="float" office:value="41536" calcext:value-type="float">
            <text:p>41536</text:p>
          </table:table-cell>
          <table:table-cell office:value-type="float" office:value="54336" calcext:value-type="float">
            <text:p>54336</text:p>
          </table:table-cell>
          <table:table-cell/>
          <table:table-cell table:formula="of:=[.C27]" office:value-type="float" office:value="1536" calcext:value-type="float">
            <text:p>1536</text:p>
          </table:table-cell>
          <table:table-cell table:formula="of:=[.D27]-14080" office:value-type="float" office:value="1152" calcext:value-type="float">
            <text:p>1152</text:p>
          </table:table-cell>
          <table:table-cell table:formula="of:=[.E27]-27136" office:value-type="float" office:value="1280" calcext:value-type="float">
            <text:p>1280</text:p>
          </table:table-cell>
          <table:table-cell table:formula="of:=[.F27]-40576" office:value-type="float" office:value="960" calcext:value-type="float">
            <text:p>960</text:p>
          </table:table-cell>
          <table:table-cell table:formula="of:=[.G27]-53184" office:value-type="float" office:value="1152" calcext:value-type="float">
            <text:p>1152</text:p>
          </table:table-cell>
          <table:table-cell office:value-type="float" office:value="25" calcext:value-type="float">
            <text:p>25</text:p>
          </table:table-cell>
          <table:table-cell table:formula="of:=[.P27]/67" office:value-type="float" office:value="18.1492537313433" calcext:value-type="float">
            <text:p>18.1492537313</text:p>
          </table:table-cell>
          <table:table-cell table:formula="of:=AVERAGE([.I27];[.J27];[.K27];[.L27];[.M27])" office:value-type="float" office:value="1216" calcext:value-type="float">
            <text:p>121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matrix-columns-spanned="2" table:number-matrix-rows-spanned="1" table:formula="of:=MMULT([.N27:.O27];[.$S$2:.$T$3])" office:value-type="float" office:value="17.9394685074627" calcext:value-type="float">
            <text:p>17.9394685075</text:p>
          </table:table-cell>
          <table:table-cell office:value-type="float" office:value="25.1509616567164" calcext:value-type="float">
            <text:p>25.1509616567</text:p>
          </table:table-cell>
          <table:table-cell table:number-columns-repeated="1001"/>
        </table:table-row>
        <table:table-row table:style-name="ro1">
          <table:table-cell office:value-type="float" office:value="16128" calcext:value-type="float">
            <text:p>16128</text:p>
          </table:table-cell>
          <table:table-cell table:formula="of:=[.A28]-14528" office:value-type="float" office:value="1600" calcext:value-type="float">
            <text:p>1600</text:p>
          </table:table-cell>
          <table:table-cell office:value-type="float" office:value="1600" calcext:value-type="float">
            <text:p>1600</text:p>
          </table:table-cell>
          <table:table-cell office:value-type="float" office:value="15232" calcext:value-type="float">
            <text:p>15232</text:p>
          </table:table-cell>
          <table:table-cell office:value-type="float" office:value="28480" calcext:value-type="float">
            <text:p>28480</text:p>
          </table:table-cell>
          <table:table-cell office:value-type="float" office:value="41600" calcext:value-type="float">
            <text:p>41600</text:p>
          </table:table-cell>
          <table:table-cell office:value-type="float" office:value="54400" calcext:value-type="float">
            <text:p>54400</text:p>
          </table:table-cell>
          <table:table-cell/>
          <table:table-cell table:formula="of:=[.C28]" office:value-type="float" office:value="1600" calcext:value-type="float">
            <text:p>1600</text:p>
          </table:table-cell>
          <table:table-cell table:formula="of:=[.D28]-14080" office:value-type="float" office:value="1152" calcext:value-type="float">
            <text:p>1152</text:p>
          </table:table-cell>
          <table:table-cell table:formula="of:=[.E28]-27136" office:value-type="float" office:value="1344" calcext:value-type="float">
            <text:p>1344</text:p>
          </table:table-cell>
          <table:table-cell table:formula="of:=[.F28]-40576" office:value-type="float" office:value="1024" calcext:value-type="float">
            <text:p>1024</text:p>
          </table:table-cell>
          <table:table-cell table:formula="of:=[.G28]-53184" office:value-type="float" office:value="1216" calcext:value-type="float">
            <text:p>1216</text:p>
          </table:table-cell>
          <table:table-cell office:value-type="float" office:value="26" calcext:value-type="float">
            <text:p>26</text:p>
          </table:table-cell>
          <table:table-cell table:formula="of:=[.P28]/67" office:value-type="float" office:value="18.9134328358209" calcext:value-type="float">
            <text:p>18.9134328358</text:p>
          </table:table-cell>
          <table:table-cell table:formula="of:=AVERAGE([.I28];[.J28];[.K28];[.L28];[.M28])" office:value-type="float" office:value="1267.2" calcext:value-type="float">
            <text:p>1267.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matrix-columns-spanned="2" table:number-matrix-rows-spanned="1" table:formula="of:=MMULT([.N28:.O28];[.$S$2:.$T$3])" office:value-type="float" office:value="18.6952548656716" calcext:value-type="float">
            <text:p>18.6952548657</text:p>
          </table:table-cell>
          <table:table-cell office:value-type="float" office:value="26.1573197791045" calcext:value-type="float">
            <text:p>26.1573197791</text:p>
          </table:table-cell>
          <table:table-cell table:number-columns-repeated="1001"/>
        </table:table-row>
        <table:table-row table:style-name="ro1">
          <table:table-cell office:value-type="float" office:value="16192" calcext:value-type="float">
            <text:p>16192</text:p>
          </table:table-cell>
          <table:table-cell table:formula="of:=[.A29]-14528" office:value-type="float" office:value="1664" calcext:value-type="float">
            <text:p>1664</text:p>
          </table:table-cell>
          <table:table-cell office:value-type="float" office:value="1664" calcext:value-type="float">
            <text:p>1664</text:p>
          </table:table-cell>
          <table:table-cell office:value-type="float" office:value="15296" calcext:value-type="float">
            <text:p>15296</text:p>
          </table:table-cell>
          <table:table-cell office:value-type="float" office:value="28544" calcext:value-type="float">
            <text:p>28544</text:p>
          </table:table-cell>
          <table:table-cell office:value-type="float" office:value="41664" calcext:value-type="float">
            <text:p>41664</text:p>
          </table:table-cell>
          <table:table-cell office:value-type="float" office:value="54464" calcext:value-type="float">
            <text:p>54464</text:p>
          </table:table-cell>
          <table:table-cell/>
          <table:table-cell table:formula="of:=[.C29]" office:value-type="float" office:value="1664" calcext:value-type="float">
            <text:p>1664</text:p>
          </table:table-cell>
          <table:table-cell table:formula="of:=[.D29]-14080" office:value-type="float" office:value="1216" calcext:value-type="float">
            <text:p>1216</text:p>
          </table:table-cell>
          <table:table-cell table:formula="of:=[.E29]-27136" office:value-type="float" office:value="1408" calcext:value-type="float">
            <text:p>1408</text:p>
          </table:table-cell>
          <table:table-cell table:formula="of:=[.F29]-40576" office:value-type="float" office:value="1088" calcext:value-type="float">
            <text:p>1088</text:p>
          </table:table-cell>
          <table:table-cell table:formula="of:=[.G29]-53184" office:value-type="float" office:value="1280" calcext:value-type="float">
            <text:p>1280</text:p>
          </table:table-cell>
          <table:table-cell office:value-type="float" office:value="27" calcext:value-type="float">
            <text:p>27</text:p>
          </table:table-cell>
          <table:table-cell table:formula="of:=[.P29]/67" office:value-type="float" office:value="19.8686567164179" calcext:value-type="float">
            <text:p>19.8686567164</text:p>
          </table:table-cell>
          <table:table-cell table:formula="of:=AVERAGE([.I29];[.J29];[.K29];[.L29];[.M29])" office:value-type="float" office:value="1331.2" calcext:value-type="float">
            <text:p>1331.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matrix-columns-spanned="2" table:number-matrix-rows-spanned="1" table:formula="of:=MMULT([.N29:.O29];[.$S$2:.$T$3])" office:value-type="float" office:value="19.6420793134328" calcext:value-type="float">
            <text:p>19.6420793134</text:p>
          </table:table-cell>
          <table:table-cell office:value-type="float" office:value="27.1652761820895" calcext:value-type="float">
            <text:p>27.1652761821</text:p>
          </table:table-cell>
          <table:table-cell table:number-columns-repeated="1001"/>
        </table:table-row>
        <table:table-row table:style-name="ro1">
          <table:table-cell office:value-type="float" office:value="16192" calcext:value-type="float">
            <text:p>16192</text:p>
          </table:table-cell>
          <table:table-cell table:formula="of:=[.A30]-14528" office:value-type="float" office:value="1664" calcext:value-type="float">
            <text:p>1664</text:p>
          </table:table-cell>
          <table:table-cell office:value-type="float" office:value="1664" calcext:value-type="float">
            <text:p>1664</text:p>
          </table:table-cell>
          <table:table-cell office:value-type="float" office:value="15296" calcext:value-type="float">
            <text:p>15296</text:p>
          </table:table-cell>
          <table:table-cell office:value-type="float" office:value="28544" calcext:value-type="float">
            <text:p>28544</text:p>
          </table:table-cell>
          <table:table-cell office:value-type="float" office:value="41664" calcext:value-type="float">
            <text:p>41664</text:p>
          </table:table-cell>
          <table:table-cell office:value-type="float" office:value="54464" calcext:value-type="float">
            <text:p>54464</text:p>
          </table:table-cell>
          <table:table-cell/>
          <table:table-cell table:formula="of:=[.C30]" office:value-type="float" office:value="1664" calcext:value-type="float">
            <text:p>1664</text:p>
          </table:table-cell>
          <table:table-cell table:formula="of:=[.D30]-14080" office:value-type="float" office:value="1216" calcext:value-type="float">
            <text:p>1216</text:p>
          </table:table-cell>
          <table:table-cell table:formula="of:=[.E30]-27136" office:value-type="float" office:value="1408" calcext:value-type="float">
            <text:p>1408</text:p>
          </table:table-cell>
          <table:table-cell table:formula="of:=[.F30]-40576" office:value-type="float" office:value="1088" calcext:value-type="float">
            <text:p>1088</text:p>
          </table:table-cell>
          <table:table-cell table:formula="of:=[.G30]-53184" office:value-type="float" office:value="1280" calcext:value-type="float">
            <text:p>1280</text:p>
          </table:table-cell>
          <table:table-cell office:value-type="float" office:value="28" calcext:value-type="float">
            <text:p>28</text:p>
          </table:table-cell>
          <table:table-cell table:formula="of:=[.P30]/67" office:value-type="float" office:value="19.8686567164179" calcext:value-type="float">
            <text:p>19.8686567164</text:p>
          </table:table-cell>
          <table:table-cell table:formula="of:=AVERAGE([.I30];[.J30];[.K30];[.L30];[.M30])" office:value-type="float" office:value="1331.2" calcext:value-type="float">
            <text:p>1331.2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matrix-columns-spanned="2" table:number-matrix-rows-spanned="1" table:formula="of:=MMULT([.N30:.O30];[.$S$2:.$T$3])" office:value-type="float" office:value="19.6337133134328" calcext:value-type="float">
            <text:p>19.6337133134</text:p>
          </table:table-cell>
          <table:table-cell office:value-type="float" office:value="28.1652411820896" calcext:value-type="float">
            <text:p>28.1652411821</text:p>
          </table:table-cell>
          <table:table-cell table:number-columns-repeated="1001"/>
        </table:table-row>
        <table:table-row table:style-name="ro1">
          <table:table-cell office:value-type="float" office:value="16256" calcext:value-type="float">
            <text:p>16256</text:p>
          </table:table-cell>
          <table:table-cell table:formula="of:=[.A31]-14528" office:value-type="float" office:value="1728" calcext:value-type="float">
            <text:p>1728</text:p>
          </table:table-cell>
          <table:table-cell office:value-type="float" office:value="1728" calcext:value-type="float">
            <text:p>1728</text:p>
          </table:table-cell>
          <table:table-cell office:value-type="float" office:value="15360" calcext:value-type="float">
            <text:p>15360</text:p>
          </table:table-cell>
          <table:table-cell office:value-type="float" office:value="28608" calcext:value-type="float">
            <text:p>28608</text:p>
          </table:table-cell>
          <table:table-cell office:value-type="float" office:value="41728" calcext:value-type="float">
            <text:p>41728</text:p>
          </table:table-cell>
          <table:table-cell office:value-type="float" office:value="54528" calcext:value-type="float">
            <text:p>54528</text:p>
          </table:table-cell>
          <table:table-cell/>
          <table:table-cell table:formula="of:=[.C31]" office:value-type="float" office:value="1728" calcext:value-type="float">
            <text:p>1728</text:p>
          </table:table-cell>
          <table:table-cell table:formula="of:=[.D31]-14080" office:value-type="float" office:value="1280" calcext:value-type="float">
            <text:p>1280</text:p>
          </table:table-cell>
          <table:table-cell table:formula="of:=[.E31]-27136" office:value-type="float" office:value="1472" calcext:value-type="float">
            <text:p>1472</text:p>
          </table:table-cell>
          <table:table-cell table:formula="of:=[.F31]-40576" office:value-type="float" office:value="1152" calcext:value-type="float">
            <text:p>1152</text:p>
          </table:table-cell>
          <table:table-cell table:formula="of:=[.G31]-53184" office:value-type="float" office:value="1344" calcext:value-type="float">
            <text:p>1344</text:p>
          </table:table-cell>
          <table:table-cell office:value-type="float" office:value="29" calcext:value-type="float">
            <text:p>29</text:p>
          </table:table-cell>
          <table:table-cell table:formula="of:=[.P31]/67" office:value-type="float" office:value="20.8238805970149" calcext:value-type="float">
            <text:p>20.823880597</text:p>
          </table:table-cell>
          <table:table-cell table:formula="of:=AVERAGE([.I31];[.J31];[.K31];[.L31];[.M31])" office:value-type="float" office:value="1395.2" calcext:value-type="float">
            <text:p>1395.2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matrix-columns-spanned="2" table:number-matrix-rows-spanned="1" table:formula="of:=MMULT([.N31:.O31];[.$S$2:.$T$3])" office:value-type="float" office:value="20.580537761194" calcext:value-type="float">
            <text:p>20.5805377612</text:p>
          </table:table-cell>
          <table:table-cell office:value-type="float" office:value="29.1731975850746" calcext:value-type="float">
            <text:p>29.1731975851</text:p>
          </table:table-cell>
          <table:table-cell table:number-columns-repeated="1001"/>
        </table:table-row>
        <table:table-row table:style-name="ro1">
          <table:table-cell office:value-type="float" office:value="16320" calcext:value-type="float">
            <text:p>16320</text:p>
          </table:table-cell>
          <table:table-cell table:formula="of:=[.A32]-14528" office:value-type="float" office:value="1792" calcext:value-type="float">
            <text:p>1792</text:p>
          </table:table-cell>
          <table:table-cell office:value-type="float" office:value="1792" calcext:value-type="float">
            <text:p>1792</text:p>
          </table:table-cell>
          <table:table-cell office:value-type="float" office:value="15360" calcext:value-type="float">
            <text:p>15360</text:p>
          </table:table-cell>
          <table:table-cell office:value-type="float" office:value="28608" calcext:value-type="float">
            <text:p>28608</text:p>
          </table:table-cell>
          <table:table-cell office:value-type="float" office:value="41792" calcext:value-type="float">
            <text:p>41792</text:p>
          </table:table-cell>
          <table:table-cell office:value-type="float" office:value="54528" calcext:value-type="float">
            <text:p>54528</text:p>
          </table:table-cell>
          <table:table-cell/>
          <table:table-cell table:formula="of:=[.C32]" office:value-type="float" office:value="1792" calcext:value-type="float">
            <text:p>1792</text:p>
          </table:table-cell>
          <table:table-cell table:formula="of:=[.D32]-14080" office:value-type="float" office:value="1280" calcext:value-type="float">
            <text:p>1280</text:p>
          </table:table-cell>
          <table:table-cell table:formula="of:=[.E32]-27136" office:value-type="float" office:value="1472" calcext:value-type="float">
            <text:p>1472</text:p>
          </table:table-cell>
          <table:table-cell table:formula="of:=[.F32]-40576" office:value-type="float" office:value="1216" calcext:value-type="float">
            <text:p>1216</text:p>
          </table:table-cell>
          <table:table-cell table:formula="of:=[.G32]-53184"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table:formula="of:=[.P32]/67" office:value-type="float" office:value="21.2059701492537" calcext:value-type="float">
            <text:p>21.2059701493</text:p>
          </table:table-cell>
          <table:table-cell table:formula="of:=AVERAGE([.I32];[.J32];[.K32];[.L32];[.M32])" office:value-type="float" office:value="1420.8" calcext:value-type="float">
            <text:p>1420.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matrix-columns-spanned="2" table:number-matrix-rows-spanned="1" table:formula="of:=MMULT([.N32:.O32];[.$S$2:.$T$3])" office:value-type="float" office:value="20.9542479402985" calcext:value-type="float">
            <text:p>20.9542479403</text:p>
          </table:table-cell>
          <table:table-cell office:value-type="float" office:value="30.1763591462687" calcext:value-type="float">
            <text:p>30.1763591463</text:p>
          </table:table-cell>
          <table:table-cell table:number-columns-repeated="1001"/>
        </table:table-row>
        <table:table-row table:style-name="ro1">
          <table:table-cell office:value-type="float" office:value="16320" calcext:value-type="float">
            <text:p>16320</text:p>
          </table:table-cell>
          <table:table-cell table:formula="of:=[.A33]-14528" office:value-type="float" office:value="1792" calcext:value-type="float">
            <text:p>1792</text:p>
          </table:table-cell>
          <table:table-cell office:value-type="float" office:value="1792" calcext:value-type="float">
            <text:p>1792</text:p>
          </table:table-cell>
          <table:table-cell office:value-type="float" office:value="15424" calcext:value-type="float">
            <text:p>15424</text:p>
          </table:table-cell>
          <table:table-cell office:value-type="float" office:value="28672" calcext:value-type="float">
            <text:p>28672</text:p>
          </table:table-cell>
          <table:table-cell office:value-type="float" office:value="41792" calcext:value-type="float">
            <text:p>41792</text:p>
          </table:table-cell>
          <table:table-cell office:value-type="float" office:value="54592" calcext:value-type="float">
            <text:p>54592</text:p>
          </table:table-cell>
          <table:table-cell/>
          <table:table-cell table:formula="of:=[.C33]" office:value-type="float" office:value="1792" calcext:value-type="float">
            <text:p>1792</text:p>
          </table:table-cell>
          <table:table-cell table:formula="of:=[.D33]-14080" office:value-type="float" office:value="1344" calcext:value-type="float">
            <text:p>1344</text:p>
          </table:table-cell>
          <table:table-cell table:formula="of:=[.E33]-27136" office:value-type="float" office:value="1536" calcext:value-type="float">
            <text:p>1536</text:p>
          </table:table-cell>
          <table:table-cell table:formula="of:=[.F33]-40576" office:value-type="float" office:value="1216" calcext:value-type="float">
            <text:p>1216</text:p>
          </table:table-cell>
          <table:table-cell table:formula="of:=[.G33]-53184" office:value-type="float" office:value="1408" calcext:value-type="float">
            <text:p>1408</text:p>
          </table:table-cell>
          <table:table-cell office:value-type="float" office:value="31" calcext:value-type="float">
            <text:p>31</text:p>
          </table:table-cell>
          <table:table-cell table:formula="of:=[.P33]/67" office:value-type="float" office:value="21.7791044776119" calcext:value-type="float">
            <text:p>21.7791044776</text:p>
          </table:table-cell>
          <table:table-cell table:formula="of:=AVERAGE([.I33];[.J33];[.K33];[.L33];[.M33])" office:value-type="float" office:value="1459.2" calcext:value-type="float">
            <text:p>1459.2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matrix-columns-spanned="2" table:number-matrix-rows-spanned="1" table:formula="of:=MMULT([.N33:.O33];[.$S$2:.$T$3])" office:value-type="float" office:value="21.5189962089552" calcext:value-type="float">
            <text:p>21.518996209</text:p>
          </table:table-cell>
          <table:table-cell office:value-type="float" office:value="31.1811189880597" calcext:value-type="float">
            <text:p>31.1811189881</text:p>
          </table:table-cell>
          <table:table-cell table:number-columns-repeated="1001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A34]-14528" office:value-type="float" office:value="1856" calcext:value-type="float">
            <text:p>1856</text:p>
          </table:table-cell>
          <table:table-cell office:value-type="float" office:value="1856" calcext:value-type="float">
            <text:p>1856</text:p>
          </table:table-cell>
          <table:table-cell office:value-type="float" office:value="15424" calcext:value-type="float">
            <text:p>15424</text:p>
          </table:table-cell>
          <table:table-cell office:value-type="float" office:value="28672" calcext:value-type="float">
            <text:p>28672</text:p>
          </table:table-cell>
          <table:table-cell office:value-type="float" office:value="41856" calcext:value-type="float">
            <text:p>41856</text:p>
          </table:table-cell>
          <table:table-cell office:value-type="float" office:value="54592" calcext:value-type="float">
            <text:p>54592</text:p>
          </table:table-cell>
          <table:table-cell/>
          <table:table-cell table:formula="of:=[.C34]" office:value-type="float" office:value="1856" calcext:value-type="float">
            <text:p>1856</text:p>
          </table:table-cell>
          <table:table-cell table:formula="of:=[.D34]-14080" office:value-type="float" office:value="1344" calcext:value-type="float">
            <text:p>1344</text:p>
          </table:table-cell>
          <table:table-cell table:formula="of:=[.E34]-27136" office:value-type="float" office:value="1536" calcext:value-type="float">
            <text:p>1536</text:p>
          </table:table-cell>
          <table:table-cell table:formula="of:=[.F34]-40576" office:value-type="float" office:value="1280" calcext:value-type="float">
            <text:p>1280</text:p>
          </table:table-cell>
          <table:table-cell table:formula="of:=[.G34]-53184" office:value-type="float" office:value="1408" calcext:value-type="float">
            <text:p>1408</text:p>
          </table:table-cell>
          <table:table-cell office:value-type="float" office:value="32" calcext:value-type="float">
            <text:p>32</text:p>
          </table:table-cell>
          <table:table-cell table:formula="of:=[.P34]/67" office:value-type="float" office:value="22.1611940298507" calcext:value-type="float">
            <text:p>22.1611940299</text:p>
          </table:table-cell>
          <table:table-cell table:formula="of:=AVERAGE([.I34];[.J34];[.K34];[.L34];[.M34])" office:value-type="float" office:value="1484.8" calcext:value-type="float">
            <text:p>1484.8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matrix-columns-spanned="2" table:number-matrix-rows-spanned="1" table:formula="of:=MMULT([.N34:.O34];[.$S$2:.$T$3])" office:value-type="float" office:value="21.8927063880597" calcext:value-type="float">
            <text:p>21.8927063881</text:p>
          </table:table-cell>
          <table:table-cell office:value-type="float" office:value="32.1842805492537" calcext:value-type="float">
            <text:p>32.1842805493</text:p>
          </table:table-cell>
          <table:table-cell table:number-columns-repeated="1001"/>
        </table:table-row>
        <table:table-row table:style-name="ro1">
          <table:table-cell office:value-type="float" office:value="16448" calcext:value-type="float">
            <text:p>16448</text:p>
          </table:table-cell>
          <table:table-cell table:formula="of:=[.A35]-14528" office:value-type="float" office:value="1920" calcext:value-type="float">
            <text:p>1920</text:p>
          </table:table-cell>
          <table:table-cell office:value-type="float" office:value="1920" calcext:value-type="float">
            <text:p>1920</text:p>
          </table:table-cell>
          <table:table-cell office:value-type="float" office:value="15360" calcext:value-type="float">
            <text:p>15360</text:p>
          </table:table-cell>
          <table:table-cell office:value-type="float" office:value="28736" calcext:value-type="float">
            <text:p>28736</text:p>
          </table:table-cell>
          <table:table-cell office:value-type="float" office:value="41856" calcext:value-type="float">
            <text:p>41856</text:p>
          </table:table-cell>
          <table:table-cell office:value-type="float" office:value="54656" calcext:value-type="float">
            <text:p>54656</text:p>
          </table:table-cell>
          <table:table-cell/>
          <table:table-cell table:formula="of:=[.C35]" office:value-type="float" office:value="1920" calcext:value-type="float">
            <text:p>1920</text:p>
          </table:table-cell>
          <table:table-cell table:formula="of:=[.D35]-14080" office:value-type="float" office:value="1280" calcext:value-type="float">
            <text:p>1280</text:p>
          </table:table-cell>
          <table:table-cell table:formula="of:=[.E35]-27136" office:value-type="float" office:value="1600" calcext:value-type="float">
            <text:p>1600</text:p>
          </table:table-cell>
          <table:table-cell table:formula="of:=[.F35]-40576" office:value-type="float" office:value="1280" calcext:value-type="float">
            <text:p>1280</text:p>
          </table:table-cell>
          <table:table-cell table:formula="of:=[.G35]-53184" office:value-type="float" office:value="1472" calcext:value-type="float">
            <text:p>1472</text:p>
          </table:table-cell>
          <table:table-cell office:value-type="float" office:value="33" calcext:value-type="float">
            <text:p>33</text:p>
          </table:table-cell>
          <table:table-cell table:formula="of:=[.P35]/67" office:value-type="float" office:value="22.5432835820896" calcext:value-type="float">
            <text:p>22.5432835821</text:p>
          </table:table-cell>
          <table:table-cell table:formula="of:=AVERAGE([.I35];[.J35];[.K35];[.L35];[.M35])" office:value-type="float" office:value="1510.4" calcext:value-type="float">
            <text:p>1510.4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matrix-columns-spanned="2" table:number-matrix-rows-spanned="1" table:formula="of:=MMULT([.N35:.O35];[.$S$2:.$T$3])" office:value-type="float" office:value="22.2664165671642" calcext:value-type="float">
            <text:p>22.2664165672</text:p>
          </table:table-cell>
          <table:table-cell office:value-type="float" office:value="33.1874421104478" calcext:value-type="float">
            <text:p>33.1874421104</text:p>
          </table:table-cell>
          <table:table-cell table:number-columns-repeated="1001"/>
        </table:table-row>
        <table:table-row table:style-name="ro1">
          <table:table-cell office:value-type="float" office:value="16448" calcext:value-type="float">
            <text:p>16448</text:p>
          </table:table-cell>
          <table:table-cell table:formula="of:=[.A36]-14528" office:value-type="float" office:value="1920" calcext:value-type="float">
            <text:p>1920</text:p>
          </table:table-cell>
          <table:table-cell office:value-type="float" office:value="1920" calcext:value-type="float">
            <text:p>1920</text:p>
          </table:table-cell>
          <table:table-cell office:value-type="float" office:value="15360" calcext:value-type="float">
            <text:p>15360</text:p>
          </table:table-cell>
          <table:table-cell office:value-type="float" office:value="28800" calcext:value-type="float">
            <text:p>28800</text:p>
          </table:table-cell>
          <table:table-cell office:value-type="float" office:value="41920" calcext:value-type="float">
            <text:p>41920</text:p>
          </table:table-cell>
          <table:table-cell office:value-type="float" office:value="54656" calcext:value-type="float">
            <text:p>54656</text:p>
          </table:table-cell>
          <table:table-cell/>
          <table:table-cell table:formula="of:=[.C36]" office:value-type="float" office:value="1920" calcext:value-type="float">
            <text:p>1920</text:p>
          </table:table-cell>
          <table:table-cell table:formula="of:=[.D36]-14080" office:value-type="float" office:value="1280" calcext:value-type="float">
            <text:p>1280</text:p>
          </table:table-cell>
          <table:table-cell table:formula="of:=[.E36]-27136" office:value-type="float" office:value="1664" calcext:value-type="float">
            <text:p>1664</text:p>
          </table:table-cell>
          <table:table-cell table:formula="of:=[.F36]-40576" office:value-type="float" office:value="1344" calcext:value-type="float">
            <text:p>1344</text:p>
          </table:table-cell>
          <table:table-cell table:formula="of:=[.G36]-53184" office:value-type="float" office:value="1472" calcext:value-type="float">
            <text:p>1472</text:p>
          </table:table-cell>
          <table:table-cell office:value-type="float" office:value="34" calcext:value-type="float">
            <text:p>34</text:p>
          </table:table-cell>
          <table:table-cell table:formula="of:=[.P36]/67" office:value-type="float" office:value="22.9253731343284" calcext:value-type="float">
            <text:p>22.9253731343</text:p>
          </table:table-cell>
          <table:table-cell table:formula="of:=AVERAGE([.I36];[.J36];[.K36];[.L36];[.M36])" office:value-type="float" office:value="1536" calcext:value-type="float">
            <text:p>1536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matrix-columns-spanned="2" table:number-matrix-rows-spanned="1" table:formula="of:=MMULT([.N36:.O36];[.$S$2:.$T$3])" office:value-type="float" office:value="22.6401267462687" calcext:value-type="float">
            <text:p>22.6401267463</text:p>
          </table:table-cell>
          <table:table-cell office:value-type="float" office:value="34.1906036716418" calcext:value-type="float">
            <text:p>34.1906036716</text:p>
          </table:table-cell>
          <table:table-cell table:number-columns-repeated="1001"/>
        </table:table-row>
        <table:table-row table:style-name="ro1">
          <table:table-cell office:value-type="float" office:value="16512" calcext:value-type="float">
            <text:p>16512</text:p>
          </table:table-cell>
          <table:table-cell table:formula="of:=[.A37]-14528" office:value-type="float" office:value="1984" calcext:value-type="float">
            <text:p>1984</text:p>
          </table:table-cell>
          <table:table-cell office:value-type="float" office:value="1984" calcext:value-type="float">
            <text:p>1984</text:p>
          </table:table-cell>
          <table:table-cell office:value-type="float" office:value="15424" calcext:value-type="float">
            <text:p>15424</text:p>
          </table:table-cell>
          <table:table-cell office:value-type="float" office:value="28864" calcext:value-type="float">
            <text:p>28864</text:p>
          </table:table-cell>
          <table:table-cell office:value-type="float" office:value="41920" calcext:value-type="float">
            <text:p>41920</text:p>
          </table:table-cell>
          <table:table-cell office:value-type="float" office:value="54720" calcext:value-type="float">
            <text:p>54720</text:p>
          </table:table-cell>
          <table:table-cell/>
          <table:table-cell table:formula="of:=[.C37]" office:value-type="float" office:value="1984" calcext:value-type="float">
            <text:p>1984</text:p>
          </table:table-cell>
          <table:table-cell table:formula="of:=[.D37]-14080" office:value-type="float" office:value="1344" calcext:value-type="float">
            <text:p>1344</text:p>
          </table:table-cell>
          <table:table-cell table:formula="of:=[.E37]-27136" office:value-type="float" office:value="1728" calcext:value-type="float">
            <text:p>1728</text:p>
          </table:table-cell>
          <table:table-cell table:formula="of:=[.F37]-40576" office:value-type="float" office:value="1344" calcext:value-type="float">
            <text:p>1344</text:p>
          </table:table-cell>
          <table:table-cell table:formula="of:=[.G37]-53184" office:value-type="float" office:value="1536" calcext:value-type="float">
            <text:p>1536</text:p>
          </table:table-cell>
          <table:table-cell office:value-type="float" office:value="35" calcext:value-type="float">
            <text:p>35</text:p>
          </table:table-cell>
          <table:table-cell table:formula="of:=[.P37]/67" office:value-type="float" office:value="23.689552238806" calcext:value-type="float">
            <text:p>23.6895522388</text:p>
          </table:table-cell>
          <table:table-cell table:formula="of:=AVERAGE([.I37];[.J37];[.K37];[.L37];[.M37])" office:value-type="float" office:value="1587.2" calcext:value-type="float">
            <text:p>1587.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matrix-columns-spanned="2" table:number-matrix-rows-spanned="1" table:formula="of:=MMULT([.N37:.O37];[.$S$2:.$T$3])" office:value-type="float" office:value="23.3959131044776" calcext:value-type="float">
            <text:p>23.3959131045</text:p>
          </table:table-cell>
          <table:table-cell office:value-type="float" office:value="35.1969617940299" calcext:value-type="float">
            <text:p>35.196961794</text:p>
          </table:table-cell>
          <table:table-cell table:number-columns-repeated="1001"/>
        </table:table-row>
        <table:table-row table:style-name="ro1">
          <table:table-cell office:value-type="float" office:value="16576" calcext:value-type="float">
            <text:p>16576</text:p>
          </table:table-cell>
          <table:table-cell table:formula="of:=[.A38]-14528" office:value-type="float" office:value="2048" calcext:value-type="float">
            <text:p>2048</text:p>
          </table:table-cell>
          <table:table-cell office:value-type="float" office:value="2048" calcext:value-type="float">
            <text:p>2048</text:p>
          </table:table-cell>
          <table:table-cell office:value-type="float" office:value="15488" calcext:value-type="float">
            <text:p>15488</text:p>
          </table:table-cell>
          <table:table-cell office:value-type="float" office:value="28864" calcext:value-type="float">
            <text:p>28864</text:p>
          </table:table-cell>
          <table:table-cell office:value-type="float" office:value="41984" calcext:value-type="float">
            <text:p>41984</text:p>
          </table:table-cell>
          <table:table-cell office:value-type="float" office:value="54720" calcext:value-type="float">
            <text:p>54720</text:p>
          </table:table-cell>
          <table:table-cell/>
          <table:table-cell table:formula="of:=[.C38]" office:value-type="float" office:value="2048" calcext:value-type="float">
            <text:p>2048</text:p>
          </table:table-cell>
          <table:table-cell table:formula="of:=[.D38]-14080" office:value-type="float" office:value="1408" calcext:value-type="float">
            <text:p>1408</text:p>
          </table:table-cell>
          <table:table-cell table:formula="of:=[.E38]-27136" office:value-type="float" office:value="1728" calcext:value-type="float">
            <text:p>1728</text:p>
          </table:table-cell>
          <table:table-cell table:formula="of:=[.F38]-40576" office:value-type="float" office:value="1408" calcext:value-type="float">
            <text:p>1408</text:p>
          </table:table-cell>
          <table:table-cell table:formula="of:=[.G38]-53184" office:value-type="float" office:value="1536" calcext:value-type="float">
            <text:p>1536</text:p>
          </table:table-cell>
          <table:table-cell office:value-type="float" office:value="36" calcext:value-type="float">
            <text:p>36</text:p>
          </table:table-cell>
          <table:table-cell table:formula="of:=[.P38]/67" office:value-type="float" office:value="24.2626865671642" calcext:value-type="float">
            <text:p>24.2626865672</text:p>
          </table:table-cell>
          <table:table-cell table:formula="of:=AVERAGE([.I38];[.J38];[.K38];[.L38];[.M38])" office:value-type="float" office:value="1625.6" calcext:value-type="float">
            <text:p>1625.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matrix-columns-spanned="2" table:number-matrix-rows-spanned="1" table:formula="of:=MMULT([.N38:.O38];[.$S$2:.$T$3])" office:value-type="float" office:value="23.9606613731343" calcext:value-type="float">
            <text:p>23.9606613731</text:p>
          </table:table-cell>
          <table:table-cell office:value-type="float" office:value="36.2017216358209" calcext:value-type="float">
            <text:p>36.2017216358</text:p>
          </table:table-cell>
          <table:table-cell table:number-columns-repeated="1001"/>
        </table:table-row>
        <table:table-row table:style-name="ro1">
          <table:table-cell office:value-type="float" office:value="16576" calcext:value-type="float">
            <text:p>16576</text:p>
          </table:table-cell>
          <table:table-cell table:formula="of:=[.A39]-14528" office:value-type="float" office:value="2048" calcext:value-type="float">
            <text:p>2048</text:p>
          </table:table-cell>
          <table:table-cell office:value-type="float" office:value="2048" calcext:value-type="float">
            <text:p>2048</text:p>
          </table:table-cell>
          <table:table-cell office:value-type="float" office:value="15552" calcext:value-type="float">
            <text:p>15552</text:p>
          </table:table-cell>
          <table:table-cell office:value-type="float" office:value="28928" calcext:value-type="float">
            <text:p>28928</text:p>
          </table:table-cell>
          <table:table-cell office:value-type="float" office:value="41920" calcext:value-type="float">
            <text:p>41920</text:p>
          </table:table-cell>
          <table:table-cell office:value-type="float" office:value="54784" calcext:value-type="float">
            <text:p>54784</text:p>
          </table:table-cell>
          <table:table-cell/>
          <table:table-cell table:formula="of:=[.C39]" office:value-type="float" office:value="2048" calcext:value-type="float">
            <text:p>2048</text:p>
          </table:table-cell>
          <table:table-cell table:formula="of:=[.D39]-14080" office:value-type="float" office:value="1472" calcext:value-type="float">
            <text:p>1472</text:p>
          </table:table-cell>
          <table:table-cell table:formula="of:=[.E39]-27136" office:value-type="float" office:value="1792" calcext:value-type="float">
            <text:p>1792</text:p>
          </table:table-cell>
          <table:table-cell table:formula="of:=[.F39]-40576" office:value-type="float" office:value="1344" calcext:value-type="float">
            <text:p>1344</text:p>
          </table:table-cell>
          <table:table-cell table:formula="of:=[.G39]-53184" office:value-type="float" office:value="1600" calcext:value-type="float">
            <text:p>1600</text:p>
          </table:table-cell>
          <table:table-cell office:value-type="float" office:value="37" calcext:value-type="float">
            <text:p>37</text:p>
          </table:table-cell>
          <table:table-cell table:formula="of:=[.P39]/67" office:value-type="float" office:value="24.644776119403" calcext:value-type="float">
            <text:p>24.6447761194</text:p>
          </table:table-cell>
          <table:table-cell table:formula="of:=AVERAGE([.I39];[.J39];[.K39];[.L39];[.M39])" office:value-type="float" office:value="1651.2" calcext:value-type="float">
            <text:p>1651.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matrix-columns-spanned="2" table:number-matrix-rows-spanned="1" table:formula="of:=MMULT([.N39:.O39];[.$S$2:.$T$3])" office:value-type="float" office:value="24.3343715522388" calcext:value-type="float">
            <text:p>24.3343715522</text:p>
          </table:table-cell>
          <table:table-cell office:value-type="float" office:value="37.2048831970149" calcext:value-type="float">
            <text:p>37.204883197</text:p>
          </table:table-cell>
          <table:table-cell table:number-columns-repeated="1001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formula="of:=[.A40]-14528" office:value-type="float" office:value="2112" calcext:value-type="float">
            <text:p>2112</text:p>
          </table:table-cell>
          <table:table-cell office:value-type="float" office:value="2112" calcext:value-type="float">
            <text:p>2112</text:p>
          </table:table-cell>
          <table:table-cell office:value-type="float" office:value="15616" calcext:value-type="float">
            <text:p>15616</text:p>
          </table:table-cell>
          <table:table-cell office:value-type="float" office:value="28992" calcext:value-type="float">
            <text:p>28992</text:p>
          </table:table-cell>
          <table:table-cell office:value-type="float" office:value="41920" calcext:value-type="float">
            <text:p>41920</text:p>
          </table:table-cell>
          <table:table-cell office:value-type="float" office:value="54784" calcext:value-type="float">
            <text:p>54784</text:p>
          </table:table-cell>
          <table:table-cell/>
          <table:table-cell table:formula="of:=[.C40]" office:value-type="float" office:value="2112" calcext:value-type="float">
            <text:p>2112</text:p>
          </table:table-cell>
          <table:table-cell table:formula="of:=[.D40]-14080" office:value-type="float" office:value="1536" calcext:value-type="float">
            <text:p>1536</text:p>
          </table:table-cell>
          <table:table-cell table:formula="of:=[.E40]-27136" office:value-type="float" office:value="1856" calcext:value-type="float">
            <text:p>1856</text:p>
          </table:table-cell>
          <table:table-cell table:formula="of:=[.F40]-40576" office:value-type="float" office:value="1344" calcext:value-type="float">
            <text:p>1344</text:p>
          </table:table-cell>
          <table:table-cell table:formula="of:=[.G40]-53184" office:value-type="float" office:value="1600" calcext:value-type="float">
            <text:p>1600</text:p>
          </table:table-cell>
          <table:table-cell office:value-type="float" office:value="38" calcext:value-type="float">
            <text:p>38</text:p>
          </table:table-cell>
          <table:table-cell table:formula="of:=[.P40]/67" office:value-type="float" office:value="25.2179104477612" calcext:value-type="float">
            <text:p>25.2179104478</text:p>
          </table:table-cell>
          <table:table-cell table:formula="of:=AVERAGE([.I40];[.J40];[.K40];[.L40];[.M40])" office:value-type="float" office:value="1689.6" calcext:value-type="float">
            <text:p>1689.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matrix-columns-spanned="2" table:number-matrix-rows-spanned="1" table:formula="of:=MMULT([.N40:.O40];[.$S$2:.$T$3])" office:value-type="float" office:value="24.8991198208955" calcext:value-type="float">
            <text:p>24.8991198209</text:p>
          </table:table-cell>
          <table:table-cell office:value-type="float" office:value="38.209643038806" calcext:value-type="float">
            <text:p>38.2096430388</text:p>
          </table:table-cell>
          <table:table-cell table:number-columns-repeated="1001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formula="of:=[.A41]-14528" office:value-type="float" office:value="2112" calcext:value-type="float">
            <text:p>2112</text:p>
          </table:table-cell>
          <table:table-cell office:value-type="float" office:value="2112" calcext:value-type="float">
            <text:p>2112</text:p>
          </table:table-cell>
          <table:table-cell office:value-type="float" office:value="15680" calcext:value-type="float">
            <text:p>15680</text:p>
          </table:table-cell>
          <table:table-cell office:value-type="float" office:value="28992" calcext:value-type="float">
            <text:p>28992</text:p>
          </table:table-cell>
          <table:table-cell office:value-type="float" office:value="41920" calcext:value-type="float">
            <text:p>41920</text:p>
          </table:table-cell>
          <table:table-cell office:value-type="float" office:value="54848" calcext:value-type="float">
            <text:p>54848</text:p>
          </table:table-cell>
          <table:table-cell/>
          <table:table-cell table:formula="of:=[.C41]" office:value-type="float" office:value="2112" calcext:value-type="float">
            <text:p>2112</text:p>
          </table:table-cell>
          <table:table-cell table:formula="of:=[.D41]-14080" office:value-type="float" office:value="1600" calcext:value-type="float">
            <text:p>1600</text:p>
          </table:table-cell>
          <table:table-cell table:formula="of:=[.E41]-27136" office:value-type="float" office:value="1856" calcext:value-type="float">
            <text:p>1856</text:p>
          </table:table-cell>
          <table:table-cell table:formula="of:=[.F41]-40576" office:value-type="float" office:value="1344" calcext:value-type="float">
            <text:p>1344</text:p>
          </table:table-cell>
          <table:table-cell table:formula="of:=[.G41]-53184" office:value-type="float" office:value="1664" calcext:value-type="float">
            <text:p>1664</text:p>
          </table:table-cell>
          <table:table-cell office:value-type="float" office:value="39" calcext:value-type="float">
            <text:p>39</text:p>
          </table:table-cell>
          <table:table-cell table:formula="of:=[.P41]/67" office:value-type="float" office:value="25.6" calcext:value-type="float">
            <text:p>25.6</text:p>
          </table:table-cell>
          <table:table-cell table:formula="of:=AVERAGE([.I41];[.J41];[.K41];[.L41];[.M41])" office:value-type="float" office:value="1715.2" calcext:value-type="float">
            <text:p>1715.2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matrix-columns-spanned="2" table:number-matrix-rows-spanned="1" table:formula="of:=MMULT([.N41:.O41];[.$S$2:.$T$3])" office:value-type="float" office:value="25.27283" calcext:value-type="float">
            <text:p>25.27283</text:p>
          </table:table-cell>
          <table:table-cell office:value-type="float" office:value="39.2128046" calcext:value-type="float">
            <text:p>39.2128046</text:p>
          </table:table-cell>
          <table:table-cell table:number-columns-repeated="1001"/>
        </table:table-row>
        <table:table-row table:style-name="ro1">
          <table:table-cell office:value-type="float" office:value="16704" calcext:value-type="float">
            <text:p>16704</text:p>
          </table:table-cell>
          <table:table-cell table:formula="of:=[.A42]-14528" office:value-type="float" office:value="2176" calcext:value-type="float">
            <text:p>2176</text:p>
          </table:table-cell>
          <table:table-cell office:value-type="float" office:value="2176" calcext:value-type="float">
            <text:p>2176</text:p>
          </table:table-cell>
          <table:table-cell office:value-type="float" office:value="15744" calcext:value-type="float">
            <text:p>15744</text:p>
          </table:table-cell>
          <table:table-cell office:value-type="float" office:value="29056" calcext:value-type="float">
            <text:p>29056</text:p>
          </table:table-cell>
          <table:table-cell office:value-type="float" office:value="41984" calcext:value-type="float">
            <text:p>41984</text:p>
          </table:table-cell>
          <table:table-cell office:value-type="float" office:value="54848" calcext:value-type="float">
            <text:p>54848</text:p>
          </table:table-cell>
          <table:table-cell/>
          <table:table-cell table:formula="of:=[.C42]" office:value-type="float" office:value="2176" calcext:value-type="float">
            <text:p>2176</text:p>
          </table:table-cell>
          <table:table-cell table:formula="of:=[.D42]-14080" office:value-type="float" office:value="1664" calcext:value-type="float">
            <text:p>1664</text:p>
          </table:table-cell>
          <table:table-cell table:formula="of:=[.E42]-27136" office:value-type="float" office:value="1920" calcext:value-type="float">
            <text:p>1920</text:p>
          </table:table-cell>
          <table:table-cell table:formula="of:=[.F42]-40576" office:value-type="float" office:value="1408" calcext:value-type="float">
            <text:p>1408</text:p>
          </table:table-cell>
          <table:table-cell table:formula="of:=[.G42]-53184" office:value-type="float" office:value="1664" calcext:value-type="float">
            <text:p>1664</text:p>
          </table:table-cell>
          <table:table-cell office:value-type="float" office:value="40" calcext:value-type="float">
            <text:p>40</text:p>
          </table:table-cell>
          <table:table-cell table:formula="of:=[.P42]/67" office:value-type="float" office:value="26.3641791044776" calcext:value-type="float">
            <text:p>26.3641791045</text:p>
          </table:table-cell>
          <table:table-cell table:formula="of:=AVERAGE([.I42];[.J42];[.K42];[.L42];[.M42])" office:value-type="float" office:value="1766.4" calcext:value-type="float">
            <text:p>1766.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matrix-columns-spanned="2" table:number-matrix-rows-spanned="1" table:formula="of:=MMULT([.N42:.O42];[.$S$2:.$T$3])" office:value-type="float" office:value="26.028616358209" calcext:value-type="float">
            <text:p>26.0286163582</text:p>
          </table:table-cell>
          <table:table-cell office:value-type="float" office:value="40.2191627223881" calcext:value-type="float">
            <text:p>40.2191627224</text:p>
          </table:table-cell>
          <table:table-cell table:number-columns-repeated="1001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formula="of:=[.A43]-14528" office:value-type="float" office:value="2240" calcext:value-type="float">
            <text:p>2240</text:p>
          </table:table-cell>
          <table:table-cell office:value-type="float" office:value="2240" calcext:value-type="float">
            <text:p>2240</text:p>
          </table:table-cell>
          <table:table-cell office:value-type="float" office:value="15808" calcext:value-type="float">
            <text:p>15808</text:p>
          </table:table-cell>
          <table:table-cell office:value-type="float" office:value="29056" calcext:value-type="float">
            <text:p>29056</text:p>
          </table:table-cell>
          <table:table-cell office:value-type="float" office:value="42048" calcext:value-type="float">
            <text:p>42048</text:p>
          </table:table-cell>
          <table:table-cell office:value-type="float" office:value="54912" calcext:value-type="float">
            <text:p>54912</text:p>
          </table:table-cell>
          <table:table-cell/>
          <table:table-cell table:formula="of:=[.C43]" office:value-type="float" office:value="2240" calcext:value-type="float">
            <text:p>2240</text:p>
          </table:table-cell>
          <table:table-cell table:formula="of:=[.D43]-14080" office:value-type="float" office:value="1728" calcext:value-type="float">
            <text:p>1728</text:p>
          </table:table-cell>
          <table:table-cell table:formula="of:=[.E43]-27136" office:value-type="float" office:value="1920" calcext:value-type="float">
            <text:p>1920</text:p>
          </table:table-cell>
          <table:table-cell table:formula="of:=[.F43]-40576" office:value-type="float" office:value="1472" calcext:value-type="float">
            <text:p>1472</text:p>
          </table:table-cell>
          <table:table-cell table:formula="of:=[.G43]-53184" office:value-type="float" office:value="1728" calcext:value-type="float">
            <text:p>1728</text:p>
          </table:table-cell>
          <table:table-cell office:value-type="float" office:value="41" calcext:value-type="float">
            <text:p>41</text:p>
          </table:table-cell>
          <table:table-cell table:formula="of:=[.P43]/67" office:value-type="float" office:value="27.1283582089552" calcext:value-type="float">
            <text:p>27.128358209</text:p>
          </table:table-cell>
          <table:table-cell table:formula="of:=AVERAGE([.I43];[.J43];[.K43];[.L43];[.M43])" office:value-type="float" office:value="1817.6" calcext:value-type="float">
            <text:p>1817.6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matrix-columns-spanned="2" table:number-matrix-rows-spanned="1" table:formula="of:=MMULT([.N43:.O43];[.$S$2:.$T$3])" office:value-type="float" office:value="26.7844027164179" calcext:value-type="float">
            <text:p>26.7844027164</text:p>
          </table:table-cell>
          <table:table-cell office:value-type="float" office:value="41.2255208447761" calcext:value-type="float">
            <text:p>41.2255208448</text:p>
          </table:table-cell>
          <table:table-cell table:number-columns-repeated="1001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formula="of:=[.A44]-14528" office:value-type="float" office:value="2304" calcext:value-type="float">
            <text:p>2304</text:p>
          </table:table-cell>
          <table:table-cell office:value-type="float" office:value="2304" calcext:value-type="float">
            <text:p>2304</text:p>
          </table:table-cell>
          <table:table-cell office:value-type="float" office:value="15872" calcext:value-type="float">
            <text:p>15872</text:p>
          </table:table-cell>
          <table:table-cell office:value-type="float" office:value="29120" calcext:value-type="float">
            <text:p>29120</text:p>
          </table:table-cell>
          <table:table-cell office:value-type="float" office:value="42112" calcext:value-type="float">
            <text:p>42112</text:p>
          </table:table-cell>
          <table:table-cell office:value-type="float" office:value="54912" calcext:value-type="float">
            <text:p>54912</text:p>
          </table:table-cell>
          <table:table-cell/>
          <table:table-cell table:formula="of:=[.C44]" office:value-type="float" office:value="2304" calcext:value-type="float">
            <text:p>2304</text:p>
          </table:table-cell>
          <table:table-cell table:formula="of:=[.D44]-14080" office:value-type="float" office:value="1792" calcext:value-type="float">
            <text:p>1792</text:p>
          </table:table-cell>
          <table:table-cell table:formula="of:=[.E44]-27136" office:value-type="float" office:value="1984" calcext:value-type="float">
            <text:p>1984</text:p>
          </table:table-cell>
          <table:table-cell table:formula="of:=[.F44]-40576" office:value-type="float" office:value="1536" calcext:value-type="float">
            <text:p>1536</text:p>
          </table:table-cell>
          <table:table-cell table:formula="of:=[.G44]-53184" office:value-type="float" office:value="1728" calcext:value-type="float">
            <text:p>1728</text:p>
          </table:table-cell>
          <table:table-cell office:value-type="float" office:value="42" calcext:value-type="float">
            <text:p>42</text:p>
          </table:table-cell>
          <table:table-cell table:formula="of:=[.P44]/67" office:value-type="float" office:value="27.8925373134328" calcext:value-type="float">
            <text:p>27.8925373134</text:p>
          </table:table-cell>
          <table:table-cell table:formula="of:=AVERAGE([.I44];[.J44];[.K44];[.L44];[.M44])" office:value-type="float" office:value="1868.8" calcext:value-type="float">
            <text:p>1868.8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matrix-columns-spanned="2" table:number-matrix-rows-spanned="1" table:formula="of:=MMULT([.N44:.O44];[.$S$2:.$T$3])" office:value-type="float" office:value="27.5401890746269" calcext:value-type="float">
            <text:p>27.5401890746</text:p>
          </table:table-cell>
          <table:table-cell office:value-type="float" office:value="42.2318789671642" calcext:value-type="float">
            <text:p>42.2318789672</text:p>
          </table:table-cell>
          <table:table-cell table:number-columns-repeated="1001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formula="of:=[.A45]-14528" office:value-type="float" office:value="2304" calcext:value-type="float">
            <text:p>2304</text:p>
          </table:table-cell>
          <table:table-cell office:value-type="float" office:value="2304" calcext:value-type="float">
            <text:p>2304</text:p>
          </table:table-cell>
          <table:table-cell office:value-type="float" office:value="15872" calcext:value-type="float">
            <text:p>15872</text:p>
          </table:table-cell>
          <table:table-cell office:value-type="float" office:value="29184" calcext:value-type="float">
            <text:p>29184</text:p>
          </table:table-cell>
          <table:table-cell office:value-type="float" office:value="42176" calcext:value-type="float">
            <text:p>42176</text:p>
          </table:table-cell>
          <table:table-cell office:value-type="float" office:value="54976" calcext:value-type="float">
            <text:p>54976</text:p>
          </table:table-cell>
          <table:table-cell/>
          <table:table-cell table:formula="of:=[.C45]" office:value-type="float" office:value="2304" calcext:value-type="float">
            <text:p>2304</text:p>
          </table:table-cell>
          <table:table-cell table:formula="of:=[.D45]-14080" office:value-type="float" office:value="1792" calcext:value-type="float">
            <text:p>1792</text:p>
          </table:table-cell>
          <table:table-cell table:formula="of:=[.E45]-27136" office:value-type="float" office:value="2048" calcext:value-type="float">
            <text:p>2048</text:p>
          </table:table-cell>
          <table:table-cell table:formula="of:=[.F45]-40576" office:value-type="float" office:value="1600" calcext:value-type="float">
            <text:p>1600</text:p>
          </table:table-cell>
          <table:table-cell table:formula="of:=[.G45]-53184" office:value-type="float" office:value="1792" calcext:value-type="float">
            <text:p>1792</text:p>
          </table:table-cell>
          <table:table-cell office:value-type="float" office:value="43" calcext:value-type="float">
            <text:p>43</text:p>
          </table:table-cell>
          <table:table-cell table:formula="of:=[.P45]/67" office:value-type="float" office:value="28.465671641791" calcext:value-type="float">
            <text:p>28.4656716418</text:p>
          </table:table-cell>
          <table:table-cell table:formula="of:=AVERAGE([.I45];[.J45];[.K45];[.L45];[.M45])" office:value-type="float" office:value="1907.2" calcext:value-type="float">
            <text:p>1907.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matrix-columns-spanned="2" table:number-matrix-rows-spanned="1" table:formula="of:=MMULT([.N45:.O45];[.$S$2:.$T$3])" office:value-type="float" office:value="28.1049373432836" calcext:value-type="float">
            <text:p>28.1049373433</text:p>
          </table:table-cell>
          <table:table-cell office:value-type="float" office:value="43.2366388089552" calcext:value-type="float">
            <text:p>43.236638809</text:p>
          </table:table-cell>
          <table:table-cell table:number-columns-repeated="1001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formula="of:=[.A46]-14528" office:value-type="float" office:value="2368" calcext:value-type="float">
            <text:p>2368</text:p>
          </table:table-cell>
          <table:table-cell office:value-type="float" office:value="2368" calcext:value-type="float">
            <text:p>2368</text:p>
          </table:table-cell>
          <table:table-cell office:value-type="float" office:value="15936" calcext:value-type="float">
            <text:p>15936</text:p>
          </table:table-cell>
          <table:table-cell office:value-type="float" office:value="29184" calcext:value-type="float">
            <text:p>29184</text:p>
          </table:table-cell>
          <table:table-cell office:value-type="float" office:value="42304" calcext:value-type="float">
            <text:p>42304</text:p>
          </table:table-cell>
          <table:table-cell office:value-type="float" office:value="55040" calcext:value-type="float">
            <text:p>55040</text:p>
          </table:table-cell>
          <table:table-cell/>
          <table:table-cell table:formula="of:=[.C46]" office:value-type="float" office:value="2368" calcext:value-type="float">
            <text:p>2368</text:p>
          </table:table-cell>
          <table:table-cell table:formula="of:=[.D46]-14080" office:value-type="float" office:value="1856" calcext:value-type="float">
            <text:p>1856</text:p>
          </table:table-cell>
          <table:table-cell table:formula="of:=[.E46]-27136" office:value-type="float" office:value="2048" calcext:value-type="float">
            <text:p>2048</text:p>
          </table:table-cell>
          <table:table-cell table:formula="of:=[.F46]-40576" office:value-type="float" office:value="1728" calcext:value-type="float">
            <text:p>1728</text:p>
          </table:table-cell>
          <table:table-cell table:formula="of:=[.G46]-53184" office:value-type="float" office:value="1856" calcext:value-type="float">
            <text:p>1856</text:p>
          </table:table-cell>
          <table:table-cell office:value-type="float" office:value="44" calcext:value-type="float">
            <text:p>44</text:p>
          </table:table-cell>
          <table:table-cell table:formula="of:=[.P46]/67" office:value-type="float" office:value="29.4208955223881" calcext:value-type="float">
            <text:p>29.4208955224</text:p>
          </table:table-cell>
          <table:table-cell table:formula="of:=AVERAGE([.I46];[.J46];[.K46];[.L46];[.M46])" office:value-type="float" office:value="1971.2" calcext:value-type="float">
            <text:p>1971.2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matrix-columns-spanned="2" table:number-matrix-rows-spanned="1" table:formula="of:=MMULT([.N46:.O46];[.$S$2:.$T$3])" office:value-type="float" office:value="29.0517617910448" calcext:value-type="float">
            <text:p>29.051761791</text:p>
          </table:table-cell>
          <table:table-cell office:value-type="float" office:value="44.2445952119403" calcext:value-type="float">
            <text:p>44.2445952119</text:p>
          </table:table-cell>
          <table:table-cell table:number-columns-repeated="1001"/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formula="of:=[.A47]-14528" office:value-type="float" office:value="2432" calcext:value-type="float">
            <text:p>2432</text:p>
          </table:table-cell>
          <table:table-cell office:value-type="float" office:value="2432" calcext:value-type="float">
            <text:p>2432</text:p>
          </table:table-cell>
          <table:table-cell office:value-type="float" office:value="15936" calcext:value-type="float">
            <text:p>15936</text:p>
          </table:table-cell>
          <table:table-cell office:value-type="float" office:value="29248" calcext:value-type="float">
            <text:p>29248</text:p>
          </table:table-cell>
          <table:table-cell office:value-type="float" office:value="42368" calcext:value-type="float">
            <text:p>42368</text:p>
          </table:table-cell>
          <table:table-cell office:value-type="float" office:value="55040" calcext:value-type="float">
            <text:p>55040</text:p>
          </table:table-cell>
          <table:table-cell/>
          <table:table-cell table:formula="of:=[.C47]" office:value-type="float" office:value="2432" calcext:value-type="float">
            <text:p>2432</text:p>
          </table:table-cell>
          <table:table-cell table:formula="of:=[.D47]-14080" office:value-type="float" office:value="1856" calcext:value-type="float">
            <text:p>1856</text:p>
          </table:table-cell>
          <table:table-cell table:formula="of:=[.E47]-27136" office:value-type="float" office:value="2112" calcext:value-type="float">
            <text:p>2112</text:p>
          </table:table-cell>
          <table:table-cell table:formula="of:=[.F47]-40576" office:value-type="float" office:value="1792" calcext:value-type="float">
            <text:p>1792</text:p>
          </table:table-cell>
          <table:table-cell table:formula="of:=[.G47]-53184"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table:formula="of:=[.P47]/67" office:value-type="float" office:value="29.9940298507463" calcext:value-type="float">
            <text:p>29.9940298507</text:p>
          </table:table-cell>
          <table:table-cell table:formula="of:=AVERAGE([.I47];[.J47];[.K47];[.L47];[.M47])" office:value-type="float" office:value="2009.6" calcext:value-type="float">
            <text:p>2009.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matrix-columns-spanned="2" table:number-matrix-rows-spanned="1" table:formula="of:=MMULT([.N47:.O47];[.$S$2:.$T$3])" office:value-type="float" office:value="29.6165100597015" calcext:value-type="float">
            <text:p>29.6165100597</text:p>
          </table:table-cell>
          <table:table-cell office:value-type="float" office:value="45.2493550537313" calcext:value-type="float">
            <text:p>45.2493550537</text:p>
          </table:table-cell>
          <table:table-cell table:number-columns-repeated="1001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formula="of:=[.A48]-14528" office:value-type="float" office:value="2496" calcext:value-type="float">
            <text:p>2496</text:p>
          </table:table-cell>
          <table:table-cell office:value-type="float" office:value="2496" calcext:value-type="float">
            <text:p>2496</text:p>
          </table:table-cell>
          <table:table-cell office:value-type="float" office:value="15936" calcext:value-type="float">
            <text:p>15936</text:p>
          </table:table-cell>
          <table:table-cell office:value-type="float" office:value="29248" calcext:value-type="float">
            <text:p>29248</text:p>
          </table:table-cell>
          <table:table-cell office:value-type="float" office:value="42368" calcext:value-type="float">
            <text:p>42368</text:p>
          </table:table-cell>
          <table:table-cell office:value-type="float" office:value="55104" calcext:value-type="float">
            <text:p>55104</text:p>
          </table:table-cell>
          <table:table-cell/>
          <table:table-cell table:formula="of:=[.C48]" office:value-type="float" office:value="2496" calcext:value-type="float">
            <text:p>2496</text:p>
          </table:table-cell>
          <table:table-cell table:formula="of:=[.D48]-14080" office:value-type="float" office:value="1856" calcext:value-type="float">
            <text:p>1856</text:p>
          </table:table-cell>
          <table:table-cell table:formula="of:=[.E48]-27136" office:value-type="float" office:value="2112" calcext:value-type="float">
            <text:p>2112</text:p>
          </table:table-cell>
          <table:table-cell table:formula="of:=[.F48]-40576" office:value-type="float" office:value="1792" calcext:value-type="float">
            <text:p>1792</text:p>
          </table:table-cell>
          <table:table-cell table:formula="of:=[.G48]-53184" office:value-type="float" office:value="1920" calcext:value-type="float">
            <text:p>1920</text:p>
          </table:table-cell>
          <table:table-cell office:value-type="float" office:value="46" calcext:value-type="float">
            <text:p>46</text:p>
          </table:table-cell>
          <table:table-cell table:formula="of:=[.P48]/67" office:value-type="float" office:value="30.3761194029851" calcext:value-type="float">
            <text:p>30.376119403</text:p>
          </table:table-cell>
          <table:table-cell table:formula="of:=AVERAGE([.I48];[.J48];[.K48];[.L48];[.M48])" office:value-type="float" office:value="2035.2" calcext:value-type="float">
            <text:p>2035.2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matrix-columns-spanned="2" table:number-matrix-rows-spanned="1" table:formula="of:=MMULT([.N48:.O48];[.$S$2:.$T$3])" office:value-type="float" office:value="29.990220238806" calcext:value-type="float">
            <text:p>29.9902202388</text:p>
          </table:table-cell>
          <table:table-cell office:value-type="float" office:value="46.2525166149254" calcext:value-type="float">
            <text:p>46.2525166149</text:p>
          </table:table-cell>
          <table:table-cell table:number-columns-repeated="1001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formula="of:=[.A49]-14528" office:value-type="float" office:value="2496" calcext:value-type="float">
            <text:p>2496</text:p>
          </table:table-cell>
          <table:table-cell office:value-type="float" office:value="2496" calcext:value-type="float">
            <text:p>2496</text:p>
          </table:table-cell>
          <table:table-cell office:value-type="float" office:value="15936" calcext:value-type="float">
            <text:p>15936</text:p>
          </table:table-cell>
          <table:table-cell office:value-type="float" office:value="29312" calcext:value-type="float">
            <text:p>29312</text:p>
          </table:table-cell>
          <table:table-cell office:value-type="float" office:value="42368" calcext:value-type="float">
            <text:p>42368</text:p>
          </table:table-cell>
          <table:table-cell office:value-type="float" office:value="55104" calcext:value-type="float">
            <text:p>55104</text:p>
          </table:table-cell>
          <table:table-cell/>
          <table:table-cell table:formula="of:=[.C49]" office:value-type="float" office:value="2496" calcext:value-type="float">
            <text:p>2496</text:p>
          </table:table-cell>
          <table:table-cell table:formula="of:=[.D49]-14080" office:value-type="float" office:value="1856" calcext:value-type="float">
            <text:p>1856</text:p>
          </table:table-cell>
          <table:table-cell table:formula="of:=[.E49]-27136" office:value-type="float" office:value="2176" calcext:value-type="float">
            <text:p>2176</text:p>
          </table:table-cell>
          <table:table-cell table:formula="of:=[.F49]-40576" office:value-type="float" office:value="1792" calcext:value-type="float">
            <text:p>1792</text:p>
          </table:table-cell>
          <table:table-cell table:formula="of:=[.G49]-53184" office:value-type="float" office:value="1920" calcext:value-type="float">
            <text:p>1920</text:p>
          </table:table-cell>
          <table:table-cell office:value-type="float" office:value="47" calcext:value-type="float">
            <text:p>47</text:p>
          </table:table-cell>
          <table:table-cell table:formula="of:=[.P49]/67" office:value-type="float" office:value="30.5671641791045" calcext:value-type="float">
            <text:p>30.5671641791</text:p>
          </table:table-cell>
          <table:table-cell table:formula="of:=AVERAGE([.I49];[.J49];[.K49];[.L49];[.M49])" office:value-type="float" office:value="2048" calcext:value-type="float">
            <text:p>2048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number-matrix-columns-spanned="2" table:number-matrix-rows-spanned="1" table:formula="of:=MMULT([.N49:.O49];[.$S$2:.$T$3])" office:value-type="float" office:value="30.1728923283582" calcext:value-type="float">
            <text:p>30.1728923284</text:p>
          </table:table-cell>
          <table:table-cell office:value-type="float" office:value="47.2540798955224" calcext:value-type="float">
            <text:p>47.2540798955</text:p>
          </table:table-cell>
          <table:table-cell table:number-columns-repeated="1001"/>
        </table:table-row>
        <table:table-row table:style-name="ro1">
          <table:table-cell office:value-type="float" office:value="17088" calcext:value-type="float">
            <text:p>17088</text:p>
          </table:table-cell>
          <table:table-cell table:formula="of:=[.A50]-14528" office:value-type="float" office:value="2560" calcext:value-type="float">
            <text:p>2560</text:p>
          </table:table-cell>
          <table:table-cell office:value-type="float" office:value="2560" calcext:value-type="float">
            <text:p>2560</text:p>
          </table:table-cell>
          <table:table-cell office:value-type="float" office:value="16000" calcext:value-type="float">
            <text:p>16000</text:p>
          </table:table-cell>
          <table:table-cell office:value-type="float" office:value="29312" calcext:value-type="float">
            <text:p>29312</text:p>
          </table:table-cell>
          <table:table-cell office:value-type="float" office:value="42432" calcext:value-type="float">
            <text:p>42432</text:p>
          </table:table-cell>
          <table:table-cell office:value-type="float" office:value="55168" calcext:value-type="float">
            <text:p>55168</text:p>
          </table:table-cell>
          <table:table-cell/>
          <table:table-cell table:formula="of:=[.C50]" office:value-type="float" office:value="2560" calcext:value-type="float">
            <text:p>2560</text:p>
          </table:table-cell>
          <table:table-cell table:formula="of:=[.D50]-14080" office:value-type="float" office:value="1920" calcext:value-type="float">
            <text:p>1920</text:p>
          </table:table-cell>
          <table:table-cell table:formula="of:=[.E50]-27136" office:value-type="float" office:value="2176" calcext:value-type="float">
            <text:p>2176</text:p>
          </table:table-cell>
          <table:table-cell table:formula="of:=[.F50]-40576" office:value-type="float" office:value="1856" calcext:value-type="float">
            <text:p>1856</text:p>
          </table:table-cell>
          <table:table-cell table:formula="of:=[.G50]-53184" office:value-type="float" office:value="1984" calcext:value-type="float">
            <text:p>1984</text:p>
          </table:table-cell>
          <table:table-cell office:value-type="float" office:value="48" calcext:value-type="float">
            <text:p>48</text:p>
          </table:table-cell>
          <table:table-cell table:formula="of:=[.P50]/67" office:value-type="float" office:value="31.3313432835821" calcext:value-type="float">
            <text:p>31.3313432836</text:p>
          </table:table-cell>
          <table:table-cell table:formula="of:=AVERAGE([.I50];[.J50];[.K50];[.L50];[.M50])" office:value-type="float" office:value="2099.2" calcext:value-type="float">
            <text:p>2099.2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number-matrix-columns-spanned="2" table:number-matrix-rows-spanned="1" table:formula="of:=MMULT([.N50:.O50];[.$S$2:.$T$3])" office:value-type="float" office:value="30.9286786865672" calcext:value-type="float">
            <text:p>30.9286786866</text:p>
          </table:table-cell>
          <table:table-cell office:value-type="float" office:value="48.2604380179104" calcext:value-type="float">
            <text:p>48.2604380179</text:p>
          </table:table-cell>
          <table:table-cell table:number-columns-repeated="1001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formula="of:=[.A51]-14528" office:value-type="float" office:value="2624" calcext:value-type="float">
            <text:p>2624</text:p>
          </table:table-cell>
          <table:table-cell office:value-type="float" office:value="2624" calcext:value-type="float">
            <text:p>2624</text:p>
          </table:table-cell>
          <table:table-cell office:value-type="float" office:value="16000" calcext:value-type="float">
            <text:p>16000</text:p>
          </table:table-cell>
          <table:table-cell office:value-type="float" office:value="29376" calcext:value-type="float">
            <text:p>29376</text:p>
          </table:table-cell>
          <table:table-cell office:value-type="float" office:value="42432" calcext:value-type="float">
            <text:p>42432</text:p>
          </table:table-cell>
          <table:table-cell office:value-type="float" office:value="55232" calcext:value-type="float">
            <text:p>55232</text:p>
          </table:table-cell>
          <table:table-cell/>
          <table:table-cell table:formula="of:=[.C51]" office:value-type="float" office:value="2624" calcext:value-type="float">
            <text:p>2624</text:p>
          </table:table-cell>
          <table:table-cell table:formula="of:=[.D51]-14080" office:value-type="float" office:value="1920" calcext:value-type="float">
            <text:p>1920</text:p>
          </table:table-cell>
          <table:table-cell table:formula="of:=[.E51]-27136" office:value-type="float" office:value="2240" calcext:value-type="float">
            <text:p>2240</text:p>
          </table:table-cell>
          <table:table-cell table:formula="of:=[.F51]-40576" office:value-type="float" office:value="1856" calcext:value-type="float">
            <text:p>1856</text:p>
          </table:table-cell>
          <table:table-cell table:formula="of:=[.G51]-53184" office:value-type="float" office:value="2048" calcext:value-type="float">
            <text:p>2048</text:p>
          </table:table-cell>
          <table:table-cell office:value-type="float" office:value="49" calcext:value-type="float">
            <text:p>49</text:p>
          </table:table-cell>
          <table:table-cell table:formula="of:=[.P51]/67" office:value-type="float" office:value="31.9044776119403" calcext:value-type="float">
            <text:p>31.9044776119</text:p>
          </table:table-cell>
          <table:table-cell table:formula="of:=AVERAGE([.I51];[.J51];[.K51];[.L51];[.M51])" office:value-type="float" office:value="2137.6" calcext:value-type="float">
            <text:p>2137.6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number-matrix-columns-spanned="2" table:number-matrix-rows-spanned="1" table:formula="of:=MMULT([.N51:.O51];[.$S$2:.$T$3])" office:value-type="float" office:value="31.4934269552239" calcext:value-type="float">
            <text:p>31.4934269552</text:p>
          </table:table-cell>
          <table:table-cell office:value-type="float" office:value="49.2651978597015" calcext:value-type="float">
            <text:p>49.2651978597</text:p>
          </table:table-cell>
          <table:table-cell table:number-columns-repeated="1001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formula="of:=[.A52]-14528" office:value-type="float" office:value="2688" calcext:value-type="float">
            <text:p>2688</text:p>
          </table:table-cell>
          <table:table-cell office:value-type="float" office:value="2688" calcext:value-type="float">
            <text:p>2688</text:p>
          </table:table-cell>
          <table:table-cell office:value-type="float" office:value="16064" calcext:value-type="float">
            <text:p>16064</text:p>
          </table:table-cell>
          <table:table-cell office:value-type="float" office:value="29440" calcext:value-type="float">
            <text:p>29440</text:p>
          </table:table-cell>
          <table:table-cell office:value-type="float" office:value="42496" calcext:value-type="float">
            <text:p>42496</text:p>
          </table:table-cell>
          <table:table-cell office:value-type="float" office:value="55232" calcext:value-type="float">
            <text:p>55232</text:p>
          </table:table-cell>
          <table:table-cell/>
          <table:table-cell table:formula="of:=[.C52]" office:value-type="float" office:value="2688" calcext:value-type="float">
            <text:p>2688</text:p>
          </table:table-cell>
          <table:table-cell table:formula="of:=[.D52]-14080" office:value-type="float" office:value="1984" calcext:value-type="float">
            <text:p>1984</text:p>
          </table:table-cell>
          <table:table-cell table:formula="of:=[.E52]-27136" office:value-type="float" office:value="2304" calcext:value-type="float">
            <text:p>2304</text:p>
          </table:table-cell>
          <table:table-cell table:formula="of:=[.F52]-40576" office:value-type="float" office:value="1920" calcext:value-type="float">
            <text:p>1920</text:p>
          </table:table-cell>
          <table:table-cell table:formula="of:=[.G52]-53184"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[.P52]/67" office:value-type="float" office:value="32.6686567164179" calcext:value-type="float">
            <text:p>32.6686567164</text:p>
          </table:table-cell>
          <table:table-cell table:formula="of:=AVERAGE([.I52];[.J52];[.K52];[.L52];[.M52])" office:value-type="float" office:value="2188.8" calcext:value-type="float">
            <text:p>2188.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matrix-columns-spanned="2" table:number-matrix-rows-spanned="1" table:formula="of:=MMULT([.N52:.O52];[.$S$2:.$T$3])" office:value-type="float" office:value="32.2492133134328" calcext:value-type="float">
            <text:p>32.2492133134</text:p>
          </table:table-cell>
          <table:table-cell office:value-type="float" office:value="50.2715559820896" calcext:value-type="float">
            <text:p>50.2715559821</text:p>
          </table:table-cell>
          <table:table-cell table:number-columns-repeated="1001"/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formula="of:=[.A53]-14528" office:value-type="float" office:value="2752" calcext:value-type="float">
            <text:p>2752</text:p>
          </table:table-cell>
          <table:table-cell office:value-type="float" office:value="2752" calcext:value-type="float">
            <text:p>2752</text:p>
          </table:table-cell>
          <table:table-cell office:value-type="float" office:value="16064" calcext:value-type="float">
            <text:p>16064</text:p>
          </table:table-cell>
          <table:table-cell office:value-type="float" office:value="29504" calcext:value-type="float">
            <text:p>29504</text:p>
          </table:table-cell>
          <table:table-cell office:value-type="float" office:value="42560" calcext:value-type="float">
            <text:p>42560</text:p>
          </table:table-cell>
          <table:table-cell office:value-type="float" office:value="55296" calcext:value-type="float">
            <text:p>55296</text:p>
          </table:table-cell>
          <table:table-cell/>
          <table:table-cell table:formula="of:=[.C53]" office:value-type="float" office:value="2752" calcext:value-type="float">
            <text:p>2752</text:p>
          </table:table-cell>
          <table:table-cell table:formula="of:=[.D53]-14080" office:value-type="float" office:value="1984" calcext:value-type="float">
            <text:p>1984</text:p>
          </table:table-cell>
          <table:table-cell table:formula="of:=[.E53]-27136" office:value-type="float" office:value="2368" calcext:value-type="float">
            <text:p>2368</text:p>
          </table:table-cell>
          <table:table-cell table:formula="of:=[.F53]-40576" office:value-type="float" office:value="1984" calcext:value-type="float">
            <text:p>1984</text:p>
          </table:table-cell>
          <table:table-cell table:formula="of:=[.G53]-53184" office:value-type="float" office:value="2112" calcext:value-type="float">
            <text:p>2112</text:p>
          </table:table-cell>
          <table:table-cell office:value-type="float" office:value="51" calcext:value-type="float">
            <text:p>51</text:p>
          </table:table-cell>
          <table:table-cell table:formula="of:=[.P53]/67" office:value-type="float" office:value="33.4328358208955" calcext:value-type="float">
            <text:p>33.4328358209</text:p>
          </table:table-cell>
          <table:table-cell table:formula="of:=AVERAGE([.I53];[.J53];[.K53];[.L53];[.M53])" office:value-type="float" office:value="2240" calcext:value-type="float">
            <text:p>224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matrix-columns-spanned="2" table:number-matrix-rows-spanned="1" table:formula="of:=MMULT([.N53:.O53];[.$S$2:.$T$3])" office:value-type="float" office:value="33.0049996716418" calcext:value-type="float">
            <text:p>33.0049996716</text:p>
          </table:table-cell>
          <table:table-cell office:value-type="float" office:value="51.2779141044776" calcext:value-type="float">
            <text:p>51.2779141045</text:p>
          </table:table-cell>
          <table:table-cell table:number-columns-repeated="1001"/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formula="of:=[.A54]-14528" office:value-type="float" office:value="2752" calcext:value-type="float">
            <text:p>2752</text:p>
          </table:table-cell>
          <table:table-cell office:value-type="float" office:value="2752" calcext:value-type="float">
            <text:p>2752</text:p>
          </table:table-cell>
          <table:table-cell office:value-type="float" office:value="16128" calcext:value-type="float">
            <text:p>16128</text:p>
          </table:table-cell>
          <table:table-cell office:value-type="float" office:value="29568" calcext:value-type="float">
            <text:p>29568</text:p>
          </table:table-cell>
          <table:table-cell office:value-type="float" office:value="42560" calcext:value-type="float">
            <text:p>42560</text:p>
          </table:table-cell>
          <table:table-cell office:value-type="float" office:value="55360" calcext:value-type="float">
            <text:p>55360</text:p>
          </table:table-cell>
          <table:table-cell/>
          <table:table-cell table:formula="of:=[.C54]" office:value-type="float" office:value="2752" calcext:value-type="float">
            <text:p>2752</text:p>
          </table:table-cell>
          <table:table-cell table:formula="of:=[.D54]-14080" office:value-type="float" office:value="2048" calcext:value-type="float">
            <text:p>2048</text:p>
          </table:table-cell>
          <table:table-cell table:formula="of:=[.E54]-27136" office:value-type="float" office:value="2432" calcext:value-type="float">
            <text:p>2432</text:p>
          </table:table-cell>
          <table:table-cell table:formula="of:=[.F54]-40576" office:value-type="float" office:value="1984" calcext:value-type="float">
            <text:p>1984</text:p>
          </table:table-cell>
          <table:table-cell table:formula="of:=[.G54]-53184" office:value-type="float" office:value="2176" calcext:value-type="float">
            <text:p>2176</text:p>
          </table:table-cell>
          <table:table-cell office:value-type="float" office:value="52" calcext:value-type="float">
            <text:p>52</text:p>
          </table:table-cell>
          <table:table-cell table:formula="of:=[.P54]/67" office:value-type="float" office:value="34.0059701492537" calcext:value-type="float">
            <text:p>34.0059701493</text:p>
          </table:table-cell>
          <table:table-cell table:formula="of:=AVERAGE([.I54];[.J54];[.K54];[.L54];[.M54])" office:value-type="float" office:value="2278.4" calcext:value-type="float">
            <text:p>2278.4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matrix-columns-spanned="2" table:number-matrix-rows-spanned="1" table:formula="of:=MMULT([.N54:.O54];[.$S$2:.$T$3])" office:value-type="float" office:value="33.5697479402985" calcext:value-type="float">
            <text:p>33.5697479403</text:p>
          </table:table-cell>
          <table:table-cell office:value-type="float" office:value="52.2826739462687" calcext:value-type="float">
            <text:p>52.2826739463</text:p>
          </table:table-cell>
          <table:table-cell table:number-columns-repeated="1001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formula="of:=[.A55]-14528" office:value-type="float" office:value="2816" calcext:value-type="float">
            <text:p>2816</text:p>
          </table:table-cell>
          <table:table-cell office:value-type="float" office:value="2816" calcext:value-type="float">
            <text:p>2816</text:p>
          </table:table-cell>
          <table:table-cell office:value-type="float" office:value="16128" calcext:value-type="float">
            <text:p>16128</text:p>
          </table:table-cell>
          <table:table-cell office:value-type="float" office:value="29568" calcext:value-type="float">
            <text:p>29568</text:p>
          </table:table-cell>
          <table:table-cell office:value-type="float" office:value="42624" calcext:value-type="float">
            <text:p>42624</text:p>
          </table:table-cell>
          <table:table-cell office:value-type="float" office:value="55360" calcext:value-type="float">
            <text:p>55360</text:p>
          </table:table-cell>
          <table:table-cell/>
          <table:table-cell table:formula="of:=[.C55]" office:value-type="float" office:value="2816" calcext:value-type="float">
            <text:p>2816</text:p>
          </table:table-cell>
          <table:table-cell table:formula="of:=[.D55]-14080" office:value-type="float" office:value="2048" calcext:value-type="float">
            <text:p>2048</text:p>
          </table:table-cell>
          <table:table-cell table:formula="of:=[.E55]-27136" office:value-type="float" office:value="2432" calcext:value-type="float">
            <text:p>2432</text:p>
          </table:table-cell>
          <table:table-cell table:formula="of:=[.F55]-40576" office:value-type="float" office:value="2048" calcext:value-type="float">
            <text:p>2048</text:p>
          </table:table-cell>
          <table:table-cell table:formula="of:=[.G55]-53184" office:value-type="float" office:value="2176" calcext:value-type="float">
            <text:p>2176</text:p>
          </table:table-cell>
          <table:table-cell office:value-type="float" office:value="53" calcext:value-type="float">
            <text:p>53</text:p>
          </table:table-cell>
          <table:table-cell table:formula="of:=[.P55]/67" office:value-type="float" office:value="34.3880597014925" calcext:value-type="float">
            <text:p>34.3880597015</text:p>
          </table:table-cell>
          <table:table-cell table:formula="of:=AVERAGE([.I55];[.J55];[.K55];[.L55];[.M55])" office:value-type="float" office:value="2304" calcext:value-type="float">
            <text:p>230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matrix-columns-spanned="2" table:number-matrix-rows-spanned="1" table:formula="of:=MMULT([.N55:.O55];[.$S$2:.$T$3])" office:value-type="float" office:value="33.943458119403" calcext:value-type="float">
            <text:p>33.9434581194</text:p>
          </table:table-cell>
          <table:table-cell office:value-type="float" office:value="53.2858355074627" calcext:value-type="float">
            <text:p>53.2858355075</text:p>
          </table:table-cell>
          <table:table-cell table:number-columns-repeated="1001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formula="of:=[.A56]-14528" office:value-type="float" office:value="2816" calcext:value-type="float">
            <text:p>2816</text:p>
          </table:table-cell>
          <table:table-cell office:value-type="float" office:value="2816" calcext:value-type="float">
            <text:p>2816</text:p>
          </table:table-cell>
          <table:table-cell office:value-type="float" office:value="16192" calcext:value-type="float">
            <text:p>16192</text:p>
          </table:table-cell>
          <table:table-cell office:value-type="float" office:value="29632" calcext:value-type="float">
            <text:p>29632</text:p>
          </table:table-cell>
          <table:table-cell office:value-type="float" office:value="42624" calcext:value-type="float">
            <text:p>42624</text:p>
          </table:table-cell>
          <table:table-cell office:value-type="float" office:value="55424" calcext:value-type="float">
            <text:p>55424</text:p>
          </table:table-cell>
          <table:table-cell/>
          <table:table-cell table:formula="of:=[.C56]" office:value-type="float" office:value="2816" calcext:value-type="float">
            <text:p>2816</text:p>
          </table:table-cell>
          <table:table-cell table:formula="of:=[.D56]-14080" office:value-type="float" office:value="2112" calcext:value-type="float">
            <text:p>2112</text:p>
          </table:table-cell>
          <table:table-cell table:formula="of:=[.E56]-27136" office:value-type="float" office:value="2496" calcext:value-type="float">
            <text:p>2496</text:p>
          </table:table-cell>
          <table:table-cell table:formula="of:=[.F56]-40576" office:value-type="float" office:value="2048" calcext:value-type="float">
            <text:p>2048</text:p>
          </table:table-cell>
          <table:table-cell table:formula="of:=[.G56]-53184" office:value-type="float" office:value="2240" calcext:value-type="float">
            <text:p>2240</text:p>
          </table:table-cell>
          <table:table-cell office:value-type="float" office:value="54" calcext:value-type="float">
            <text:p>54</text:p>
          </table:table-cell>
          <table:table-cell table:formula="of:=[.P56]/67" office:value-type="float" office:value="34.9611940298507" calcext:value-type="float">
            <text:p>34.9611940299</text:p>
          </table:table-cell>
          <table:table-cell table:formula="of:=AVERAGE([.I56];[.J56];[.K56];[.L56];[.M56])" office:value-type="float" office:value="2342.4" calcext:value-type="float">
            <text:p>2342.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matrix-columns-spanned="2" table:number-matrix-rows-spanned="1" table:formula="of:=MMULT([.N56:.O56];[.$S$2:.$T$3])" office:value-type="float" office:value="34.5082063880597" calcext:value-type="float">
            <text:p>34.5082063881</text:p>
          </table:table-cell>
          <table:table-cell office:value-type="float" office:value="54.2905953492537" calcext:value-type="float">
            <text:p>54.2905953493</text:p>
          </table:table-cell>
          <table:table-cell table:number-columns-repeated="1001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formula="of:=[.A57]-14528" office:value-type="float" office:value="2880" calcext:value-type="float">
            <text:p>2880</text:p>
          </table:table-cell>
          <table:table-cell office:value-type="float" office:value="2880" calcext:value-type="float">
            <text:p>2880</text:p>
          </table:table-cell>
          <table:table-cell office:value-type="float" office:value="16192" calcext:value-type="float">
            <text:p>16192</text:p>
          </table:table-cell>
          <table:table-cell office:value-type="float" office:value="29696" calcext:value-type="float">
            <text:p>29696</text:p>
          </table:table-cell>
          <table:table-cell office:value-type="float" office:value="42624" calcext:value-type="float">
            <text:p>42624</text:p>
          </table:table-cell>
          <table:table-cell office:value-type="float" office:value="55424" calcext:value-type="float">
            <text:p>55424</text:p>
          </table:table-cell>
          <table:table-cell/>
          <table:table-cell table:formula="of:=[.C57]" office:value-type="float" office:value="2880" calcext:value-type="float">
            <text:p>2880</text:p>
          </table:table-cell>
          <table:table-cell table:formula="of:=[.D57]-14080" office:value-type="float" office:value="2112" calcext:value-type="float">
            <text:p>2112</text:p>
          </table:table-cell>
          <table:table-cell table:formula="of:=[.E57]-27136" office:value-type="float" office:value="2560" calcext:value-type="float">
            <text:p>2560</text:p>
          </table:table-cell>
          <table:table-cell table:formula="of:=[.F57]-40576" office:value-type="float" office:value="2048" calcext:value-type="float">
            <text:p>2048</text:p>
          </table:table-cell>
          <table:table-cell table:formula="of:=[.G57]-53184" office:value-type="float" office:value="2240" calcext:value-type="float">
            <text:p>2240</text:p>
          </table:table-cell>
          <table:table-cell office:value-type="float" office:value="55" calcext:value-type="float">
            <text:p>55</text:p>
          </table:table-cell>
          <table:table-cell table:formula="of:=[.P57]/67" office:value-type="float" office:value="35.3432835820896" calcext:value-type="float">
            <text:p>35.3432835821</text:p>
          </table:table-cell>
          <table:table-cell table:formula="of:=AVERAGE([.I57];[.J57];[.K57];[.L57];[.M57])" office:value-type="float" office:value="2368" calcext:value-type="float">
            <text:p>236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matrix-columns-spanned="2" table:number-matrix-rows-spanned="1" table:formula="of:=MMULT([.N57:.O57];[.$S$2:.$T$3])" office:value-type="float" office:value="34.8819165671642" calcext:value-type="float">
            <text:p>34.8819165672</text:p>
          </table:table-cell>
          <table:table-cell office:value-type="float" office:value="55.2937569104478" calcext:value-type="float">
            <text:p>55.2937569104</text:p>
          </table:table-cell>
          <table:table-cell table:number-columns-repeated="1001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formula="of:=[.A58]-14528" office:value-type="float" office:value="2944" calcext:value-type="float">
            <text:p>2944</text:p>
          </table:table-cell>
          <table:table-cell office:value-type="float" office:value="2944" calcext:value-type="float">
            <text:p>2944</text:p>
          </table:table-cell>
          <table:table-cell office:value-type="float" office:value="16256" calcext:value-type="float">
            <text:p>16256</text:p>
          </table:table-cell>
          <table:table-cell office:value-type="float" office:value="29696" calcext:value-type="float">
            <text:p>29696</text:p>
          </table:table-cell>
          <table:table-cell office:value-type="float" office:value="42688" calcext:value-type="float">
            <text:p>42688</text:p>
          </table:table-cell>
          <table:table-cell office:value-type="float" office:value="55488" calcext:value-type="float">
            <text:p>55488</text:p>
          </table:table-cell>
          <table:table-cell/>
          <table:table-cell table:formula="of:=[.C58]" office:value-type="float" office:value="2944" calcext:value-type="float">
            <text:p>2944</text:p>
          </table:table-cell>
          <table:table-cell table:formula="of:=[.D58]-14080" office:value-type="float" office:value="2176" calcext:value-type="float">
            <text:p>2176</text:p>
          </table:table-cell>
          <table:table-cell table:formula="of:=[.E58]-27136" office:value-type="float" office:value="2560" calcext:value-type="float">
            <text:p>2560</text:p>
          </table:table-cell>
          <table:table-cell table:formula="of:=[.F58]-40576" office:value-type="float" office:value="2112" calcext:value-type="float">
            <text:p>2112</text:p>
          </table:table-cell>
          <table:table-cell table:formula="of:=[.G58]-53184" office:value-type="float" office:value="2304" calcext:value-type="float">
            <text:p>2304</text:p>
          </table:table-cell>
          <table:table-cell office:value-type="float" office:value="56" calcext:value-type="float">
            <text:p>56</text:p>
          </table:table-cell>
          <table:table-cell table:formula="of:=[.P58]/67" office:value-type="float" office:value="36.1074626865672" calcext:value-type="float">
            <text:p>36.1074626866</text:p>
          </table:table-cell>
          <table:table-cell table:formula="of:=AVERAGE([.I58];[.J58];[.K58];[.L58];[.M58])" office:value-type="float" office:value="2419.2" calcext:value-type="float">
            <text:p>2419.2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number-matrix-columns-spanned="2" table:number-matrix-rows-spanned="1" table:formula="of:=MMULT([.N58:.O58];[.$S$2:.$T$3])" office:value-type="float" office:value="35.6377029253731" calcext:value-type="float">
            <text:p>35.6377029254</text:p>
          </table:table-cell>
          <table:table-cell office:value-type="float" office:value="56.3001150328358" calcext:value-type="float">
            <text:p>56.3001150328</text:p>
          </table:table-cell>
          <table:table-cell table:number-columns-repeated="1001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formula="of:=[.A59]-14528" office:value-type="float" office:value="2944" calcext:value-type="float">
            <text:p>2944</text:p>
          </table:table-cell>
          <table:table-cell office:value-type="float" office:value="2944" calcext:value-type="float">
            <text:p>2944</text:p>
          </table:table-cell>
          <table:table-cell office:value-type="float" office:value="16256" calcext:value-type="float">
            <text:p>16256</text:p>
          </table:table-cell>
          <table:table-cell office:value-type="float" office:value="29760" calcext:value-type="float">
            <text:p>29760</text:p>
          </table:table-cell>
          <table:table-cell office:value-type="float" office:value="42688" calcext:value-type="float">
            <text:p>42688</text:p>
          </table:table-cell>
          <table:table-cell office:value-type="float" office:value="55488" calcext:value-type="float">
            <text:p>55488</text:p>
          </table:table-cell>
          <table:table-cell/>
          <table:table-cell table:formula="of:=[.C59]" office:value-type="float" office:value="2944" calcext:value-type="float">
            <text:p>2944</text:p>
          </table:table-cell>
          <table:table-cell table:formula="of:=[.D59]-14080" office:value-type="float" office:value="2176" calcext:value-type="float">
            <text:p>2176</text:p>
          </table:table-cell>
          <table:table-cell table:formula="of:=[.E59]-27136" office:value-type="float" office:value="2624" calcext:value-type="float">
            <text:p>2624</text:p>
          </table:table-cell>
          <table:table-cell table:formula="of:=[.F59]-40576" office:value-type="float" office:value="2112" calcext:value-type="float">
            <text:p>2112</text:p>
          </table:table-cell>
          <table:table-cell table:formula="of:=[.G59]-53184" office:value-type="float" office:value="2304" calcext:value-type="float">
            <text:p>2304</text:p>
          </table:table-cell>
          <table:table-cell office:value-type="float" office:value="57" calcext:value-type="float">
            <text:p>57</text:p>
          </table:table-cell>
          <table:table-cell table:formula="of:=[.P59]/67" office:value-type="float" office:value="36.2985074626866" calcext:value-type="float">
            <text:p>36.2985074627</text:p>
          </table:table-cell>
          <table:table-cell table:formula="of:=AVERAGE([.I59];[.J59];[.K59];[.L59];[.M59])" office:value-type="float" office:value="2432" calcext:value-type="float">
            <text:p>2432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matrix-columns-spanned="2" table:number-matrix-rows-spanned="1" table:formula="of:=MMULT([.N59:.O59];[.$S$2:.$T$3])" office:value-type="float" office:value="35.8203750149254" calcext:value-type="float">
            <text:p>35.8203750149</text:p>
          </table:table-cell>
          <table:table-cell office:value-type="float" office:value="57.3016783134328" calcext:value-type="float">
            <text:p>57.3016783134</text:p>
          </table:table-cell>
          <table:table-cell table:number-columns-repeated="1001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formula="of:=[.A60]-14528" office:value-type="float" office:value="2944" calcext:value-type="float">
            <text:p>2944</text:p>
          </table:table-cell>
          <table:table-cell office:value-type="float" office:value="2944" calcext:value-type="float">
            <text:p>2944</text:p>
          </table:table-cell>
          <table:table-cell office:value-type="float" office:value="16320" calcext:value-type="float">
            <text:p>16320</text:p>
          </table:table-cell>
          <table:table-cell office:value-type="float" office:value="29824" calcext:value-type="float">
            <text:p>29824</text:p>
          </table:table-cell>
          <table:table-cell office:value-type="float" office:value="42688" calcext:value-type="float">
            <text:p>42688</text:p>
          </table:table-cell>
          <table:table-cell office:value-type="float" office:value="55552" calcext:value-type="float">
            <text:p>55552</text:p>
          </table:table-cell>
          <table:table-cell/>
          <table:table-cell table:formula="of:=[.C60]" office:value-type="float" office:value="2944" calcext:value-type="float">
            <text:p>2944</text:p>
          </table:table-cell>
          <table:table-cell table:formula="of:=[.D60]-14080" office:value-type="float" office:value="2240" calcext:value-type="float">
            <text:p>2240</text:p>
          </table:table-cell>
          <table:table-cell table:formula="of:=[.E60]-27136" office:value-type="float" office:value="2688" calcext:value-type="float">
            <text:p>2688</text:p>
          </table:table-cell>
          <table:table-cell table:formula="of:=[.F60]-40576" office:value-type="float" office:value="2112" calcext:value-type="float">
            <text:p>2112</text:p>
          </table:table-cell>
          <table:table-cell table:formula="of:=[.G60]-53184" office:value-type="float" office:value="2368" calcext:value-type="float">
            <text:p>2368</text:p>
          </table:table-cell>
          <table:table-cell office:value-type="float" office:value="58" calcext:value-type="float">
            <text:p>58</text:p>
          </table:table-cell>
          <table:table-cell table:formula="of:=[.P60]/67" office:value-type="float" office:value="36.8716417910448" calcext:value-type="float">
            <text:p>36.871641791</text:p>
          </table:table-cell>
          <table:table-cell table:formula="of:=AVERAGE([.I60];[.J60];[.K60];[.L60];[.M60])" office:value-type="float" office:value="2470.4" calcext:value-type="float">
            <text:p>2470.4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number-matrix-columns-spanned="2" table:number-matrix-rows-spanned="1" table:formula="of:=MMULT([.N60:.O60];[.$S$2:.$T$3])" office:value-type="float" office:value="36.3851232835821" calcext:value-type="float">
            <text:p>36.3851232836</text:p>
          </table:table-cell>
          <table:table-cell office:value-type="float" office:value="58.3064381552239" calcext:value-type="float">
            <text:p>58.3064381552</text:p>
          </table:table-cell>
          <table:table-cell table:number-columns-repeated="1001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formula="of:=[.A61]-14528" office:value-type="float" office:value="3008" calcext:value-type="float">
            <text:p>3008</text:p>
          </table:table-cell>
          <table:table-cell office:value-type="float" office:value="3008" calcext:value-type="float">
            <text:p>3008</text:p>
          </table:table-cell>
          <table:table-cell office:value-type="float" office:value="16384" calcext:value-type="float">
            <text:p>16384</text:p>
          </table:table-cell>
          <table:table-cell office:value-type="float" office:value="29824" calcext:value-type="float">
            <text:p>29824</text:p>
          </table:table-cell>
          <table:table-cell office:value-type="float" office:value="42752" calcext:value-type="float">
            <text:p>42752</text:p>
          </table:table-cell>
          <table:table-cell office:value-type="float" office:value="55552" calcext:value-type="float">
            <text:p>55552</text:p>
          </table:table-cell>
          <table:table-cell/>
          <table:table-cell table:formula="of:=[.C61]" office:value-type="float" office:value="3008" calcext:value-type="float">
            <text:p>3008</text:p>
          </table:table-cell>
          <table:table-cell table:formula="of:=[.D61]-14080" office:value-type="float" office:value="2304" calcext:value-type="float">
            <text:p>2304</text:p>
          </table:table-cell>
          <table:table-cell table:formula="of:=[.E61]-27136" office:value-type="float" office:value="2688" calcext:value-type="float">
            <text:p>2688</text:p>
          </table:table-cell>
          <table:table-cell table:formula="of:=[.F61]-40576" office:value-type="float" office:value="2176" calcext:value-type="float">
            <text:p>2176</text:p>
          </table:table-cell>
          <table:table-cell table:formula="of:=[.G61]-53184" office:value-type="float" office:value="2368" calcext:value-type="float">
            <text:p>2368</text:p>
          </table:table-cell>
          <table:table-cell office:value-type="float" office:value="59" calcext:value-type="float">
            <text:p>59</text:p>
          </table:table-cell>
          <table:table-cell table:formula="of:=[.P61]/67" office:value-type="float" office:value="37.444776119403" calcext:value-type="float">
            <text:p>37.4447761194</text:p>
          </table:table-cell>
          <table:table-cell table:formula="of:=AVERAGE([.I61];[.J61];[.K61];[.L61];[.M61])" office:value-type="float" office:value="2508.8" calcext:value-type="float">
            <text:p>2508.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matrix-columns-spanned="2" table:number-matrix-rows-spanned="1" table:formula="of:=MMULT([.N61:.O61];[.$S$2:.$T$3])" office:value-type="float" office:value="36.9498715522388" calcext:value-type="float">
            <text:p>36.9498715522</text:p>
          </table:table-cell>
          <table:table-cell office:value-type="float" office:value="59.3111979970149" calcext:value-type="float">
            <text:p>59.311197997</text:p>
          </table:table-cell>
          <table:table-cell table:number-columns-repeated="1001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formula="of:=[.A62]-14528" office:value-type="float" office:value="3072" calcext:value-type="float">
            <text:p>3072</text:p>
          </table:table-cell>
          <table:table-cell office:value-type="float" office:value="3072" calcext:value-type="float">
            <text:p>3072</text:p>
          </table:table-cell>
          <table:table-cell office:value-type="float" office:value="16384" calcext:value-type="float">
            <text:p>16384</text:p>
          </table:table-cell>
          <table:table-cell office:value-type="float" office:value="29888" calcext:value-type="float">
            <text:p>29888</text:p>
          </table:table-cell>
          <table:table-cell office:value-type="float" office:value="42752" calcext:value-type="float">
            <text:p>42752</text:p>
          </table:table-cell>
          <table:table-cell office:value-type="float" office:value="55616" calcext:value-type="float">
            <text:p>55616</text:p>
          </table:table-cell>
          <table:table-cell/>
          <table:table-cell table:formula="of:=[.C62]" office:value-type="float" office:value="3072" calcext:value-type="float">
            <text:p>3072</text:p>
          </table:table-cell>
          <table:table-cell table:formula="of:=[.D62]-14080" office:value-type="float" office:value="2304" calcext:value-type="float">
            <text:p>2304</text:p>
          </table:table-cell>
          <table:table-cell table:formula="of:=[.E62]-27136" office:value-type="float" office:value="2752" calcext:value-type="float">
            <text:p>2752</text:p>
          </table:table-cell>
          <table:table-cell table:formula="of:=[.F62]-40576" office:value-type="float" office:value="2176" calcext:value-type="float">
            <text:p>2176</text:p>
          </table:table-cell>
          <table:table-cell table:formula="of:=[.G62]-53184" office:value-type="float" office:value="2432" calcext:value-type="float">
            <text:p>2432</text:p>
          </table:table-cell>
          <table:table-cell office:value-type="float" office:value="60" calcext:value-type="float">
            <text:p>60</text:p>
          </table:table-cell>
          <table:table-cell table:formula="of:=[.P62]/67" office:value-type="float" office:value="38.0179104477612" calcext:value-type="float">
            <text:p>38.0179104478</text:p>
          </table:table-cell>
          <table:table-cell table:formula="of:=AVERAGE([.I62];[.J62];[.K62];[.L62];[.M62])" office:value-type="float" office:value="2547.2" calcext:value-type="float">
            <text:p>2547.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matrix-columns-spanned="2" table:number-matrix-rows-spanned="1" table:formula="of:=MMULT([.N62:.O62];[.$S$2:.$T$3])" office:value-type="float" office:value="37.5146198208955" calcext:value-type="float">
            <text:p>37.5146198209</text:p>
          </table:table-cell>
          <table:table-cell office:value-type="float" office:value="60.315957838806" calcext:value-type="float">
            <text:p>60.3159578388</text:p>
          </table:table-cell>
          <table:table-cell table:number-columns-repeated="1001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formula="of:=[.A63]-14528" office:value-type="float" office:value="3072" calcext:value-type="float">
            <text:p>3072</text:p>
          </table:table-cell>
          <table:table-cell office:value-type="float" office:value="3072" calcext:value-type="float">
            <text:p>3072</text:p>
          </table:table-cell>
          <table:table-cell office:value-type="float" office:value="16384" calcext:value-type="float">
            <text:p>16384</text:p>
          </table:table-cell>
          <table:table-cell office:value-type="float" office:value="29888" calcext:value-type="float">
            <text:p>29888</text:p>
          </table:table-cell>
          <table:table-cell office:value-type="float" office:value="42816" calcext:value-type="float">
            <text:p>42816</text:p>
          </table:table-cell>
          <table:table-cell office:value-type="float" office:value="55616" calcext:value-type="float">
            <text:p>55616</text:p>
          </table:table-cell>
          <table:table-cell/>
          <table:table-cell table:formula="of:=[.C63]" office:value-type="float" office:value="3072" calcext:value-type="float">
            <text:p>3072</text:p>
          </table:table-cell>
          <table:table-cell table:formula="of:=[.D63]-14080" office:value-type="float" office:value="2304" calcext:value-type="float">
            <text:p>2304</text:p>
          </table:table-cell>
          <table:table-cell table:formula="of:=[.E63]-27136" office:value-type="float" office:value="2752" calcext:value-type="float">
            <text:p>2752</text:p>
          </table:table-cell>
          <table:table-cell table:formula="of:=[.F63]-40576" office:value-type="float" office:value="2240" calcext:value-type="float">
            <text:p>2240</text:p>
          </table:table-cell>
          <table:table-cell table:formula="of:=[.G63]-53184" office:value-type="float" office:value="2432" calcext:value-type="float">
            <text:p>2432</text:p>
          </table:table-cell>
          <table:table-cell office:value-type="float" office:value="61" calcext:value-type="float">
            <text:p>61</text:p>
          </table:table-cell>
          <table:table-cell table:formula="of:=[.P63]/67" office:value-type="float" office:value="38.2089552238806" calcext:value-type="float">
            <text:p>38.2089552239</text:p>
          </table:table-cell>
          <table:table-cell table:formula="of:=AVERAGE([.I63];[.J63];[.K63];[.L63];[.M63])" office:value-type="float" office:value="2560" calcext:value-type="float">
            <text:p>2560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number-matrix-columns-spanned="2" table:number-matrix-rows-spanned="1" table:formula="of:=MMULT([.N63:.O63];[.$S$2:.$T$3])" office:value-type="float" office:value="37.6972919104478" calcext:value-type="float">
            <text:p>37.6972919104</text:p>
          </table:table-cell>
          <table:table-cell office:value-type="float" office:value="61.317521119403" calcext:value-type="float">
            <text:p>61.3175211194</text:p>
          </table:table-cell>
          <table:table-cell table:number-columns-repeated="1001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formula="of:=[.A64]-14528" office:value-type="float" office:value="3072" calcext:value-type="float">
            <text:p>3072</text:p>
          </table:table-cell>
          <table:table-cell office:value-type="float" office:value="3072" calcext:value-type="float">
            <text:p>3072</text:p>
          </table:table-cell>
          <table:table-cell office:value-type="float" office:value="16448" calcext:value-type="float">
            <text:p>16448</text:p>
          </table:table-cell>
          <table:table-cell office:value-type="float" office:value="29952" calcext:value-type="float">
            <text:p>29952</text:p>
          </table:table-cell>
          <table:table-cell office:value-type="float" office:value="42816" calcext:value-type="float">
            <text:p>42816</text:p>
          </table:table-cell>
          <table:table-cell office:value-type="float" office:value="55680" calcext:value-type="float">
            <text:p>55680</text:p>
          </table:table-cell>
          <table:table-cell/>
          <table:table-cell table:formula="of:=[.C64]" office:value-type="float" office:value="3072" calcext:value-type="float">
            <text:p>3072</text:p>
          </table:table-cell>
          <table:table-cell table:formula="of:=[.D64]-14080" office:value-type="float" office:value="2368" calcext:value-type="float">
            <text:p>2368</text:p>
          </table:table-cell>
          <table:table-cell table:formula="of:=[.E64]-27136" office:value-type="float" office:value="2816" calcext:value-type="float">
            <text:p>2816</text:p>
          </table:table-cell>
          <table:table-cell table:formula="of:=[.F64]-40576" office:value-type="float" office:value="2240" calcext:value-type="float">
            <text:p>2240</text:p>
          </table:table-cell>
          <table:table-cell table:formula="of:=[.G64]-53184" office:value-type="float" office:value="2496" calcext:value-type="float">
            <text:p>2496</text:p>
          </table:table-cell>
          <table:table-cell office:value-type="float" office:value="62" calcext:value-type="float">
            <text:p>62</text:p>
          </table:table-cell>
          <table:table-cell table:formula="of:=[.P64]/67" office:value-type="float" office:value="38.7820895522388" calcext:value-type="float">
            <text:p>38.7820895522</text:p>
          </table:table-cell>
          <table:table-cell table:formula="of:=AVERAGE([.I64];[.J64];[.K64];[.L64];[.M64])" office:value-type="float" office:value="2598.4" calcext:value-type="float">
            <text:p>2598.4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matrix-columns-spanned="2" table:number-matrix-rows-spanned="1" table:formula="of:=MMULT([.N64:.O64];[.$S$2:.$T$3])" office:value-type="float" office:value="38.2620401791045" calcext:value-type="float">
            <text:p>38.2620401791</text:p>
          </table:table-cell>
          <table:table-cell office:value-type="float" office:value="62.322280961194" calcext:value-type="float">
            <text:p>62.3222809612</text:p>
          </table:table-cell>
          <table:table-cell table:number-columns-repeated="1001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formula="of:=[.A65]-14528" office:value-type="float" office:value="3136" calcext:value-type="float">
            <text:p>3136</text:p>
          </table:table-cell>
          <table:table-cell office:value-type="float" office:value="3136" calcext:value-type="float">
            <text:p>3136</text:p>
          </table:table-cell>
          <table:table-cell office:value-type="float" office:value="16512" calcext:value-type="float">
            <text:p>16512</text:p>
          </table:table-cell>
          <table:table-cell office:value-type="float" office:value="29952" calcext:value-type="float">
            <text:p>29952</text:p>
          </table:table-cell>
          <table:table-cell office:value-type="float" office:value="42880" calcext:value-type="float">
            <text:p>42880</text:p>
          </table:table-cell>
          <table:table-cell office:value-type="float" office:value="55744" calcext:value-type="float">
            <text:p>55744</text:p>
          </table:table-cell>
          <table:table-cell/>
          <table:table-cell table:formula="of:=[.C65]" office:value-type="float" office:value="3136" calcext:value-type="float">
            <text:p>3136</text:p>
          </table:table-cell>
          <table:table-cell table:formula="of:=[.D65]-14080" office:value-type="float" office:value="2432" calcext:value-type="float">
            <text:p>2432</text:p>
          </table:table-cell>
          <table:table-cell table:formula="of:=[.E65]-27136" office:value-type="float" office:value="2816" calcext:value-type="float">
            <text:p>2816</text:p>
          </table:table-cell>
          <table:table-cell table:formula="of:=[.F65]-40576" office:value-type="float" office:value="2304" calcext:value-type="float">
            <text:p>2304</text:p>
          </table:table-cell>
          <table:table-cell table:formula="of:=[.G65]-53184" office:value-type="float" office:value="2560" calcext:value-type="float">
            <text:p>2560</text:p>
          </table:table-cell>
          <table:table-cell office:value-type="float" office:value="63" calcext:value-type="float">
            <text:p>63</text:p>
          </table:table-cell>
          <table:table-cell table:formula="of:=[.P65]/67" office:value-type="float" office:value="39.5462686567164" calcext:value-type="float">
            <text:p>39.5462686567</text:p>
          </table:table-cell>
          <table:table-cell table:formula="of:=AVERAGE([.I65];[.J65];[.K65];[.L65];[.M65])" office:value-type="float" office:value="2649.6" calcext:value-type="float">
            <text:p>2649.6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number-matrix-columns-spanned="2" table:number-matrix-rows-spanned="1" table:formula="of:=MMULT([.N65:.O65];[.$S$2:.$T$3])" office:value-type="float" office:value="39.0178265373134" calcext:value-type="float">
            <text:p>39.0178265373</text:p>
          </table:table-cell>
          <table:table-cell office:value-type="float" office:value="63.3286390835821" calcext:value-type="float">
            <text:p>63.3286390836</text:p>
          </table:table-cell>
          <table:table-cell table:number-columns-repeated="1001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formula="of:=[.A66]-14528" office:value-type="float" office:value="3200" calcext:value-type="float">
            <text:p>3200</text:p>
          </table:table-cell>
          <table:table-cell office:value-type="float" office:value="3200" calcext:value-type="float">
            <text:p>3200</text:p>
          </table:table-cell>
          <table:table-cell office:value-type="float" office:value="16512" calcext:value-type="float">
            <text:p>16512</text:p>
          </table:table-cell>
          <table:table-cell office:value-type="float" office:value="30016" calcext:value-type="float">
            <text:p>30016</text:p>
          </table:table-cell>
          <table:table-cell office:value-type="float" office:value="42880" calcext:value-type="float">
            <text:p>42880</text:p>
          </table:table-cell>
          <table:table-cell office:value-type="float" office:value="55744" calcext:value-type="float">
            <text:p>55744</text:p>
          </table:table-cell>
          <table:table-cell/>
          <table:table-cell table:formula="of:=[.C66]" office:value-type="float" office:value="3200" calcext:value-type="float">
            <text:p>3200</text:p>
          </table:table-cell>
          <table:table-cell table:formula="of:=[.D66]-14080" office:value-type="float" office:value="2432" calcext:value-type="float">
            <text:p>2432</text:p>
          </table:table-cell>
          <table:table-cell table:formula="of:=[.E66]-27136" office:value-type="float" office:value="2880" calcext:value-type="float">
            <text:p>2880</text:p>
          </table:table-cell>
          <table:table-cell table:formula="of:=[.F66]-40576" office:value-type="float" office:value="2304" calcext:value-type="float">
            <text:p>2304</text:p>
          </table:table-cell>
          <table:table-cell table:formula="of:=[.G66]-53184"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table:formula="of:=[.P66]/67" office:value-type="float" office:value="39.9283582089552" calcext:value-type="float">
            <text:p>39.928358209</text:p>
          </table:table-cell>
          <table:table-cell table:formula="of:=AVERAGE([.I66];[.J66];[.K66];[.L66];[.M66])" office:value-type="float" office:value="2675.2" calcext:value-type="float">
            <text:p>2675.2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number-matrix-columns-spanned="2" table:number-matrix-rows-spanned="1" table:formula="of:=MMULT([.N66:.O66];[.$S$2:.$T$3])" office:value-type="float" office:value="39.3915367164179" calcext:value-type="float">
            <text:p>39.3915367164</text:p>
          </table:table-cell>
          <table:table-cell office:value-type="float" office:value="64.3318006447761" calcext:value-type="float">
            <text:p>64.3318006448</text:p>
          </table:table-cell>
          <table:table-cell table:number-columns-repeated="1001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formula="of:=[.A67]-14528" office:value-type="float" office:value="3200" calcext:value-type="float">
            <text:p>3200</text:p>
          </table:table-cell>
          <table:table-cell office:value-type="float" office:value="3200" calcext:value-type="float">
            <text:p>3200</text:p>
          </table:table-cell>
          <table:table-cell office:value-type="float" office:value="16576" calcext:value-type="float">
            <text:p>16576</text:p>
          </table:table-cell>
          <table:table-cell office:value-type="float" office:value="30016" calcext:value-type="float">
            <text:p>30016</text:p>
          </table:table-cell>
          <table:table-cell office:value-type="float" office:value="42944" calcext:value-type="float">
            <text:p>42944</text:p>
          </table:table-cell>
          <table:table-cell office:value-type="float" office:value="55744" calcext:value-type="float">
            <text:p>55744</text:p>
          </table:table-cell>
          <table:table-cell/>
          <table:table-cell table:formula="of:=[.C67]" office:value-type="float" office:value="3200" calcext:value-type="float">
            <text:p>3200</text:p>
          </table:table-cell>
          <table:table-cell table:formula="of:=[.D67]-14080" office:value-type="float" office:value="2496" calcext:value-type="float">
            <text:p>2496</text:p>
          </table:table-cell>
          <table:table-cell table:formula="of:=[.E67]-27136" office:value-type="float" office:value="2880" calcext:value-type="float">
            <text:p>2880</text:p>
          </table:table-cell>
          <table:table-cell table:formula="of:=[.F67]-40576" office:value-type="float" office:value="2368" calcext:value-type="float">
            <text:p>2368</text:p>
          </table:table-cell>
          <table:table-cell table:formula="of:=[.G67]-53184" office:value-type="float" office:value="2560" calcext:value-type="float">
            <text:p>2560</text:p>
          </table:table-cell>
          <table:table-cell office:value-type="float" office:value="65" calcext:value-type="float">
            <text:p>65</text:p>
          </table:table-cell>
          <table:table-cell table:formula="of:=[.P67]/67" office:value-type="float" office:value="40.310447761194" calcext:value-type="float">
            <text:p>40.3104477612</text:p>
          </table:table-cell>
          <table:table-cell table:formula="of:=AVERAGE([.I67];[.J67];[.K67];[.L67];[.M67])" office:value-type="float" office:value="2700.8" calcext:value-type="float">
            <text:p>2700.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matrix-columns-spanned="2" table:number-matrix-rows-spanned="1" table:formula="of:=MMULT([.N67:.O67];[.$S$2:.$T$3])" office:value-type="float" office:value="39.7652468955224" calcext:value-type="float">
            <text:p>39.7652468955</text:p>
          </table:table-cell>
          <table:table-cell office:value-type="float" office:value="65.3349622059702" calcext:value-type="float">
            <text:p>65.334962206</text:p>
          </table:table-cell>
          <table:table-cell table:number-columns-repeated="1001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formula="of:=[.A68]-14528" office:value-type="float" office:value="3264" calcext:value-type="float">
            <text:p>3264</text:p>
          </table:table-cell>
          <table:table-cell office:value-type="float" office:value="3264" calcext:value-type="float">
            <text:p>3264</text:p>
          </table:table-cell>
          <table:table-cell office:value-type="float" office:value="16576" calcext:value-type="float">
            <text:p>16576</text:p>
          </table:table-cell>
          <table:table-cell office:value-type="float" office:value="30080" calcext:value-type="float">
            <text:p>30080</text:p>
          </table:table-cell>
          <table:table-cell office:value-type="float" office:value="43008" calcext:value-type="float">
            <text:p>43008</text:p>
          </table:table-cell>
          <table:table-cell office:value-type="float" office:value="55808" calcext:value-type="float">
            <text:p>55808</text:p>
          </table:table-cell>
          <table:table-cell/>
          <table:table-cell table:formula="of:=[.C68]" office:value-type="float" office:value="3264" calcext:value-type="float">
            <text:p>3264</text:p>
          </table:table-cell>
          <table:table-cell table:formula="of:=[.D68]-14080" office:value-type="float" office:value="2496" calcext:value-type="float">
            <text:p>2496</text:p>
          </table:table-cell>
          <table:table-cell table:formula="of:=[.E68]-27136" office:value-type="float" office:value="2944" calcext:value-type="float">
            <text:p>2944</text:p>
          </table:table-cell>
          <table:table-cell table:formula="of:=[.F68]-40576" office:value-type="float" office:value="2432" calcext:value-type="float">
            <text:p>2432</text:p>
          </table:table-cell>
          <table:table-cell table:formula="of:=[.G68]-53184" office:value-type="float" office:value="2624" calcext:value-type="float">
            <text:p>2624</text:p>
          </table:table-cell>
          <table:table-cell office:value-type="float" office:value="66" calcext:value-type="float">
            <text:p>66</text:p>
          </table:table-cell>
          <table:table-cell table:formula="of:=[.P68]/67" office:value-type="float" office:value="41.0746268656716" calcext:value-type="float">
            <text:p>41.0746268657</text:p>
          </table:table-cell>
          <table:table-cell table:formula="of:=AVERAGE([.I68];[.J68];[.K68];[.L68];[.M68])" office:value-type="float" office:value="2752" calcext:value-type="float">
            <text:p>2752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matrix-columns-spanned="2" table:number-matrix-rows-spanned="1" table:formula="of:=MMULT([.N68:.O68];[.$S$2:.$T$3])" office:value-type="float" office:value="40.5210332537313" calcext:value-type="float">
            <text:p>40.5210332537</text:p>
          </table:table-cell>
          <table:table-cell office:value-type="float" office:value="66.3413203283582" calcext:value-type="float">
            <text:p>66.3413203284</text:p>
          </table:table-cell>
          <table:table-cell table:number-columns-repeated="1001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formula="of:=[.A69]-14528" office:value-type="float" office:value="3328" calcext:value-type="float">
            <text:p>3328</text:p>
          </table:table-cell>
          <table:table-cell office:value-type="float" office:value="3328" calcext:value-type="float">
            <text:p>3328</text:p>
          </table:table-cell>
          <table:table-cell office:value-type="float" office:value="16640" calcext:value-type="float">
            <text:p>16640</text:p>
          </table:table-cell>
          <table:table-cell office:value-type="float" office:value="30144" calcext:value-type="float">
            <text:p>30144</text:p>
          </table:table-cell>
          <table:table-cell office:value-type="float" office:value="43072" calcext:value-type="float">
            <text:p>43072</text:p>
          </table:table-cell>
          <table:table-cell office:value-type="float" office:value="55808" calcext:value-type="float">
            <text:p>55808</text:p>
          </table:table-cell>
          <table:table-cell/>
          <table:table-cell table:formula="of:=[.C69]" office:value-type="float" office:value="3328" calcext:value-type="float">
            <text:p>3328</text:p>
          </table:table-cell>
          <table:table-cell table:formula="of:=[.D69]-14080" office:value-type="float" office:value="2560" calcext:value-type="float">
            <text:p>2560</text:p>
          </table:table-cell>
          <table:table-cell table:formula="of:=[.E69]-27136" office:value-type="float" office:value="3008" calcext:value-type="float">
            <text:p>3008</text:p>
          </table:table-cell>
          <table:table-cell table:formula="of:=[.F69]-40576" office:value-type="float" office:value="2496" calcext:value-type="float">
            <text:p>2496</text:p>
          </table:table-cell>
          <table:table-cell table:formula="of:=[.G69]-53184" office:value-type="float" office:value="2624" calcext:value-type="float">
            <text:p>2624</text:p>
          </table:table-cell>
          <table:table-cell office:value-type="float" office:value="67" calcext:value-type="float">
            <text:p>67</text:p>
          </table:table-cell>
          <table:table-cell table:formula="of:=[.P69]/67" office:value-type="float" office:value="41.8388059701493" calcext:value-type="float">
            <text:p>41.8388059701</text:p>
          </table:table-cell>
          <table:table-cell table:formula="of:=AVERAGE([.I69];[.J69];[.K69];[.L69];[.M69])" office:value-type="float" office:value="2803.2" calcext:value-type="float">
            <text:p>2803.2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table:number-matrix-columns-spanned="2" table:number-matrix-rows-spanned="1" table:formula="of:=MMULT([.N69:.O69];[.$S$2:.$T$3])" office:value-type="float" office:value="41.2768196119403" calcext:value-type="float">
            <text:p>41.2768196119</text:p>
          </table:table-cell>
          <table:table-cell office:value-type="float" office:value="67.3476784507463" calcext:value-type="float">
            <text:p>67.3476784507</text:p>
          </table:table-cell>
          <table:table-cell table:number-columns-repeated="1001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formula="of:=[.A70]-14528" office:value-type="float" office:value="3328" calcext:value-type="float">
            <text:p>3328</text:p>
          </table:table-cell>
          <table:table-cell office:value-type="float" office:value="3328" calcext:value-type="float">
            <text:p>3328</text:p>
          </table:table-cell>
          <table:table-cell office:value-type="float" office:value="16640" calcext:value-type="float">
            <text:p>16640</text:p>
          </table:table-cell>
          <table:table-cell office:value-type="float" office:value="30144" calcext:value-type="float">
            <text:p>30144</text:p>
          </table:table-cell>
          <table:table-cell office:value-type="float" office:value="43072" calcext:value-type="float">
            <text:p>43072</text:p>
          </table:table-cell>
          <table:table-cell office:value-type="float" office:value="55808" calcext:value-type="float">
            <text:p>55808</text:p>
          </table:table-cell>
          <table:table-cell/>
          <table:table-cell table:formula="of:=[.C70]" office:value-type="float" office:value="3328" calcext:value-type="float">
            <text:p>3328</text:p>
          </table:table-cell>
          <table:table-cell table:formula="of:=[.D70]-14080" office:value-type="float" office:value="2560" calcext:value-type="float">
            <text:p>2560</text:p>
          </table:table-cell>
          <table:table-cell table:formula="of:=[.E70]-27136" office:value-type="float" office:value="3008" calcext:value-type="float">
            <text:p>3008</text:p>
          </table:table-cell>
          <table:table-cell table:formula="of:=[.F70]-40576" office:value-type="float" office:value="2496" calcext:value-type="float">
            <text:p>2496</text:p>
          </table:table-cell>
          <table:table-cell table:formula="of:=[.G70]-53184" office:value-type="float" office:value="2624" calcext:value-type="float">
            <text:p>2624</text:p>
          </table:table-cell>
          <table:table-cell office:value-type="float" office:value="68" calcext:value-type="float">
            <text:p>68</text:p>
          </table:table-cell>
          <table:table-cell table:formula="of:=[.P70]/67" office:value-type="float" office:value="41.8388059701493" calcext:value-type="float">
            <text:p>41.8388059701</text:p>
          </table:table-cell>
          <table:table-cell table:formula="of:=AVERAGE([.I70];[.J70];[.K70];[.L70];[.M70])" office:value-type="float" office:value="2803.2" calcext:value-type="float">
            <text:p>2803.2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matrix-columns-spanned="2" table:number-matrix-rows-spanned="1" table:formula="of:=MMULT([.N70:.O70];[.$S$2:.$T$3])" office:value-type="float" office:value="41.2684536119403" calcext:value-type="float">
            <text:p>41.2684536119</text:p>
          </table:table-cell>
          <table:table-cell office:value-type="float" office:value="68.3476434507463" calcext:value-type="float">
            <text:p>68.3476434507</text:p>
          </table:table-cell>
          <table:table-cell table:number-columns-repeated="1001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formula="of:=[.A71]-14528" office:value-type="float" office:value="3392" calcext:value-type="float">
            <text:p>3392</text:p>
          </table:table-cell>
          <table:table-cell office:value-type="float" office:value="3392" calcext:value-type="float">
            <text:p>3392</text:p>
          </table:table-cell>
          <table:table-cell office:value-type="float" office:value="16640" calcext:value-type="float">
            <text:p>16640</text:p>
          </table:table-cell>
          <table:table-cell office:value-type="float" office:value="30208" calcext:value-type="float">
            <text:p>30208</text:p>
          </table:table-cell>
          <table:table-cell office:value-type="float" office:value="43072" calcext:value-type="float">
            <text:p>43072</text:p>
          </table:table-cell>
          <table:table-cell office:value-type="float" office:value="55872" calcext:value-type="float">
            <text:p>55872</text:p>
          </table:table-cell>
          <table:table-cell/>
          <table:table-cell table:formula="of:=[.C71]" office:value-type="float" office:value="3392" calcext:value-type="float">
            <text:p>3392</text:p>
          </table:table-cell>
          <table:table-cell table:formula="of:=[.D71]-14080" office:value-type="float" office:value="2560" calcext:value-type="float">
            <text:p>2560</text:p>
          </table:table-cell>
          <table:table-cell table:formula="of:=[.E71]-27136" office:value-type="float" office:value="3072" calcext:value-type="float">
            <text:p>3072</text:p>
          </table:table-cell>
          <table:table-cell table:formula="of:=[.F71]-40576" office:value-type="float" office:value="2496" calcext:value-type="float">
            <text:p>2496</text:p>
          </table:table-cell>
          <table:table-cell table:formula="of:=[.G71]-53184" office:value-type="float" office:value="2688" calcext:value-type="float">
            <text:p>2688</text:p>
          </table:table-cell>
          <table:table-cell office:value-type="float" office:value="69" calcext:value-type="float">
            <text:p>69</text:p>
          </table:table-cell>
          <table:table-cell table:formula="of:=[.P71]/67" office:value-type="float" office:value="42.4119402985075" calcext:value-type="float">
            <text:p>42.4119402985</text:p>
          </table:table-cell>
          <table:table-cell table:formula="of:=AVERAGE([.I71];[.J71];[.K71];[.L71];[.M71])" office:value-type="float" office:value="2841.6" calcext:value-type="float">
            <text:p>2841.6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matrix-columns-spanned="2" table:number-matrix-rows-spanned="1" table:formula="of:=MMULT([.N71:.O71];[.$S$2:.$T$3])" office:value-type="float" office:value="41.833201880597" calcext:value-type="float">
            <text:p>41.8332018806</text:p>
          </table:table-cell>
          <table:table-cell office:value-type="float" office:value="69.3524032925373" calcext:value-type="float">
            <text:p>69.3524032925</text:p>
          </table:table-cell>
          <table:table-cell table:number-columns-repeated="1001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formula="of:=[.A72]-14528" office:value-type="float" office:value="3456" calcext:value-type="float">
            <text:p>3456</text:p>
          </table:table-cell>
          <table:table-cell office:value-type="float" office:value="3456" calcext:value-type="float">
            <text:p>3456</text:p>
          </table:table-cell>
          <table:table-cell office:value-type="float" office:value="16704" calcext:value-type="float">
            <text:p>16704</text:p>
          </table:table-cell>
          <table:table-cell office:value-type="float" office:value="30208" calcext:value-type="float">
            <text:p>30208</text:p>
          </table:table-cell>
          <table:table-cell office:value-type="float" office:value="43136" calcext:value-type="float">
            <text:p>43136</text:p>
          </table:table-cell>
          <table:table-cell office:value-type="float" office:value="55872" calcext:value-type="float">
            <text:p>55872</text:p>
          </table:table-cell>
          <table:table-cell/>
          <table:table-cell table:formula="of:=[.C72]" office:value-type="float" office:value="3456" calcext:value-type="float">
            <text:p>3456</text:p>
          </table:table-cell>
          <table:table-cell table:formula="of:=[.D72]-14080" office:value-type="float" office:value="2624" calcext:value-type="float">
            <text:p>2624</text:p>
          </table:table-cell>
          <table:table-cell table:formula="of:=[.E72]-27136" office:value-type="float" office:value="3072" calcext:value-type="float">
            <text:p>3072</text:p>
          </table:table-cell>
          <table:table-cell table:formula="of:=[.F72]-40576" office:value-type="float" office:value="2560" calcext:value-type="float">
            <text:p>2560</text:p>
          </table:table-cell>
          <table:table-cell table:formula="of:=[.G72]-53184" office:value-type="float" office:value="2688" calcext:value-type="float">
            <text:p>2688</text:p>
          </table:table-cell>
          <table:table-cell office:value-type="float" office:value="70" calcext:value-type="float">
            <text:p>70</text:p>
          </table:table-cell>
          <table:table-cell table:formula="of:=[.P72]/67" office:value-type="float" office:value="42.9850746268657" calcext:value-type="float">
            <text:p>42.9850746269</text:p>
          </table:table-cell>
          <table:table-cell table:formula="of:=AVERAGE([.I72];[.J72];[.K72];[.L72];[.M72])" office:value-type="float" office:value="2880" calcext:value-type="float">
            <text:p>288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matrix-columns-spanned="2" table:number-matrix-rows-spanned="1" table:formula="of:=MMULT([.N72:.O72];[.$S$2:.$T$3])" office:value-type="float" office:value="42.3979501492537" calcext:value-type="float">
            <text:p>42.3979501493</text:p>
          </table:table-cell>
          <table:table-cell office:value-type="float" office:value="70.3571631343284" calcext:value-type="float">
            <text:p>70.3571631343</text:p>
          </table:table-cell>
          <table:table-cell table:number-columns-repeated="1001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formula="of:=[.A73]-14528" office:value-type="float" office:value="3456" calcext:value-type="float">
            <text:p>3456</text:p>
          </table:table-cell>
          <table:table-cell office:value-type="float" office:value="3456" calcext:value-type="float">
            <text:p>3456</text:p>
          </table:table-cell>
          <table:table-cell office:value-type="float" office:value="16704" calcext:value-type="float">
            <text:p>16704</text:p>
          </table:table-cell>
          <table:table-cell office:value-type="float" office:value="30272" calcext:value-type="float">
            <text:p>30272</text:p>
          </table:table-cell>
          <table:table-cell office:value-type="float" office:value="43136" calcext:value-type="float">
            <text:p>43136</text:p>
          </table:table-cell>
          <table:table-cell office:value-type="float" office:value="55936" calcext:value-type="float">
            <text:p>55936</text:p>
          </table:table-cell>
          <table:table-cell/>
          <table:table-cell table:formula="of:=[.C73]" office:value-type="float" office:value="3456" calcext:value-type="float">
            <text:p>3456</text:p>
          </table:table-cell>
          <table:table-cell table:formula="of:=[.D73]-14080" office:value-type="float" office:value="2624" calcext:value-type="float">
            <text:p>2624</text:p>
          </table:table-cell>
          <table:table-cell table:formula="of:=[.E73]-27136" office:value-type="float" office:value="3136" calcext:value-type="float">
            <text:p>3136</text:p>
          </table:table-cell>
          <table:table-cell table:formula="of:=[.F73]-40576" office:value-type="float" office:value="2560" calcext:value-type="float">
            <text:p>2560</text:p>
          </table:table-cell>
          <table:table-cell table:formula="of:=[.G73]-53184" office:value-type="float" office:value="2752" calcext:value-type="float">
            <text:p>2752</text:p>
          </table:table-cell>
          <table:table-cell office:value-type="float" office:value="71" calcext:value-type="float">
            <text:p>71</text:p>
          </table:table-cell>
          <table:table-cell table:formula="of:=[.P73]/67" office:value-type="float" office:value="43.3671641791045" calcext:value-type="float">
            <text:p>43.3671641791</text:p>
          </table:table-cell>
          <table:table-cell table:formula="of:=AVERAGE([.I73];[.J73];[.K73];[.L73];[.M73])" office:value-type="float" office:value="2905.6" calcext:value-type="float">
            <text:p>2905.6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table:number-matrix-columns-spanned="2" table:number-matrix-rows-spanned="1" table:formula="of:=MMULT([.N73:.O73];[.$S$2:.$T$3])" office:value-type="float" office:value="42.7716603283582" calcext:value-type="float">
            <text:p>42.7716603284</text:p>
          </table:table-cell>
          <table:table-cell office:value-type="float" office:value="71.3603246955224" calcext:value-type="float">
            <text:p>71.3603246955</text:p>
          </table:table-cell>
          <table:table-cell table:number-columns-repeated="1001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formula="of:=[.A74]-14528" office:value-type="float" office:value="3520" calcext:value-type="float">
            <text:p>3520</text:p>
          </table:table-cell>
          <table:table-cell office:value-type="float" office:value="3520" calcext:value-type="float">
            <text:p>3520</text:p>
          </table:table-cell>
          <table:table-cell office:value-type="float" office:value="16768" calcext:value-type="float">
            <text:p>16768</text:p>
          </table:table-cell>
          <table:table-cell office:value-type="float" office:value="30336" calcext:value-type="float">
            <text:p>30336</text:p>
          </table:table-cell>
          <table:table-cell office:value-type="float" office:value="43200" calcext:value-type="float">
            <text:p>43200</text:p>
          </table:table-cell>
          <table:table-cell office:value-type="float" office:value="55936" calcext:value-type="float">
            <text:p>55936</text:p>
          </table:table-cell>
          <table:table-cell/>
          <table:table-cell table:formula="of:=[.C74]" office:value-type="float" office:value="3520" calcext:value-type="float">
            <text:p>3520</text:p>
          </table:table-cell>
          <table:table-cell table:formula="of:=[.D74]-14080" office:value-type="float" office:value="2688" calcext:value-type="float">
            <text:p>2688</text:p>
          </table:table-cell>
          <table:table-cell table:formula="of:=[.E74]-27136" office:value-type="float" office:value="3200" calcext:value-type="float">
            <text:p>3200</text:p>
          </table:table-cell>
          <table:table-cell table:formula="of:=[.F74]-40576" office:value-type="float" office:value="2624" calcext:value-type="float">
            <text:p>2624</text:p>
          </table:table-cell>
          <table:table-cell table:formula="of:=[.G74]-53184" office:value-type="float" office:value="2752" calcext:value-type="float">
            <text:p>2752</text:p>
          </table:table-cell>
          <table:table-cell office:value-type="float" office:value="72" calcext:value-type="float">
            <text:p>72</text:p>
          </table:table-cell>
          <table:table-cell table:formula="of:=[.P74]/67" office:value-type="float" office:value="44.1313432835821" calcext:value-type="float">
            <text:p>44.1313432836</text:p>
          </table:table-cell>
          <table:table-cell table:formula="of:=AVERAGE([.I74];[.J74];[.K74];[.L74];[.M74])" office:value-type="float" office:value="2956.8" calcext:value-type="float">
            <text:p>2956.8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matrix-columns-spanned="2" table:number-matrix-rows-spanned="1" table:formula="of:=MMULT([.N74:.O74];[.$S$2:.$T$3])" office:value-type="float" office:value="43.5274466865672" calcext:value-type="float">
            <text:p>43.5274466866</text:p>
          </table:table-cell>
          <table:table-cell office:value-type="float" office:value="72.3666828179104" calcext:value-type="float">
            <text:p>72.3666828179</text:p>
          </table:table-cell>
          <table:table-cell table:number-columns-repeated="1001"/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formula="of:=[.A75]-14528" office:value-type="float" office:value="3584" calcext:value-type="float">
            <text:p>3584</text:p>
          </table:table-cell>
          <table:table-cell office:value-type="float" office:value="3584" calcext:value-type="float">
            <text:p>3584</text:p>
          </table:table-cell>
          <table:table-cell office:value-type="float" office:value="16768" calcext:value-type="float">
            <text:p>16768</text:p>
          </table:table-cell>
          <table:table-cell office:value-type="float" office:value="30400" calcext:value-type="float">
            <text:p>30400</text:p>
          </table:table-cell>
          <table:table-cell office:value-type="float" office:value="43200" calcext:value-type="float">
            <text:p>43200</text:p>
          </table:table-cell>
          <table:table-cell office:value-type="float" office:value="55936" calcext:value-type="float">
            <text:p>55936</text:p>
          </table:table-cell>
          <table:table-cell/>
          <table:table-cell table:formula="of:=[.C75]" office:value-type="float" office:value="3584" calcext:value-type="float">
            <text:p>3584</text:p>
          </table:table-cell>
          <table:table-cell table:formula="of:=[.D75]-14080" office:value-type="float" office:value="2688" calcext:value-type="float">
            <text:p>2688</text:p>
          </table:table-cell>
          <table:table-cell table:formula="of:=[.E75]-27136" office:value-type="float" office:value="3264" calcext:value-type="float">
            <text:p>3264</text:p>
          </table:table-cell>
          <table:table-cell table:formula="of:=[.F75]-40576" office:value-type="float" office:value="2624" calcext:value-type="float">
            <text:p>2624</text:p>
          </table:table-cell>
          <table:table-cell table:formula="of:=[.G75]-53184" office:value-type="float" office:value="2752" calcext:value-type="float">
            <text:p>2752</text:p>
          </table:table-cell>
          <table:table-cell office:value-type="float" office:value="73" calcext:value-type="float">
            <text:p>73</text:p>
          </table:table-cell>
          <table:table-cell table:formula="of:=[.P75]/67" office:value-type="float" office:value="44.5134328358209" calcext:value-type="float">
            <text:p>44.5134328358</text:p>
          </table:table-cell>
          <table:table-cell table:formula="of:=AVERAGE([.I75];[.J75];[.K75];[.L75];[.M75])" office:value-type="float" office:value="2982.4" calcext:value-type="float">
            <text:p>2982.4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table:number-matrix-columns-spanned="2" table:number-matrix-rows-spanned="1" table:formula="of:=MMULT([.N75:.O75];[.$S$2:.$T$3])" office:value-type="float" office:value="43.9011568656716" calcext:value-type="float">
            <text:p>43.9011568657</text:p>
          </table:table-cell>
          <table:table-cell office:value-type="float" office:value="73.3698443791045" calcext:value-type="float">
            <text:p>73.3698443791</text:p>
          </table:table-cell>
          <table:table-cell table:number-columns-repeated="1001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formula="of:=[.A76]-14528" office:value-type="float" office:value="3648" calcext:value-type="float">
            <text:p>3648</text:p>
          </table:table-cell>
          <table:table-cell office:value-type="float" office:value="3648" calcext:value-type="float">
            <text:p>3648</text:p>
          </table:table-cell>
          <table:table-cell office:value-type="float" office:value="16832" calcext:value-type="float">
            <text:p>16832</text:p>
          </table:table-cell>
          <table:table-cell office:value-type="float" office:value="30464" calcext:value-type="float">
            <text:p>30464</text:p>
          </table:table-cell>
          <table:table-cell office:value-type="float" office:value="43264" calcext:value-type="float">
            <text:p>43264</text:p>
          </table:table-cell>
          <table:table-cell office:value-type="float" office:value="56000" calcext:value-type="float">
            <text:p>56000</text:p>
          </table:table-cell>
          <table:table-cell/>
          <table:table-cell table:formula="of:=[.C76]" office:value-type="float" office:value="3648" calcext:value-type="float">
            <text:p>3648</text:p>
          </table:table-cell>
          <table:table-cell table:formula="of:=[.D76]-14080" office:value-type="float" office:value="2752" calcext:value-type="float">
            <text:p>2752</text:p>
          </table:table-cell>
          <table:table-cell table:formula="of:=[.E76]-27136" office:value-type="float" office:value="3328" calcext:value-type="float">
            <text:p>3328</text:p>
          </table:table-cell>
          <table:table-cell table:formula="of:=[.F76]-40576" office:value-type="float" office:value="2688" calcext:value-type="float">
            <text:p>2688</text:p>
          </table:table-cell>
          <table:table-cell table:formula="of:=[.G76]-53184" office:value-type="float" office:value="2816" calcext:value-type="float">
            <text:p>2816</text:p>
          </table:table-cell>
          <table:table-cell office:value-type="float" office:value="74" calcext:value-type="float">
            <text:p>74</text:p>
          </table:table-cell>
          <table:table-cell table:formula="of:=[.P76]/67" office:value-type="float" office:value="45.4686567164179" calcext:value-type="float">
            <text:p>45.4686567164</text:p>
          </table:table-cell>
          <table:table-cell table:formula="of:=AVERAGE([.I76];[.J76];[.K76];[.L76];[.M76])" office:value-type="float" office:value="3046.4" calcext:value-type="float">
            <text:p>3046.4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number-matrix-columns-spanned="2" table:number-matrix-rows-spanned="1" table:formula="of:=MMULT([.N76:.O76];[.$S$2:.$T$3])" office:value-type="float" office:value="44.8479813134328" calcext:value-type="float">
            <text:p>44.8479813134</text:p>
          </table:table-cell>
          <table:table-cell office:value-type="float" office:value="74.3778007820896" calcext:value-type="float">
            <text:p>74.3778007821</text:p>
          </table:table-cell>
          <table:table-cell table:number-columns-repeated="1001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formula="of:=[.A77]-14528" office:value-type="float" office:value="3648" calcext:value-type="float">
            <text:p>3648</text:p>
          </table:table-cell>
          <table:table-cell office:value-type="float" office:value="3648" calcext:value-type="float">
            <text:p>3648</text:p>
          </table:table-cell>
          <table:table-cell office:value-type="float" office:value="16832" calcext:value-type="float">
            <text:p>16832</text:p>
          </table:table-cell>
          <table:table-cell office:value-type="float" office:value="30528" calcext:value-type="float">
            <text:p>30528</text:p>
          </table:table-cell>
          <table:table-cell office:value-type="float" office:value="43264" calcext:value-type="float">
            <text:p>43264</text:p>
          </table:table-cell>
          <table:table-cell office:value-type="float" office:value="56064" calcext:value-type="float">
            <text:p>56064</text:p>
          </table:table-cell>
          <table:table-cell/>
          <table:table-cell table:formula="of:=[.C77]" office:value-type="float" office:value="3648" calcext:value-type="float">
            <text:p>3648</text:p>
          </table:table-cell>
          <table:table-cell table:formula="of:=[.D77]-14080" office:value-type="float" office:value="2752" calcext:value-type="float">
            <text:p>2752</text:p>
          </table:table-cell>
          <table:table-cell table:formula="of:=[.E77]-27136" office:value-type="float" office:value="3392" calcext:value-type="float">
            <text:p>3392</text:p>
          </table:table-cell>
          <table:table-cell table:formula="of:=[.F77]-40576" office:value-type="float" office:value="2688" calcext:value-type="float">
            <text:p>2688</text:p>
          </table:table-cell>
          <table:table-cell table:formula="of:=[.G77]-53184" office:value-type="float" office:value="2880" calcext:value-type="float">
            <text:p>2880</text:p>
          </table:table-cell>
          <table:table-cell office:value-type="float" office:value="75" calcext:value-type="float">
            <text:p>75</text:p>
          </table:table-cell>
          <table:table-cell table:formula="of:=[.P77]/67" office:value-type="float" office:value="45.8507462686567" calcext:value-type="float">
            <text:p>45.8507462687</text:p>
          </table:table-cell>
          <table:table-cell table:formula="of:=AVERAGE([.I77];[.J77];[.K77];[.L77];[.M77])" office:value-type="float" office:value="3072" calcext:value-type="float">
            <text:p>307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matrix-columns-spanned="2" table:number-matrix-rows-spanned="1" table:formula="of:=MMULT([.N77:.O77];[.$S$2:.$T$3])" office:value-type="float" office:value="45.2216914925373" calcext:value-type="float">
            <text:p>45.2216914925</text:p>
          </table:table-cell>
          <table:table-cell office:value-type="float" office:value="75.3809623432836" calcext:value-type="float">
            <text:p>75.3809623433</text:p>
          </table:table-cell>
          <table:table-cell table:number-columns-repeated="1001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formula="of:=[.A78]-14528" office:value-type="float" office:value="3712" calcext:value-type="float">
            <text:p>3712</text:p>
          </table:table-cell>
          <table:table-cell office:value-type="float" office:value="3712" calcext:value-type="float">
            <text:p>3712</text:p>
          </table:table-cell>
          <table:table-cell office:value-type="float" office:value="16896" calcext:value-type="float">
            <text:p>16896</text:p>
          </table:table-cell>
          <table:table-cell office:value-type="float" office:value="30592" calcext:value-type="float">
            <text:p>30592</text:p>
          </table:table-cell>
          <table:table-cell office:value-type="float" office:value="43264" calcext:value-type="float">
            <text:p>43264</text:p>
          </table:table-cell>
          <table:table-cell office:value-type="float" office:value="56064" calcext:value-type="float">
            <text:p>56064</text:p>
          </table:table-cell>
          <table:table-cell/>
          <table:table-cell table:formula="of:=[.C78]" office:value-type="float" office:value="3712" calcext:value-type="float">
            <text:p>3712</text:p>
          </table:table-cell>
          <table:table-cell table:formula="of:=[.D78]-14080" office:value-type="float" office:value="2816" calcext:value-type="float">
            <text:p>2816</text:p>
          </table:table-cell>
          <table:table-cell table:formula="of:=[.E78]-27136" office:value-type="float" office:value="3456" calcext:value-type="float">
            <text:p>3456</text:p>
          </table:table-cell>
          <table:table-cell table:formula="of:=[.F78]-40576" office:value-type="float" office:value="2688" calcext:value-type="float">
            <text:p>2688</text:p>
          </table:table-cell>
          <table:table-cell table:formula="of:=[.G78]-53184" office:value-type="float" office:value="2880" calcext:value-type="float">
            <text:p>2880</text:p>
          </table:table-cell>
          <table:table-cell office:value-type="float" office:value="76" calcext:value-type="float">
            <text:p>76</text:p>
          </table:table-cell>
          <table:table-cell table:formula="of:=[.P78]/67" office:value-type="float" office:value="46.4238805970149" calcext:value-type="float">
            <text:p>46.423880597</text:p>
          </table:table-cell>
          <table:table-cell table:formula="of:=AVERAGE([.I78];[.J78];[.K78];[.L78];[.M78])" office:value-type="float" office:value="3110.4" calcext:value-type="float">
            <text:p>3110.4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matrix-columns-spanned="2" table:number-matrix-rows-spanned="1" table:formula="of:=MMULT([.N78:.O78];[.$S$2:.$T$3])" office:value-type="float" office:value="45.786439761194" calcext:value-type="float">
            <text:p>45.7864397612</text:p>
          </table:table-cell>
          <table:table-cell office:value-type="float" office:value="76.3857221850746" calcext:value-type="float">
            <text:p>76.3857221851</text:p>
          </table:table-cell>
          <table:table-cell table:number-columns-repeated="1001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formula="of:=[.A79]-14528" office:value-type="float" office:value="3712" calcext:value-type="float">
            <text:p>3712</text:p>
          </table:table-cell>
          <table:table-cell office:value-type="float" office:value="3712" calcext:value-type="float">
            <text:p>3712</text:p>
          </table:table-cell>
          <table:table-cell office:value-type="float" office:value="16896" calcext:value-type="float">
            <text:p>16896</text:p>
          </table:table-cell>
          <table:table-cell office:value-type="float" office:value="30592" calcext:value-type="float">
            <text:p>30592</text:p>
          </table:table-cell>
          <table:table-cell office:value-type="float" office:value="43328" calcext:value-type="float">
            <text:p>43328</text:p>
          </table:table-cell>
          <table:table-cell office:value-type="float" office:value="56128" calcext:value-type="float">
            <text:p>56128</text:p>
          </table:table-cell>
          <table:table-cell/>
          <table:table-cell table:formula="of:=[.C79]" office:value-type="float" office:value="3712" calcext:value-type="float">
            <text:p>3712</text:p>
          </table:table-cell>
          <table:table-cell table:formula="of:=[.D79]-14080" office:value-type="float" office:value="2816" calcext:value-type="float">
            <text:p>2816</text:p>
          </table:table-cell>
          <table:table-cell table:formula="of:=[.E79]-27136" office:value-type="float" office:value="3456" calcext:value-type="float">
            <text:p>3456</text:p>
          </table:table-cell>
          <table:table-cell table:formula="of:=[.F79]-40576" office:value-type="float" office:value="2752" calcext:value-type="float">
            <text:p>2752</text:p>
          </table:table-cell>
          <table:table-cell table:formula="of:=[.G79]-53184" office:value-type="float" office:value="2944" calcext:value-type="float">
            <text:p>2944</text:p>
          </table:table-cell>
          <table:table-cell office:value-type="float" office:value="77" calcext:value-type="float">
            <text:p>77</text:p>
          </table:table-cell>
          <table:table-cell table:formula="of:=[.P79]/67" office:value-type="float" office:value="46.8059701492537" calcext:value-type="float">
            <text:p>46.8059701493</text:p>
          </table:table-cell>
          <table:table-cell table:formula="of:=AVERAGE([.I79];[.J79];[.K79];[.L79];[.M79])" office:value-type="float" office:value="3136" calcext:value-type="float">
            <text:p>3136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matrix-columns-spanned="2" table:number-matrix-rows-spanned="1" table:formula="of:=MMULT([.N79:.O79];[.$S$2:.$T$3])" office:value-type="float" office:value="46.1601499402985" calcext:value-type="float">
            <text:p>46.1601499403</text:p>
          </table:table-cell>
          <table:table-cell office:value-type="float" office:value="77.3888837462687" calcext:value-type="float">
            <text:p>77.3888837463</text:p>
          </table:table-cell>
          <table:table-cell table:number-columns-repeated="1001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formula="of:=[.A80]-14528" office:value-type="float" office:value="3776" calcext:value-type="float">
            <text:p>3776</text:p>
          </table:table-cell>
          <table:table-cell office:value-type="float" office:value="3776" calcext:value-type="float">
            <text:p>3776</text:p>
          </table:table-cell>
          <table:table-cell office:value-type="float" office:value="16960" calcext:value-type="float">
            <text:p>16960</text:p>
          </table:table-cell>
          <table:table-cell office:value-type="float" office:value="30656" calcext:value-type="float">
            <text:p>30656</text:p>
          </table:table-cell>
          <table:table-cell office:value-type="float" office:value="43328" calcext:value-type="float">
            <text:p>43328</text:p>
          </table:table-cell>
          <table:table-cell office:value-type="float" office:value="56192" calcext:value-type="float">
            <text:p>56192</text:p>
          </table:table-cell>
          <table:table-cell/>
          <table:table-cell table:formula="of:=[.C80]" office:value-type="float" office:value="3776" calcext:value-type="float">
            <text:p>3776</text:p>
          </table:table-cell>
          <table:table-cell table:formula="of:=[.D80]-14080" office:value-type="float" office:value="2880" calcext:value-type="float">
            <text:p>2880</text:p>
          </table:table-cell>
          <table:table-cell table:formula="of:=[.E80]-27136" office:value-type="float" office:value="3520" calcext:value-type="float">
            <text:p>3520</text:p>
          </table:table-cell>
          <table:table-cell table:formula="of:=[.F80]-40576" office:value-type="float" office:value="2752" calcext:value-type="float">
            <text:p>2752</text:p>
          </table:table-cell>
          <table:table-cell table:formula="of:=[.G80]-53184" office:value-type="float" office:value="3008" calcext:value-type="float">
            <text:p>3008</text:p>
          </table:table-cell>
          <table:table-cell office:value-type="float" office:value="78" calcext:value-type="float">
            <text:p>78</text:p>
          </table:table-cell>
          <table:table-cell table:formula="of:=[.P80]/67" office:value-type="float" office:value="47.5701492537313" calcext:value-type="float">
            <text:p>47.5701492537</text:p>
          </table:table-cell>
          <table:table-cell table:formula="of:=AVERAGE([.I80];[.J80];[.K80];[.L80];[.M80])" office:value-type="float" office:value="3187.2" calcext:value-type="float">
            <text:p>3187.2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number-matrix-columns-spanned="2" table:number-matrix-rows-spanned="1" table:formula="of:=MMULT([.N80:.O80];[.$S$2:.$T$3])" office:value-type="float" office:value="46.9159362985075" calcext:value-type="float">
            <text:p>46.9159362985</text:p>
          </table:table-cell>
          <table:table-cell office:value-type="float" office:value="78.3952418686567" calcext:value-type="float">
            <text:p>78.3952418687</text:p>
          </table:table-cell>
          <table:table-cell table:number-columns-repeated="1001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formula="of:=[.A81]-14528" office:value-type="float" office:value="3840" calcext:value-type="float">
            <text:p>3840</text:p>
          </table:table-cell>
          <table:table-cell office:value-type="float" office:value="3840" calcext:value-type="float">
            <text:p>3840</text:p>
          </table:table-cell>
          <table:table-cell office:value-type="float" office:value="17024" calcext:value-type="float">
            <text:p>17024</text:p>
          </table:table-cell>
          <table:table-cell office:value-type="float" office:value="30720" calcext:value-type="float">
            <text:p>30720</text:p>
          </table:table-cell>
          <table:table-cell office:value-type="float" office:value="43392" calcext:value-type="float">
            <text:p>43392</text:p>
          </table:table-cell>
          <table:table-cell office:value-type="float" office:value="56256" calcext:value-type="float">
            <text:p>56256</text:p>
          </table:table-cell>
          <table:table-cell/>
          <table:table-cell table:formula="of:=[.C81]" office:value-type="float" office:value="3840" calcext:value-type="float">
            <text:p>3840</text:p>
          </table:table-cell>
          <table:table-cell table:formula="of:=[.D81]-14080" office:value-type="float" office:value="2944" calcext:value-type="float">
            <text:p>2944</text:p>
          </table:table-cell>
          <table:table-cell table:formula="of:=[.E81]-27136" office:value-type="float" office:value="3584" calcext:value-type="float">
            <text:p>3584</text:p>
          </table:table-cell>
          <table:table-cell table:formula="of:=[.F81]-40576" office:value-type="float" office:value="2816" calcext:value-type="float">
            <text:p>2816</text:p>
          </table:table-cell>
          <table:table-cell table:formula="of:=[.G81]-53184" office:value-type="float" office:value="3072" calcext:value-type="float">
            <text:p>3072</text:p>
          </table:table-cell>
          <table:table-cell office:value-type="float" office:value="79" calcext:value-type="float">
            <text:p>79</text:p>
          </table:table-cell>
          <table:table-cell table:formula="of:=[.P81]/67" office:value-type="float" office:value="48.5253731343284" calcext:value-type="float">
            <text:p>48.5253731343</text:p>
          </table:table-cell>
          <table:table-cell table:formula="of:=AVERAGE([.I81];[.J81];[.K81];[.L81];[.M81])" office:value-type="float" office:value="3251.2" calcext:value-type="float">
            <text:p>3251.2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matrix-columns-spanned="2" table:number-matrix-rows-spanned="1" table:formula="of:=MMULT([.N81:.O81];[.$S$2:.$T$3])" office:value-type="float" office:value="47.8627607462687" calcext:value-type="float">
            <text:p>47.8627607463</text:p>
          </table:table-cell>
          <table:table-cell office:value-type="float" office:value="79.4031982716418" calcext:value-type="float">
            <text:p>79.4031982716</text:p>
          </table:table-cell>
          <table:table-cell table:number-columns-repeated="1001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formula="of:=[.A82]-14528" office:value-type="float" office:value="3840" calcext:value-type="float">
            <text:p>3840</text:p>
          </table:table-cell>
          <table:table-cell office:value-type="float" office:value="3840" calcext:value-type="float">
            <text:p>3840</text:p>
          </table:table-cell>
          <table:table-cell office:value-type="float" office:value="17088" calcext:value-type="float">
            <text:p>17088</text:p>
          </table:table-cell>
          <table:table-cell office:value-type="float" office:value="30784" calcext:value-type="float">
            <text:p>30784</text:p>
          </table:table-cell>
          <table:table-cell office:value-type="float" office:value="43456" calcext:value-type="float">
            <text:p>43456</text:p>
          </table:table-cell>
          <table:table-cell office:value-type="float" office:value="56256" calcext:value-type="float">
            <text:p>56256</text:p>
          </table:table-cell>
          <table:table-cell/>
          <table:table-cell table:formula="of:=[.C82]" office:value-type="float" office:value="3840" calcext:value-type="float">
            <text:p>3840</text:p>
          </table:table-cell>
          <table:table-cell table:formula="of:=[.D82]-14080" office:value-type="float" office:value="3008" calcext:value-type="float">
            <text:p>3008</text:p>
          </table:table-cell>
          <table:table-cell table:formula="of:=[.E82]-27136" office:value-type="float" office:value="3648" calcext:value-type="float">
            <text:p>3648</text:p>
          </table:table-cell>
          <table:table-cell table:formula="of:=[.F82]-40576" office:value-type="float" office:value="2880" calcext:value-type="float">
            <text:p>2880</text:p>
          </table:table-cell>
          <table:table-cell table:formula="of:=[.G82]-53184" office:value-type="float" office:value="3072" calcext:value-type="float">
            <text:p>3072</text:p>
          </table:table-cell>
          <table:table-cell office:value-type="float" office:value="80" calcext:value-type="float">
            <text:p>80</text:p>
          </table:table-cell>
          <table:table-cell table:formula="of:=[.P82]/67" office:value-type="float" office:value="49.0985074626866" calcext:value-type="float">
            <text:p>49.0985074627</text:p>
          </table:table-cell>
          <table:table-cell table:formula="of:=AVERAGE([.I82];[.J82];[.K82];[.L82];[.M82])" office:value-type="float" office:value="3289.6" calcext:value-type="float">
            <text:p>3289.6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matrix-columns-spanned="2" table:number-matrix-rows-spanned="1" table:formula="of:=MMULT([.N82:.O82];[.$S$2:.$T$3])" office:value-type="float" office:value="48.4275090149254" calcext:value-type="float">
            <text:p>48.4275090149</text:p>
          </table:table-cell>
          <table:table-cell office:value-type="float" office:value="80.4079581134328" calcext:value-type="float">
            <text:p>80.4079581134</text:p>
          </table:table-cell>
          <table:table-cell table:number-columns-repeated="1001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formula="of:=[.A83]-14528" office:value-type="float" office:value="3904" calcext:value-type="float">
            <text:p>3904</text:p>
          </table:table-cell>
          <table:table-cell office:value-type="float" office:value="3904" calcext:value-type="float">
            <text:p>3904</text:p>
          </table:table-cell>
          <table:table-cell office:value-type="float" office:value="17088" calcext:value-type="float">
            <text:p>17088</text:p>
          </table:table-cell>
          <table:table-cell office:value-type="float" office:value="30848" calcext:value-type="float">
            <text:p>30848</text:p>
          </table:table-cell>
          <table:table-cell office:value-type="float" office:value="43520" calcext:value-type="float">
            <text:p>43520</text:p>
          </table:table-cell>
          <table:table-cell office:value-type="float" office:value="56320" calcext:value-type="float">
            <text:p>56320</text:p>
          </table:table-cell>
          <table:table-cell/>
          <table:table-cell table:formula="of:=[.C83]" office:value-type="float" office:value="3904" calcext:value-type="float">
            <text:p>3904</text:p>
          </table:table-cell>
          <table:table-cell table:formula="of:=[.D83]-14080" office:value-type="float" office:value="3008" calcext:value-type="float">
            <text:p>3008</text:p>
          </table:table-cell>
          <table:table-cell table:formula="of:=[.E83]-27136" office:value-type="float" office:value="3712" calcext:value-type="float">
            <text:p>3712</text:p>
          </table:table-cell>
          <table:table-cell table:formula="of:=[.F83]-40576" office:value-type="float" office:value="2944" calcext:value-type="float">
            <text:p>2944</text:p>
          </table:table-cell>
          <table:table-cell table:formula="of:=[.G83]-53184" office:value-type="float" office:value="3136" calcext:value-type="float">
            <text:p>3136</text:p>
          </table:table-cell>
          <table:table-cell office:value-type="float" office:value="81" calcext:value-type="float">
            <text:p>81</text:p>
          </table:table-cell>
          <table:table-cell table:formula="of:=[.P83]/67" office:value-type="float" office:value="49.8626865671642" calcext:value-type="float">
            <text:p>49.8626865672</text:p>
          </table:table-cell>
          <table:table-cell table:formula="of:=AVERAGE([.I83];[.J83];[.K83];[.L83];[.M83])" office:value-type="float" office:value="3340.8" calcext:value-type="float">
            <text:p>3340.8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number-matrix-columns-spanned="2" table:number-matrix-rows-spanned="1" table:formula="of:=MMULT([.N83:.O83];[.$S$2:.$T$3])" office:value-type="float" office:value="49.1832953731343" calcext:value-type="float">
            <text:p>49.1832953731</text:p>
          </table:table-cell>
          <table:table-cell office:value-type="float" office:value="81.4143162358209" calcext:value-type="float">
            <text:p>81.4143162358</text:p>
          </table:table-cell>
          <table:table-cell table:number-columns-repeated="1001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formula="of:=[.A84]-14528" office:value-type="float" office:value="3968" calcext:value-type="float">
            <text:p>3968</text:p>
          </table:table-cell>
          <table:table-cell office:value-type="float" office:value="3968" calcext:value-type="float">
            <text:p>3968</text:p>
          </table:table-cell>
          <table:table-cell office:value-type="float" office:value="17152" calcext:value-type="float">
            <text:p>17152</text:p>
          </table:table-cell>
          <table:table-cell office:value-type="float" office:value="30912" calcext:value-type="float">
            <text:p>30912</text:p>
          </table:table-cell>
          <table:table-cell office:value-type="float" office:value="43648" calcext:value-type="float">
            <text:p>43648</text:p>
          </table:table-cell>
          <table:table-cell office:value-type="float" office:value="56384" calcext:value-type="float">
            <text:p>56384</text:p>
          </table:table-cell>
          <table:table-cell/>
          <table:table-cell table:formula="of:=[.C84]" office:value-type="float" office:value="3968" calcext:value-type="float">
            <text:p>3968</text:p>
          </table:table-cell>
          <table:table-cell table:formula="of:=[.D84]-14080" office:value-type="float" office:value="3072" calcext:value-type="float">
            <text:p>3072</text:p>
          </table:table-cell>
          <table:table-cell table:formula="of:=[.E84]-27136" office:value-type="float" office:value="3776" calcext:value-type="float">
            <text:p>3776</text:p>
          </table:table-cell>
          <table:table-cell table:formula="of:=[.F84]-40576" office:value-type="float" office:value="3072" calcext:value-type="float">
            <text:p>3072</text:p>
          </table:table-cell>
          <table:table-cell table:formula="of:=[.G84]-53184" office:value-type="float" office:value="3200" calcext:value-type="float">
            <text:p>3200</text:p>
          </table:table-cell>
          <table:table-cell office:value-type="float" office:value="82" calcext:value-type="float">
            <text:p>82</text:p>
          </table:table-cell>
          <table:table-cell table:formula="of:=[.P84]/67" office:value-type="float" office:value="51.0089552238806" calcext:value-type="float">
            <text:p>51.0089552239</text:p>
          </table:table-cell>
          <table:table-cell table:formula="of:=AVERAGE([.I84];[.J84];[.K84];[.L84];[.M84])" office:value-type="float" office:value="3417.6" calcext:value-type="float">
            <text:p>3417.6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number-matrix-columns-spanned="2" table:number-matrix-rows-spanned="1" table:formula="of:=MMULT([.N84:.O84];[.$S$2:.$T$3])" office:value-type="float" office:value="50.3211579104478" calcext:value-type="float">
            <text:p>50.3211579104</text:p>
          </table:table-cell>
          <table:table-cell office:value-type="float" office:value="82.423870919403" calcext:value-type="float">
            <text:p>82.4238709194</text:p>
          </table:table-cell>
          <table:table-cell table:number-columns-repeated="1001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formula="of:=[.A85]-14528" office:value-type="float" office:value="4032" calcext:value-type="float">
            <text:p>4032</text:p>
          </table:table-cell>
          <table:table-cell office:value-type="float" office:value="4032" calcext:value-type="float">
            <text:p>4032</text:p>
          </table:table-cell>
          <table:table-cell office:value-type="float" office:value="17216" calcext:value-type="float">
            <text:p>17216</text:p>
          </table:table-cell>
          <table:table-cell office:value-type="float" office:value="30976" calcext:value-type="float">
            <text:p>30976</text:p>
          </table:table-cell>
          <table:table-cell office:value-type="float" office:value="43712" calcext:value-type="float">
            <text:p>43712</text:p>
          </table:table-cell>
          <table:table-cell office:value-type="float" office:value="56384" calcext:value-type="float">
            <text:p>56384</text:p>
          </table:table-cell>
          <table:table-cell/>
          <table:table-cell table:formula="of:=[.C85]" office:value-type="float" office:value="4032" calcext:value-type="float">
            <text:p>4032</text:p>
          </table:table-cell>
          <table:table-cell table:formula="of:=[.D85]-14080" office:value-type="float" office:value="3136" calcext:value-type="float">
            <text:p>3136</text:p>
          </table:table-cell>
          <table:table-cell table:formula="of:=[.E85]-27136" office:value-type="float" office:value="3840" calcext:value-type="float">
            <text:p>3840</text:p>
          </table:table-cell>
          <table:table-cell table:formula="of:=[.F85]-40576" office:value-type="float" office:value="3136" calcext:value-type="float">
            <text:p>3136</text:p>
          </table:table-cell>
          <table:table-cell table:formula="of:=[.G85]-53184" office:value-type="float" office:value="3200" calcext:value-type="float">
            <text:p>3200</text:p>
          </table:table-cell>
          <table:table-cell office:value-type="float" office:value="83" calcext:value-type="float">
            <text:p>83</text:p>
          </table:table-cell>
          <table:table-cell table:formula="of:=[.P85]/67" office:value-type="float" office:value="51.7731343283582" calcext:value-type="float">
            <text:p>51.7731343284</text:p>
          </table:table-cell>
          <table:table-cell table:formula="of:=AVERAGE([.I85];[.J85];[.K85];[.L85];[.M85])" office:value-type="float" office:value="3468.8" calcext:value-type="float">
            <text:p>3468.8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matrix-columns-spanned="2" table:number-matrix-rows-spanned="1" table:formula="of:=MMULT([.N85:.O85];[.$S$2:.$T$3])" office:value-type="float" office:value="51.0769442686567" calcext:value-type="float">
            <text:p>51.0769442687</text:p>
          </table:table-cell>
          <table:table-cell office:value-type="float" office:value="83.430229041791" calcext:value-type="float">
            <text:p>83.4302290418</text:p>
          </table:table-cell>
          <table:table-cell table:number-columns-repeated="1001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formula="of:=[.A86]-14528" office:value-type="float" office:value="4032" calcext:value-type="float">
            <text:p>4032</text:p>
          </table:table-cell>
          <table:table-cell office:value-type="float" office:value="4032" calcext:value-type="float">
            <text:p>4032</text:p>
          </table:table-cell>
          <table:table-cell office:value-type="float" office:value="17216" calcext:value-type="float">
            <text:p>17216</text:p>
          </table:table-cell>
          <table:table-cell office:value-type="float" office:value="31104" calcext:value-type="float">
            <text:p>31104</text:p>
          </table:table-cell>
          <table:table-cell office:value-type="float" office:value="43712" calcext:value-type="float">
            <text:p>43712</text:p>
          </table:table-cell>
          <table:table-cell office:value-type="float" office:value="56448" calcext:value-type="float">
            <text:p>56448</text:p>
          </table:table-cell>
          <table:table-cell/>
          <table:table-cell table:formula="of:=[.C86]" office:value-type="float" office:value="4032" calcext:value-type="float">
            <text:p>4032</text:p>
          </table:table-cell>
          <table:table-cell table:formula="of:=[.D86]-14080" office:value-type="float" office:value="3136" calcext:value-type="float">
            <text:p>3136</text:p>
          </table:table-cell>
          <table:table-cell table:formula="of:=[.E86]-27136" office:value-type="float" office:value="3968" calcext:value-type="float">
            <text:p>3968</text:p>
          </table:table-cell>
          <table:table-cell table:formula="of:=[.F86]-40576" office:value-type="float" office:value="3136" calcext:value-type="float">
            <text:p>3136</text:p>
          </table:table-cell>
          <table:table-cell table:formula="of:=[.G86]-53184" office:value-type="float" office:value="3264" calcext:value-type="float">
            <text:p>3264</text:p>
          </table:table-cell>
          <table:table-cell office:value-type="float" office:value="84" calcext:value-type="float">
            <text:p>84</text:p>
          </table:table-cell>
          <table:table-cell table:formula="of:=[.P86]/67" office:value-type="float" office:value="52.3462686567164" calcext:value-type="float">
            <text:p>52.3462686567</text:p>
          </table:table-cell>
          <table:table-cell table:formula="of:=AVERAGE([.I86];[.J86];[.K86];[.L86];[.M86])" office:value-type="float" office:value="3507.2" calcext:value-type="float">
            <text:p>3507.2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matrix-columns-spanned="2" table:number-matrix-rows-spanned="1" table:formula="of:=MMULT([.N86:.O86];[.$S$2:.$T$3])" office:value-type="float" office:value="51.6416925373134" calcext:value-type="float">
            <text:p>51.6416925373</text:p>
          </table:table-cell>
          <table:table-cell office:value-type="float" office:value="84.4349888835821" calcext:value-type="float">
            <text:p>84.4349888836</text:p>
          </table:table-cell>
          <table:table-cell table:number-columns-repeated="1001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formula="of:=[.A87]-14528" office:value-type="float" office:value="4096" calcext:value-type="float">
            <text:p>4096</text:p>
          </table:table-cell>
          <table:table-cell office:value-type="float" office:value="4096" calcext:value-type="float">
            <text:p>4096</text:p>
          </table:table-cell>
          <table:table-cell office:value-type="float" office:value="17280" calcext:value-type="float">
            <text:p>17280</text:p>
          </table:table-cell>
          <table:table-cell office:value-type="float" office:value="31104" calcext:value-type="float">
            <text:p>31104</text:p>
          </table:table-cell>
          <table:table-cell office:value-type="float" office:value="43840" calcext:value-type="float">
            <text:p>43840</text:p>
          </table:table-cell>
          <table:table-cell office:value-type="float" office:value="56448" calcext:value-type="float">
            <text:p>56448</text:p>
          </table:table-cell>
          <table:table-cell/>
          <table:table-cell table:formula="of:=[.C87]" office:value-type="float" office:value="4096" calcext:value-type="float">
            <text:p>4096</text:p>
          </table:table-cell>
          <table:table-cell table:formula="of:=[.D87]-14080" office:value-type="float" office:value="3200" calcext:value-type="float">
            <text:p>3200</text:p>
          </table:table-cell>
          <table:table-cell table:formula="of:=[.E87]-27136" office:value-type="float" office:value="3968" calcext:value-type="float">
            <text:p>3968</text:p>
          </table:table-cell>
          <table:table-cell table:formula="of:=[.F87]-40576" office:value-type="float" office:value="3264" calcext:value-type="float">
            <text:p>3264</text:p>
          </table:table-cell>
          <table:table-cell table:formula="of:=[.G87]-53184" office:value-type="float" office:value="3264" calcext:value-type="float">
            <text:p>3264</text:p>
          </table:table-cell>
          <table:table-cell office:value-type="float" office:value="85" calcext:value-type="float">
            <text:p>85</text:p>
          </table:table-cell>
          <table:table-cell table:formula="of:=[.P87]/67" office:value-type="float" office:value="53.110447761194" calcext:value-type="float">
            <text:p>53.1104477612</text:p>
          </table:table-cell>
          <table:table-cell table:formula="of:=AVERAGE([.I87];[.J87];[.K87];[.L87];[.M87])" office:value-type="float" office:value="3558.4" calcext:value-type="float">
            <text:p>3558.4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matrix-columns-spanned="2" table:number-matrix-rows-spanned="1" table:formula="of:=MMULT([.N87:.O87];[.$S$2:.$T$3])" office:value-type="float" office:value="52.3974788955224" calcext:value-type="float">
            <text:p>52.3974788955</text:p>
          </table:table-cell>
          <table:table-cell office:value-type="float" office:value="85.4413470059702" calcext:value-type="float">
            <text:p>85.441347006</text:p>
          </table:table-cell>
          <table:table-cell table:number-columns-repeated="1001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formula="of:=[.A88]-14528" office:value-type="float" office:value="4160" calcext:value-type="float">
            <text:p>4160</text:p>
          </table:table-cell>
          <table:table-cell office:value-type="float" office:value="4160" calcext:value-type="float">
            <text:p>4160</text:p>
          </table:table-cell>
          <table:table-cell office:value-type="float" office:value="17280" calcext:value-type="float">
            <text:p>17280</text:p>
          </table:table-cell>
          <table:table-cell office:value-type="float" office:value="31232" calcext:value-type="float">
            <text:p>31232</text:p>
          </table:table-cell>
          <table:table-cell office:value-type="float" office:value="43904" calcext:value-type="float">
            <text:p>43904</text:p>
          </table:table-cell>
          <table:table-cell office:value-type="float" office:value="56512" calcext:value-type="float">
            <text:p>56512</text:p>
          </table:table-cell>
          <table:table-cell/>
          <table:table-cell table:formula="of:=[.C88]" office:value-type="float" office:value="4160" calcext:value-type="float">
            <text:p>4160</text:p>
          </table:table-cell>
          <table:table-cell table:formula="of:=[.D88]-14080" office:value-type="float" office:value="3200" calcext:value-type="float">
            <text:p>3200</text:p>
          </table:table-cell>
          <table:table-cell table:formula="of:=[.E88]-27136" office:value-type="float" office:value="4096" calcext:value-type="float">
            <text:p>4096</text:p>
          </table:table-cell>
          <table:table-cell table:formula="of:=[.F88]-40576" office:value-type="float" office:value="3328" calcext:value-type="float">
            <text:p>3328</text:p>
          </table:table-cell>
          <table:table-cell table:formula="of:=[.G88]-53184" office:value-type="float" office:value="3328" calcext:value-type="float">
            <text:p>3328</text:p>
          </table:table-cell>
          <table:table-cell office:value-type="float" office:value="86" calcext:value-type="float">
            <text:p>86</text:p>
          </table:table-cell>
          <table:table-cell table:formula="of:=[.P88]/67" office:value-type="float" office:value="54.0656716417911" calcext:value-type="float">
            <text:p>54.0656716418</text:p>
          </table:table-cell>
          <table:table-cell table:formula="of:=AVERAGE([.I88];[.J88];[.K88];[.L88];[.M88])" office:value-type="float" office:value="3622.4" calcext:value-type="float">
            <text:p>3622.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number-matrix-columns-spanned="2" table:number-matrix-rows-spanned="1" table:formula="of:=MMULT([.N88:.O88];[.$S$2:.$T$3])" office:value-type="float" office:value="53.3443033432836" calcext:value-type="float">
            <text:p>53.3443033433</text:p>
          </table:table-cell>
          <table:table-cell office:value-type="float" office:value="86.4493034089552" calcext:value-type="float">
            <text:p>86.449303409</text:p>
          </table:table-cell>
          <table:table-cell table:number-columns-repeated="1001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formula="of:=[.A89]-14528" office:value-type="float" office:value="4160" calcext:value-type="float">
            <text:p>4160</text:p>
          </table:table-cell>
          <table:table-cell office:value-type="float" office:value="4160" calcext:value-type="float">
            <text:p>4160</text:p>
          </table:table-cell>
          <table:table-cell office:value-type="float" office:value="17344" calcext:value-type="float">
            <text:p>17344</text:p>
          </table:table-cell>
          <table:table-cell office:value-type="float" office:value="31360" calcext:value-type="float">
            <text:p>31360</text:p>
          </table:table-cell>
          <table:table-cell office:value-type="float" office:value="43968" calcext:value-type="float">
            <text:p>43968</text:p>
          </table:table-cell>
          <table:table-cell office:value-type="float" office:value="56512" calcext:value-type="float">
            <text:p>56512</text:p>
          </table:table-cell>
          <table:table-cell/>
          <table:table-cell table:formula="of:=[.C89]" office:value-type="float" office:value="4160" calcext:value-type="float">
            <text:p>4160</text:p>
          </table:table-cell>
          <table:table-cell table:formula="of:=[.D89]-14080" office:value-type="float" office:value="3264" calcext:value-type="float">
            <text:p>3264</text:p>
          </table:table-cell>
          <table:table-cell table:formula="of:=[.E89]-27136" office:value-type="float" office:value="4224" calcext:value-type="float">
            <text:p>4224</text:p>
          </table:table-cell>
          <table:table-cell table:formula="of:=[.F89]-40576" office:value-type="float" office:value="3392" calcext:value-type="float">
            <text:p>3392</text:p>
          </table:table-cell>
          <table:table-cell table:formula="of:=[.G89]-53184" office:value-type="float" office:value="3328" calcext:value-type="float">
            <text:p>3328</text:p>
          </table:table-cell>
          <table:table-cell office:value-type="float" office:value="87" calcext:value-type="float">
            <text:p>87</text:p>
          </table:table-cell>
          <table:table-cell table:formula="of:=[.P89]/67" office:value-type="float" office:value="54.8298507462687" calcext:value-type="float">
            <text:p>54.8298507463</text:p>
          </table:table-cell>
          <table:table-cell table:formula="of:=AVERAGE([.I89];[.J89];[.K89];[.L89];[.M89])" office:value-type="float" office:value="3673.6" calcext:value-type="float">
            <text:p>3673.6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number-matrix-columns-spanned="2" table:number-matrix-rows-spanned="1" table:formula="of:=MMULT([.N89:.O89];[.$S$2:.$T$3])" office:value-type="float" office:value="54.1000897014925" calcext:value-type="float">
            <text:p>54.1000897015</text:p>
          </table:table-cell>
          <table:table-cell office:value-type="float" office:value="87.4556615313433" calcext:value-type="float">
            <text:p>87.4556615313</text:p>
          </table:table-cell>
          <table:table-cell table:number-columns-repeated="1001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formula="of:=[.A90]-14528" office:value-type="float" office:value="4224" calcext:value-type="float">
            <text:p>4224</text:p>
          </table:table-cell>
          <table:table-cell office:value-type="float" office:value="4224" calcext:value-type="float">
            <text:p>4224</text:p>
          </table:table-cell>
          <table:table-cell office:value-type="float" office:value="17408" calcext:value-type="float">
            <text:p>17408</text:p>
          </table:table-cell>
          <table:table-cell office:value-type="float" office:value="31488" calcext:value-type="float">
            <text:p>31488</text:p>
          </table:table-cell>
          <table:table-cell office:value-type="float" office:value="44032" calcext:value-type="float">
            <text:p>44032</text:p>
          </table:table-cell>
          <table:table-cell office:value-type="float" office:value="56512" calcext:value-type="float">
            <text:p>56512</text:p>
          </table:table-cell>
          <table:table-cell/>
          <table:table-cell table:formula="of:=[.C90]" office:value-type="float" office:value="4224" calcext:value-type="float">
            <text:p>4224</text:p>
          </table:table-cell>
          <table:table-cell table:formula="of:=[.D90]-14080" office:value-type="float" office:value="3328" calcext:value-type="float">
            <text:p>3328</text:p>
          </table:table-cell>
          <table:table-cell table:formula="of:=[.E90]-27136" office:value-type="float" office:value="4352" calcext:value-type="float">
            <text:p>4352</text:p>
          </table:table-cell>
          <table:table-cell table:formula="of:=[.F90]-40576" office:value-type="float" office:value="3456" calcext:value-type="float">
            <text:p>3456</text:p>
          </table:table-cell>
          <table:table-cell table:formula="of:=[.G90]-53184" office:value-type="float" office:value="3328" calcext:value-type="float">
            <text:p>3328</text:p>
          </table:table-cell>
          <table:table-cell office:value-type="float" office:value="88" calcext:value-type="float">
            <text:p>88</text:p>
          </table:table-cell>
          <table:table-cell table:formula="of:=[.P90]/67" office:value-type="float" office:value="55.7850746268657" calcext:value-type="float">
            <text:p>55.7850746269</text:p>
          </table:table-cell>
          <table:table-cell table:formula="of:=AVERAGE([.I90];[.J90];[.K90];[.L90];[.M90])" office:value-type="float" office:value="3737.6" calcext:value-type="float">
            <text:p>3737.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matrix-columns-spanned="2" table:number-matrix-rows-spanned="1" table:formula="of:=MMULT([.N90:.O90];[.$S$2:.$T$3])" office:value-type="float" office:value="55.0469141492537" calcext:value-type="float">
            <text:p>55.0469141493</text:p>
          </table:table-cell>
          <table:table-cell office:value-type="float" office:value="88.4636179343284" calcext:value-type="float">
            <text:p>88.4636179343</text:p>
          </table:table-cell>
          <table:table-cell table:number-columns-repeated="1001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formula="of:=[.A91]-14528" office:value-type="float" office:value="4288" calcext:value-type="float">
            <text:p>4288</text:p>
          </table:table-cell>
          <table:table-cell office:value-type="float" office:value="4288" calcext:value-type="float">
            <text:p>4288</text:p>
          </table:table-cell>
          <table:table-cell office:value-type="float" office:value="17408" calcext:value-type="float">
            <text:p>17408</text:p>
          </table:table-cell>
          <table:table-cell office:value-type="float" office:value="31680" calcext:value-type="float">
            <text:p>31680</text:p>
          </table:table-cell>
          <table:table-cell office:value-type="float" office:value="44160" calcext:value-type="float">
            <text:p>44160</text:p>
          </table:table-cell>
          <table:table-cell office:value-type="float" office:value="56576" calcext:value-type="float">
            <text:p>56576</text:p>
          </table:table-cell>
          <table:table-cell/>
          <table:table-cell table:formula="of:=[.C91]" office:value-type="float" office:value="4288" calcext:value-type="float">
            <text:p>4288</text:p>
          </table:table-cell>
          <table:table-cell table:formula="of:=[.D91]-14080" office:value-type="float" office:value="3328" calcext:value-type="float">
            <text:p>3328</text:p>
          </table:table-cell>
          <table:table-cell table:formula="of:=[.E91]-27136" office:value-type="float" office:value="4544" calcext:value-type="float">
            <text:p>4544</text:p>
          </table:table-cell>
          <table:table-cell table:formula="of:=[.F91]-40576" office:value-type="float" office:value="3584" calcext:value-type="float">
            <text:p>3584</text:p>
          </table:table-cell>
          <table:table-cell table:formula="of:=[.G91]-53184" office:value-type="float" office:value="3392" calcext:value-type="float">
            <text:p>3392</text:p>
          </table:table-cell>
          <table:table-cell office:value-type="float" office:value="89" calcext:value-type="float">
            <text:p>89</text:p>
          </table:table-cell>
          <table:table-cell table:formula="of:=[.P91]/67" office:value-type="float" office:value="57.1223880597015" calcext:value-type="float">
            <text:p>57.1223880597</text:p>
          </table:table-cell>
          <table:table-cell table:formula="of:=AVERAGE([.I91];[.J91];[.K91];[.L91];[.M91])" office:value-type="float" office:value="3827.2" calcext:value-type="float">
            <text:p>3827.2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table:number-matrix-columns-spanned="2" table:number-matrix-rows-spanned="1" table:formula="of:=MMULT([.N91:.O91];[.$S$2:.$T$3])" office:value-type="float" office:value="56.3758147761194" calcext:value-type="float">
            <text:p>56.3758147761</text:p>
          </table:table-cell>
          <table:table-cell office:value-type="float" office:value="89.4747708985075" calcext:value-type="float">
            <text:p>89.4747708985</text:p>
          </table:table-cell>
          <table:table-cell table:number-columns-repeated="1001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formula="of:=[.A92]-14528" office:value-type="float" office:value="4352" calcext:value-type="float">
            <text:p>4352</text:p>
          </table:table-cell>
          <table:table-cell office:value-type="float" office:value="4352" calcext:value-type="float">
            <text:p>4352</text:p>
          </table:table-cell>
          <table:table-cell office:value-type="float" office:value="17472" calcext:value-type="float">
            <text:p>17472</text:p>
          </table:table-cell>
          <table:table-cell office:value-type="float" office:value="31872" calcext:value-type="float">
            <text:p>31872</text:p>
          </table:table-cell>
          <table:table-cell office:value-type="float" office:value="44224" calcext:value-type="float">
            <text:p>44224</text:p>
          </table:table-cell>
          <table:table-cell office:value-type="float" office:value="56576" calcext:value-type="float">
            <text:p>56576</text:p>
          </table:table-cell>
          <table:table-cell/>
          <table:table-cell table:formula="of:=[.C92]" office:value-type="float" office:value="4352" calcext:value-type="float">
            <text:p>4352</text:p>
          </table:table-cell>
          <table:table-cell table:formula="of:=[.D92]-14080" office:value-type="float" office:value="3392" calcext:value-type="float">
            <text:p>3392</text:p>
          </table:table-cell>
          <table:table-cell table:formula="of:=[.E92]-27136" office:value-type="float" office:value="4736" calcext:value-type="float">
            <text:p>4736</text:p>
          </table:table-cell>
          <table:table-cell table:formula="of:=[.F92]-40576" office:value-type="float" office:value="3648" calcext:value-type="float">
            <text:p>3648</text:p>
          </table:table-cell>
          <table:table-cell table:formula="of:=[.G92]-53184" office:value-type="float" office:value="3392" calcext:value-type="float">
            <text:p>3392</text:p>
          </table:table-cell>
          <table:table-cell office:value-type="float" office:value="90" calcext:value-type="float">
            <text:p>90</text:p>
          </table:table-cell>
          <table:table-cell table:formula="of:=[.P92]/67" office:value-type="float" office:value="58.2686567164179" calcext:value-type="float">
            <text:p>58.2686567164</text:p>
          </table:table-cell>
          <table:table-cell table:formula="of:=AVERAGE([.I92];[.J92];[.K92];[.L92];[.M92])" office:value-type="float" office:value="3904" calcext:value-type="float">
            <text:p>390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matrix-columns-spanned="2" table:number-matrix-rows-spanned="1" table:formula="of:=MMULT([.N92:.O92];[.$S$2:.$T$3])" office:value-type="float" office:value="57.5136773134328" calcext:value-type="float">
            <text:p>57.5136773134</text:p>
          </table:table-cell>
          <table:table-cell office:value-type="float" office:value="90.4843255820895" calcext:value-type="float">
            <text:p>90.4843255821</text:p>
          </table:table-cell>
          <table:table-cell table:number-columns-repeated="1001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formula="of:=[.A93]-14528" office:value-type="float" office:value="4416" calcext:value-type="float">
            <text:p>4416</text:p>
          </table:table-cell>
          <table:table-cell office:value-type="float" office:value="4416" calcext:value-type="float">
            <text:p>4416</text:p>
          </table:table-cell>
          <table:table-cell office:value-type="float" office:value="17536" calcext:value-type="float">
            <text:p>17536</text:p>
          </table:table-cell>
          <table:table-cell office:value-type="float" office:value="32064" calcext:value-type="float">
            <text:p>32064</text:p>
          </table:table-cell>
          <table:table-cell office:value-type="float" office:value="44352" calcext:value-type="float">
            <text:p>44352</text:p>
          </table:table-cell>
          <table:table-cell office:value-type="float" office:value="56640" calcext:value-type="float">
            <text:p>56640</text:p>
          </table:table-cell>
          <table:table-cell/>
          <table:table-cell table:formula="of:=[.C93]" office:value-type="float" office:value="4416" calcext:value-type="float">
            <text:p>4416</text:p>
          </table:table-cell>
          <table:table-cell table:formula="of:=[.D93]-14080" office:value-type="float" office:value="3456" calcext:value-type="float">
            <text:p>3456</text:p>
          </table:table-cell>
          <table:table-cell table:formula="of:=[.E93]-27136" office:value-type="float" office:value="4928" calcext:value-type="float">
            <text:p>4928</text:p>
          </table:table-cell>
          <table:table-cell table:formula="of:=[.F93]-40576" office:value-type="float" office:value="3776" calcext:value-type="float">
            <text:p>3776</text:p>
          </table:table-cell>
          <table:table-cell table:formula="of:=[.G93]-53184" office:value-type="float" office:value="3456" calcext:value-type="float">
            <text:p>3456</text:p>
          </table:table-cell>
          <table:table-cell office:value-type="float" office:value="91" calcext:value-type="float">
            <text:p>91</text:p>
          </table:table-cell>
          <table:table-cell table:formula="of:=[.P93]/67" office:value-type="float" office:value="59.7970149253731" calcext:value-type="float">
            <text:p>59.7970149254</text:p>
          </table:table-cell>
          <table:table-cell table:formula="of:=AVERAGE([.I93];[.J93];[.K93];[.L93];[.M93])" office:value-type="float" office:value="4006.4" calcext:value-type="float">
            <text:p>4006.4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table:number-matrix-columns-spanned="2" table:number-matrix-rows-spanned="1" table:formula="of:=MMULT([.N93:.O93];[.$S$2:.$T$3])" office:value-type="float" office:value="59.0336160298507" calcext:value-type="float">
            <text:p>59.0336160299</text:p>
          </table:table-cell>
          <table:table-cell office:value-type="float" office:value="91.4970768268657" calcext:value-type="float">
            <text:p>91.4970768269</text:p>
          </table:table-cell>
          <table:table-cell table:number-columns-repeated="1001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formula="of:=[.A94]-14528" office:value-type="float" office:value="4480" calcext:value-type="float">
            <text:p>4480</text:p>
          </table:table-cell>
          <table:table-cell office:value-type="float" office:value="4480" calcext:value-type="float">
            <text:p>4480</text:p>
          </table:table-cell>
          <table:table-cell office:value-type="float" office:value="17600" calcext:value-type="float">
            <text:p>17600</text:p>
          </table:table-cell>
          <table:table-cell office:value-type="float" office:value="32128" calcext:value-type="float">
            <text:p>32128</text:p>
          </table:table-cell>
          <table:table-cell office:value-type="float" office:value="44416" calcext:value-type="float">
            <text:p>44416</text:p>
          </table:table-cell>
          <table:table-cell office:value-type="float" office:value="56704" calcext:value-type="float">
            <text:p>56704</text:p>
          </table:table-cell>
          <table:table-cell/>
          <table:table-cell table:formula="of:=[.C94]" office:value-type="float" office:value="4480" calcext:value-type="float">
            <text:p>4480</text:p>
          </table:table-cell>
          <table:table-cell table:formula="of:=[.D94]-14080" office:value-type="float" office:value="3520" calcext:value-type="float">
            <text:p>3520</text:p>
          </table:table-cell>
          <table:table-cell table:formula="of:=[.E94]-27136" office:value-type="float" office:value="4992" calcext:value-type="float">
            <text:p>4992</text:p>
          </table:table-cell>
          <table:table-cell table:formula="of:=[.F94]-40576" office:value-type="float" office:value="3840" calcext:value-type="float">
            <text:p>3840</text:p>
          </table:table-cell>
          <table:table-cell table:formula="of:=[.G94]-53184" office:value-type="float" office:value="3520" calcext:value-type="float">
            <text:p>3520</text:p>
          </table:table-cell>
          <table:table-cell office:value-type="float" office:value="92" calcext:value-type="float">
            <text:p>92</text:p>
          </table:table-cell>
          <table:table-cell table:formula="of:=[.P94]/67" office:value-type="float" office:value="60.7522388059702" calcext:value-type="float">
            <text:p>60.752238806</text:p>
          </table:table-cell>
          <table:table-cell table:formula="of:=AVERAGE([.I94];[.J94];[.K94];[.L94];[.M94])" office:value-type="float" office:value="4070.4" calcext:value-type="float">
            <text:p>4070.4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matrix-columns-spanned="2" table:number-matrix-rows-spanned="1" table:formula="of:=MMULT([.N94:.O94];[.$S$2:.$T$3])" office:value-type="float" office:value="59.9804404776119" calcext:value-type="float">
            <text:p>59.9804404776</text:p>
          </table:table-cell>
          <table:table-cell office:value-type="float" office:value="92.5050332298508" calcext:value-type="float">
            <text:p>92.5050332299</text:p>
          </table:table-cell>
          <table:table-cell table:number-columns-repeated="1001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formula="of:=[.A95]-14528" office:value-type="float" office:value="4544" calcext:value-type="float">
            <text:p>4544</text:p>
          </table:table-cell>
          <table:table-cell office:value-type="float" office:value="4544" calcext:value-type="float">
            <text:p>4544</text:p>
          </table:table-cell>
          <table:table-cell office:value-type="float" office:value="17664" calcext:value-type="float">
            <text:p>17664</text:p>
          </table:table-cell>
          <table:table-cell office:value-type="float" office:value="32320" calcext:value-type="float">
            <text:p>32320</text:p>
          </table:table-cell>
          <table:table-cell office:value-type="float" office:value="44480" calcext:value-type="float">
            <text:p>44480</text:p>
          </table:table-cell>
          <table:table-cell office:value-type="float" office:value="56768" calcext:value-type="float">
            <text:p>56768</text:p>
          </table:table-cell>
          <table:table-cell/>
          <table:table-cell table:formula="of:=[.C95]" office:value-type="float" office:value="4544" calcext:value-type="float">
            <text:p>4544</text:p>
          </table:table-cell>
          <table:table-cell table:formula="of:=[.D95]-14080" office:value-type="float" office:value="3584" calcext:value-type="float">
            <text:p>3584</text:p>
          </table:table-cell>
          <table:table-cell table:formula="of:=[.E95]-27136" office:value-type="float" office:value="5184" calcext:value-type="float">
            <text:p>5184</text:p>
          </table:table-cell>
          <table:table-cell table:formula="of:=[.F95]-40576" office:value-type="float" office:value="3904" calcext:value-type="float">
            <text:p>3904</text:p>
          </table:table-cell>
          <table:table-cell table:formula="of:=[.G95]-53184" office:value-type="float" office:value="3584" calcext:value-type="float">
            <text:p>3584</text:p>
          </table:table-cell>
          <table:table-cell office:value-type="float" office:value="93" calcext:value-type="float">
            <text:p>93</text:p>
          </table:table-cell>
          <table:table-cell table:formula="of:=[.P95]/67" office:value-type="float" office:value="62.089552238806" calcext:value-type="float">
            <text:p>62.0895522388</text:p>
          </table:table-cell>
          <table:table-cell table:formula="of:=AVERAGE([.I95];[.J95];[.K95];[.L95];[.M95])" office:value-type="float" office:value="4160" calcext:value-type="float">
            <text:p>4160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number-matrix-columns-spanned="2" table:number-matrix-rows-spanned="1" table:formula="of:=MMULT([.N95:.O95];[.$S$2:.$T$3])" office:value-type="float" office:value="61.3093411044776" calcext:value-type="float">
            <text:p>61.3093411045</text:p>
          </table:table-cell>
          <table:table-cell office:value-type="float" office:value="93.5161861940299" calcext:value-type="float">
            <text:p>93.516186194</text:p>
          </table:table-cell>
          <table:table-cell table:number-columns-repeated="1001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formula="of:=[.A96]-14528" office:value-type="float" office:value="4672" calcext:value-type="float">
            <text:p>4672</text:p>
          </table:table-cell>
          <table:table-cell office:value-type="float" office:value="4672" calcext:value-type="float">
            <text:p>4672</text:p>
          </table:table-cell>
          <table:table-cell office:value-type="float" office:value="17792" calcext:value-type="float">
            <text:p>17792</text:p>
          </table:table-cell>
          <table:table-cell office:value-type="float" office:value="32512" calcext:value-type="float">
            <text:p>32512</text:p>
          </table:table-cell>
          <table:table-cell office:value-type="float" office:value="44608" calcext:value-type="float">
            <text:p>44608</text:p>
          </table:table-cell>
          <table:table-cell office:value-type="float" office:value="56768" calcext:value-type="float">
            <text:p>56768</text:p>
          </table:table-cell>
          <table:table-cell/>
          <table:table-cell table:formula="of:=[.C96]" office:value-type="float" office:value="4672" calcext:value-type="float">
            <text:p>4672</text:p>
          </table:table-cell>
          <table:table-cell table:formula="of:=[.D96]-14080" office:value-type="float" office:value="3712" calcext:value-type="float">
            <text:p>3712</text:p>
          </table:table-cell>
          <table:table-cell table:formula="of:=[.E96]-27136" office:value-type="float" office:value="5376" calcext:value-type="float">
            <text:p>5376</text:p>
          </table:table-cell>
          <table:table-cell table:formula="of:=[.F96]-40576" office:value-type="float" office:value="4032" calcext:value-type="float">
            <text:p>4032</text:p>
          </table:table-cell>
          <table:table-cell table:formula="of:=[.G96]-53184" office:value-type="float" office:value="3584" calcext:value-type="float">
            <text:p>3584</text:p>
          </table:table-cell>
          <table:table-cell office:value-type="float" office:value="94" calcext:value-type="float">
            <text:p>94</text:p>
          </table:table-cell>
          <table:table-cell table:formula="of:=[.P96]/67" office:value-type="float" office:value="63.8089552238806" calcext:value-type="float">
            <text:p>63.8089552239</text:p>
          </table:table-cell>
          <table:table-cell table:formula="of:=AVERAGE([.I96];[.J96];[.K96];[.L96];[.M96])" office:value-type="float" office:value="4275.2" calcext:value-type="float">
            <text:p>4275.2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number-matrix-columns-spanned="2" table:number-matrix-rows-spanned="1" table:formula="of:=MMULT([.N96:.O96];[.$S$2:.$T$3])" office:value-type="float" office:value="63.0203179104478" calcext:value-type="float">
            <text:p>63.0203179104</text:p>
          </table:table-cell>
          <table:table-cell office:value-type="float" office:value="94.530535719403" calcext:value-type="float">
            <text:p>94.5305357194</text:p>
          </table:table-cell>
          <table:table-cell table:number-columns-repeated="1001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formula="of:=[.A97]-14528" office:value-type="float" office:value="4800" calcext:value-type="float">
            <text:p>4800</text:p>
          </table:table-cell>
          <table:table-cell office:value-type="float" office:value="4800" calcext:value-type="float">
            <text:p>4800</text:p>
          </table:table-cell>
          <table:table-cell office:value-type="float" office:value="17920" calcext:value-type="float">
            <text:p>17920</text:p>
          </table:table-cell>
          <table:table-cell office:value-type="float" office:value="32768" calcext:value-type="float">
            <text:p>32768</text:p>
          </table:table-cell>
          <table:table-cell office:value-type="float" office:value="44672" calcext:value-type="float">
            <text:p>44672</text:p>
          </table:table-cell>
          <table:table-cell office:value-type="float" office:value="56896" calcext:value-type="float">
            <text:p>56896</text:p>
          </table:table-cell>
          <table:table-cell/>
          <table:table-cell table:formula="of:=[.C97]" office:value-type="float" office:value="4800" calcext:value-type="float">
            <text:p>4800</text:p>
          </table:table-cell>
          <table:table-cell table:formula="of:=[.D97]-14080" office:value-type="float" office:value="3840" calcext:value-type="float">
            <text:p>3840</text:p>
          </table:table-cell>
          <table:table-cell table:formula="of:=[.E97]-27136" office:value-type="float" office:value="5632" calcext:value-type="float">
            <text:p>5632</text:p>
          </table:table-cell>
          <table:table-cell table:formula="of:=[.F97]-40576" office:value-type="float" office:value="4096" calcext:value-type="float">
            <text:p>4096</text:p>
          </table:table-cell>
          <table:table-cell table:formula="of:=[.G97]-53184" office:value-type="float" office:value="3712" calcext:value-type="float">
            <text:p>3712</text:p>
          </table:table-cell>
          <table:table-cell office:value-type="float" office:value="95" calcext:value-type="float">
            <text:p>95</text:p>
          </table:table-cell>
          <table:table-cell table:formula="of:=[.P97]/67" office:value-type="float" office:value="65.910447761194" calcext:value-type="float">
            <text:p>65.9104477612</text:p>
          </table:table-cell>
          <table:table-cell table:formula="of:=AVERAGE([.I97];[.J97];[.K97];[.L97];[.M97])" office:value-type="float" office:value="4416" calcext:value-type="float">
            <text:p>4416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matrix-columns-spanned="2" table:number-matrix-rows-spanned="1" table:formula="of:=MMULT([.N97:.O97];[.$S$2:.$T$3])" office:value-type="float" office:value="65.1133708955224" calcext:value-type="float">
            <text:p>65.1133708955</text:p>
          </table:table-cell>
          <table:table-cell office:value-type="float" office:value="95.5480818059701" calcext:value-type="float">
            <text:p>95.548081806</text:p>
          </table:table-cell>
          <table:table-cell table:number-columns-repeated="1001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formula="of:=[.A98]-14528" office:value-type="float" office:value="4928" calcext:value-type="float">
            <text:p>4928</text:p>
          </table:table-cell>
          <table:table-cell office:value-type="float" office:value="4928" calcext:value-type="float">
            <text:p>4928</text:p>
          </table:table-cell>
          <table:table-cell office:value-type="float" office:value="17984" calcext:value-type="float">
            <text:p>17984</text:p>
          </table:table-cell>
          <table:table-cell office:value-type="float" office:value="33024" calcext:value-type="float">
            <text:p>33024</text:p>
          </table:table-cell>
          <table:table-cell office:value-type="float" office:value="44800" calcext:value-type="float">
            <text:p>44800</text:p>
          </table:table-cell>
          <table:table-cell office:value-type="float" office:value="56960" calcext:value-type="float">
            <text:p>56960</text:p>
          </table:table-cell>
          <table:table-cell/>
          <table:table-cell table:formula="of:=[.C98]" office:value-type="float" office:value="4928" calcext:value-type="float">
            <text:p>4928</text:p>
          </table:table-cell>
          <table:table-cell table:formula="of:=[.D98]-14080" office:value-type="float" office:value="3904" calcext:value-type="float">
            <text:p>3904</text:p>
          </table:table-cell>
          <table:table-cell table:formula="of:=[.E98]-27136" office:value-type="float" office:value="5888" calcext:value-type="float">
            <text:p>5888</text:p>
          </table:table-cell>
          <table:table-cell table:formula="of:=[.F98]-40576" office:value-type="float" office:value="4224" calcext:value-type="float">
            <text:p>4224</text:p>
          </table:table-cell>
          <table:table-cell table:formula="of:=[.G98]-53184" office:value-type="float" office:value="3776" calcext:value-type="float">
            <text:p>3776</text:p>
          </table:table-cell>
          <table:table-cell office:value-type="float" office:value="96" calcext:value-type="float">
            <text:p>96</text:p>
          </table:table-cell>
          <table:table-cell table:formula="of:=[.P98]/67" office:value-type="float" office:value="67.8208955223881" calcext:value-type="float">
            <text:p>67.8208955224</text:p>
          </table:table-cell>
          <table:table-cell table:formula="of:=AVERAGE([.I98];[.J98];[.K98];[.L98];[.M98])" office:value-type="float" office:value="4544" calcext:value-type="float">
            <text:p>4544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number-matrix-columns-spanned="2" table:number-matrix-rows-spanned="1" table:formula="of:=MMULT([.N98:.O98];[.$S$2:.$T$3])" office:value-type="float" office:value="67.0153857910448" calcext:value-type="float">
            <text:p>67.015385791</text:p>
          </table:table-cell>
          <table:table-cell office:value-type="float" office:value="96.5640296119403" calcext:value-type="float">
            <text:p>96.5640296119</text:p>
          </table:table-cell>
          <table:table-cell table:number-columns-repeated="1001"/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formula="of:=[.A99]-14528" office:value-type="float" office:value="5056" calcext:value-type="float">
            <text:p>5056</text:p>
          </table:table-cell>
          <table:table-cell office:value-type="float" office:value="5056" calcext:value-type="float">
            <text:p>5056</text:p>
          </table:table-cell>
          <table:table-cell office:value-type="float" office:value="18176" calcext:value-type="float">
            <text:p>18176</text:p>
          </table:table-cell>
          <table:table-cell office:value-type="float" office:value="33344" calcext:value-type="float">
            <text:p>33344</text:p>
          </table:table-cell>
          <table:table-cell office:value-type="float" office:value="44928" calcext:value-type="float">
            <text:p>44928</text:p>
          </table:table-cell>
          <table:table-cell office:value-type="float" office:value="57088" calcext:value-type="float">
            <text:p>57088</text:p>
          </table:table-cell>
          <table:table-cell/>
          <table:table-cell table:formula="of:=[.C99]" office:value-type="float" office:value="5056" calcext:value-type="float">
            <text:p>5056</text:p>
          </table:table-cell>
          <table:table-cell table:formula="of:=[.D99]-14080" office:value-type="float" office:value="4096" calcext:value-type="float">
            <text:p>4096</text:p>
          </table:table-cell>
          <table:table-cell table:formula="of:=[.E99]-27136" office:value-type="float" office:value="6208" calcext:value-type="float">
            <text:p>6208</text:p>
          </table:table-cell>
          <table:table-cell table:formula="of:=[.F99]-40576" office:value-type="float" office:value="4352" calcext:value-type="float">
            <text:p>4352</text:p>
          </table:table-cell>
          <table:table-cell table:formula="of:=[.G99]-53184" office:value-type="float" office:value="3904" calcext:value-type="float">
            <text:p>3904</text:p>
          </table:table-cell>
          <table:table-cell office:value-type="float" office:value="97" calcext:value-type="float">
            <text:p>97</text:p>
          </table:table-cell>
          <table:table-cell table:formula="of:=[.P99]/67" office:value-type="float" office:value="70.4955223880597" calcext:value-type="float">
            <text:p>70.4955223881</text:p>
          </table:table-cell>
          <table:table-cell table:formula="of:=AVERAGE([.I99];[.J99];[.K99];[.L99];[.M99])" office:value-type="float" office:value="4723.2" calcext:value-type="float">
            <text:p>4723.2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matrix-columns-spanned="2" table:number-matrix-rows-spanned="1" table:formula="of:=MMULT([.N99:.O99];[.$S$2:.$T$3])" office:value-type="float" office:value="69.6815530447761" calcext:value-type="float">
            <text:p>69.6815530448</text:p>
          </table:table-cell>
          <table:table-cell office:value-type="float" office:value="97.5863705402985" calcext:value-type="float">
            <text:p>97.5863705403</text:p>
          </table:table-cell>
          <table:table-cell table:number-columns-repeated="1001"/>
        </table:table-row>
        <table:table-row table:style-name="ro1">
          <table:table-cell office:value-type="float" office:value="19776" calcext:value-type="float">
            <text:p>19776</text:p>
          </table:table-cell>
          <table:table-cell table:formula="of:=[.A100]-14528" office:value-type="float" office:value="5248" calcext:value-type="float">
            <text:p>5248</text:p>
          </table:table-cell>
          <table:table-cell office:value-type="float" office:value="5248" calcext:value-type="float">
            <text:p>5248</text:p>
          </table:table-cell>
          <table:table-cell office:value-type="float" office:value="18304" calcext:value-type="float">
            <text:p>18304</text:p>
          </table:table-cell>
          <table:table-cell office:value-type="float" office:value="33664" calcext:value-type="float">
            <text:p>33664</text:p>
          </table:table-cell>
          <table:table-cell office:value-type="float" office:value="45056" calcext:value-type="float">
            <text:p>45056</text:p>
          </table:table-cell>
          <table:table-cell office:value-type="float" office:value="57152" calcext:value-type="float">
            <text:p>57152</text:p>
          </table:table-cell>
          <table:table-cell/>
          <table:table-cell table:formula="of:=[.C100]" office:value-type="float" office:value="5248" calcext:value-type="float">
            <text:p>5248</text:p>
          </table:table-cell>
          <table:table-cell table:formula="of:=[.D100]-14080" office:value-type="float" office:value="4224" calcext:value-type="float">
            <text:p>4224</text:p>
          </table:table-cell>
          <table:table-cell table:formula="of:=[.E100]-27136" office:value-type="float" office:value="6528" calcext:value-type="float">
            <text:p>6528</text:p>
          </table:table-cell>
          <table:table-cell table:formula="of:=[.F100]-40576" office:value-type="float" office:value="4480" calcext:value-type="float">
            <text:p>4480</text:p>
          </table:table-cell>
          <table:table-cell table:formula="of:=[.G100]-53184" office:value-type="float" office:value="3968" calcext:value-type="float">
            <text:p>3968</text:p>
          </table:table-cell>
          <table:table-cell office:value-type="float" office:value="98" calcext:value-type="float">
            <text:p>98</text:p>
          </table:table-cell>
          <table:table-cell table:formula="of:=[.P100]/67" office:value-type="float" office:value="72.9791044776119" calcext:value-type="float">
            <text:p>72.9791044776</text:p>
          </table:table-cell>
          <table:table-cell table:formula="of:=AVERAGE([.I100];[.J100];[.K100];[.L100];[.M100])" office:value-type="float" office:value="4889.6" calcext:value-type="float">
            <text:p>4889.6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table:number-matrix-columns-spanned="2" table:number-matrix-rows-spanned="1" table:formula="of:=MMULT([.N100:.O100];[.$S$2:.$T$3])" office:value-type="float" office:value="72.1566822089552" calcext:value-type="float">
            <text:p>72.156682209</text:p>
          </table:table-cell>
          <table:table-cell office:value-type="float" office:value="98.6071131880597" calcext:value-type="float">
            <text:p>98.6071131881</text:p>
          </table:table-cell>
          <table:table-cell table:number-columns-repeated="1001"/>
        </table:table-row>
        <table:table-row table:style-name="ro1">
          <table:table-cell office:value-type="float" office:value="19840" calcext:value-type="float">
            <text:p>19840</text:p>
          </table:table-cell>
          <table:table-cell table:formula="of:=[.A101]-14528" office:value-type="float" office:value="5312" calcext:value-type="float">
            <text:p>5312</text:p>
          </table:table-cell>
          <table:table-cell office:value-type="float" office:value="5312" calcext:value-type="float">
            <text:p>5312</text:p>
          </table:table-cell>
          <table:table-cell office:value-type="float" office:value="18368" calcext:value-type="float">
            <text:p>18368</text:p>
          </table:table-cell>
          <table:table-cell office:value-type="float" office:value="34048" calcext:value-type="float">
            <text:p>34048</text:p>
          </table:table-cell>
          <table:table-cell office:value-type="float" office:value="45120" calcext:value-type="float">
            <text:p>45120</text:p>
          </table:table-cell>
          <table:table-cell office:value-type="float" office:value="57216" calcext:value-type="float">
            <text:p>57216</text:p>
          </table:table-cell>
          <table:table-cell/>
          <table:table-cell table:formula="of:=[.C101]" office:value-type="float" office:value="5312" calcext:value-type="float">
            <text:p>5312</text:p>
          </table:table-cell>
          <table:table-cell table:formula="of:=[.D101]-14080" office:value-type="float" office:value="4288" calcext:value-type="float">
            <text:p>4288</text:p>
          </table:table-cell>
          <table:table-cell table:formula="of:=[.E101]-27136" office:value-type="float" office:value="6912" calcext:value-type="float">
            <text:p>6912</text:p>
          </table:table-cell>
          <table:table-cell table:formula="of:=[.F101]-40576" office:value-type="float" office:value="4544" calcext:value-type="float">
            <text:p>4544</text:p>
          </table:table-cell>
          <table:table-cell table:formula="of:=[.G101]-53184" office:value-type="float" office:value="4032" calcext:value-type="float">
            <text:p>4032</text:p>
          </table:table-cell>
          <table:table-cell office:value-type="float" office:value="99" calcext:value-type="float">
            <text:p>99</text:p>
          </table:table-cell>
          <table:table-cell table:formula="of:=[.P101]/67" office:value-type="float" office:value="74.889552238806" calcext:value-type="float">
            <text:p>74.8895522388</text:p>
          </table:table-cell>
          <table:table-cell table:formula="of:=AVERAGE([.I101];[.J101];[.K101];[.L101];[.M101])" office:value-type="float" office:value="5017.6" calcext:value-type="float">
            <text:p>5017.6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number-matrix-columns-spanned="2" table:number-matrix-rows-spanned="1" table:formula="of:=MMULT([.N101:.O101];[.$S$2:.$T$3])" office:value-type="float" office:value="74.0586971044776" calcext:value-type="float">
            <text:p>74.0586971045</text:p>
          </table:table-cell>
          <table:table-cell office:value-type="float" office:value="99.6230609940298" calcext:value-type="float">
            <text:p>99.623060994</text:p>
          </table:table-cell>
          <table:table-cell table:number-columns-repeated="1001"/>
        </table:table-row>
        <table:table-row table:style-name="ro1">
          <table:table-cell office:value-type="float" office:value="19968" calcext:value-type="float">
            <text:p>19968</text:p>
          </table:table-cell>
          <table:table-cell table:formula="of:=[.A102]-14528" office:value-type="float" office:value="5440" calcext:value-type="float">
            <text:p>5440</text:p>
          </table:table-cell>
          <table:table-cell office:value-type="float" office:value="5440" calcext:value-type="float">
            <text:p>5440</text:p>
          </table:table-cell>
          <table:table-cell office:value-type="float" office:value="18496" calcext:value-type="float">
            <text:p>18496</text:p>
          </table:table-cell>
          <table:table-cell office:value-type="float" office:value="34240" calcext:value-type="float">
            <text:p>34240</text:p>
          </table:table-cell>
          <table:table-cell office:value-type="float" office:value="45248" calcext:value-type="float">
            <text:p>45248</text:p>
          </table:table-cell>
          <table:table-cell office:value-type="float" office:value="57344" calcext:value-type="float">
            <text:p>57344</text:p>
          </table:table-cell>
          <table:table-cell/>
          <table:table-cell table:formula="of:=[.C102]" office:value-type="float" office:value="5440" calcext:value-type="float">
            <text:p>5440</text:p>
          </table:table-cell>
          <table:table-cell table:formula="of:=[.D102]-14080" office:value-type="float" office:value="4416" calcext:value-type="float">
            <text:p>4416</text:p>
          </table:table-cell>
          <table:table-cell table:formula="of:=[.E102]-27136" office:value-type="float" office:value="7104" calcext:value-type="float">
            <text:p>7104</text:p>
          </table:table-cell>
          <table:table-cell table:formula="of:=[.F102]-40576" office:value-type="float" office:value="4672" calcext:value-type="float">
            <text:p>4672</text:p>
          </table:table-cell>
          <table:table-cell table:formula="of:=[.G102]-53184" office:value-type="float" office:value="4160" calcext:value-type="float">
            <text:p>4160</text:p>
          </table:table-cell>
          <table:table-cell office:value-type="float" office:value="100" calcext:value-type="float">
            <text:p>100</text:p>
          </table:table-cell>
          <table:table-cell table:formula="of:=[.P102]/67" office:value-type="float" office:value="76.9910447761194" calcext:value-type="float">
            <text:p>76.9910447761</text:p>
          </table:table-cell>
          <table:table-cell table:formula="of:=AVERAGE([.I102];[.J102];[.K102];[.L102];[.M102])" office:value-type="float" office:value="5158.4" calcext:value-type="float">
            <text:p>5158.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matrix-columns-spanned="2" table:number-matrix-rows-spanned="1" table:formula="of:=MMULT([.N102:.O102];[.$S$2:.$T$3])" office:value-type="float" office:value="76.1517500895522" calcext:value-type="float">
            <text:p>76.1517500896</text:p>
          </table:table-cell>
          <table:table-cell office:value-type="float" office:value="100.640607080597" calcext:value-type="float">
            <text:p>100.6406070806</text:p>
          </table:table-cell>
          <table:table-cell table:number-columns-repeated="1001"/>
        </table:table-row>
        <table:table-row table:style-name="ro1">
          <table:table-cell office:value-type="float" office:value="20160" calcext:value-type="float">
            <text:p>20160</text:p>
          </table:table-cell>
          <table:table-cell table:formula="of:=[.A103]-14528" office:value-type="float" office:value="5632" calcext:value-type="float">
            <text:p>5632</text:p>
          </table:table-cell>
          <table:table-cell office:value-type="float" office:value="5632" calcext:value-type="float">
            <text:p>5632</text:p>
          </table:table-cell>
          <table:table-cell office:value-type="float" office:value="18624" calcext:value-type="float">
            <text:p>18624</text:p>
          </table:table-cell>
          <table:table-cell office:value-type="float" office:value="34688" calcext:value-type="float">
            <text:p>34688</text:p>
          </table:table-cell>
          <table:table-cell office:value-type="float" office:value="45376" calcext:value-type="float">
            <text:p>45376</text:p>
          </table:table-cell>
          <table:table-cell office:value-type="float" office:value="57472" calcext:value-type="float">
            <text:p>57472</text:p>
          </table:table-cell>
          <table:table-cell/>
          <table:table-cell table:formula="of:=[.C103]" office:value-type="float" office:value="5632" calcext:value-type="float">
            <text:p>5632</text:p>
          </table:table-cell>
          <table:table-cell table:formula="of:=[.D103]-14080" office:value-type="float" office:value="4544" calcext:value-type="float">
            <text:p>4544</text:p>
          </table:table-cell>
          <table:table-cell table:formula="of:=[.E103]-27136" office:value-type="float" office:value="7552" calcext:value-type="float">
            <text:p>7552</text:p>
          </table:table-cell>
          <table:table-cell table:formula="of:=[.F103]-40576" office:value-type="float" office:value="4800" calcext:value-type="float">
            <text:p>4800</text:p>
          </table:table-cell>
          <table:table-cell table:formula="of:=[.G103]-53184" office:value-type="float" office:value="4288" calcext:value-type="float">
            <text:p>4288</text:p>
          </table:table-cell>
          <table:table-cell office:value-type="float" office:value="101" calcext:value-type="float">
            <text:p>101</text:p>
          </table:table-cell>
          <table:table-cell table:formula="of:=[.P103]/67" office:value-type="float" office:value="80.0477611940299" calcext:value-type="float">
            <text:p>80.047761194</text:p>
          </table:table-cell>
          <table:table-cell table:formula="of:=AVERAGE([.I103];[.J103];[.K103];[.L103];[.M103])" office:value-type="float" office:value="5363.2" calcext:value-type="float">
            <text:p>5363.2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table:number-matrix-columns-spanned="2" table:number-matrix-rows-spanned="1" table:formula="of:=MMULT([.N103:.O103];[.$S$2:.$T$3])" office:value-type="float" office:value="79.1999935223881" calcext:value-type="float">
            <text:p>79.1999935224</text:p>
          </table:table-cell>
          <table:table-cell office:value-type="float" office:value="101.666144570149" calcext:value-type="float">
            <text:p>101.6661445702</text:p>
          </table:table-cell>
          <table:table-cell table:number-columns-repeated="1001"/>
        </table:table-row>
        <table:table-row table:style-name="ro1">
          <table:table-cell office:value-type="float" office:value="20352" calcext:value-type="float">
            <text:p>20352</text:p>
          </table:table-cell>
          <table:table-cell table:formula="of:=[.A104]-14528" office:value-type="float" office:value="5824" calcext:value-type="float">
            <text:p>5824</text:p>
          </table:table-cell>
          <table:table-cell office:value-type="float" office:value="5824" calcext:value-type="float">
            <text:p>5824</text:p>
          </table:table-cell>
          <table:table-cell office:value-type="float" office:value="18816" calcext:value-type="float">
            <text:p>18816</text:p>
          </table:table-cell>
          <table:table-cell office:value-type="float" office:value="35136" calcext:value-type="float">
            <text:p>35136</text:p>
          </table:table-cell>
          <table:table-cell office:value-type="float" office:value="45568" calcext:value-type="float">
            <text:p>45568</text:p>
          </table:table-cell>
          <table:table-cell office:value-type="float" office:value="57536" calcext:value-type="float">
            <text:p>57536</text:p>
          </table:table-cell>
          <table:table-cell/>
          <table:table-cell table:formula="of:=[.C104]" office:value-type="float" office:value="5824" calcext:value-type="float">
            <text:p>5824</text:p>
          </table:table-cell>
          <table:table-cell table:formula="of:=[.D104]-14080" office:value-type="float" office:value="4736" calcext:value-type="float">
            <text:p>4736</text:p>
          </table:table-cell>
          <table:table-cell table:formula="of:=[.E104]-27136" office:value-type="float" office:value="8000" calcext:value-type="float">
            <text:p>8000</text:p>
          </table:table-cell>
          <table:table-cell table:formula="of:=[.F104]-40576" office:value-type="float" office:value="4992" calcext:value-type="float">
            <text:p>4992</text:p>
          </table:table-cell>
          <table:table-cell table:formula="of:=[.G104]-53184" office:value-type="float" office:value="4352" calcext:value-type="float">
            <text:p>4352</text:p>
          </table:table-cell>
          <table:table-cell office:value-type="float" office:value="102" calcext:value-type="float">
            <text:p>102</text:p>
          </table:table-cell>
          <table:table-cell table:formula="of:=[.P104]/67" office:value-type="float" office:value="83.2955223880597" calcext:value-type="float">
            <text:p>83.2955223881</text:p>
          </table:table-cell>
          <table:table-cell table:formula="of:=AVERAGE([.I104];[.J104];[.K104];[.L104];[.M104])" office:value-type="float" office:value="5580.8" calcext:value-type="float">
            <text:p>5580.8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table:number-matrix-columns-spanned="2" table:number-matrix-rows-spanned="1" table:formula="of:=MMULT([.N104:.O104];[.$S$2:.$T$3])" office:value-type="float" office:value="82.4392750447761" calcext:value-type="float">
            <text:p>82.4392750448</text:p>
          </table:table-cell>
          <table:table-cell office:value-type="float" office:value="102.693280340299" calcext:value-type="float">
            <text:p>102.6932803403</text:p>
          </table:table-cell>
          <table:table-cell table:number-columns-repeated="1001"/>
        </table:table-row>
        <table:table-row table:style-name="ro1">
          <table:table-cell office:value-type="float" office:value="20608" calcext:value-type="float">
            <text:p>20608</text:p>
          </table:table-cell>
          <table:table-cell table:formula="of:=[.A105]-14528" office:value-type="float" office:value="6080" calcext:value-type="float">
            <text:p>6080</text:p>
          </table:table-cell>
          <table:table-cell office:value-type="float" office:value="6080" calcext:value-type="float">
            <text:p>6080</text:p>
          </table:table-cell>
          <table:table-cell office:value-type="float" office:value="18944" calcext:value-type="float">
            <text:p>18944</text:p>
          </table:table-cell>
          <table:table-cell office:value-type="float" office:value="35584" calcext:value-type="float">
            <text:p>35584</text:p>
          </table:table-cell>
          <table:table-cell office:value-type="float" office:value="45760" calcext:value-type="float">
            <text:p>45760</text:p>
          </table:table-cell>
          <table:table-cell office:value-type="float" office:value="57664" calcext:value-type="float">
            <text:p>57664</text:p>
          </table:table-cell>
          <table:table-cell/>
          <table:table-cell table:formula="of:=[.C105]" office:value-type="float" office:value="6080" calcext:value-type="float">
            <text:p>6080</text:p>
          </table:table-cell>
          <table:table-cell table:formula="of:=[.D105]-14080" office:value-type="float" office:value="4864" calcext:value-type="float">
            <text:p>4864</text:p>
          </table:table-cell>
          <table:table-cell table:formula="of:=[.E105]-27136" office:value-type="float" office:value="8448" calcext:value-type="float">
            <text:p>8448</text:p>
          </table:table-cell>
          <table:table-cell table:formula="of:=[.F105]-40576" office:value-type="float" office:value="5184" calcext:value-type="float">
            <text:p>5184</text:p>
          </table:table-cell>
          <table:table-cell table:formula="of:=[.G105]-53184" office:value-type="float" office:value="4480" calcext:value-type="float">
            <text:p>4480</text:p>
          </table:table-cell>
          <table:table-cell office:value-type="float" office:value="103" calcext:value-type="float">
            <text:p>103</text:p>
          </table:table-cell>
          <table:table-cell table:formula="of:=[.P105]/67" office:value-type="float" office:value="86.734328358209" calcext:value-type="float">
            <text:p>86.7343283582</text:p>
          </table:table-cell>
          <table:table-cell table:formula="of:=AVERAGE([.I105];[.J105];[.K105];[.L105];[.M105])" office:value-type="float" office:value="5811.2" calcext:value-type="float">
            <text:p>5811.2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table:number-matrix-columns-spanned="2" table:number-matrix-rows-spanned="1" table:formula="of:=MMULT([.N105:.O105];[.$S$2:.$T$3])" office:value-type="float" office:value="85.8695946567164" calcext:value-type="float">
            <text:p>85.8695946567</text:p>
          </table:table-cell>
          <table:table-cell office:value-type="float" office:value="103.722014391045" calcext:value-type="float">
            <text:p>103.722014391</text:p>
          </table:table-cell>
          <table:table-cell table:number-columns-repeated="1001"/>
        </table:table-row>
        <table:table-row table:style-name="ro1">
          <table:table-cell office:value-type="float" office:value="20864" calcext:value-type="float">
            <text:p>20864</text:p>
          </table:table-cell>
          <table:table-cell table:formula="of:=[.A106]-14528" office:value-type="float" office:value="6336" calcext:value-type="float">
            <text:p>6336</text:p>
          </table:table-cell>
          <table:table-cell office:value-type="float" office:value="6336" calcext:value-type="float">
            <text:p>6336</text:p>
          </table:table-cell>
          <table:table-cell office:value-type="float" office:value="19136" calcext:value-type="float">
            <text:p>19136</text:p>
          </table:table-cell>
          <table:table-cell office:value-type="float" office:value="35968" calcext:value-type="float">
            <text:p>35968</text:p>
          </table:table-cell>
          <table:table-cell office:value-type="float" office:value="46016" calcext:value-type="float">
            <text:p>46016</text:p>
          </table:table-cell>
          <table:table-cell office:value-type="float" office:value="57728" calcext:value-type="float">
            <text:p>57728</text:p>
          </table:table-cell>
          <table:table-cell/>
          <table:table-cell table:formula="of:=[.C106]" office:value-type="float" office:value="6336" calcext:value-type="float">
            <text:p>6336</text:p>
          </table:table-cell>
          <table:table-cell table:formula="of:=[.D106]-14080" office:value-type="float" office:value="5056" calcext:value-type="float">
            <text:p>5056</text:p>
          </table:table-cell>
          <table:table-cell table:formula="of:=[.E106]-27136" office:value-type="float" office:value="8832" calcext:value-type="float">
            <text:p>8832</text:p>
          </table:table-cell>
          <table:table-cell table:formula="of:=[.F106]-40576" office:value-type="float" office:value="5440" calcext:value-type="float">
            <text:p>5440</text:p>
          </table:table-cell>
          <table:table-cell table:formula="of:=[.G106]-53184" office:value-type="float" office:value="4544" calcext:value-type="float">
            <text:p>4544</text:p>
          </table:table-cell>
          <table:table-cell office:value-type="float" office:value="104" calcext:value-type="float">
            <text:p>104</text:p>
          </table:table-cell>
          <table:table-cell table:formula="of:=[.P106]/67" office:value-type="float" office:value="90.1731343283582" calcext:value-type="float">
            <text:p>90.1731343284</text:p>
          </table:table-cell>
          <table:table-cell table:formula="of:=AVERAGE([.I106];[.J106];[.K106];[.L106];[.M106])" office:value-type="float" office:value="6041.6" calcext:value-type="float">
            <text:p>6041.6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table:number-matrix-columns-spanned="2" table:number-matrix-rows-spanned="1" table:formula="of:=MMULT([.N106:.O106];[.$S$2:.$T$3])" office:value-type="float" office:value="89.2999142686567" calcext:value-type="float">
            <text:p>89.2999142687</text:p>
          </table:table-cell>
          <table:table-cell office:value-type="float" office:value="104.750748441791" calcext:value-type="float">
            <text:p>104.7507484418</text:p>
          </table:table-cell>
          <table:table-cell table:number-columns-repeated="1001"/>
        </table:table-row>
        <table:table-row table:style-name="ro1">
          <table:table-cell office:value-type="float" office:value="21120" calcext:value-type="float">
            <text:p>21120</text:p>
          </table:table-cell>
          <table:table-cell table:formula="of:=[.A107]-14528" office:value-type="float" office:value="6592" calcext:value-type="float">
            <text:p>6592</text:p>
          </table:table-cell>
          <table:table-cell office:value-type="float" office:value="6592" calcext:value-type="float">
            <text:p>6592</text:p>
          </table:table-cell>
          <table:table-cell office:value-type="float" office:value="19328" calcext:value-type="float">
            <text:p>19328</text:p>
          </table:table-cell>
          <table:table-cell office:value-type="float" office:value="36352" calcext:value-type="float">
            <text:p>36352</text:p>
          </table:table-cell>
          <table:table-cell office:value-type="float" office:value="46272" calcext:value-type="float">
            <text:p>46272</text:p>
          </table:table-cell>
          <table:table-cell office:value-type="float" office:value="57856" calcext:value-type="float">
            <text:p>57856</text:p>
          </table:table-cell>
          <table:table-cell/>
          <table:table-cell table:formula="of:=[.C107]" office:value-type="float" office:value="6592" calcext:value-type="float">
            <text:p>6592</text:p>
          </table:table-cell>
          <table:table-cell table:formula="of:=[.D107]-14080" office:value-type="float" office:value="5248" calcext:value-type="float">
            <text:p>5248</text:p>
          </table:table-cell>
          <table:table-cell table:formula="of:=[.E107]-27136" office:value-type="float" office:value="9216" calcext:value-type="float">
            <text:p>9216</text:p>
          </table:table-cell>
          <table:table-cell table:formula="of:=[.F107]-40576" office:value-type="float" office:value="5696" calcext:value-type="float">
            <text:p>5696</text:p>
          </table:table-cell>
          <table:table-cell table:formula="of:=[.G107]-53184" office:value-type="float" office:value="4672" calcext:value-type="float">
            <text:p>4672</text:p>
          </table:table-cell>
          <table:table-cell office:value-type="float" office:value="105" calcext:value-type="float">
            <text:p>105</text:p>
          </table:table-cell>
          <table:table-cell table:formula="of:=[.P107]/67" office:value-type="float" office:value="93.8029850746269" calcext:value-type="float">
            <text:p>93.8029850746</text:p>
          </table:table-cell>
          <table:table-cell table:formula="of:=AVERAGE([.I107];[.J107];[.K107];[.L107];[.M107])" office:value-type="float" office:value="6284.8" calcext:value-type="float">
            <text:p>6284.8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table:number-matrix-columns-spanned="2" table:number-matrix-rows-spanned="1" table:formula="of:=MMULT([.N107:.O107];[.$S$2:.$T$3])" office:value-type="float" office:value="92.9212719701493" calcext:value-type="float">
            <text:p>92.9212719701</text:p>
          </table:table-cell>
          <table:table-cell office:value-type="float" office:value="105.781080773134" calcext:value-type="float">
            <text:p>105.7810807731</text:p>
          </table:table-cell>
          <table:table-cell table:number-columns-repeated="1001"/>
        </table:table-row>
        <table:table-row table:style-name="ro1">
          <table:table-cell office:value-type="float" office:value="21376" calcext:value-type="float">
            <text:p>21376</text:p>
          </table:table-cell>
          <table:table-cell table:formula="of:=[.A108]-14528" office:value-type="float" office:value="6848" calcext:value-type="float">
            <text:p>6848</text:p>
          </table:table-cell>
          <table:table-cell office:value-type="float" office:value="6848" calcext:value-type="float">
            <text:p>6848</text:p>
          </table:table-cell>
          <table:table-cell office:value-type="float" office:value="19392" calcext:value-type="float">
            <text:p>19392</text:p>
          </table:table-cell>
          <table:table-cell office:value-type="float" office:value="36544" calcext:value-type="float">
            <text:p>36544</text:p>
          </table:table-cell>
          <table:table-cell office:value-type="float" office:value="46592" calcext:value-type="float">
            <text:p>46592</text:p>
          </table:table-cell>
          <table:table-cell office:value-type="float" office:value="57984" calcext:value-type="float">
            <text:p>57984</text:p>
          </table:table-cell>
          <table:table-cell/>
          <table:table-cell table:formula="of:=[.C108]" office:value-type="float" office:value="6848" calcext:value-type="float">
            <text:p>6848</text:p>
          </table:table-cell>
          <table:table-cell table:formula="of:=[.D108]-14080" office:value-type="float" office:value="5312" calcext:value-type="float">
            <text:p>5312</text:p>
          </table:table-cell>
          <table:table-cell table:formula="of:=[.E108]-27136" office:value-type="float" office:value="9408" calcext:value-type="float">
            <text:p>9408</text:p>
          </table:table-cell>
          <table:table-cell table:formula="of:=[.F108]-40576" office:value-type="float" office:value="6016" calcext:value-type="float">
            <text:p>6016</text:p>
          </table:table-cell>
          <table:table-cell table:formula="of:=[.G108]-53184" office:value-type="float" office:value="4800" calcext:value-type="float">
            <text:p>4800</text:p>
          </table:table-cell>
          <table:table-cell office:value-type="float" office:value="106" calcext:value-type="float">
            <text:p>106</text:p>
          </table:table-cell>
          <table:table-cell table:formula="of:=[.P108]/67" office:value-type="float" office:value="96.6686567164179" calcext:value-type="float">
            <text:p>96.6686567164</text:p>
          </table:table-cell>
          <table:table-cell table:formula="of:=AVERAGE([.I108];[.J108];[.K108];[.L108];[.M108])" office:value-type="float" office:value="6476.8" calcext:value-type="float">
            <text:p>6476.8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table:number-matrix-columns-spanned="2" table:number-matrix-rows-spanned="1" table:formula="of:=MMULT([.N108:.O108];[.$S$2:.$T$3])" office:value-type="float" office:value="95.7784773134328" calcext:value-type="float">
            <text:p>95.7784773134</text:p>
          </table:table-cell>
          <table:table-cell office:value-type="float" office:value="106.80501998209" calcext:value-type="float">
            <text:p>106.8050199821</text:p>
          </table:table-cell>
          <table:table-cell table:number-columns-repeated="1001"/>
        </table:table-row>
        <table:table-row table:style-name="ro1">
          <table:table-cell office:value-type="float" office:value="21568" calcext:value-type="float">
            <text:p>21568</text:p>
          </table:table-cell>
          <table:table-cell table:formula="of:=[.A109]-14528" office:value-type="float" office:value="7040" calcext:value-type="float">
            <text:p>7040</text:p>
          </table:table-cell>
          <table:table-cell office:value-type="float" office:value="7040" calcext:value-type="float">
            <text:p>7040</text:p>
          </table:table-cell>
          <table:table-cell office:value-type="float" office:value="19584" calcext:value-type="float">
            <text:p>19584</text:p>
          </table:table-cell>
          <table:table-cell office:value-type="float" office:value="36608" calcext:value-type="float">
            <text:p>36608</text:p>
          </table:table-cell>
          <table:table-cell office:value-type="float" office:value="46720" calcext:value-type="float">
            <text:p>46720</text:p>
          </table:table-cell>
          <table:table-cell office:value-type="float" office:value="58048" calcext:value-type="float">
            <text:p>58048</text:p>
          </table:table-cell>
          <table:table-cell/>
          <table:table-cell table:formula="of:=[.C109]" office:value-type="float" office:value="7040" calcext:value-type="float">
            <text:p>7040</text:p>
          </table:table-cell>
          <table:table-cell table:formula="of:=[.D109]-14080" office:value-type="float" office:value="5504" calcext:value-type="float">
            <text:p>5504</text:p>
          </table:table-cell>
          <table:table-cell table:formula="of:=[.E109]-27136" office:value-type="float" office:value="9472" calcext:value-type="float">
            <text:p>9472</text:p>
          </table:table-cell>
          <table:table-cell table:formula="of:=[.F109]-40576" office:value-type="float" office:value="6144" calcext:value-type="float">
            <text:p>6144</text:p>
          </table:table-cell>
          <table:table-cell table:formula="of:=[.G109]-53184" office:value-type="float" office:value="4864" calcext:value-type="float">
            <text:p>4864</text:p>
          </table:table-cell>
          <table:table-cell office:value-type="float" office:value="107" calcext:value-type="float">
            <text:p>107</text:p>
          </table:table-cell>
          <table:table-cell table:formula="of:=[.P109]/67" office:value-type="float" office:value="98.579104477612" calcext:value-type="float">
            <text:p>98.5791044776</text:p>
          </table:table-cell>
          <table:table-cell table:formula="of:=AVERAGE([.I109];[.J109];[.K109];[.L109];[.M109])" office:value-type="float" office:value="6604.8" calcext:value-type="float">
            <text:p>6604.8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table:number-matrix-columns-spanned="2" table:number-matrix-rows-spanned="1" table:formula="of:=MMULT([.N109:.O109];[.$S$2:.$T$3])" office:value-type="float" office:value="97.6804922089552" calcext:value-type="float">
            <text:p>97.680492209</text:p>
          </table:table-cell>
          <table:table-cell office:value-type="float" office:value="107.82096778806" calcext:value-type="float">
            <text:p>107.8209677881</text:p>
          </table:table-cell>
          <table:table-cell table:number-columns-repeated="1001"/>
        </table:table-row>
        <table:table-row table:style-name="ro1">
          <table:table-cell office:value-type="float" office:value="21952" calcext:value-type="float">
            <text:p>21952</text:p>
          </table:table-cell>
          <table:table-cell table:formula="of:=[.A110]-14528" office:value-type="float" office:value="7424" calcext:value-type="float">
            <text:p>7424</text:p>
          </table:table-cell>
          <table:table-cell office:value-type="float" office:value="7424" calcext:value-type="float">
            <text:p>7424</text:p>
          </table:table-cell>
          <table:table-cell office:value-type="float" office:value="19840" calcext:value-type="float">
            <text:p>19840</text:p>
          </table:table-cell>
          <table:table-cell office:value-type="float" office:value="36672" calcext:value-type="float">
            <text:p>36672</text:p>
          </table:table-cell>
          <table:table-cell office:value-type="float" office:value="47104" calcext:value-type="float">
            <text:p>47104</text:p>
          </table:table-cell>
          <table:table-cell office:value-type="float" office:value="58240" calcext:value-type="float">
            <text:p>58240</text:p>
          </table:table-cell>
          <table:table-cell/>
          <table:table-cell table:formula="of:=[.C110]" office:value-type="float" office:value="7424" calcext:value-type="float">
            <text:p>7424</text:p>
          </table:table-cell>
          <table:table-cell table:formula="of:=[.D110]-14080" office:value-type="float" office:value="5760" calcext:value-type="float">
            <text:p>5760</text:p>
          </table:table-cell>
          <table:table-cell table:formula="of:=[.E110]-27136" office:value-type="float" office:value="9536" calcext:value-type="float">
            <text:p>9536</text:p>
          </table:table-cell>
          <table:table-cell table:formula="of:=[.F110]-40576" office:value-type="float" office:value="6528" calcext:value-type="float">
            <text:p>6528</text:p>
          </table:table-cell>
          <table:table-cell table:formula="of:=[.G110]-53184" office:value-type="float" office:value="5056" calcext:value-type="float">
            <text:p>5056</text:p>
          </table:table-cell>
          <table:table-cell office:value-type="float" office:value="108" calcext:value-type="float">
            <text:p>108</text:p>
          </table:table-cell>
          <table:table-cell table:formula="of:=[.P110]/67" office:value-type="float" office:value="102.4" calcext:value-type="float">
            <text:p>102.4</text:p>
          </table:table-cell>
          <table:table-cell table:formula="of:=AVERAGE([.I110];[.J110];[.K110];[.L110];[.M110])" office:value-type="float" office:value="6860.8" calcext:value-type="float">
            <text:p>6860.8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table:number-matrix-columns-spanned="2" table:number-matrix-rows-spanned="1" table:formula="of:=MMULT([.N110:.O110];[.$S$2:.$T$3])" office:value-type="float" office:value="101.492888" calcext:value-type="float">
            <text:p>101.492888</text:p>
          </table:table-cell>
          <table:table-cell office:value-type="float" office:value="108.8528984" calcext:value-type="float">
            <text:p>108.8528984</text:p>
          </table:table-cell>
          <table:table-cell table:number-columns-repeated="1001"/>
        </table:table-row>
        <table:table-row table:style-name="ro1">
          <table:table-cell office:value-type="float" office:value="22336" calcext:value-type="float">
            <text:p>22336</text:p>
          </table:table-cell>
          <table:table-cell table:formula="of:=[.A111]-14528" office:value-type="float" office:value="7808" calcext:value-type="float">
            <text:p>7808</text:p>
          </table:table-cell>
          <table:table-cell office:value-type="float" office:value="7808" calcext:value-type="float">
            <text:p>7808</text:p>
          </table:table-cell>
          <table:table-cell office:value-type="float" office:value="20096" calcext:value-type="float">
            <text:p>20096</text:p>
          </table:table-cell>
          <table:table-cell office:value-type="float" office:value="36672" calcext:value-type="float">
            <text:p>36672</text:p>
          </table:table-cell>
          <table:table-cell office:value-type="float" office:value="47488" calcext:value-type="float">
            <text:p>47488</text:p>
          </table:table-cell>
          <table:table-cell office:value-type="float" office:value="58368" calcext:value-type="float">
            <text:p>58368</text:p>
          </table:table-cell>
          <table:table-cell/>
          <table:table-cell table:formula="of:=[.C111]" office:value-type="float" office:value="7808" calcext:value-type="float">
            <text:p>7808</text:p>
          </table:table-cell>
          <table:table-cell table:formula="of:=[.D111]-14080" office:value-type="float" office:value="6016" calcext:value-type="float">
            <text:p>6016</text:p>
          </table:table-cell>
          <table:table-cell table:formula="of:=[.E111]-27136" office:value-type="float" office:value="9536" calcext:value-type="float">
            <text:p>9536</text:p>
          </table:table-cell>
          <table:table-cell table:formula="of:=[.F111]-40576" office:value-type="float" office:value="6912" calcext:value-type="float">
            <text:p>6912</text:p>
          </table:table-cell>
          <table:table-cell table:formula="of:=[.G111]-53184" office:value-type="float" office:value="5184" calcext:value-type="float">
            <text:p>5184</text:p>
          </table:table-cell>
          <table:table-cell office:value-type="float" office:value="109" calcext:value-type="float">
            <text:p>109</text:p>
          </table:table-cell>
          <table:table-cell table:formula="of:=[.P111]/67" office:value-type="float" office:value="105.838805970149" calcext:value-type="float">
            <text:p>105.8388059702</text:p>
          </table:table-cell>
          <table:table-cell table:formula="of:=AVERAGE([.I111];[.J111];[.K111];[.L111];[.M111])" office:value-type="float" office:value="7091.2" calcext:value-type="float">
            <text:p>7091.2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number-matrix-columns-spanned="2" table:number-matrix-rows-spanned="1" table:formula="of:=MMULT([.N111:.O111];[.$S$2:.$T$3])" office:value-type="float" office:value="104.92320761194" calcext:value-type="float">
            <text:p>104.9232076119</text:p>
          </table:table-cell>
          <table:table-cell office:value-type="float" office:value="109.881632450746" calcext:value-type="float">
            <text:p>109.8816324507</text:p>
          </table:table-cell>
          <table:table-cell table:number-columns-repeated="1001"/>
        </table:table-row>
        <table:table-row table:style-name="ro1">
          <table:table-cell office:value-type="float" office:value="22784" calcext:value-type="float">
            <text:p>22784</text:p>
          </table:table-cell>
          <table:table-cell table:formula="of:=[.A112]-14528" office:value-type="float" office:value="8256" calcext:value-type="float">
            <text:p>8256</text:p>
          </table:table-cell>
          <table:table-cell office:value-type="float" office:value="8256" calcext:value-type="float">
            <text:p>8256</text:p>
          </table:table-cell>
          <table:table-cell office:value-type="float" office:value="20416" calcext:value-type="float">
            <text:p>20416</text:p>
          </table:table-cell>
          <table:table-cell office:value-type="float" office:value="36608" calcext:value-type="float">
            <text:p>36608</text:p>
          </table:table-cell>
          <table:table-cell office:value-type="float" office:value="47936" calcext:value-type="float">
            <text:p>47936</text:p>
          </table:table-cell>
          <table:table-cell office:value-type="float" office:value="58432" calcext:value-type="float">
            <text:p>58432</text:p>
          </table:table-cell>
          <table:table-cell/>
          <table:table-cell table:formula="of:=[.C112]" office:value-type="float" office:value="8256" calcext:value-type="float">
            <text:p>8256</text:p>
          </table:table-cell>
          <table:table-cell table:formula="of:=[.D112]-14080" office:value-type="float" office:value="6336" calcext:value-type="float">
            <text:p>6336</text:p>
          </table:table-cell>
          <table:table-cell table:formula="of:=[.E112]-27136" office:value-type="float" office:value="9472" calcext:value-type="float">
            <text:p>9472</text:p>
          </table:table-cell>
          <table:table-cell table:formula="of:=[.F112]-40576" office:value-type="float" office:value="7360" calcext:value-type="float">
            <text:p>7360</text:p>
          </table:table-cell>
          <table:table-cell table:formula="of:=[.G112]-53184" office:value-type="float" office:value="5248" calcext:value-type="float">
            <text:p>5248</text:p>
          </table:table-cell>
          <table:table-cell office:value-type="float" office:value="110" calcext:value-type="float">
            <text:p>110</text:p>
          </table:table-cell>
          <table:table-cell table:formula="of:=[.P112]/67" office:value-type="float" office:value="109.468656716418" calcext:value-type="float">
            <text:p>109.4686567164</text:p>
          </table:table-cell>
          <table:table-cell table:formula="of:=AVERAGE([.I112];[.J112];[.K112];[.L112];[.M112])" office:value-type="float" office:value="7334.4" calcext:value-type="float">
            <text:p>7334.4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table:number-matrix-columns-spanned="2" table:number-matrix-rows-spanned="1" table:formula="of:=MMULT([.N112:.O112];[.$S$2:.$T$3])" office:value-type="float" office:value="108.544565313433" calcext:value-type="float">
            <text:p>108.5445653134</text:p>
          </table:table-cell>
          <table:table-cell office:value-type="float" office:value="110.91196478209" calcext:value-type="float">
            <text:p>110.9119647821</text:p>
          </table:table-cell>
          <table:table-cell table:number-columns-repeated="1001"/>
        </table:table-row>
        <table:table-row table:style-name="ro1">
          <table:table-cell office:value-type="float" office:value="23232" calcext:value-type="float">
            <text:p>23232</text:p>
          </table:table-cell>
          <table:table-cell table:formula="of:=[.A113]-14528" office:value-type="float" office:value="8704" calcext:value-type="float">
            <text:p>8704</text:p>
          </table:table-cell>
          <table:table-cell office:value-type="float" office:value="8704" calcext:value-type="float">
            <text:p>8704</text:p>
          </table:table-cell>
          <table:table-cell office:value-type="float" office:value="20608" calcext:value-type="float">
            <text:p>20608</text:p>
          </table:table-cell>
          <table:table-cell office:value-type="float" office:value="36544" calcext:value-type="float">
            <text:p>36544</text:p>
          </table:table-cell>
          <table:table-cell office:value-type="float" office:value="48320" calcext:value-type="float">
            <text:p>48320</text:p>
          </table:table-cell>
          <table:table-cell office:value-type="float" office:value="58624" calcext:value-type="float">
            <text:p>58624</text:p>
          </table:table-cell>
          <table:table-cell/>
          <table:table-cell table:formula="of:=[.C113]" office:value-type="float" office:value="8704" calcext:value-type="float">
            <text:p>8704</text:p>
          </table:table-cell>
          <table:table-cell table:formula="of:=[.D113]-14080" office:value-type="float" office:value="6528" calcext:value-type="float">
            <text:p>6528</text:p>
          </table:table-cell>
          <table:table-cell table:formula="of:=[.E113]-27136" office:value-type="float" office:value="9408" calcext:value-type="float">
            <text:p>9408</text:p>
          </table:table-cell>
          <table:table-cell table:formula="of:=[.F113]-40576" office:value-type="float" office:value="7744" calcext:value-type="float">
            <text:p>7744</text:p>
          </table:table-cell>
          <table:table-cell table:formula="of:=[.G113]-53184" office:value-type="float" office:value="5440" calcext:value-type="float">
            <text:p>5440</text:p>
          </table:table-cell>
          <table:table-cell office:value-type="float" office:value="111" calcext:value-type="float">
            <text:p>111</text:p>
          </table:table-cell>
          <table:table-cell table:formula="of:=[.P113]/67" office:value-type="float" office:value="112.907462686567" calcext:value-type="float">
            <text:p>112.9074626866</text:p>
          </table:table-cell>
          <table:table-cell table:formula="of:=AVERAGE([.I113];[.J113];[.K113];[.L113];[.M113])" office:value-type="float" office:value="7564.8" calcext:value-type="float">
            <text:p>7564.8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matrix-columns-spanned="2" table:number-matrix-rows-spanned="1" table:formula="of:=MMULT([.N113:.O113];[.$S$2:.$T$3])" office:value-type="float" office:value="111.974884925373" calcext:value-type="float">
            <text:p>111.9748849254</text:p>
          </table:table-cell>
          <table:table-cell office:value-type="float" office:value="111.940698832836" calcext:value-type="float">
            <text:p>111.9406988328</text:p>
          </table:table-cell>
          <table:table-cell table:number-columns-repeated="1001"/>
        </table:table-row>
        <table:table-row table:style-name="ro1">
          <table:table-cell office:value-type="float" office:value="23680" calcext:value-type="float">
            <text:p>23680</text:p>
          </table:table-cell>
          <table:table-cell table:formula="of:=[.A114]-14528" office:value-type="float" office:value="9152" calcext:value-type="float">
            <text:p>9152</text:p>
          </table:table-cell>
          <table:table-cell office:value-type="float" office:value="9152" calcext:value-type="float">
            <text:p>9152</text:p>
          </table:table-cell>
          <table:table-cell office:value-type="float" office:value="20928" calcext:value-type="float">
            <text:p>20928</text:p>
          </table:table-cell>
          <table:table-cell office:value-type="float" office:value="36480" calcext:value-type="float">
            <text:p>36480</text:p>
          </table:table-cell>
          <table:table-cell office:value-type="float" office:value="48704" calcext:value-type="float">
            <text:p>48704</text:p>
          </table:table-cell>
          <table:table-cell office:value-type="float" office:value="58816" calcext:value-type="float">
            <text:p>58816</text:p>
          </table:table-cell>
          <table:table-cell/>
          <table:table-cell table:formula="of:=[.C114]" office:value-type="float" office:value="9152" calcext:value-type="float">
            <text:p>9152</text:p>
          </table:table-cell>
          <table:table-cell table:formula="of:=[.D114]-14080" office:value-type="float" office:value="6848" calcext:value-type="float">
            <text:p>6848</text:p>
          </table:table-cell>
          <table:table-cell table:formula="of:=[.E114]-27136" office:value-type="float" office:value="9344" calcext:value-type="float">
            <text:p>9344</text:p>
          </table:table-cell>
          <table:table-cell table:formula="of:=[.F114]-40576" office:value-type="float" office:value="8128" calcext:value-type="float">
            <text:p>8128</text:p>
          </table:table-cell>
          <table:table-cell table:formula="of:=[.G114]-53184" office:value-type="float" office:value="5632" calcext:value-type="float">
            <text:p>5632</text:p>
          </table:table-cell>
          <table:table-cell office:value-type="float" office:value="112" calcext:value-type="float">
            <text:p>112</text:p>
          </table:table-cell>
          <table:table-cell table:formula="of:=[.P114]/67" office:value-type="float" office:value="116.728358208955" calcext:value-type="float">
            <text:p>116.728358209</text:p>
          </table:table-cell>
          <table:table-cell table:formula="of:=AVERAGE([.I114];[.J114];[.K114];[.L114];[.M114])" office:value-type="float" office:value="7820.8" calcext:value-type="float">
            <text:p>7820.8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table:number-matrix-columns-spanned="2" table:number-matrix-rows-spanned="1" table:formula="of:=MMULT([.N114:.O114];[.$S$2:.$T$3])" office:value-type="float" office:value="115.787280716418" calcext:value-type="float">
            <text:p>115.7872807164</text:p>
          </table:table-cell>
          <table:table-cell office:value-type="float" office:value="112.972629444776" calcext:value-type="float">
            <text:p>112.9726294448</text:p>
          </table:table-cell>
          <table:table-cell table:number-columns-repeated="1001"/>
        </table:table-row>
        <table:table-row table:style-name="ro1">
          <table:table-cell office:value-type="float" office:value="24064" calcext:value-type="float">
            <text:p>24064</text:p>
          </table:table-cell>
          <table:table-cell table:formula="of:=[.A115]-14528" office:value-type="float" office:value="9536" calcext:value-type="float">
            <text:p>9536</text:p>
          </table:table-cell>
          <table:table-cell office:value-type="float" office:value="9536" calcext:value-type="float">
            <text:p>9536</text:p>
          </table:table-cell>
          <table:table-cell office:value-type="float" office:value="21184" calcext:value-type="float">
            <text:p>21184</text:p>
          </table:table-cell>
          <table:table-cell office:value-type="float" office:value="36416" calcext:value-type="float">
            <text:p>36416</text:p>
          </table:table-cell>
          <table:table-cell office:value-type="float" office:value="49024" calcext:value-type="float">
            <text:p>49024</text:p>
          </table:table-cell>
          <table:table-cell office:value-type="float" office:value="58944" calcext:value-type="float">
            <text:p>58944</text:p>
          </table:table-cell>
          <table:table-cell/>
          <table:table-cell table:formula="of:=[.C115]" office:value-type="float" office:value="9536" calcext:value-type="float">
            <text:p>9536</text:p>
          </table:table-cell>
          <table:table-cell table:formula="of:=[.D115]-14080" office:value-type="float" office:value="7104" calcext:value-type="float">
            <text:p>7104</text:p>
          </table:table-cell>
          <table:table-cell table:formula="of:=[.E115]-27136" office:value-type="float" office:value="9280" calcext:value-type="float">
            <text:p>9280</text:p>
          </table:table-cell>
          <table:table-cell table:formula="of:=[.F115]-40576" office:value-type="float" office:value="8448" calcext:value-type="float">
            <text:p>8448</text:p>
          </table:table-cell>
          <table:table-cell table:formula="of:=[.G115]-53184" office:value-type="float" office:value="5760" calcext:value-type="float">
            <text:p>5760</text:p>
          </table:table-cell>
          <table:table-cell office:value-type="float" office:value="113" calcext:value-type="float">
            <text:p>113</text:p>
          </table:table-cell>
          <table:table-cell table:formula="of:=[.P115]/67" office:value-type="float" office:value="119.785074626866" calcext:value-type="float">
            <text:p>119.7850746269</text:p>
          </table:table-cell>
          <table:table-cell table:formula="of:=AVERAGE([.I115];[.J115];[.K115];[.L115];[.M115])" office:value-type="float" office:value="8025.6" calcext:value-type="float">
            <text:p>8025.6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number-matrix-columns-spanned="2" table:number-matrix-rows-spanned="1" table:formula="of:=MMULT([.N115:.O115];[.$S$2:.$T$3])" office:value-type="float" office:value="118.835524149254" calcext:value-type="float">
            <text:p>118.8355241493</text:p>
          </table:table-cell>
          <table:table-cell office:value-type="float" office:value="113.998166934328" calcext:value-type="float">
            <text:p>113.9981669343</text:p>
          </table:table-cell>
          <table:table-cell table:number-columns-repeated="1001"/>
        </table:table-row>
        <table:table-row table:style-name="ro1">
          <table:table-cell office:value-type="float" office:value="24256" calcext:value-type="float">
            <text:p>24256</text:p>
          </table:table-cell>
          <table:table-cell table:formula="of:=[.A116]-14528" office:value-type="float" office:value="9728" calcext:value-type="float">
            <text:p>9728</text:p>
          </table:table-cell>
          <table:table-cell office:value-type="float" office:value="9728" calcext:value-type="float">
            <text:p>9728</text:p>
          </table:table-cell>
          <table:table-cell office:value-type="float" office:value="21376" calcext:value-type="float">
            <text:p>21376</text:p>
          </table:table-cell>
          <table:table-cell office:value-type="float" office:value="36416" calcext:value-type="float">
            <text:p>36416</text:p>
          </table:table-cell>
          <table:table-cell office:value-type="float" office:value="49152" calcext:value-type="float">
            <text:p>49152</text:p>
          </table:table-cell>
          <table:table-cell office:value-type="float" office:value="59200" calcext:value-type="float">
            <text:p>59200</text:p>
          </table:table-cell>
          <table:table-cell/>
          <table:table-cell table:formula="of:=[.C116]" office:value-type="float" office:value="9728" calcext:value-type="float">
            <text:p>9728</text:p>
          </table:table-cell>
          <table:table-cell table:formula="of:=[.D116]-14080" office:value-type="float" office:value="7296" calcext:value-type="float">
            <text:p>7296</text:p>
          </table:table-cell>
          <table:table-cell table:formula="of:=[.E116]-27136" office:value-type="float" office:value="9280" calcext:value-type="float">
            <text:p>9280</text:p>
          </table:table-cell>
          <table:table-cell table:formula="of:=[.F116]-40576" office:value-type="float" office:value="8576" calcext:value-type="float">
            <text:p>8576</text:p>
          </table:table-cell>
          <table:table-cell table:formula="of:=[.G116]-53184" office:value-type="float" office:value="6016" calcext:value-type="float">
            <text:p>6016</text:p>
          </table:table-cell>
          <table:table-cell office:value-type="float" office:value="114" calcext:value-type="float">
            <text:p>114</text:p>
          </table:table-cell>
          <table:table-cell table:formula="of:=[.P116]/67" office:value-type="float" office:value="122.077611940299" calcext:value-type="float">
            <text:p>122.0776119403</text:p>
          </table:table-cell>
          <table:table-cell table:formula="of:=AVERAGE([.I116];[.J116];[.K116];[.L116];[.M116])" office:value-type="float" office:value="8179.2" calcext:value-type="float">
            <text:p>8179.2</text:p>
          </table:table-cell>
          <table:table-cell table:number-columns-repeated="4"/>
          <table:table-cell office:value-type="float" office:value="114" calcext:value-type="float">
            <text:p>114</text:p>
          </table:table-cell>
          <table:table-cell table:number-matrix-columns-spanned="2" table:number-matrix-rows-spanned="1" table:formula="of:=MMULT([.N116:.O116];[.$S$2:.$T$3])" office:value-type="float" office:value="121.119615223881" calcext:value-type="float">
            <text:p>121.1196152239</text:p>
          </table:table-cell>
          <table:table-cell office:value-type="float" office:value="115.017311301493" calcext:value-type="float">
            <text:p>115.0173113015</text:p>
          </table:table-cell>
          <table:table-cell table:number-columns-repeated="1001"/>
        </table:table-row>
        <table:table-row table:style-name="ro1">
          <table:table-cell office:value-type="float" office:value="24576" calcext:value-type="float">
            <text:p>24576</text:p>
          </table:table-cell>
          <table:table-cell table:formula="of:=[.A117]-14528" office:value-type="float" office:value="10048" calcext:value-type="float">
            <text:p>10048</text:p>
          </table:table-cell>
          <table:table-cell office:value-type="float" office:value="10048" calcext:value-type="float">
            <text:p>10048</text:p>
          </table:table-cell>
          <table:table-cell office:value-type="float" office:value="21632" calcext:value-type="float">
            <text:p>21632</text:p>
          </table:table-cell>
          <table:table-cell office:value-type="float" office:value="36416" calcext:value-type="float">
            <text:p>36416</text:p>
          </table:table-cell>
          <table:table-cell office:value-type="float" office:value="49344" calcext:value-type="float">
            <text:p>49344</text:p>
          </table:table-cell>
          <table:table-cell office:value-type="float" office:value="59328" calcext:value-type="float">
            <text:p>59328</text:p>
          </table:table-cell>
          <table:table-cell/>
          <table:table-cell table:formula="of:=[.C117]" office:value-type="float" office:value="10048" calcext:value-type="float">
            <text:p>10048</text:p>
          </table:table-cell>
          <table:table-cell table:formula="of:=[.D117]-14080" office:value-type="float" office:value="7552" calcext:value-type="float">
            <text:p>7552</text:p>
          </table:table-cell>
          <table:table-cell table:formula="of:=[.E117]-27136" office:value-type="float" office:value="9280" calcext:value-type="float">
            <text:p>9280</text:p>
          </table:table-cell>
          <table:table-cell table:formula="of:=[.F117]-40576" office:value-type="float" office:value="8768" calcext:value-type="float">
            <text:p>8768</text:p>
          </table:table-cell>
          <table:table-cell table:formula="of:=[.G117]-53184" office:value-type="float" office:value="6144" calcext:value-type="float">
            <text:p>6144</text:p>
          </table:table-cell>
          <table:table-cell office:value-type="float" office:value="115" calcext:value-type="float">
            <text:p>115</text:p>
          </table:table-cell>
          <table:table-cell table:formula="of:=[.P117]/67" office:value-type="float" office:value="124.75223880597" calcext:value-type="float">
            <text:p>124.752238806</text:p>
          </table:table-cell>
          <table:table-cell table:formula="of:=AVERAGE([.I117];[.J117];[.K117];[.L117];[.M117])" office:value-type="float" office:value="8358.4" calcext:value-type="float">
            <text:p>8358.4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table:number-matrix-columns-spanned="2" table:number-matrix-rows-spanned="1" table:formula="of:=MMULT([.N117:.O117];[.$S$2:.$T$3])" office:value-type="float" office:value="123.785782477612" calcext:value-type="float">
            <text:p>123.7857824776</text:p>
          </table:table-cell>
          <table:table-cell office:value-type="float" office:value="116.039652229851" calcext:value-type="float">
            <text:p>116.0396522299</text:p>
          </table:table-cell>
          <table:table-cell table:number-columns-repeated="1001"/>
        </table:table-row>
        <table:table-row table:style-name="ro1">
          <table:table-cell office:value-type="float" office:value="24768" calcext:value-type="float">
            <text:p>24768</text:p>
          </table:table-cell>
          <table:table-cell table:formula="of:=[.A118]-14528" office:value-type="float" office:value="10240" calcext:value-type="float">
            <text:p>10240</text:p>
          </table:table-cell>
          <table:table-cell office:value-type="float" office:value="10240" calcext:value-type="float">
            <text:p>10240</text:p>
          </table:table-cell>
          <table:table-cell office:value-type="float" office:value="22016" calcext:value-type="float">
            <text:p>22016</text:p>
          </table:table-cell>
          <table:table-cell office:value-type="float" office:value="36480" calcext:value-type="float">
            <text:p>36480</text:p>
          </table:table-cell>
          <table:table-cell office:value-type="float" office:value="49408" calcext:value-type="float">
            <text:p>49408</text:p>
          </table:table-cell>
          <table:table-cell office:value-type="float" office:value="59648" calcext:value-type="float">
            <text:p>59648</text:p>
          </table:table-cell>
          <table:table-cell/>
          <table:table-cell table:formula="of:=[.C118]" office:value-type="float" office:value="10240" calcext:value-type="float">
            <text:p>10240</text:p>
          </table:table-cell>
          <table:table-cell table:formula="of:=[.D118]-14080" office:value-type="float" office:value="7936" calcext:value-type="float">
            <text:p>7936</text:p>
          </table:table-cell>
          <table:table-cell table:formula="of:=[.E118]-27136" office:value-type="float" office:value="9344" calcext:value-type="float">
            <text:p>9344</text:p>
          </table:table-cell>
          <table:table-cell table:formula="of:=[.F118]-40576" office:value-type="float" office:value="8832" calcext:value-type="float">
            <text:p>8832</text:p>
          </table:table-cell>
          <table:table-cell table:formula="of:=[.G118]-53184" office:value-type="float" office:value="6464" calcext:value-type="float">
            <text:p>6464</text:p>
          </table:table-cell>
          <table:table-cell office:value-type="float" office:value="116" calcext:value-type="float">
            <text:p>116</text:p>
          </table:table-cell>
          <table:table-cell table:formula="of:=[.P118]/67" office:value-type="float" office:value="127.808955223881" calcext:value-type="float">
            <text:p>127.8089552239</text:p>
          </table:table-cell>
          <table:table-cell table:formula="of:=AVERAGE([.I118];[.J118];[.K118];[.L118];[.M118])" office:value-type="float" office:value="8563.2" calcext:value-type="float">
            <text:p>8563.2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table:number-matrix-columns-spanned="2" table:number-matrix-rows-spanned="1" table:formula="of:=MMULT([.N118:.O118];[.$S$2:.$T$3])" office:value-type="float" office:value="126.834025910448" calcext:value-type="float">
            <text:p>126.8340259104</text:p>
          </table:table-cell>
          <table:table-cell office:value-type="float" office:value="117.065189719403" calcext:value-type="float">
            <text:p>117.0651897194</text:p>
          </table:table-cell>
          <table:table-cell table:number-columns-repeated="1001"/>
        </table:table-row>
        <table:table-row table:style-name="ro1">
          <table:table-cell office:value-type="float" office:value="24896" calcext:value-type="float">
            <text:p>24896</text:p>
          </table:table-cell>
          <table:table-cell table:formula="of:=[.A119]-14528" office:value-type="float" office:value="10368" calcext:value-type="float">
            <text:p>10368</text:p>
          </table:table-cell>
          <table:table-cell office:value-type="float" office:value="10368" calcext:value-type="float">
            <text:p>10368</text:p>
          </table:table-cell>
          <table:table-cell office:value-type="float" office:value="22272" calcext:value-type="float">
            <text:p>22272</text:p>
          </table:table-cell>
          <table:table-cell office:value-type="float" office:value="36480" calcext:value-type="float">
            <text:p>36480</text:p>
          </table:table-cell>
          <table:table-cell office:value-type="float" office:value="49408" calcext:value-type="float">
            <text:p>49408</text:p>
          </table:table-cell>
          <table:table-cell office:value-type="float" office:value="59968" calcext:value-type="float">
            <text:p>59968</text:p>
          </table:table-cell>
          <table:table-cell/>
          <table:table-cell table:formula="of:=[.C119]" office:value-type="float" office:value="10368" calcext:value-type="float">
            <text:p>10368</text:p>
          </table:table-cell>
          <table:table-cell table:formula="of:=[.D119]-14080" office:value-type="float" office:value="8192" calcext:value-type="float">
            <text:p>8192</text:p>
          </table:table-cell>
          <table:table-cell table:formula="of:=[.E119]-27136" office:value-type="float" office:value="9344" calcext:value-type="float">
            <text:p>9344</text:p>
          </table:table-cell>
          <table:table-cell table:formula="of:=[.F119]-40576" office:value-type="float" office:value="8832" calcext:value-type="float">
            <text:p>8832</text:p>
          </table:table-cell>
          <table:table-cell table:formula="of:=[.G119]-53184" office:value-type="float" office:value="6784" calcext:value-type="float">
            <text:p>6784</text:p>
          </table:table-cell>
          <table:table-cell office:value-type="float" office:value="117" calcext:value-type="float">
            <text:p>117</text:p>
          </table:table-cell>
          <table:table-cell table:formula="of:=[.P119]/67" office:value-type="float" office:value="129.910447761194" calcext:value-type="float">
            <text:p>129.9104477612</text:p>
          </table:table-cell>
          <table:table-cell table:formula="of:=AVERAGE([.I119];[.J119];[.K119];[.L119];[.M119])" office:value-type="float" office:value="8704" calcext:value-type="float">
            <text:p>8704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table:number-matrix-columns-spanned="2" table:number-matrix-rows-spanned="1" table:formula="of:=MMULT([.N119:.O119];[.$S$2:.$T$3])" office:value-type="float" office:value="128.927078895522" calcext:value-type="float">
            <text:p>128.9270788955</text:p>
          </table:table-cell>
          <table:table-cell office:value-type="float" office:value="118.08273580597" calcext:value-type="float">
            <text:p>118.082735806</text:p>
          </table:table-cell>
          <table:table-cell table:number-columns-repeated="1001"/>
        </table:table-row>
        <table:table-row table:style-name="ro1">
          <table:table-cell office:value-type="float" office:value="24896" calcext:value-type="float">
            <text:p>24896</text:p>
          </table:table-cell>
          <table:table-cell table:formula="of:=[.A120]-14528" office:value-type="float" office:value="10368" calcext:value-type="float">
            <text:p>10368</text:p>
          </table:table-cell>
          <table:table-cell office:value-type="float" office:value="10368" calcext:value-type="float">
            <text:p>10368</text:p>
          </table:table-cell>
          <table:table-cell office:value-type="float" office:value="22528" calcext:value-type="float">
            <text:p>22528</text:p>
          </table:table-cell>
          <table:table-cell office:value-type="float" office:value="36480" calcext:value-type="float">
            <text:p>36480</text:p>
          </table:table-cell>
          <table:table-cell office:value-type="float" office:value="49408" calcext:value-type="float">
            <text:p>49408</text:p>
          </table:table-cell>
          <table:table-cell office:value-type="float" office:value="60160" calcext:value-type="float">
            <text:p>60160</text:p>
          </table:table-cell>
          <table:table-cell/>
          <table:table-cell table:formula="of:=[.C120]" office:value-type="float" office:value="10368" calcext:value-type="float">
            <text:p>10368</text:p>
          </table:table-cell>
          <table:table-cell table:formula="of:=[.D120]-14080" office:value-type="float" office:value="8448" calcext:value-type="float">
            <text:p>8448</text:p>
          </table:table-cell>
          <table:table-cell table:formula="of:=[.E120]-27136" office:value-type="float" office:value="9344" calcext:value-type="float">
            <text:p>9344</text:p>
          </table:table-cell>
          <table:table-cell table:formula="of:=[.F120]-40576" office:value-type="float" office:value="8832" calcext:value-type="float">
            <text:p>8832</text:p>
          </table:table-cell>
          <table:table-cell table:formula="of:=[.G120]-53184" office:value-type="float" office:value="6976" calcext:value-type="float">
            <text:p>6976</text:p>
          </table:table-cell>
          <table:table-cell office:value-type="float" office:value="118" calcext:value-type="float">
            <text:p>118</text:p>
          </table:table-cell>
          <table:table-cell table:formula="of:=[.P120]/67" office:value-type="float" office:value="131.24776119403" calcext:value-type="float">
            <text:p>131.247761194</text:p>
          </table:table-cell>
          <table:table-cell table:formula="of:=AVERAGE([.I120];[.J120];[.K120];[.L120];[.M120])" office:value-type="float" office:value="8793.6" calcext:value-type="float">
            <text:p>8793.6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table:number-matrix-columns-spanned="2" table:number-matrix-rows-spanned="1" table:formula="of:=MMULT([.N120:.O120];[.$S$2:.$T$3])" office:value-type="float" office:value="130.255979522388" calcext:value-type="float">
            <text:p>130.2559795224</text:p>
          </table:table-cell>
          <table:table-cell office:value-type="float" office:value="119.093888770149" calcext:value-type="float">
            <text:p>119.0938887702</text:p>
          </table:table-cell>
          <table:table-cell table:number-columns-repeated="1001"/>
        </table:table-row>
        <table:table-row table:style-name="ro1">
          <table:table-cell office:value-type="float" office:value="24896" calcext:value-type="float">
            <text:p>24896</text:p>
          </table:table-cell>
          <table:table-cell table:formula="of:=[.A121]-14528" office:value-type="float" office:value="10368" calcext:value-type="float">
            <text:p>10368</text:p>
          </table:table-cell>
          <table:table-cell office:value-type="float" office:value="10368" calcext:value-type="float">
            <text:p>10368</text:p>
          </table:table-cell>
          <table:table-cell office:value-type="float" office:value="22784" calcext:value-type="float">
            <text:p>22784</text:p>
          </table:table-cell>
          <table:table-cell office:value-type="float" office:value="36480" calcext:value-type="float">
            <text:p>36480</text:p>
          </table:table-cell>
          <table:table-cell office:value-type="float" office:value="49344" calcext:value-type="float">
            <text:p>49344</text:p>
          </table:table-cell>
          <table:table-cell office:value-type="float" office:value="60544" calcext:value-type="float">
            <text:p>60544</text:p>
          </table:table-cell>
          <table:table-cell/>
          <table:table-cell table:formula="of:=[.C121]" office:value-type="float" office:value="10368" calcext:value-type="float">
            <text:p>10368</text:p>
          </table:table-cell>
          <table:table-cell table:formula="of:=[.D121]-14080" office:value-type="float" office:value="8704" calcext:value-type="float">
            <text:p>8704</text:p>
          </table:table-cell>
          <table:table-cell table:formula="of:=[.E121]-27136" office:value-type="float" office:value="9344" calcext:value-type="float">
            <text:p>9344</text:p>
          </table:table-cell>
          <table:table-cell table:formula="of:=[.F121]-40576" office:value-type="float" office:value="8768" calcext:value-type="float">
            <text:p>8768</text:p>
          </table:table-cell>
          <table:table-cell table:formula="of:=[.G121]-53184" office:value-type="float" office:value="7360" calcext:value-type="float">
            <text:p>7360</text:p>
          </table:table-cell>
          <table:table-cell office:value-type="float" office:value="119" calcext:value-type="float">
            <text:p>119</text:p>
          </table:table-cell>
          <table:table-cell table:formula="of:=[.P121]/67" office:value-type="float" office:value="132.967164179104" calcext:value-type="float">
            <text:p>132.9671641791</text:p>
          </table:table-cell>
          <table:table-cell table:formula="of:=AVERAGE([.I121];[.J121];[.K121];[.L121];[.M121])" office:value-type="float" office:value="8908.8" calcext:value-type="float">
            <text:p>8908.8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table:number-matrix-columns-spanned="2" table:number-matrix-rows-spanned="1" table:formula="of:=MMULT([.N121:.O121];[.$S$2:.$T$3])" office:value-type="float" office:value="131.966956328358" calcext:value-type="float">
            <text:p>131.9669563284</text:p>
          </table:table-cell>
          <table:table-cell office:value-type="float" office:value="120.108238295522" calcext:value-type="float">
            <text:p>120.1082382955</text:p>
          </table:table-cell>
          <table:table-cell table:number-columns-repeated="1001"/>
        </table:table-row>
        <table:table-row table:style-name="ro1">
          <table:table-cell office:value-type="float" office:value="24896" calcext:value-type="float">
            <text:p>24896</text:p>
          </table:table-cell>
          <table:table-cell table:formula="of:=[.A122]-14528" office:value-type="float" office:value="10368" calcext:value-type="float">
            <text:p>10368</text:p>
          </table:table-cell>
          <table:table-cell office:value-type="float" office:value="10368" calcext:value-type="float">
            <text:p>10368</text:p>
          </table:table-cell>
          <table:table-cell office:value-type="float" office:value="22976" calcext:value-type="float">
            <text:p>22976</text:p>
          </table:table-cell>
          <table:table-cell office:value-type="float" office:value="36480" calcext:value-type="float">
            <text:p>36480</text:p>
          </table:table-cell>
          <table:table-cell office:value-type="float" office:value="49216" calcext:value-type="float">
            <text:p>49216</text:p>
          </table:table-cell>
          <table:table-cell office:value-type="float" office:value="60928" calcext:value-type="float">
            <text:p>60928</text:p>
          </table:table-cell>
          <table:table-cell/>
          <table:table-cell table:formula="of:=[.C122]" office:value-type="float" office:value="10368" calcext:value-type="float">
            <text:p>10368</text:p>
          </table:table-cell>
          <table:table-cell table:formula="of:=[.D122]-14080" office:value-type="float" office:value="8896" calcext:value-type="float">
            <text:p>8896</text:p>
          </table:table-cell>
          <table:table-cell table:formula="of:=[.E122]-27136" office:value-type="float" office:value="9344" calcext:value-type="float">
            <text:p>9344</text:p>
          </table:table-cell>
          <table:table-cell table:formula="of:=[.F122]-40576" office:value-type="float" office:value="8640" calcext:value-type="float">
            <text:p>8640</text:p>
          </table:table-cell>
          <table:table-cell table:formula="of:=[.G122]-53184" office:value-type="float" office:value="7744" calcext:value-type="float">
            <text:p>7744</text:p>
          </table:table-cell>
          <table:table-cell office:value-type="float" office:value="120" calcext:value-type="float">
            <text:p>120</text:p>
          </table:table-cell>
          <table:table-cell table:formula="of:=[.P122]/67" office:value-type="float" office:value="134.30447761194" calcext:value-type="float">
            <text:p>134.3044776119</text:p>
          </table:table-cell>
          <table:table-cell table:formula="of:=AVERAGE([.I122];[.J122];[.K122];[.L122];[.M122])" office:value-type="float" office:value="8998.4" calcext:value-type="float">
            <text:p>8998.4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matrix-columns-spanned="2" table:number-matrix-rows-spanned="1" table:formula="of:=MMULT([.N122:.O122];[.$S$2:.$T$3])" office:value-type="float" office:value="133.295856955224" calcext:value-type="float">
            <text:p>133.2958569552</text:p>
          </table:table-cell>
          <table:table-cell office:value-type="float" office:value="121.119391259702" calcext:value-type="float">
            <text:p>121.1193912597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23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040" calcext:value-type="float">
            <text:p>23040</text:p>
          </table:table-cell>
          <table:table-cell office:value-type="float" office:value="36544" calcext:value-type="float">
            <text:p>36544</text:p>
          </table:table-cell>
          <table:table-cell office:value-type="float" office:value="49216" calcext:value-type="float">
            <text:p>49216</text:p>
          </table:table-cell>
          <table:table-cell office:value-type="float" office:value="61120" calcext:value-type="float">
            <text:p>61120</text:p>
          </table:table-cell>
          <table:table-cell/>
          <table:table-cell table:formula="of:=[.C123]" office:value-type="float" office:value="10304" calcext:value-type="float">
            <text:p>10304</text:p>
          </table:table-cell>
          <table:table-cell table:formula="of:=[.D123]-14080" office:value-type="float" office:value="8960" calcext:value-type="float">
            <text:p>8960</text:p>
          </table:table-cell>
          <table:table-cell table:formula="of:=[.E123]-27136" office:value-type="float" office:value="9408" calcext:value-type="float">
            <text:p>9408</text:p>
          </table:table-cell>
          <table:table-cell table:formula="of:=[.F123]-40576" office:value-type="float" office:value="8640" calcext:value-type="float">
            <text:p>8640</text:p>
          </table:table-cell>
          <table:table-cell table:formula="of:=[.G123]-53184" office:value-type="float" office:value="7936" calcext:value-type="float">
            <text:p>7936</text:p>
          </table:table-cell>
          <table:table-cell office:value-type="float" office:value="121" calcext:value-type="float">
            <text:p>121</text:p>
          </table:table-cell>
          <table:table-cell table:formula="of:=[.P123]/67" office:value-type="float" office:value="135.068656716418" calcext:value-type="float">
            <text:p>135.0686567164</text:p>
          </table:table-cell>
          <table:table-cell table:formula="of:=AVERAGE([.I123];[.J123];[.K123];[.L123];[.M123])" office:value-type="float" office:value="9049.6" calcext:value-type="float">
            <text:p>9049.6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table:number-matrix-columns-spanned="2" table:number-matrix-rows-spanned="1" table:formula="of:=MMULT([.N123:.O123];[.$S$2:.$T$3])" office:value-type="float" office:value="134.051643313433" calcext:value-type="float">
            <text:p>134.0516433134</text:p>
          </table:table-cell>
          <table:table-cell office:value-type="float" office:value="122.12574938209" calcext:value-type="float">
            <text:p>122.1257493821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24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544" calcext:value-type="float">
            <text:p>36544</text:p>
          </table:table-cell>
          <table:table-cell office:value-type="float" office:value="49152" calcext:value-type="float">
            <text:p>49152</text:p>
          </table:table-cell>
          <table:table-cell office:value-type="float" office:value="61568" calcext:value-type="float">
            <text:p>61568</text:p>
          </table:table-cell>
          <table:table-cell/>
          <table:table-cell table:formula="of:=[.C124]" office:value-type="float" office:value="10304" calcext:value-type="float">
            <text:p>10304</text:p>
          </table:table-cell>
          <table:table-cell table:formula="of:=[.D124]-14080" office:value-type="float" office:value="9024" calcext:value-type="float">
            <text:p>9024</text:p>
          </table:table-cell>
          <table:table-cell table:formula="of:=[.E124]-27136" office:value-type="float" office:value="9408" calcext:value-type="float">
            <text:p>9408</text:p>
          </table:table-cell>
          <table:table-cell table:formula="of:=[.F124]-40576" office:value-type="float" office:value="8576" calcext:value-type="float">
            <text:p>8576</text:p>
          </table:table-cell>
          <table:table-cell table:formula="of:=[.G124]-53184" office:value-type="float" office:value="8384" calcext:value-type="float">
            <text:p>8384</text:p>
          </table:table-cell>
          <table:table-cell office:value-type="float" office:value="122" calcext:value-type="float">
            <text:p>122</text:p>
          </table:table-cell>
          <table:table-cell table:formula="of:=[.P124]/67" office:value-type="float" office:value="136.405970149254" calcext:value-type="float">
            <text:p>136.4059701493</text:p>
          </table:table-cell>
          <table:table-cell table:formula="of:=AVERAGE([.I124];[.J124];[.K124];[.L124];[.M124])" office:value-type="float" office:value="9139.2" calcext:value-type="float">
            <text:p>9139.2</text:p>
          </table:table-cell>
          <table:table-cell table:number-columns-repeated="4"/>
          <table:table-cell office:value-type="float" office:value="122" calcext:value-type="float">
            <text:p>122</text:p>
          </table:table-cell>
          <table:table-cell table:number-matrix-columns-spanned="2" table:number-matrix-rows-spanned="1" table:formula="of:=MMULT([.N124:.O124];[.$S$2:.$T$3])" office:value-type="float" office:value="135.380543940299" calcext:value-type="float">
            <text:p>135.3805439403</text:p>
          </table:table-cell>
          <table:table-cell office:value-type="float" office:value="123.136902346269" calcext:value-type="float">
            <text:p>123.1369023463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25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544" calcext:value-type="float">
            <text:p>36544</text:p>
          </table:table-cell>
          <table:table-cell office:value-type="float" office:value="49152" calcext:value-type="float">
            <text:p>49152</text:p>
          </table:table-cell>
          <table:table-cell office:value-type="float" office:value="61952" calcext:value-type="float">
            <text:p>61952</text:p>
          </table:table-cell>
          <table:table-cell/>
          <table:table-cell table:formula="of:=[.C125]" office:value-type="float" office:value="10304" calcext:value-type="float">
            <text:p>10304</text:p>
          </table:table-cell>
          <table:table-cell table:formula="of:=[.D125]-14080" office:value-type="float" office:value="9024" calcext:value-type="float">
            <text:p>9024</text:p>
          </table:table-cell>
          <table:table-cell table:formula="of:=[.E125]-27136" office:value-type="float" office:value="9408" calcext:value-type="float">
            <text:p>9408</text:p>
          </table:table-cell>
          <table:table-cell table:formula="of:=[.F125]-40576" office:value-type="float" office:value="8576" calcext:value-type="float">
            <text:p>8576</text:p>
          </table:table-cell>
          <table:table-cell table:formula="of:=[.G125]-53184" office:value-type="float" office:value="8768" calcext:value-type="float">
            <text:p>8768</text:p>
          </table:table-cell>
          <table:table-cell office:value-type="float" office:value="123" calcext:value-type="float">
            <text:p>123</text:p>
          </table:table-cell>
          <table:table-cell table:formula="of:=[.P125]/67" office:value-type="float" office:value="137.55223880597" calcext:value-type="float">
            <text:p>137.552238806</text:p>
          </table:table-cell>
          <table:table-cell table:formula="of:=AVERAGE([.I125];[.J125];[.K125];[.L125];[.M125])" office:value-type="float" office:value="9216" calcext:value-type="float">
            <text:p>9216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table:number-matrix-columns-spanned="2" table:number-matrix-rows-spanned="1" table:formula="of:=MMULT([.N125:.O125];[.$S$2:.$T$3])" office:value-type="float" office:value="136.518406477612" calcext:value-type="float">
            <text:p>136.5184064776</text:p>
          </table:table-cell>
          <table:table-cell office:value-type="float" office:value="124.146457029851" calcext:value-type="float">
            <text:p>124.1464570299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26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544" calcext:value-type="float">
            <text:p>36544</text:p>
          </table:table-cell>
          <table:table-cell office:value-type="float" office:value="49152" calcext:value-type="float">
            <text:p>49152</text:p>
          </table:table-cell>
          <table:table-cell office:value-type="float" office:value="62272" calcext:value-type="float">
            <text:p>62272</text:p>
          </table:table-cell>
          <table:table-cell/>
          <table:table-cell table:formula="of:=[.C126]" office:value-type="float" office:value="10304" calcext:value-type="float">
            <text:p>10304</text:p>
          </table:table-cell>
          <table:table-cell table:formula="of:=[.D126]-14080" office:value-type="float" office:value="9024" calcext:value-type="float">
            <text:p>9024</text:p>
          </table:table-cell>
          <table:table-cell table:formula="of:=[.E126]-27136" office:value-type="float" office:value="9408" calcext:value-type="float">
            <text:p>9408</text:p>
          </table:table-cell>
          <table:table-cell table:formula="of:=[.F126]-40576" office:value-type="float" office:value="8576" calcext:value-type="float">
            <text:p>8576</text:p>
          </table:table-cell>
          <table:table-cell table:formula="of:=[.G126]-53184" office:value-type="float" office:value="9088" calcext:value-type="float">
            <text:p>9088</text:p>
          </table:table-cell>
          <table:table-cell office:value-type="float" office:value="124" calcext:value-type="float">
            <text:p>124</text:p>
          </table:table-cell>
          <table:table-cell table:formula="of:=[.P126]/67" office:value-type="float" office:value="138.507462686567" calcext:value-type="float">
            <text:p>138.5074626866</text:p>
          </table:table-cell>
          <table:table-cell table:formula="of:=AVERAGE([.I126];[.J126];[.K126];[.L126];[.M126])" office:value-type="float" office:value="9280" calcext:value-type="float">
            <text:p>9280</text:p>
          </table:table-cell>
          <table:table-cell table:number-columns-repeated="4"/>
          <table:table-cell office:value-type="float" office:value="124" calcext:value-type="float">
            <text:p>124</text:p>
          </table:table-cell>
          <table:table-cell table:number-matrix-columns-spanned="2" table:number-matrix-rows-spanned="1" table:formula="of:=MMULT([.N126:.O126];[.$S$2:.$T$3])" office:value-type="float" office:value="137.465230925373" calcext:value-type="float">
            <text:p>137.4652309254</text:p>
          </table:table-cell>
          <table:table-cell office:value-type="float" office:value="125.154413432836" calcext:value-type="float">
            <text:p>125.1544134328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27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608" calcext:value-type="float">
            <text:p>36608</text:p>
          </table:table-cell>
          <table:table-cell office:value-type="float" office:value="49152" calcext:value-type="float">
            <text:p>49152</text:p>
          </table:table-cell>
          <table:table-cell office:value-type="float" office:value="62528" calcext:value-type="float">
            <text:p>62528</text:p>
          </table:table-cell>
          <table:table-cell/>
          <table:table-cell table:formula="of:=[.C127]" office:value-type="float" office:value="10304" calcext:value-type="float">
            <text:p>10304</text:p>
          </table:table-cell>
          <table:table-cell table:formula="of:=[.D127]-14080" office:value-type="float" office:value="9024" calcext:value-type="float">
            <text:p>9024</text:p>
          </table:table-cell>
          <table:table-cell table:formula="of:=[.E127]-27136" office:value-type="float" office:value="9472" calcext:value-type="float">
            <text:p>9472</text:p>
          </table:table-cell>
          <table:table-cell table:formula="of:=[.F127]-40576" office:value-type="float" office:value="8576" calcext:value-type="float">
            <text:p>8576</text:p>
          </table:table-cell>
          <table:table-cell table:formula="of:=[.G127]-53184" office:value-type="float" office:value="9344" calcext:value-type="float">
            <text:p>9344</text:p>
          </table:table-cell>
          <table:table-cell office:value-type="float" office:value="125" calcext:value-type="float">
            <text:p>125</text:p>
          </table:table-cell>
          <table:table-cell table:formula="of:=[.P127]/67" office:value-type="float" office:value="139.462686567164" calcext:value-type="float">
            <text:p>139.4626865672</text:p>
          </table:table-cell>
          <table:table-cell table:formula="of:=AVERAGE([.I127];[.J127];[.K127];[.L127];[.M127])" office:value-type="float" office:value="9344" calcext:value-type="float">
            <text:p>9344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table:number-matrix-columns-spanned="2" table:number-matrix-rows-spanned="1" table:formula="of:=MMULT([.N127:.O127];[.$S$2:.$T$3])" office:value-type="float" office:value="138.412055373134" calcext:value-type="float">
            <text:p>138.4120553731</text:p>
          </table:table-cell>
          <table:table-cell office:value-type="float" office:value="126.162369835821" calcext:value-type="float">
            <text:p>126.1623698358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28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608" calcext:value-type="float">
            <text:p>36608</text:p>
          </table:table-cell>
          <table:table-cell office:value-type="float" office:value="49216" calcext:value-type="float">
            <text:p>49216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28]" office:value-type="float" office:value="10304" calcext:value-type="float">
            <text:p>10304</text:p>
          </table:table-cell>
          <table:table-cell table:formula="of:=[.D128]-14080" office:value-type="float" office:value="9024" calcext:value-type="float">
            <text:p>9024</text:p>
          </table:table-cell>
          <table:table-cell table:formula="of:=[.E128]-27136" office:value-type="float" office:value="9472" calcext:value-type="float">
            <text:p>9472</text:p>
          </table:table-cell>
          <table:table-cell table:formula="of:=[.F128]-40576" office:value-type="float" office:value="8640" calcext:value-type="float">
            <text:p>8640</text:p>
          </table:table-cell>
          <table:table-cell table:formula="of:=[.G128]-53184" office:value-type="float" office:value="9472" calcext:value-type="float">
            <text:p>9472</text:p>
          </table:table-cell>
          <table:table-cell office:value-type="float" office:value="126" calcext:value-type="float">
            <text:p>126</text:p>
          </table:table-cell>
          <table:table-cell table:formula="of:=[.P128]/67" office:value-type="float" office:value="140.035820895522" calcext:value-type="float">
            <text:p>140.0358208955</text:p>
          </table:table-cell>
          <table:table-cell table:formula="of:=AVERAGE([.I128];[.J128];[.K128];[.L128];[.M128])" office:value-type="float" office:value="9382.4" calcext:value-type="float">
            <text:p>9382.4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table:number-matrix-columns-spanned="2" table:number-matrix-rows-spanned="1" table:formula="of:=MMULT([.N128:.O128];[.$S$2:.$T$3])" office:value-type="float" office:value="138.976803641791" calcext:value-type="float">
            <text:p>138.9768036418</text:p>
          </table:table-cell>
          <table:table-cell office:value-type="float" office:value="127.167129677612" calcext:value-type="float">
            <text:p>127.1671296776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29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672" calcext:value-type="float">
            <text:p>36672</text:p>
          </table:table-cell>
          <table:table-cell office:value-type="float" office:value="49216" calcext:value-type="float">
            <text:p>49216</text:p>
          </table:table-cell>
          <table:table-cell office:value-type="float" office:value="62720" calcext:value-type="float">
            <text:p>62720</text:p>
          </table:table-cell>
          <table:table-cell/>
          <table:table-cell table:formula="of:=[.C129]" office:value-type="float" office:value="10304" calcext:value-type="float">
            <text:p>10304</text:p>
          </table:table-cell>
          <table:table-cell table:formula="of:=[.D129]-14080" office:value-type="float" office:value="9024" calcext:value-type="float">
            <text:p>9024</text:p>
          </table:table-cell>
          <table:table-cell table:formula="of:=[.E129]-27136" office:value-type="float" office:value="9536" calcext:value-type="float">
            <text:p>9536</text:p>
          </table:table-cell>
          <table:table-cell table:formula="of:=[.F129]-40576" office:value-type="float" office:value="8640" calcext:value-type="float">
            <text:p>8640</text:p>
          </table:table-cell>
          <table:table-cell table:formula="of:=[.G129]-53184" office:value-type="float" office:value="9536" calcext:value-type="float">
            <text:p>9536</text:p>
          </table:table-cell>
          <table:table-cell office:value-type="float" office:value="127" calcext:value-type="float">
            <text:p>127</text:p>
          </table:table-cell>
          <table:table-cell table:formula="of:=[.P129]/67" office:value-type="float" office:value="140.417910447761" calcext:value-type="float">
            <text:p>140.4179104478</text:p>
          </table:table-cell>
          <table:table-cell table:formula="of:=AVERAGE([.I129];[.J129];[.K129];[.L129];[.M129])" office:value-type="float" office:value="9408" calcext:value-type="float">
            <text:p>9408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table:number-matrix-columns-spanned="2" table:number-matrix-rows-spanned="1" table:formula="of:=MMULT([.N129:.O129];[.$S$2:.$T$3])" office:value-type="float" office:value="139.350513820896" calcext:value-type="float">
            <text:p>139.3505138209</text:p>
          </table:table-cell>
          <table:table-cell office:value-type="float" office:value="128.170291238806" calcext:value-type="float">
            <text:p>128.1702912388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30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672" calcext:value-type="float">
            <text:p>36672</text:p>
          </table:table-cell>
          <table:table-cell office:value-type="float" office:value="49280" calcext:value-type="float">
            <text:p>49280</text:p>
          </table:table-cell>
          <table:table-cell office:value-type="float" office:value="62720" calcext:value-type="float">
            <text:p>62720</text:p>
          </table:table-cell>
          <table:table-cell/>
          <table:table-cell table:formula="of:=[.C130]" office:value-type="float" office:value="10304" calcext:value-type="float">
            <text:p>10304</text:p>
          </table:table-cell>
          <table:table-cell table:formula="of:=[.D130]-14080" office:value-type="float" office:value="9024" calcext:value-type="float">
            <text:p>9024</text:p>
          </table:table-cell>
          <table:table-cell table:formula="of:=[.E130]-27136" office:value-type="float" office:value="9536" calcext:value-type="float">
            <text:p>9536</text:p>
          </table:table-cell>
          <table:table-cell table:formula="of:=[.F130]-40576" office:value-type="float" office:value="8704" calcext:value-type="float">
            <text:p>8704</text:p>
          </table:table-cell>
          <table:table-cell table:formula="of:=[.G130]-53184" office:value-type="float" office:value="9536" calcext:value-type="float">
            <text:p>9536</text:p>
          </table:table-cell>
          <table:table-cell office:value-type="float" office:value="128" calcext:value-type="float">
            <text:p>128</text:p>
          </table:table-cell>
          <table:table-cell table:formula="of:=[.P130]/67" office:value-type="float" office:value="140.608955223881" calcext:value-type="float">
            <text:p>140.6089552239</text:p>
          </table:table-cell>
          <table:table-cell table:formula="of:=AVERAGE([.I130];[.J130];[.K130];[.L130];[.M130])" office:value-type="float" office:value="9420.8" calcext:value-type="float">
            <text:p>9420.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matrix-columns-spanned="2" table:number-matrix-rows-spanned="1" table:formula="of:=MMULT([.N130:.O130];[.$S$2:.$T$3])" office:value-type="float" office:value="139.533185910448" calcext:value-type="float">
            <text:p>139.5331859104</text:p>
          </table:table-cell>
          <table:table-cell office:value-type="float" office:value="129.171854519403" calcext:value-type="float">
            <text:p>129.1718545194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31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736" calcext:value-type="float">
            <text:p>36736</text:p>
          </table:table-cell>
          <table:table-cell office:value-type="float" office:value="49280" calcext:value-type="float">
            <text:p>49280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31]" office:value-type="float" office:value="10304" calcext:value-type="float">
            <text:p>10304</text:p>
          </table:table-cell>
          <table:table-cell table:formula="of:=[.D131]-14080" office:value-type="float" office:value="9024" calcext:value-type="float">
            <text:p>9024</text:p>
          </table:table-cell>
          <table:table-cell table:formula="of:=[.E131]-27136" office:value-type="float" office:value="9600" calcext:value-type="float">
            <text:p>9600</text:p>
          </table:table-cell>
          <table:table-cell table:formula="of:=[.F131]-40576" office:value-type="float" office:value="8704" calcext:value-type="float">
            <text:p>8704</text:p>
          </table:table-cell>
          <table:table-cell table:formula="of:=[.G131]-53184" office:value-type="float" office:value="9472" calcext:value-type="float">
            <text:p>9472</text:p>
          </table:table-cell>
          <table:table-cell office:value-type="float" office:value="129" calcext:value-type="float">
            <text:p>129</text:p>
          </table:table-cell>
          <table:table-cell table:formula="of:=[.P131]/67" office:value-type="float" office:value="140.608955223881" calcext:value-type="float">
            <text:p>140.6089552239</text:p>
          </table:table-cell>
          <table:table-cell table:formula="of:=AVERAGE([.I131];[.J131];[.K131];[.L131];[.M131])" office:value-type="float" office:value="9420.8" calcext:value-type="float">
            <text:p>9420.8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table:number-matrix-columns-spanned="2" table:number-matrix-rows-spanned="1" table:formula="of:=MMULT([.N131:.O131];[.$S$2:.$T$3])" office:value-type="float" office:value="139.524819910448" calcext:value-type="float">
            <text:p>139.5248199104</text:p>
          </table:table-cell>
          <table:table-cell office:value-type="float" office:value="130.171819519403" calcext:value-type="float">
            <text:p>130.1718195194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32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736" calcext:value-type="float">
            <text:p>36736</text:p>
          </table:table-cell>
          <table:table-cell office:value-type="float" office:value="49344" calcext:value-type="float">
            <text:p>49344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32]" office:value-type="float" office:value="10304" calcext:value-type="float">
            <text:p>10304</text:p>
          </table:table-cell>
          <table:table-cell table:formula="of:=[.D132]-14080" office:value-type="float" office:value="9024" calcext:value-type="float">
            <text:p>9024</text:p>
          </table:table-cell>
          <table:table-cell table:formula="of:=[.E132]-27136" office:value-type="float" office:value="9600" calcext:value-type="float">
            <text:p>9600</text:p>
          </table:table-cell>
          <table:table-cell table:formula="of:=[.F132]-40576" office:value-type="float" office:value="8768" calcext:value-type="float">
            <text:p>8768</text:p>
          </table:table-cell>
          <table:table-cell table:formula="of:=[.G132]-53184" office:value-type="float" office:value="9472" calcext:value-type="float">
            <text:p>9472</text:p>
          </table:table-cell>
          <table:table-cell office:value-type="float" office:value="130" calcext:value-type="float">
            <text:p>130</text:p>
          </table:table-cell>
          <table:table-cell table:formula="of:=[.P132]/67" office:value-type="float" office:value="140.8" calcext:value-type="float">
            <text:p>140.8</text:p>
          </table:table-cell>
          <table:table-cell table:formula="of:=AVERAGE([.I132];[.J132];[.K132];[.L132];[.M132])" office:value-type="float" office:value="9433.6" calcext:value-type="float">
            <text:p>9433.6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table:number-matrix-columns-spanned="2" table:number-matrix-rows-spanned="1" table:formula="of:=MMULT([.N132:.O132];[.$S$2:.$T$3])" office:value-type="float" office:value="139.707492" calcext:value-type="float">
            <text:p>139.707492</text:p>
          </table:table-cell>
          <table:table-cell office:value-type="float" office:value="131.1733828" calcext:value-type="float">
            <text:p>131.1733828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33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800" calcext:value-type="float">
            <text:p>36800</text:p>
          </table:table-cell>
          <table:table-cell office:value-type="float" office:value="49408" calcext:value-type="float">
            <text:p>49408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33]" office:value-type="float" office:value="10304" calcext:value-type="float">
            <text:p>10304</text:p>
          </table:table-cell>
          <table:table-cell table:formula="of:=[.D133]-14080" office:value-type="float" office:value="9024" calcext:value-type="float">
            <text:p>9024</text:p>
          </table:table-cell>
          <table:table-cell table:formula="of:=[.E133]-27136" office:value-type="float" office:value="9664" calcext:value-type="float">
            <text:p>9664</text:p>
          </table:table-cell>
          <table:table-cell table:formula="of:=[.F133]-40576" office:value-type="float" office:value="8832" calcext:value-type="float">
            <text:p>8832</text:p>
          </table:table-cell>
          <table:table-cell table:formula="of:=[.G133]-53184" office:value-type="float" office:value="9472" calcext:value-type="float">
            <text:p>9472</text:p>
          </table:table-cell>
          <table:table-cell office:value-type="float" office:value="131" calcext:value-type="float">
            <text:p>131</text:p>
          </table:table-cell>
          <table:table-cell table:formula="of:=[.P133]/67" office:value-type="float" office:value="141.182089552239" calcext:value-type="float">
            <text:p>141.1820895522</text:p>
          </table:table-cell>
          <table:table-cell table:formula="of:=AVERAGE([.I133];[.J133];[.K133];[.L133];[.M133])" office:value-type="float" office:value="9459.2" calcext:value-type="float">
            <text:p>9459.2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table:number-matrix-columns-spanned="2" table:number-matrix-rows-spanned="1" table:formula="of:=MMULT([.N133:.O133];[.$S$2:.$T$3])" office:value-type="float" office:value="140.081202179104" calcext:value-type="float">
            <text:p>140.0812021791</text:p>
          </table:table-cell>
          <table:table-cell office:value-type="float" office:value="132.176544361194" calcext:value-type="float">
            <text:p>132.1765443612</text:p>
          </table:table-cell>
          <table:table-cell table:number-columns-repeated="1001"/>
        </table:table-row>
        <table:table-row table:style-name="ro1">
          <table:table-cell office:value-type="float" office:value="24832" calcext:value-type="float">
            <text:p>24832</text:p>
          </table:table-cell>
          <table:table-cell table:formula="of:=[.A134]-14528" office:value-type="float" office:value="10304" calcext:value-type="float">
            <text:p>10304</text:p>
          </table:table-cell>
          <table:table-cell office:value-type="float" office:value="10304" calcext:value-type="float">
            <text:p>10304</text:p>
          </table:table-cell>
          <table:table-cell office:value-type="float" office:value="23104" calcext:value-type="float">
            <text:p>23104</text:p>
          </table:table-cell>
          <table:table-cell office:value-type="float" office:value="36864" calcext:value-type="float">
            <text:p>36864</text:p>
          </table:table-cell>
          <table:table-cell office:value-type="float" office:value="49408" calcext:value-type="float">
            <text:p>49408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34]" office:value-type="float" office:value="10304" calcext:value-type="float">
            <text:p>10304</text:p>
          </table:table-cell>
          <table:table-cell table:formula="of:=[.D134]-14080" office:value-type="float" office:value="9024" calcext:value-type="float">
            <text:p>9024</text:p>
          </table:table-cell>
          <table:table-cell table:formula="of:=[.E134]-27136" office:value-type="float" office:value="9728" calcext:value-type="float">
            <text:p>9728</text:p>
          </table:table-cell>
          <table:table-cell table:formula="of:=[.F134]-40576" office:value-type="float" office:value="8832" calcext:value-type="float">
            <text:p>8832</text:p>
          </table:table-cell>
          <table:table-cell table:formula="of:=[.G134]-53184" office:value-type="float" office:value="9472" calcext:value-type="float">
            <text:p>9472</text:p>
          </table:table-cell>
          <table:table-cell office:value-type="float" office:value="132" calcext:value-type="float">
            <text:p>132</text:p>
          </table:table-cell>
          <table:table-cell table:formula="of:=[.P134]/67" office:value-type="float" office:value="141.373134328358" calcext:value-type="float">
            <text:p>141.3731343284</text:p>
          </table:table-cell>
          <table:table-cell table:formula="of:=AVERAGE([.I134];[.J134];[.K134];[.L134];[.M134])" office:value-type="float" office:value="9472" calcext:value-type="float">
            <text:p>9472</text:p>
          </table:table-cell>
          <table:table-cell table:number-columns-repeated="4"/>
          <table:table-cell office:value-type="float" office:value="132" calcext:value-type="float">
            <text:p>132</text:p>
          </table:table-cell>
          <table:table-cell table:number-matrix-columns-spanned="2" table:number-matrix-rows-spanned="1" table:formula="of:=MMULT([.N134:.O134];[.$S$2:.$T$3])" office:value-type="float" office:value="140.263874268657" calcext:value-type="float">
            <text:p>140.2638742687</text:p>
          </table:table-cell>
          <table:table-cell office:value-type="float" office:value="133.178107641791" calcext:value-type="float">
            <text:p>133.1781076418</text:p>
          </table:table-cell>
          <table:table-cell table:number-columns-repeated="1001"/>
        </table:table-row>
        <table:table-row table:style-name="ro1">
          <table:table-cell office:value-type="float" office:value="24896" calcext:value-type="float">
            <text:p>24896</text:p>
          </table:table-cell>
          <table:table-cell table:formula="of:=[.A135]-14528" office:value-type="float" office:value="10368" calcext:value-type="float">
            <text:p>10368</text:p>
          </table:table-cell>
          <table:table-cell office:value-type="float" office:value="10368" calcext:value-type="float">
            <text:p>10368</text:p>
          </table:table-cell>
          <table:table-cell office:value-type="float" office:value="23104" calcext:value-type="float">
            <text:p>23104</text:p>
          </table:table-cell>
          <table:table-cell office:value-type="float" office:value="36928" calcext:value-type="float">
            <text:p>36928</text:p>
          </table:table-cell>
          <table:table-cell office:value-type="float" office:value="49472" calcext:value-type="float">
            <text:p>49472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35]" office:value-type="float" office:value="10368" calcext:value-type="float">
            <text:p>10368</text:p>
          </table:table-cell>
          <table:table-cell table:formula="of:=[.D135]-14080" office:value-type="float" office:value="9024" calcext:value-type="float">
            <text:p>9024</text:p>
          </table:table-cell>
          <table:table-cell table:formula="of:=[.E135]-27136" office:value-type="float" office:value="9792" calcext:value-type="float">
            <text:p>9792</text:p>
          </table:table-cell>
          <table:table-cell table:formula="of:=[.F135]-40576" office:value-type="float" office:value="8896" calcext:value-type="float">
            <text:p>8896</text:p>
          </table:table-cell>
          <table:table-cell table:formula="of:=[.G135]-53184" office:value-type="float" office:value="9472" calcext:value-type="float">
            <text:p>9472</text:p>
          </table:table-cell>
          <table:table-cell office:value-type="float" office:value="133" calcext:value-type="float">
            <text:p>133</text:p>
          </table:table-cell>
          <table:table-cell table:formula="of:=[.P135]/67" office:value-type="float" office:value="141.946268656716" calcext:value-type="float">
            <text:p>141.9462686567</text:p>
          </table:table-cell>
          <table:table-cell table:formula="of:=AVERAGE([.I135];[.J135];[.K135];[.L135];[.M135])" office:value-type="float" office:value="9510.4" calcext:value-type="float">
            <text:p>9510.4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table:number-matrix-columns-spanned="2" table:number-matrix-rows-spanned="1" table:formula="of:=MMULT([.N135:.O135];[.$S$2:.$T$3])" office:value-type="float" office:value="140.828622537313" calcext:value-type="float">
            <text:p>140.8286225373</text:p>
          </table:table-cell>
          <table:table-cell office:value-type="float" office:value="134.182867483582" calcext:value-type="float">
            <text:p>134.1828674836</text:p>
          </table:table-cell>
          <table:table-cell table:number-columns-repeated="1001"/>
        </table:table-row>
        <table:table-row table:style-name="ro1">
          <table:table-cell office:value-type="float" office:value="24896" calcext:value-type="float">
            <text:p>24896</text:p>
          </table:table-cell>
          <table:table-cell table:formula="of:=[.A136]-14528" office:value-type="float" office:value="10368" calcext:value-type="float">
            <text:p>10368</text:p>
          </table:table-cell>
          <table:table-cell office:value-type="float" office:value="10368" calcext:value-type="float">
            <text:p>10368</text:p>
          </table:table-cell>
          <table:table-cell office:value-type="float" office:value="23168" calcext:value-type="float">
            <text:p>23168</text:p>
          </table:table-cell>
          <table:table-cell office:value-type="float" office:value="36992" calcext:value-type="float">
            <text:p>36992</text:p>
          </table:table-cell>
          <table:table-cell office:value-type="float" office:value="49536" calcext:value-type="float">
            <text:p>49536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36]" office:value-type="float" office:value="10368" calcext:value-type="float">
            <text:p>10368</text:p>
          </table:table-cell>
          <table:table-cell table:formula="of:=[.D136]-14080" office:value-type="float" office:value="9088" calcext:value-type="float">
            <text:p>9088</text:p>
          </table:table-cell>
          <table:table-cell table:formula="of:=[.E136]-27136" office:value-type="float" office:value="9856" calcext:value-type="float">
            <text:p>9856</text:p>
          </table:table-cell>
          <table:table-cell table:formula="of:=[.F136]-40576" office:value-type="float" office:value="8960" calcext:value-type="float">
            <text:p>8960</text:p>
          </table:table-cell>
          <table:table-cell table:formula="of:=[.G136]-53184" office:value-type="float" office:value="9472" calcext:value-type="float">
            <text:p>9472</text:p>
          </table:table-cell>
          <table:table-cell office:value-type="float" office:value="134" calcext:value-type="float">
            <text:p>134</text:p>
          </table:table-cell>
          <table:table-cell table:formula="of:=[.P136]/67" office:value-type="float" office:value="142.519402985075" calcext:value-type="float">
            <text:p>142.5194029851</text:p>
          </table:table-cell>
          <table:table-cell table:formula="of:=AVERAGE([.I136];[.J136];[.K136];[.L136];[.M136])" office:value-type="float" office:value="9548.8" calcext:value-type="float">
            <text:p>9548.8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table:number-matrix-columns-spanned="2" table:number-matrix-rows-spanned="1" table:formula="of:=MMULT([.N136:.O136];[.$S$2:.$T$3])" office:value-type="float" office:value="141.39337080597" calcext:value-type="float">
            <text:p>141.393370806</text:p>
          </table:table-cell>
          <table:table-cell office:value-type="float" office:value="135.187627325373" calcext:value-type="float">
            <text:p>135.1876273254</text:p>
          </table:table-cell>
          <table:table-cell table:number-columns-repeated="1001"/>
        </table:table-row>
        <table:table-row table:style-name="ro1">
          <table:table-cell office:value-type="float" office:value="24896" calcext:value-type="float">
            <text:p>24896</text:p>
          </table:table-cell>
          <table:table-cell table:formula="of:=[.A137]-14528" office:value-type="float" office:value="10368" calcext:value-type="float">
            <text:p>10368</text:p>
          </table:table-cell>
          <table:table-cell office:value-type="float" office:value="10368" calcext:value-type="float">
            <text:p>10368</text:p>
          </table:table-cell>
          <table:table-cell office:value-type="float" office:value="23168" calcext:value-type="float">
            <text:p>23168</text:p>
          </table:table-cell>
          <table:table-cell office:value-type="float" office:value="37120" calcext:value-type="float">
            <text:p>37120</text:p>
          </table:table-cell>
          <table:table-cell office:value-type="float" office:value="49600" calcext:value-type="float">
            <text:p>49600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37]" office:value-type="float" office:value="10368" calcext:value-type="float">
            <text:p>10368</text:p>
          </table:table-cell>
          <table:table-cell table:formula="of:=[.D137]-14080" office:value-type="float" office:value="9088" calcext:value-type="float">
            <text:p>9088</text:p>
          </table:table-cell>
          <table:table-cell table:formula="of:=[.E137]-27136" office:value-type="float" office:value="9984" calcext:value-type="float">
            <text:p>9984</text:p>
          </table:table-cell>
          <table:table-cell table:formula="of:=[.F137]-40576" office:value-type="float" office:value="9024" calcext:value-type="float">
            <text:p>9024</text:p>
          </table:table-cell>
          <table:table-cell table:formula="of:=[.G137]-53184" office:value-type="float" office:value="9472" calcext:value-type="float">
            <text:p>9472</text:p>
          </table:table-cell>
          <table:table-cell office:value-type="float" office:value="135" calcext:value-type="float">
            <text:p>135</text:p>
          </table:table-cell>
          <table:table-cell table:formula="of:=[.P137]/67" office:value-type="float" office:value="143.092537313433" calcext:value-type="float">
            <text:p>143.0925373134</text:p>
          </table:table-cell>
          <table:table-cell table:formula="of:=AVERAGE([.I137];[.J137];[.K137];[.L137];[.M137])" office:value-type="float" office:value="9587.2" calcext:value-type="float">
            <text:p>9587.2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table:number-matrix-columns-spanned="2" table:number-matrix-rows-spanned="1" table:formula="of:=MMULT([.N137:.O137];[.$S$2:.$T$3])" office:value-type="float" office:value="141.958119074627" calcext:value-type="float">
            <text:p>141.9581190746</text:p>
          </table:table-cell>
          <table:table-cell office:value-type="float" office:value="136.192387167164" calcext:value-type="float">
            <text:p>136.1923871672</text:p>
          </table:table-cell>
          <table:table-cell table:number-columns-repeated="1001"/>
        </table:table-row>
        <table:table-row table:style-name="ro1">
          <table:table-cell office:value-type="float" office:value="24896" calcext:value-type="float">
            <text:p>24896</text:p>
          </table:table-cell>
          <table:table-cell table:formula="of:=[.A138]-14528" office:value-type="float" office:value="10368" calcext:value-type="float">
            <text:p>10368</text:p>
          </table:table-cell>
          <table:table-cell office:value-type="float" office:value="10368" calcext:value-type="float">
            <text:p>10368</text:p>
          </table:table-cell>
          <table:table-cell office:value-type="float" office:value="23168" calcext:value-type="float">
            <text:p>23168</text:p>
          </table:table-cell>
          <table:table-cell office:value-type="float" office:value="37184" calcext:value-type="float">
            <text:p>37184</text:p>
          </table:table-cell>
          <table:table-cell office:value-type="float" office:value="49600" calcext:value-type="float">
            <text:p>49600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38]" office:value-type="float" office:value="10368" calcext:value-type="float">
            <text:p>10368</text:p>
          </table:table-cell>
          <table:table-cell table:formula="of:=[.D138]-14080" office:value-type="float" office:value="9088" calcext:value-type="float">
            <text:p>9088</text:p>
          </table:table-cell>
          <table:table-cell table:formula="of:=[.E138]-27136" office:value-type="float" office:value="10048" calcext:value-type="float">
            <text:p>10048</text:p>
          </table:table-cell>
          <table:table-cell table:formula="of:=[.F138]-40576" office:value-type="float" office:value="9024" calcext:value-type="float">
            <text:p>9024</text:p>
          </table:table-cell>
          <table:table-cell table:formula="of:=[.G138]-53184" office:value-type="float" office:value="9472" calcext:value-type="float">
            <text:p>9472</text:p>
          </table:table-cell>
          <table:table-cell office:value-type="float" office:value="136" calcext:value-type="float">
            <text:p>136</text:p>
          </table:table-cell>
          <table:table-cell table:formula="of:=[.P138]/67" office:value-type="float" office:value="143.283582089552" calcext:value-type="float">
            <text:p>143.2835820896</text:p>
          </table:table-cell>
          <table:table-cell table:formula="of:=AVERAGE([.I138];[.J138];[.K138];[.L138];[.M138])" office:value-type="float" office:value="9600" calcext:value-type="float">
            <text:p>9600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table:number-matrix-columns-spanned="2" table:number-matrix-rows-spanned="1" table:formula="of:=MMULT([.N138:.O138];[.$S$2:.$T$3])" office:value-type="float" office:value="142.140791164179" calcext:value-type="float">
            <text:p>142.1407911642</text:p>
          </table:table-cell>
          <table:table-cell office:value-type="float" office:value="137.193950447761" calcext:value-type="float">
            <text:p>137.1939504478</text:p>
          </table:table-cell>
          <table:table-cell table:number-columns-repeated="1001"/>
        </table:table-row>
        <table:table-row table:style-name="ro1">
          <table:table-cell office:value-type="float" office:value="24896" calcext:value-type="float">
            <text:p>24896</text:p>
          </table:table-cell>
          <table:table-cell table:formula="of:=[.A139]-14528" office:value-type="float" office:value="10368" calcext:value-type="float">
            <text:p>10368</text:p>
          </table:table-cell>
          <table:table-cell office:value-type="float" office:value="10368" calcext:value-type="float">
            <text:p>10368</text:p>
          </table:table-cell>
          <table:table-cell office:value-type="float" office:value="23232" calcext:value-type="float">
            <text:p>23232</text:p>
          </table:table-cell>
          <table:table-cell office:value-type="float" office:value="37184" calcext:value-type="float">
            <text:p>37184</text:p>
          </table:table-cell>
          <table:table-cell office:value-type="float" office:value="49664" calcext:value-type="float">
            <text:p>49664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39]" office:value-type="float" office:value="10368" calcext:value-type="float">
            <text:p>10368</text:p>
          </table:table-cell>
          <table:table-cell table:formula="of:=[.D139]-14080" office:value-type="float" office:value="9152" calcext:value-type="float">
            <text:p>9152</text:p>
          </table:table-cell>
          <table:table-cell table:formula="of:=[.E139]-27136" office:value-type="float" office:value="10048" calcext:value-type="float">
            <text:p>10048</text:p>
          </table:table-cell>
          <table:table-cell table:formula="of:=[.F139]-40576" office:value-type="float" office:value="9088" calcext:value-type="float">
            <text:p>9088</text:p>
          </table:table-cell>
          <table:table-cell table:formula="of:=[.G139]-53184" office:value-type="float" office:value="9472" calcext:value-type="float">
            <text:p>9472</text:p>
          </table:table-cell>
          <table:table-cell office:value-type="float" office:value="137" calcext:value-type="float">
            <text:p>137</text:p>
          </table:table-cell>
          <table:table-cell table:formula="of:=[.P139]/67" office:value-type="float" office:value="143.665671641791" calcext:value-type="float">
            <text:p>143.6656716418</text:p>
          </table:table-cell>
          <table:table-cell table:formula="of:=AVERAGE([.I139];[.J139];[.K139];[.L139];[.M139])" office:value-type="float" office:value="9625.6" calcext:value-type="float">
            <text:p>9625.6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table:number-matrix-columns-spanned="2" table:number-matrix-rows-spanned="1" table:formula="of:=MMULT([.N139:.O139];[.$S$2:.$T$3])" office:value-type="float" office:value="142.514501343284" calcext:value-type="float">
            <text:p>142.5145013433</text:p>
          </table:table-cell>
          <table:table-cell office:value-type="float" office:value="138.197112008955" calcext:value-type="float">
            <text:p>138.197112009</text:p>
          </table:table-cell>
          <table:table-cell table:number-columns-repeated="1001"/>
        </table:table-row>
        <table:table-row table:style-name="ro1">
          <table:table-cell office:value-type="float" office:value="24960" calcext:value-type="float">
            <text:p>24960</text:p>
          </table:table-cell>
          <table:table-cell table:formula="of:=[.A140]-14528" office:value-type="float" office:value="10432" calcext:value-type="float">
            <text:p>10432</text:p>
          </table:table-cell>
          <table:table-cell office:value-type="float" office:value="10432" calcext:value-type="float">
            <text:p>10432</text:p>
          </table:table-cell>
          <table:table-cell office:value-type="float" office:value="23296" calcext:value-type="float">
            <text:p>23296</text:p>
          </table:table-cell>
          <table:table-cell office:value-type="float" office:value="37248" calcext:value-type="float">
            <text:p>37248</text:p>
          </table:table-cell>
          <table:table-cell office:value-type="float" office:value="49728" calcext:value-type="float">
            <text:p>49728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40]" office:value-type="float" office:value="10432" calcext:value-type="float">
            <text:p>10432</text:p>
          </table:table-cell>
          <table:table-cell table:formula="of:=[.D140]-14080" office:value-type="float" office:value="9216" calcext:value-type="float">
            <text:p>9216</text:p>
          </table:table-cell>
          <table:table-cell table:formula="of:=[.E140]-27136" office:value-type="float" office:value="10112" calcext:value-type="float">
            <text:p>10112</text:p>
          </table:table-cell>
          <table:table-cell table:formula="of:=[.F140]-40576" office:value-type="float" office:value="9152" calcext:value-type="float">
            <text:p>9152</text:p>
          </table:table-cell>
          <table:table-cell table:formula="of:=[.G140]-53184" office:value-type="float" office:value="9472" calcext:value-type="float">
            <text:p>9472</text:p>
          </table:table-cell>
          <table:table-cell office:value-type="float" office:value="138" calcext:value-type="float">
            <text:p>138</text:p>
          </table:table-cell>
          <table:table-cell table:formula="of:=[.P140]/67" office:value-type="float" office:value="144.429850746269" calcext:value-type="float">
            <text:p>144.4298507463</text:p>
          </table:table-cell>
          <table:table-cell table:formula="of:=AVERAGE([.I140];[.J140];[.K140];[.L140];[.M140])" office:value-type="float" office:value="9676.8" calcext:value-type="float">
            <text:p>9676.8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table:number-matrix-columns-spanned="2" table:number-matrix-rows-spanned="1" table:formula="of:=MMULT([.N140:.O140];[.$S$2:.$T$3])" office:value-type="float" office:value="143.270287701493" calcext:value-type="float">
            <text:p>143.2702877015</text:p>
          </table:table-cell>
          <table:table-cell office:value-type="float" office:value="139.203470131343" calcext:value-type="float">
            <text:p>139.2034701313</text:p>
          </table:table-cell>
          <table:table-cell table:number-columns-repeated="1001"/>
        </table:table-row>
        <table:table-row table:style-name="ro1">
          <table:table-cell office:value-type="float" office:value="24960" calcext:value-type="float">
            <text:p>24960</text:p>
          </table:table-cell>
          <table:table-cell table:formula="of:=[.A141]-14528" office:value-type="float" office:value="10432" calcext:value-type="float">
            <text:p>10432</text:p>
          </table:table-cell>
          <table:table-cell office:value-type="float" office:value="10432" calcext:value-type="float">
            <text:p>10432</text:p>
          </table:table-cell>
          <table:table-cell office:value-type="float" office:value="23360" calcext:value-type="float">
            <text:p>23360</text:p>
          </table:table-cell>
          <table:table-cell office:value-type="float" office:value="37376" calcext:value-type="float">
            <text:p>37376</text:p>
          </table:table-cell>
          <table:table-cell office:value-type="float" office:value="49792" calcext:value-type="float">
            <text:p>49792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41]" office:value-type="float" office:value="10432" calcext:value-type="float">
            <text:p>10432</text:p>
          </table:table-cell>
          <table:table-cell table:formula="of:=[.D141]-14080" office:value-type="float" office:value="9280" calcext:value-type="float">
            <text:p>9280</text:p>
          </table:table-cell>
          <table:table-cell table:formula="of:=[.E141]-27136" office:value-type="float" office:value="10240" calcext:value-type="float">
            <text:p>10240</text:p>
          </table:table-cell>
          <table:table-cell table:formula="of:=[.F141]-40576" office:value-type="float" office:value="9216" calcext:value-type="float">
            <text:p>9216</text:p>
          </table:table-cell>
          <table:table-cell table:formula="of:=[.G141]-53184" office:value-type="float" office:value="9472" calcext:value-type="float">
            <text:p>9472</text:p>
          </table:table-cell>
          <table:table-cell office:value-type="float" office:value="139" calcext:value-type="float">
            <text:p>139</text:p>
          </table:table-cell>
          <table:table-cell table:formula="of:=[.P141]/67" office:value-type="float" office:value="145.194029850746" calcext:value-type="float">
            <text:p>145.1940298507</text:p>
          </table:table-cell>
          <table:table-cell table:formula="of:=AVERAGE([.I141];[.J141];[.K141];[.L141];[.M141])" office:value-type="float" office:value="9728" calcext:value-type="float">
            <text:p>9728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matrix-columns-spanned="2" table:number-matrix-rows-spanned="1" table:formula="of:=MMULT([.N141:.O141];[.$S$2:.$T$3])" office:value-type="float" office:value="144.026074059702" calcext:value-type="float">
            <text:p>144.0260740597</text:p>
          </table:table-cell>
          <table:table-cell office:value-type="float" office:value="140.209828253731" calcext:value-type="float">
            <text:p>140.2098282537</text:p>
          </table:table-cell>
          <table:table-cell table:number-columns-repeated="1001"/>
        </table:table-row>
        <table:table-row table:style-name="ro1">
          <table:table-cell office:value-type="float" office:value="25024" calcext:value-type="float">
            <text:p>25024</text:p>
          </table:table-cell>
          <table:table-cell table:formula="of:=[.A142]-14528" office:value-type="float" office:value="10496" calcext:value-type="float">
            <text:p>10496</text:p>
          </table:table-cell>
          <table:table-cell office:value-type="float" office:value="10496" calcext:value-type="float">
            <text:p>10496</text:p>
          </table:table-cell>
          <table:table-cell office:value-type="float" office:value="23424" calcext:value-type="float">
            <text:p>23424</text:p>
          </table:table-cell>
          <table:table-cell office:value-type="float" office:value="37440" calcext:value-type="float">
            <text:p>37440</text:p>
          </table:table-cell>
          <table:table-cell office:value-type="float" office:value="49856" calcext:value-type="float">
            <text:p>49856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42]" office:value-type="float" office:value="10496" calcext:value-type="float">
            <text:p>10496</text:p>
          </table:table-cell>
          <table:table-cell table:formula="of:=[.D142]-14080" office:value-type="float" office:value="9344" calcext:value-type="float">
            <text:p>9344</text:p>
          </table:table-cell>
          <table:table-cell table:formula="of:=[.E142]-27136" office:value-type="float" office:value="10304" calcext:value-type="float">
            <text:p>10304</text:p>
          </table:table-cell>
          <table:table-cell table:formula="of:=[.F142]-40576" office:value-type="float" office:value="9280" calcext:value-type="float">
            <text:p>9280</text:p>
          </table:table-cell>
          <table:table-cell table:formula="of:=[.G142]-53184" office:value-type="float" office:value="9472" calcext:value-type="float">
            <text:p>9472</text:p>
          </table:table-cell>
          <table:table-cell office:value-type="float" office:value="140" calcext:value-type="float">
            <text:p>140</text:p>
          </table:table-cell>
          <table:table-cell table:formula="of:=[.P142]/67" office:value-type="float" office:value="145.958208955224" calcext:value-type="float">
            <text:p>145.9582089552</text:p>
          </table:table-cell>
          <table:table-cell table:formula="of:=AVERAGE([.I142];[.J142];[.K142];[.L142];[.M142])" office:value-type="float" office:value="9779.2" calcext:value-type="float">
            <text:p>9779.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table:number-matrix-columns-spanned="2" table:number-matrix-rows-spanned="1" table:formula="of:=MMULT([.N142:.O142];[.$S$2:.$T$3])" office:value-type="float" office:value="144.78186041791" calcext:value-type="float">
            <text:p>144.7818604179</text:p>
          </table:table-cell>
          <table:table-cell office:value-type="float" office:value="141.216186376119" calcext:value-type="float">
            <text:p>141.2161863761</text:p>
          </table:table-cell>
          <table:table-cell table:number-columns-repeated="1001"/>
        </table:table-row>
        <table:table-row table:style-name="ro1">
          <table:table-cell office:value-type="float" office:value="25088" calcext:value-type="float">
            <text:p>25088</text:p>
          </table:table-cell>
          <table:table-cell table:formula="of:=[.A143]-14528" office:value-type="float" office:value="10560" calcext:value-type="float">
            <text:p>10560</text:p>
          </table:table-cell>
          <table:table-cell office:value-type="float" office:value="10560" calcext:value-type="float">
            <text:p>10560</text:p>
          </table:table-cell>
          <table:table-cell office:value-type="float" office:value="23488" calcext:value-type="float">
            <text:p>23488</text:p>
          </table:table-cell>
          <table:table-cell office:value-type="float" office:value="37504" calcext:value-type="float">
            <text:p>37504</text:p>
          </table:table-cell>
          <table:table-cell office:value-type="float" office:value="49920" calcext:value-type="float">
            <text:p>49920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43]" office:value-type="float" office:value="10560" calcext:value-type="float">
            <text:p>10560</text:p>
          </table:table-cell>
          <table:table-cell table:formula="of:=[.D143]-14080" office:value-type="float" office:value="9408" calcext:value-type="float">
            <text:p>9408</text:p>
          </table:table-cell>
          <table:table-cell table:formula="of:=[.E143]-27136" office:value-type="float" office:value="10368" calcext:value-type="float">
            <text:p>10368</text:p>
          </table:table-cell>
          <table:table-cell table:formula="of:=[.F143]-40576" office:value-type="float" office:value="9344" calcext:value-type="float">
            <text:p>9344</text:p>
          </table:table-cell>
          <table:table-cell table:formula="of:=[.G143]-53184" office:value-type="float" office:value="9472" calcext:value-type="float">
            <text:p>9472</text:p>
          </table:table-cell>
          <table:table-cell office:value-type="float" office:value="141" calcext:value-type="float">
            <text:p>141</text:p>
          </table:table-cell>
          <table:table-cell table:formula="of:=[.P143]/67" office:value-type="float" office:value="146.722388059702" calcext:value-type="float">
            <text:p>146.7223880597</text:p>
          </table:table-cell>
          <table:table-cell table:formula="of:=AVERAGE([.I143];[.J143];[.K143];[.L143];[.M143])" office:value-type="float" office:value="9830.4" calcext:value-type="float">
            <text:p>9830.4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table:number-matrix-columns-spanned="2" table:number-matrix-rows-spanned="1" table:formula="of:=MMULT([.N143:.O143];[.$S$2:.$T$3])" office:value-type="float" office:value="145.537646776119" calcext:value-type="float">
            <text:p>145.5376467761</text:p>
          </table:table-cell>
          <table:table-cell office:value-type="float" office:value="142.222544498507" calcext:value-type="float">
            <text:p>142.2225444985</text:p>
          </table:table-cell>
          <table:table-cell table:number-columns-repeated="1001"/>
        </table:table-row>
        <table:table-row table:style-name="ro1">
          <table:table-cell office:value-type="float" office:value="25152" calcext:value-type="float">
            <text:p>25152</text:p>
          </table:table-cell>
          <table:table-cell table:formula="of:=[.A144]-14528" office:value-type="float" office:value="10624" calcext:value-type="float">
            <text:p>10624</text:p>
          </table:table-cell>
          <table:table-cell office:value-type="float" office:value="10624" calcext:value-type="float">
            <text:p>10624</text:p>
          </table:table-cell>
          <table:table-cell office:value-type="float" office:value="23616" calcext:value-type="float">
            <text:p>23616</text:p>
          </table:table-cell>
          <table:table-cell office:value-type="float" office:value="37504" calcext:value-type="float">
            <text:p>37504</text:p>
          </table:table-cell>
          <table:table-cell office:value-type="float" office:value="49984" calcext:value-type="float">
            <text:p>49984</text:p>
          </table:table-cell>
          <table:table-cell office:value-type="float" office:value="62656" calcext:value-type="float">
            <text:p>62656</text:p>
          </table:table-cell>
          <table:table-cell/>
          <table:table-cell table:formula="of:=[.C144]" office:value-type="float" office:value="10624" calcext:value-type="float">
            <text:p>10624</text:p>
          </table:table-cell>
          <table:table-cell table:formula="of:=[.D144]-14080" office:value-type="float" office:value="9536" calcext:value-type="float">
            <text:p>9536</text:p>
          </table:table-cell>
          <table:table-cell table:formula="of:=[.E144]-27136" office:value-type="float" office:value="10368" calcext:value-type="float">
            <text:p>10368</text:p>
          </table:table-cell>
          <table:table-cell table:formula="of:=[.F144]-40576" office:value-type="float" office:value="9408" calcext:value-type="float">
            <text:p>9408</text:p>
          </table:table-cell>
          <table:table-cell table:formula="of:=[.G144]-53184" office:value-type="float" office:value="9472" calcext:value-type="float">
            <text:p>9472</text:p>
          </table:table-cell>
          <table:table-cell office:value-type="float" office:value="142" calcext:value-type="float">
            <text:p>142</text:p>
          </table:table-cell>
          <table:table-cell table:formula="of:=[.P144]/67" office:value-type="float" office:value="147.486567164179" calcext:value-type="float">
            <text:p>147.4865671642</text:p>
          </table:table-cell>
          <table:table-cell table:formula="of:=AVERAGE([.I144];[.J144];[.K144];[.L144];[.M144])" office:value-type="float" office:value="9881.6" calcext:value-type="float">
            <text:p>9881.6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table:number-matrix-columns-spanned="2" table:number-matrix-rows-spanned="1" table:formula="of:=MMULT([.N144:.O144];[.$S$2:.$T$3])" office:value-type="float" office:value="146.293433134328" calcext:value-type="float">
            <text:p>146.2934331343</text:p>
          </table:table-cell>
          <table:table-cell office:value-type="float" office:value="143.228902620896" calcext:value-type="float">
            <text:p>143.2289026209</text:p>
          </table:table-cell>
          <table:table-cell table:number-columns-repeated="1001"/>
        </table:table-row>
        <table:table-row table:style-name="ro1">
          <table:table-cell office:value-type="float" office:value="25216" calcext:value-type="float">
            <text:p>25216</text:p>
          </table:table-cell>
          <table:table-cell table:formula="of:=[.A145]-14528" office:value-type="float" office:value="10688" calcext:value-type="float">
            <text:p>10688</text:p>
          </table:table-cell>
          <table:table-cell office:value-type="float" office:value="10688" calcext:value-type="float">
            <text:p>10688</text:p>
          </table:table-cell>
          <table:table-cell office:value-type="float" office:value="23680" calcext:value-type="float">
            <text:p>23680</text:p>
          </table:table-cell>
          <table:table-cell office:value-type="float" office:value="37568" calcext:value-type="float">
            <text:p>37568</text:p>
          </table:table-cell>
          <table:table-cell office:value-type="float" office:value="50048" calcext:value-type="float">
            <text:p>50048</text:p>
          </table:table-cell>
          <table:table-cell office:value-type="float" office:value="62720" calcext:value-type="float">
            <text:p>62720</text:p>
          </table:table-cell>
          <table:table-cell/>
          <table:table-cell table:formula="of:=[.C145]" office:value-type="float" office:value="10688" calcext:value-type="float">
            <text:p>10688</text:p>
          </table:table-cell>
          <table:table-cell table:formula="of:=[.D145]-14080" office:value-type="float" office:value="9600" calcext:value-type="float">
            <text:p>9600</text:p>
          </table:table-cell>
          <table:table-cell table:formula="of:=[.E145]-27136" office:value-type="float" office:value="10432" calcext:value-type="float">
            <text:p>10432</text:p>
          </table:table-cell>
          <table:table-cell table:formula="of:=[.F145]-40576" office:value-type="float" office:value="9472" calcext:value-type="float">
            <text:p>9472</text:p>
          </table:table-cell>
          <table:table-cell table:formula="of:=[.G145]-53184" office:value-type="float" office:value="9536" calcext:value-type="float">
            <text:p>9536</text:p>
          </table:table-cell>
          <table:table-cell office:value-type="float" office:value="143" calcext:value-type="float">
            <text:p>143</text:p>
          </table:table-cell>
          <table:table-cell table:formula="of:=[.P145]/67" office:value-type="float" office:value="148.441791044776" calcext:value-type="float">
            <text:p>148.4417910448</text:p>
          </table:table-cell>
          <table:table-cell table:formula="of:=AVERAGE([.I145];[.J145];[.K145];[.L145];[.M145])" office:value-type="float" office:value="9945.6" calcext:value-type="float">
            <text:p>9945.6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number-matrix-columns-spanned="2" table:number-matrix-rows-spanned="1" table:formula="of:=MMULT([.N145:.O145];[.$S$2:.$T$3])" office:value-type="float" office:value="147.24025758209" calcext:value-type="float">
            <text:p>147.2402575821</text:p>
          </table:table-cell>
          <table:table-cell office:value-type="float" office:value="144.236859023881" calcext:value-type="float">
            <text:p>144.2368590239</text:p>
          </table:table-cell>
          <table:table-cell table:number-columns-repeated="1001"/>
        </table:table-row>
        <table:table-row table:style-name="ro1">
          <table:table-cell office:value-type="float" office:value="25280" calcext:value-type="float">
            <text:p>25280</text:p>
          </table:table-cell>
          <table:table-cell table:formula="of:=[.A146]-14528" office:value-type="float" office:value="10752" calcext:value-type="float">
            <text:p>10752</text:p>
          </table:table-cell>
          <table:table-cell office:value-type="float" office:value="10752" calcext:value-type="float">
            <text:p>10752</text:p>
          </table:table-cell>
          <table:table-cell office:value-type="float" office:value="23744" calcext:value-type="float">
            <text:p>23744</text:p>
          </table:table-cell>
          <table:table-cell office:value-type="float" office:value="37632" calcext:value-type="float">
            <text:p>37632</text:p>
          </table:table-cell>
          <table:table-cell office:value-type="float" office:value="50112" calcext:value-type="float">
            <text:p>50112</text:p>
          </table:table-cell>
          <table:table-cell office:value-type="float" office:value="62720" calcext:value-type="float">
            <text:p>62720</text:p>
          </table:table-cell>
          <table:table-cell/>
          <table:table-cell table:formula="of:=[.C146]" office:value-type="float" office:value="10752" calcext:value-type="float">
            <text:p>10752</text:p>
          </table:table-cell>
          <table:table-cell table:formula="of:=[.D146]-14080" office:value-type="float" office:value="9664" calcext:value-type="float">
            <text:p>9664</text:p>
          </table:table-cell>
          <table:table-cell table:formula="of:=[.E146]-27136" office:value-type="float" office:value="10496" calcext:value-type="float">
            <text:p>10496</text:p>
          </table:table-cell>
          <table:table-cell table:formula="of:=[.F146]-40576" office:value-type="float" office:value="9536" calcext:value-type="float">
            <text:p>9536</text:p>
          </table:table-cell>
          <table:table-cell table:formula="of:=[.G146]-53184" office:value-type="float" office:value="9536" calcext:value-type="float">
            <text:p>9536</text:p>
          </table:table-cell>
          <table:table-cell office:value-type="float" office:value="144" calcext:value-type="float">
            <text:p>144</text:p>
          </table:table-cell>
          <table:table-cell table:formula="of:=[.P146]/67" office:value-type="float" office:value="149.205970149254" calcext:value-type="float">
            <text:p>149.2059701493</text:p>
          </table:table-cell>
          <table:table-cell table:formula="of:=AVERAGE([.I146];[.J146];[.K146];[.L146];[.M146])" office:value-type="float" office:value="9996.8" calcext:value-type="float">
            <text:p>9996.8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table:number-matrix-columns-spanned="2" table:number-matrix-rows-spanned="1" table:formula="of:=MMULT([.N146:.O146];[.$S$2:.$T$3])" office:value-type="float" office:value="147.996043940299" calcext:value-type="float">
            <text:p>147.9960439403</text:p>
          </table:table-cell>
          <table:table-cell office:value-type="float" office:value="145.243217146269" calcext:value-type="float">
            <text:p>145.2432171463</text:p>
          </table:table-cell>
          <table:table-cell table:number-columns-repeated="1001"/>
        </table:table-row>
        <table:table-row table:style-name="ro1">
          <table:table-cell office:value-type="float" office:value="25344" calcext:value-type="float">
            <text:p>25344</text:p>
          </table:table-cell>
          <table:table-cell table:formula="of:=[.A147]-14528" office:value-type="float" office:value="10816" calcext:value-type="float">
            <text:p>10816</text:p>
          </table:table-cell>
          <table:table-cell office:value-type="float" office:value="10816" calcext:value-type="float">
            <text:p>10816</text:p>
          </table:table-cell>
          <table:table-cell office:value-type="float" office:value="23872" calcext:value-type="float">
            <text:p>23872</text:p>
          </table:table-cell>
          <table:table-cell office:value-type="float" office:value="37632" calcext:value-type="float">
            <text:p>37632</text:p>
          </table:table-cell>
          <table:table-cell office:value-type="float" office:value="50176" calcext:value-type="float">
            <text:p>50176</text:p>
          </table:table-cell>
          <table:table-cell office:value-type="float" office:value="62720" calcext:value-type="float">
            <text:p>62720</text:p>
          </table:table-cell>
          <table:table-cell/>
          <table:table-cell table:formula="of:=[.C147]" office:value-type="float" office:value="10816" calcext:value-type="float">
            <text:p>10816</text:p>
          </table:table-cell>
          <table:table-cell table:formula="of:=[.D147]-14080" office:value-type="float" office:value="9792" calcext:value-type="float">
            <text:p>9792</text:p>
          </table:table-cell>
          <table:table-cell table:formula="of:=[.E147]-27136" office:value-type="float" office:value="10496" calcext:value-type="float">
            <text:p>10496</text:p>
          </table:table-cell>
          <table:table-cell table:formula="of:=[.F147]-40576" office:value-type="float" office:value="9600" calcext:value-type="float">
            <text:p>9600</text:p>
          </table:table-cell>
          <table:table-cell table:formula="of:=[.G147]-53184" office:value-type="float" office:value="9536" calcext:value-type="float">
            <text:p>9536</text:p>
          </table:table-cell>
          <table:table-cell office:value-type="float" office:value="145" calcext:value-type="float">
            <text:p>145</text:p>
          </table:table-cell>
          <table:table-cell table:formula="of:=[.P147]/67" office:value-type="float" office:value="149.970149253731" calcext:value-type="float">
            <text:p>149.9701492537</text:p>
          </table:table-cell>
          <table:table-cell table:formula="of:=AVERAGE([.I147];[.J147];[.K147];[.L147];[.M147])" office:value-type="float" office:value="10048" calcext:value-type="float">
            <text:p>10048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number-matrix-columns-spanned="2" table:number-matrix-rows-spanned="1" table:formula="of:=MMULT([.N147:.O147];[.$S$2:.$T$3])" office:value-type="float" office:value="148.751830298507" calcext:value-type="float">
            <text:p>148.7518302985</text:p>
          </table:table-cell>
          <table:table-cell office:value-type="float" office:value="146.249575268657" calcext:value-type="float">
            <text:p>146.2495752687</text:p>
          </table:table-cell>
          <table:table-cell table:number-columns-repeated="1001"/>
        </table:table-row>
        <table:table-row table:style-name="ro1">
          <table:table-cell office:value-type="float" office:value="25472" calcext:value-type="float">
            <text:p>25472</text:p>
          </table:table-cell>
          <table:table-cell table:formula="of:=[.A148]-14528" office:value-type="float" office:value="10944" calcext:value-type="float">
            <text:p>10944</text:p>
          </table:table-cell>
          <table:table-cell office:value-type="float" office:value="10944" calcext:value-type="float">
            <text:p>10944</text:p>
          </table:table-cell>
          <table:table-cell office:value-type="float" office:value="24000" calcext:value-type="float">
            <text:p>24000</text:p>
          </table:table-cell>
          <table:table-cell office:value-type="float" office:value="37696" calcext:value-type="float">
            <text:p>37696</text:p>
          </table:table-cell>
          <table:table-cell office:value-type="float" office:value="50240" calcext:value-type="float">
            <text:p>50240</text:p>
          </table:table-cell>
          <table:table-cell office:value-type="float" office:value="62720" calcext:value-type="float">
            <text:p>62720</text:p>
          </table:table-cell>
          <table:table-cell/>
          <table:table-cell table:formula="of:=[.C148]" office:value-type="float" office:value="10944" calcext:value-type="float">
            <text:p>10944</text:p>
          </table:table-cell>
          <table:table-cell table:formula="of:=[.D148]-14080" office:value-type="float" office:value="9920" calcext:value-type="float">
            <text:p>9920</text:p>
          </table:table-cell>
          <table:table-cell table:formula="of:=[.E148]-27136" office:value-type="float" office:value="10560" calcext:value-type="float">
            <text:p>10560</text:p>
          </table:table-cell>
          <table:table-cell table:formula="of:=[.F148]-40576" office:value-type="float" office:value="9664" calcext:value-type="float">
            <text:p>9664</text:p>
          </table:table-cell>
          <table:table-cell table:formula="of:=[.G148]-53184" office:value-type="float" office:value="9536" calcext:value-type="float">
            <text:p>9536</text:p>
          </table:table-cell>
          <table:table-cell office:value-type="float" office:value="146" calcext:value-type="float">
            <text:p>146</text:p>
          </table:table-cell>
          <table:table-cell table:formula="of:=[.P148]/67" office:value-type="float" office:value="151.116417910448" calcext:value-type="float">
            <text:p>151.1164179104</text:p>
          </table:table-cell>
          <table:table-cell table:formula="of:=AVERAGE([.I148];[.J148];[.K148];[.L148];[.M148])" office:value-type="float" office:value="10124.8" calcext:value-type="float">
            <text:p>10124.8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table:number-matrix-columns-spanned="2" table:number-matrix-rows-spanned="1" table:formula="of:=MMULT([.N148:.O148];[.$S$2:.$T$3])" office:value-type="float" office:value="149.889692835821" calcext:value-type="float">
            <text:p>149.8896928358</text:p>
          </table:table-cell>
          <table:table-cell office:value-type="float" office:value="147.259129952239" calcext:value-type="float">
            <text:p>147.2591299522</text:p>
          </table:table-cell>
          <table:table-cell table:number-columns-repeated="1001"/>
        </table:table-row>
        <table:table-row table:style-name="ro1">
          <table:table-cell office:value-type="float" office:value="25536" calcext:value-type="float">
            <text:p>25536</text:p>
          </table:table-cell>
          <table:table-cell table:formula="of:=[.A149]-14528" office:value-type="float" office:value="11008" calcext:value-type="float">
            <text:p>11008</text:p>
          </table:table-cell>
          <table:table-cell office:value-type="float" office:value="11008" calcext:value-type="float">
            <text:p>11008</text:p>
          </table:table-cell>
          <table:table-cell office:value-type="float" office:value="24064" calcext:value-type="float">
            <text:p>24064</text:p>
          </table:table-cell>
          <table:table-cell office:value-type="float" office:value="37696" calcext:value-type="float">
            <text:p>37696</text:p>
          </table:table-cell>
          <table:table-cell office:value-type="float" office:value="50304" calcext:value-type="float">
            <text:p>50304</text:p>
          </table:table-cell>
          <table:table-cell office:value-type="float" office:value="62720" calcext:value-type="float">
            <text:p>62720</text:p>
          </table:table-cell>
          <table:table-cell/>
          <table:table-cell table:formula="of:=[.C149]" office:value-type="float" office:value="11008" calcext:value-type="float">
            <text:p>11008</text:p>
          </table:table-cell>
          <table:table-cell table:formula="of:=[.D149]-14080" office:value-type="float" office:value="9984" calcext:value-type="float">
            <text:p>9984</text:p>
          </table:table-cell>
          <table:table-cell table:formula="of:=[.E149]-27136" office:value-type="float" office:value="10560" calcext:value-type="float">
            <text:p>10560</text:p>
          </table:table-cell>
          <table:table-cell table:formula="of:=[.F149]-40576" office:value-type="float" office:value="9728" calcext:value-type="float">
            <text:p>9728</text:p>
          </table:table-cell>
          <table:table-cell table:formula="of:=[.G149]-53184" office:value-type="float" office:value="9536" calcext:value-type="float">
            <text:p>9536</text:p>
          </table:table-cell>
          <table:table-cell office:value-type="float" office:value="147" calcext:value-type="float">
            <text:p>147</text:p>
          </table:table-cell>
          <table:table-cell table:formula="of:=[.P149]/67" office:value-type="float" office:value="151.689552238806" calcext:value-type="float">
            <text:p>151.6895522388</text:p>
          </table:table-cell>
          <table:table-cell table:formula="of:=AVERAGE([.I149];[.J149];[.K149];[.L149];[.M149])" office:value-type="float" office:value="10163.2" calcext:value-type="float">
            <text:p>10163.2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table:number-matrix-columns-spanned="2" table:number-matrix-rows-spanned="1" table:formula="of:=MMULT([.N149:.O149];[.$S$2:.$T$3])" office:value-type="float" office:value="150.454441104478" calcext:value-type="float">
            <text:p>150.4544411045</text:p>
          </table:table-cell>
          <table:table-cell office:value-type="float" office:value="148.26388979403" calcext:value-type="float">
            <text:p>148.263889794</text:p>
          </table:table-cell>
          <table:table-cell table:number-columns-repeated="1001"/>
        </table:table-row>
        <table:table-row table:style-name="ro1">
          <table:table-cell office:value-type="float" office:value="25664" calcext:value-type="float">
            <text:p>25664</text:p>
          </table:table-cell>
          <table:table-cell table:formula="of:=[.A150]-14528" office:value-type="float" office:value="11136" calcext:value-type="float">
            <text:p>11136</text:p>
          </table:table-cell>
          <table:table-cell office:value-type="float" office:value="11136" calcext:value-type="float">
            <text:p>11136</text:p>
          </table:table-cell>
          <table:table-cell office:value-type="float" office:value="24128" calcext:value-type="float">
            <text:p>24128</text:p>
          </table:table-cell>
          <table:table-cell office:value-type="float" office:value="37760" calcext:value-type="float">
            <text:p>37760</text:p>
          </table:table-cell>
          <table:table-cell office:value-type="float" office:value="50368" calcext:value-type="float">
            <text:p>50368</text:p>
          </table:table-cell>
          <table:table-cell office:value-type="float" office:value="62720" calcext:value-type="float">
            <text:p>62720</text:p>
          </table:table-cell>
          <table:table-cell/>
          <table:table-cell table:formula="of:=[.C150]" office:value-type="float" office:value="11136" calcext:value-type="float">
            <text:p>11136</text:p>
          </table:table-cell>
          <table:table-cell table:formula="of:=[.D150]-14080" office:value-type="float" office:value="10048" calcext:value-type="float">
            <text:p>10048</text:p>
          </table:table-cell>
          <table:table-cell table:formula="of:=[.E150]-27136" office:value-type="float" office:value="10624" calcext:value-type="float">
            <text:p>10624</text:p>
          </table:table-cell>
          <table:table-cell table:formula="of:=[.F150]-40576" office:value-type="float" office:value="9792" calcext:value-type="float">
            <text:p>9792</text:p>
          </table:table-cell>
          <table:table-cell table:formula="of:=[.G150]-53184" office:value-type="float" office:value="9536" calcext:value-type="float">
            <text:p>9536</text:p>
          </table:table-cell>
          <table:table-cell office:value-type="float" office:value="148" calcext:value-type="float">
            <text:p>148</text:p>
          </table:table-cell>
          <table:table-cell table:formula="of:=[.P150]/67" office:value-type="float" office:value="152.644776119403" calcext:value-type="float">
            <text:p>152.6447761194</text:p>
          </table:table-cell>
          <table:table-cell table:formula="of:=AVERAGE([.I150];[.J150];[.K150];[.L150];[.M150])" office:value-type="float" office:value="10227.2" calcext:value-type="float">
            <text:p>10227.2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table:number-matrix-columns-spanned="2" table:number-matrix-rows-spanned="1" table:formula="of:=MMULT([.N150:.O150];[.$S$2:.$T$3])" office:value-type="float" office:value="151.401265552239" calcext:value-type="float">
            <text:p>151.4012655522</text:p>
          </table:table-cell>
          <table:table-cell office:value-type="float" office:value="149.271846197015" calcext:value-type="float">
            <text:p>149.271846197</text:p>
          </table:table-cell>
          <table:table-cell table:number-columns-repeated="1001"/>
        </table:table-row>
        <table:table-row table:style-name="ro1">
          <table:table-cell office:value-type="float" office:value="25728" calcext:value-type="float">
            <text:p>25728</text:p>
          </table:table-cell>
          <table:table-cell table:formula="of:=[.A151]-14528" office:value-type="float" office:value="11200" calcext:value-type="float">
            <text:p>11200</text:p>
          </table:table-cell>
          <table:table-cell office:value-type="float" office:value="11200" calcext:value-type="float">
            <text:p>11200</text:p>
          </table:table-cell>
          <table:table-cell office:value-type="float" office:value="24192" calcext:value-type="float">
            <text:p>24192</text:p>
          </table:table-cell>
          <table:table-cell office:value-type="float" office:value="37824" calcext:value-type="float">
            <text:p>37824</text:p>
          </table:table-cell>
          <table:table-cell office:value-type="float" office:value="50432" calcext:value-type="float">
            <text:p>50432</text:p>
          </table:table-cell>
          <table:table-cell office:value-type="float" office:value="62784" calcext:value-type="float">
            <text:p>62784</text:p>
          </table:table-cell>
          <table:table-cell/>
          <table:table-cell table:formula="of:=[.C151]" office:value-type="float" office:value="11200" calcext:value-type="float">
            <text:p>11200</text:p>
          </table:table-cell>
          <table:table-cell table:formula="of:=[.D151]-14080" office:value-type="float" office:value="10112" calcext:value-type="float">
            <text:p>10112</text:p>
          </table:table-cell>
          <table:table-cell table:formula="of:=[.E151]-27136" office:value-type="float" office:value="10688" calcext:value-type="float">
            <text:p>10688</text:p>
          </table:table-cell>
          <table:table-cell table:formula="of:=[.F151]-40576" office:value-type="float" office:value="9856" calcext:value-type="float">
            <text:p>9856</text:p>
          </table:table-cell>
          <table:table-cell table:formula="of:=[.G151]-53184" office:value-type="float" office:value="9600" calcext:value-type="float">
            <text:p>9600</text:p>
          </table:table-cell>
          <table:table-cell office:value-type="float" office:value="149" calcext:value-type="float">
            <text:p>149</text:p>
          </table:table-cell>
          <table:table-cell table:formula="of:=[.P151]/67" office:value-type="float" office:value="153.6" calcext:value-type="float">
            <text:p>153.6</text:p>
          </table:table-cell>
          <table:table-cell table:formula="of:=AVERAGE([.I151];[.J151];[.K151];[.L151];[.M151])" office:value-type="float" office:value="10291.2" calcext:value-type="float">
            <text:p>10291.2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table:number-matrix-columns-spanned="2" table:number-matrix-rows-spanned="1" table:formula="of:=MMULT([.N151:.O151];[.$S$2:.$T$3])" office:value-type="float" office:value="152.34809" calcext:value-type="float">
            <text:p>152.34809</text:p>
          </table:table-cell>
          <table:table-cell office:value-type="float" office:value="150.2798026" calcext:value-type="float">
            <text:p>150.2798026</text:p>
          </table:table-cell>
          <table:table-cell table:number-columns-repeated="1001"/>
        </table:table-row>
        <table:table-row table:style-name="ro1">
          <table:table-cell office:value-type="float" office:value="25792" calcext:value-type="float">
            <text:p>25792</text:p>
          </table:table-cell>
          <table:table-cell table:formula="of:=[.A152]-14528" office:value-type="float" office:value="11264" calcext:value-type="float">
            <text:p>11264</text:p>
          </table:table-cell>
          <table:table-cell office:value-type="float" office:value="11264" calcext:value-type="float">
            <text:p>11264</text:p>
          </table:table-cell>
          <table:table-cell office:value-type="float" office:value="24256" calcext:value-type="float">
            <text:p>24256</text:p>
          </table:table-cell>
          <table:table-cell office:value-type="float" office:value="37824" calcext:value-type="float">
            <text:p>37824</text:p>
          </table:table-cell>
          <table:table-cell office:value-type="float" office:value="50496" calcext:value-type="float">
            <text:p>50496</text:p>
          </table:table-cell>
          <table:table-cell office:value-type="float" office:value="62848" calcext:value-type="float">
            <text:p>62848</text:p>
          </table:table-cell>
          <table:table-cell/>
          <table:table-cell table:formula="of:=[.C152]" office:value-type="float" office:value="11264" calcext:value-type="float">
            <text:p>11264</text:p>
          </table:table-cell>
          <table:table-cell table:formula="of:=[.D152]-14080" office:value-type="float" office:value="10176" calcext:value-type="float">
            <text:p>10176</text:p>
          </table:table-cell>
          <table:table-cell table:formula="of:=[.E152]-27136" office:value-type="float" office:value="10688" calcext:value-type="float">
            <text:p>10688</text:p>
          </table:table-cell>
          <table:table-cell table:formula="of:=[.F152]-40576" office:value-type="float" office:value="9920" calcext:value-type="float">
            <text:p>9920</text:p>
          </table:table-cell>
          <table:table-cell table:formula="of:=[.G152]-53184" office:value-type="float" office:value="9664" calcext:value-type="float">
            <text:p>9664</text:p>
          </table:table-cell>
          <table:table-cell office:value-type="float" office:value="150" calcext:value-type="float">
            <text:p>150</text:p>
          </table:table-cell>
          <table:table-cell table:formula="of:=[.P152]/67" office:value-type="float" office:value="154.364179104478" calcext:value-type="float">
            <text:p>154.3641791045</text:p>
          </table:table-cell>
          <table:table-cell table:formula="of:=AVERAGE([.I152];[.J152];[.K152];[.L152];[.M152])" office:value-type="float" office:value="10342.4" calcext:value-type="float">
            <text:p>10342.4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matrix-columns-spanned="2" table:number-matrix-rows-spanned="1" table:formula="of:=MMULT([.N152:.O152];[.$S$2:.$T$3])" office:value-type="float" office:value="153.103876358209" calcext:value-type="float">
            <text:p>153.1038763582</text:p>
          </table:table-cell>
          <table:table-cell office:value-type="float" office:value="151.286160722388" calcext:value-type="float">
            <text:p>151.2861607224</text:p>
          </table:table-cell>
          <table:table-cell table:number-columns-repeated="1001"/>
        </table:table-row>
        <table:table-row table:style-name="ro1">
          <table:table-cell office:value-type="float" office:value="25856" calcext:value-type="float">
            <text:p>25856</text:p>
          </table:table-cell>
          <table:table-cell table:formula="of:=[.A153]-14528" office:value-type="float" office:value="11328" calcext:value-type="float">
            <text:p>11328</text:p>
          </table:table-cell>
          <table:table-cell office:value-type="float" office:value="11328" calcext:value-type="float">
            <text:p>11328</text:p>
          </table:table-cell>
          <table:table-cell office:value-type="float" office:value="24256" calcext:value-type="float">
            <text:p>24256</text:p>
          </table:table-cell>
          <table:table-cell office:value-type="float" office:value="37888" calcext:value-type="float">
            <text:p>37888</text:p>
          </table:table-cell>
          <table:table-cell office:value-type="float" office:value="50496" calcext:value-type="float">
            <text:p>50496</text:p>
          </table:table-cell>
          <table:table-cell office:value-type="float" office:value="62912" calcext:value-type="float">
            <text:p>62912</text:p>
          </table:table-cell>
          <table:table-cell/>
          <table:table-cell table:formula="of:=[.C153]" office:value-type="float" office:value="11328" calcext:value-type="float">
            <text:p>11328</text:p>
          </table:table-cell>
          <table:table-cell table:formula="of:=[.D153]-14080" office:value-type="float" office:value="10176" calcext:value-type="float">
            <text:p>10176</text:p>
          </table:table-cell>
          <table:table-cell table:formula="of:=[.E153]-27136" office:value-type="float" office:value="10752" calcext:value-type="float">
            <text:p>10752</text:p>
          </table:table-cell>
          <table:table-cell table:formula="of:=[.F153]-40576" office:value-type="float" office:value="9920" calcext:value-type="float">
            <text:p>9920</text:p>
          </table:table-cell>
          <table:table-cell table:formula="of:=[.G153]-53184" office:value-type="float" office:value="9728" calcext:value-type="float">
            <text:p>9728</text:p>
          </table:table-cell>
          <table:table-cell office:value-type="float" office:value="151" calcext:value-type="float">
            <text:p>151</text:p>
          </table:table-cell>
          <table:table-cell table:formula="of:=[.P153]/67" office:value-type="float" office:value="154.937313432836" calcext:value-type="float">
            <text:p>154.9373134328</text:p>
          </table:table-cell>
          <table:table-cell table:formula="of:=AVERAGE([.I153];[.J153];[.K153];[.L153];[.M153])" office:value-type="float" office:value="10380.8" calcext:value-type="float">
            <text:p>10380.8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table:number-matrix-columns-spanned="2" table:number-matrix-rows-spanned="1" table:formula="of:=MMULT([.N153:.O153];[.$S$2:.$T$3])" office:value-type="float" office:value="153.668624626866" calcext:value-type="float">
            <text:p>153.6686246269</text:p>
          </table:table-cell>
          <table:table-cell office:value-type="float" office:value="152.290920564179" calcext:value-type="float">
            <text:p>152.2909205642</text:p>
          </table:table-cell>
          <table:table-cell table:number-columns-repeated="1001"/>
        </table:table-row>
        <table:table-row table:style-name="ro1">
          <table:table-cell office:value-type="float" office:value="25920" calcext:value-type="float">
            <text:p>25920</text:p>
          </table:table-cell>
          <table:table-cell table:formula="of:=[.A154]-14528" office:value-type="float" office:value="11392" calcext:value-type="float">
            <text:p>11392</text:p>
          </table:table-cell>
          <table:table-cell office:value-type="float" office:value="11392" calcext:value-type="float">
            <text:p>11392</text:p>
          </table:table-cell>
          <table:table-cell office:value-type="float" office:value="24320" calcext:value-type="float">
            <text:p>24320</text:p>
          </table:table-cell>
          <table:table-cell office:value-type="float" office:value="37952" calcext:value-type="float">
            <text:p>37952</text:p>
          </table:table-cell>
          <table:table-cell office:value-type="float" office:value="50560" calcext:value-type="float">
            <text:p>50560</text:p>
          </table:table-cell>
          <table:table-cell office:value-type="float" office:value="62976" calcext:value-type="float">
            <text:p>62976</text:p>
          </table:table-cell>
          <table:table-cell/>
          <table:table-cell table:formula="of:=[.C154]" office:value-type="float" office:value="11392" calcext:value-type="float">
            <text:p>11392</text:p>
          </table:table-cell>
          <table:table-cell table:formula="of:=[.D154]-14080" office:value-type="float" office:value="10240" calcext:value-type="float">
            <text:p>10240</text:p>
          </table:table-cell>
          <table:table-cell table:formula="of:=[.E154]-27136" office:value-type="float" office:value="10816" calcext:value-type="float">
            <text:p>10816</text:p>
          </table:table-cell>
          <table:table-cell table:formula="of:=[.F154]-40576" office:value-type="float" office:value="9984" calcext:value-type="float">
            <text:p>9984</text:p>
          </table:table-cell>
          <table:table-cell table:formula="of:=[.G154]-53184" office:value-type="float" office:value="9792" calcext:value-type="float">
            <text:p>9792</text:p>
          </table:table-cell>
          <table:table-cell office:value-type="float" office:value="152" calcext:value-type="float">
            <text:p>152</text:p>
          </table:table-cell>
          <table:table-cell table:formula="of:=[.P154]/67" office:value-type="float" office:value="155.892537313433" calcext:value-type="float">
            <text:p>155.8925373134</text:p>
          </table:table-cell>
          <table:table-cell table:formula="of:=AVERAGE([.I154];[.J154];[.K154];[.L154];[.M154])" office:value-type="float" office:value="10444.8" calcext:value-type="float">
            <text:p>10444.8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table:number-matrix-columns-spanned="2" table:number-matrix-rows-spanned="1" table:formula="of:=MMULT([.N154:.O154];[.$S$2:.$T$3])" office:value-type="float" office:value="154.615449074627" calcext:value-type="float">
            <text:p>154.6154490746</text:p>
          </table:table-cell>
          <table:table-cell office:value-type="float" office:value="153.298876967164" calcext:value-type="float">
            <text:p>153.2988769672</text:p>
          </table:table-cell>
          <table:table-cell table:number-columns-repeated="1001"/>
        </table:table-row>
        <table:table-row table:style-name="ro1">
          <table:table-cell office:value-type="float" office:value="25920" calcext:value-type="float">
            <text:p>25920</text:p>
          </table:table-cell>
          <table:table-cell table:formula="of:=[.A155]-14528" office:value-type="float" office:value="11392" calcext:value-type="float">
            <text:p>11392</text:p>
          </table:table-cell>
          <table:table-cell office:value-type="float" office:value="11392" calcext:value-type="float">
            <text:p>11392</text:p>
          </table:table-cell>
          <table:table-cell office:value-type="float" office:value="24384" calcext:value-type="float">
            <text:p>24384</text:p>
          </table:table-cell>
          <table:table-cell office:value-type="float" office:value="38016" calcext:value-type="float">
            <text:p>38016</text:p>
          </table:table-cell>
          <table:table-cell office:value-type="float" office:value="50560" calcext:value-type="float">
            <text:p>50560</text:p>
          </table:table-cell>
          <table:table-cell office:value-type="float" office:value="63040" calcext:value-type="float">
            <text:p>63040</text:p>
          </table:table-cell>
          <table:table-cell/>
          <table:table-cell table:formula="of:=[.C155]" office:value-type="float" office:value="11392" calcext:value-type="float">
            <text:p>11392</text:p>
          </table:table-cell>
          <table:table-cell table:formula="of:=[.D155]-14080" office:value-type="float" office:value="10304" calcext:value-type="float">
            <text:p>10304</text:p>
          </table:table-cell>
          <table:table-cell table:formula="of:=[.E155]-27136" office:value-type="float" office:value="10880" calcext:value-type="float">
            <text:p>10880</text:p>
          </table:table-cell>
          <table:table-cell table:formula="of:=[.F155]-40576" office:value-type="float" office:value="9984" calcext:value-type="float">
            <text:p>9984</text:p>
          </table:table-cell>
          <table:table-cell table:formula="of:=[.G155]-53184" office:value-type="float" office:value="9856" calcext:value-type="float">
            <text:p>9856</text:p>
          </table:table-cell>
          <table:table-cell office:value-type="float" office:value="153" calcext:value-type="float">
            <text:p>153</text:p>
          </table:table-cell>
          <table:table-cell table:formula="of:=[.P155]/67" office:value-type="float" office:value="156.465671641791" calcext:value-type="float">
            <text:p>156.4656716418</text:p>
          </table:table-cell>
          <table:table-cell table:formula="of:=AVERAGE([.I155];[.J155];[.K155];[.L155];[.M155])" office:value-type="float" office:value="10483.2" calcext:value-type="float">
            <text:p>10483.2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table:number-matrix-columns-spanned="2" table:number-matrix-rows-spanned="1" table:formula="of:=MMULT([.N155:.O155];[.$S$2:.$T$3])" office:value-type="float" office:value="155.180197343284" calcext:value-type="float">
            <text:p>155.1801973433</text:p>
          </table:table-cell>
          <table:table-cell office:value-type="float" office:value="154.303636808955" calcext:value-type="float">
            <text:p>154.303636809</text:p>
          </table:table-cell>
          <table:table-cell table:number-columns-repeated="1001"/>
        </table:table-row>
        <table:table-row table:style-name="ro1">
          <table:table-cell office:value-type="float" office:value="25984" calcext:value-type="float">
            <text:p>25984</text:p>
          </table:table-cell>
          <table:table-cell table:formula="of:=[.A156]-14528" office:value-type="float" office:value="11456" calcext:value-type="float">
            <text:p>11456</text:p>
          </table:table-cell>
          <table:table-cell office:value-type="float" office:value="11456" calcext:value-type="float">
            <text:p>11456</text:p>
          </table:table-cell>
          <table:table-cell office:value-type="float" office:value="24384" calcext:value-type="float">
            <text:p>24384</text:p>
          </table:table-cell>
          <table:table-cell office:value-type="float" office:value="38080" calcext:value-type="float">
            <text:p>38080</text:p>
          </table:table-cell>
          <table:table-cell office:value-type="float" office:value="50624" calcext:value-type="float">
            <text:p>50624</text:p>
          </table:table-cell>
          <table:table-cell office:value-type="float" office:value="63168" calcext:value-type="float">
            <text:p>63168</text:p>
          </table:table-cell>
          <table:table-cell/>
          <table:table-cell table:formula="of:=[.C156]" office:value-type="float" office:value="11456" calcext:value-type="float">
            <text:p>11456</text:p>
          </table:table-cell>
          <table:table-cell table:formula="of:=[.D156]-14080" office:value-type="float" office:value="10304" calcext:value-type="float">
            <text:p>10304</text:p>
          </table:table-cell>
          <table:table-cell table:formula="of:=[.E156]-27136" office:value-type="float" office:value="10944" calcext:value-type="float">
            <text:p>10944</text:p>
          </table:table-cell>
          <table:table-cell table:formula="of:=[.F156]-40576" office:value-type="float" office:value="10048" calcext:value-type="float">
            <text:p>10048</text:p>
          </table:table-cell>
          <table:table-cell table:formula="of:=[.G156]-53184" office:value-type="float" office:value="9984" calcext:value-type="float">
            <text:p>9984</text:p>
          </table:table-cell>
          <table:table-cell office:value-type="float" office:value="154" calcext:value-type="float">
            <text:p>154</text:p>
          </table:table-cell>
          <table:table-cell table:formula="of:=[.P156]/67" office:value-type="float" office:value="157.420895522388" calcext:value-type="float">
            <text:p>157.4208955224</text:p>
          </table:table-cell>
          <table:table-cell table:formula="of:=AVERAGE([.I156];[.J156];[.K156];[.L156];[.M156])" office:value-type="float" office:value="10547.2" calcext:value-type="float">
            <text:p>10547.2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table:number-matrix-columns-spanned="2" table:number-matrix-rows-spanned="1" table:formula="of:=MMULT([.N156:.O156];[.$S$2:.$T$3])" office:value-type="float" office:value="156.127021791045" calcext:value-type="float">
            <text:p>156.127021791</text:p>
          </table:table-cell>
          <table:table-cell office:value-type="float" office:value="155.31159321194" calcext:value-type="float">
            <text:p>155.3115932119</text:p>
          </table:table-cell>
          <table:table-cell table:number-columns-repeated="1001"/>
        </table:table-row>
        <table:table-row table:style-name="ro1">
          <table:table-cell office:value-type="float" office:value="25984" calcext:value-type="float">
            <text:p>25984</text:p>
          </table:table-cell>
          <table:table-cell table:formula="of:=[.A157]-14528" office:value-type="float" office:value="11456" calcext:value-type="float">
            <text:p>11456</text:p>
          </table:table-cell>
          <table:table-cell office:value-type="float" office:value="11456" calcext:value-type="float">
            <text:p>11456</text:p>
          </table:table-cell>
          <table:table-cell office:value-type="float" office:value="24448" calcext:value-type="float">
            <text:p>24448</text:p>
          </table:table-cell>
          <table:table-cell office:value-type="float" office:value="38144" calcext:value-type="float">
            <text:p>38144</text:p>
          </table:table-cell>
          <table:table-cell office:value-type="float" office:value="50688" calcext:value-type="float">
            <text:p>50688</text:p>
          </table:table-cell>
          <table:table-cell office:value-type="float" office:value="63296" calcext:value-type="float">
            <text:p>63296</text:p>
          </table:table-cell>
          <table:table-cell/>
          <table:table-cell table:formula="of:=[.C157]" office:value-type="float" office:value="11456" calcext:value-type="float">
            <text:p>11456</text:p>
          </table:table-cell>
          <table:table-cell table:formula="of:=[.D157]-14080" office:value-type="float" office:value="10368" calcext:value-type="float">
            <text:p>10368</text:p>
          </table:table-cell>
          <table:table-cell table:formula="of:=[.E157]-27136" office:value-type="float" office:value="11008" calcext:value-type="float">
            <text:p>11008</text:p>
          </table:table-cell>
          <table:table-cell table:formula="of:=[.F157]-40576" office:value-type="float" office:value="10112" calcext:value-type="float">
            <text:p>10112</text:p>
          </table:table-cell>
          <table:table-cell table:formula="of:=[.G157]-53184" office:value-type="float" office:value="10112" calcext:value-type="float">
            <text:p>10112</text:p>
          </table:table-cell>
          <table:table-cell office:value-type="float" office:value="155" calcext:value-type="float">
            <text:p>155</text:p>
          </table:table-cell>
          <table:table-cell table:formula="of:=[.P157]/67" office:value-type="float" office:value="158.376119402985" calcext:value-type="float">
            <text:p>158.376119403</text:p>
          </table:table-cell>
          <table:table-cell table:formula="of:=AVERAGE([.I157];[.J157];[.K157];[.L157];[.M157])" office:value-type="float" office:value="10611.2" calcext:value-type="float">
            <text:p>10611.2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number-matrix-columns-spanned="2" table:number-matrix-rows-spanned="1" table:formula="of:=MMULT([.N157:.O157];[.$S$2:.$T$3])" office:value-type="float" office:value="157.073846238806" calcext:value-type="float">
            <text:p>157.0738462388</text:p>
          </table:table-cell>
          <table:table-cell office:value-type="float" office:value="156.319549614925" calcext:value-type="float">
            <text:p>156.3195496149</text:p>
          </table:table-cell>
          <table:table-cell table:number-columns-repeated="1001"/>
        </table:table-row>
        <table:table-row table:style-name="ro1">
          <table:table-cell office:value-type="float" office:value="25984" calcext:value-type="float">
            <text:p>25984</text:p>
          </table:table-cell>
          <table:table-cell table:formula="of:=[.A158]-14528" office:value-type="float" office:value="11456" calcext:value-type="float">
            <text:p>11456</text:p>
          </table:table-cell>
          <table:table-cell office:value-type="float" office:value="11456" calcext:value-type="float">
            <text:p>11456</text:p>
          </table:table-cell>
          <table:table-cell office:value-type="float" office:value="24512" calcext:value-type="float">
            <text:p>24512</text:p>
          </table:table-cell>
          <table:table-cell office:value-type="float" office:value="38272" calcext:value-type="float">
            <text:p>38272</text:p>
          </table:table-cell>
          <table:table-cell office:value-type="float" office:value="50752" calcext:value-type="float">
            <text:p>50752</text:p>
          </table:table-cell>
          <table:table-cell office:value-type="float" office:value="63424" calcext:value-type="float">
            <text:p>63424</text:p>
          </table:table-cell>
          <table:table-cell/>
          <table:table-cell table:formula="of:=[.C158]" office:value-type="float" office:value="11456" calcext:value-type="float">
            <text:p>11456</text:p>
          </table:table-cell>
          <table:table-cell table:formula="of:=[.D158]-14080" office:value-type="float" office:value="10432" calcext:value-type="float">
            <text:p>10432</text:p>
          </table:table-cell>
          <table:table-cell table:formula="of:=[.E158]-27136" office:value-type="float" office:value="11136" calcext:value-type="float">
            <text:p>11136</text:p>
          </table:table-cell>
          <table:table-cell table:formula="of:=[.F158]-40576" office:value-type="float" office:value="10176" calcext:value-type="float">
            <text:p>10176</text:p>
          </table:table-cell>
          <table:table-cell table:formula="of:=[.G158]-53184" office:value-type="float" office:value="10240" calcext:value-type="float">
            <text:p>10240</text:p>
          </table:table-cell>
          <table:table-cell office:value-type="float" office:value="156" calcext:value-type="float">
            <text:p>156</text:p>
          </table:table-cell>
          <table:table-cell table:formula="of:=[.P158]/67" office:value-type="float" office:value="159.522388059702" calcext:value-type="float">
            <text:p>159.5223880597</text:p>
          </table:table-cell>
          <table:table-cell table:formula="of:=AVERAGE([.I158];[.J158];[.K158];[.L158];[.M158])" office:value-type="float" office:value="10688" calcext:value-type="float">
            <text:p>10688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table:number-matrix-columns-spanned="2" table:number-matrix-rows-spanned="1" table:formula="of:=MMULT([.N158:.O158];[.$S$2:.$T$3])" office:value-type="float" office:value="158.211708776119" calcext:value-type="float">
            <text:p>158.2117087761</text:p>
          </table:table-cell>
          <table:table-cell office:value-type="float" office:value="157.329104298507" calcext:value-type="float">
            <text:p>157.3291042985</text:p>
          </table:table-cell>
          <table:table-cell table:number-columns-repeated="1001"/>
        </table:table-row>
        <table:table-row table:style-name="ro1">
          <table:table-cell office:value-type="float" office:value="26048" calcext:value-type="float">
            <text:p>26048</text:p>
          </table:table-cell>
          <table:table-cell table:formula="of:=[.A159]-14528" office:value-type="float" office:value="11520" calcext:value-type="float">
            <text:p>11520</text:p>
          </table:table-cell>
          <table:table-cell office:value-type="float" office:value="11520" calcext:value-type="float">
            <text:p>11520</text:p>
          </table:table-cell>
          <table:table-cell office:value-type="float" office:value="24512" calcext:value-type="float">
            <text:p>24512</text:p>
          </table:table-cell>
          <table:table-cell office:value-type="float" office:value="38336" calcext:value-type="float">
            <text:p>38336</text:p>
          </table:table-cell>
          <table:table-cell office:value-type="float" office:value="50752" calcext:value-type="float">
            <text:p>50752</text:p>
          </table:table-cell>
          <table:table-cell office:value-type="float" office:value="63488" calcext:value-type="float">
            <text:p>63488</text:p>
          </table:table-cell>
          <table:table-cell/>
          <table:table-cell table:formula="of:=[.C159]" office:value-type="float" office:value="11520" calcext:value-type="float">
            <text:p>11520</text:p>
          </table:table-cell>
          <table:table-cell table:formula="of:=[.D159]-14080" office:value-type="float" office:value="10432" calcext:value-type="float">
            <text:p>10432</text:p>
          </table:table-cell>
          <table:table-cell table:formula="of:=[.E159]-27136" office:value-type="float" office:value="11200" calcext:value-type="float">
            <text:p>11200</text:p>
          </table:table-cell>
          <table:table-cell table:formula="of:=[.F159]-40576" office:value-type="float" office:value="10176" calcext:value-type="float">
            <text:p>10176</text:p>
          </table:table-cell>
          <table:table-cell table:formula="of:=[.G159]-53184" office:value-type="float" office:value="10304" calcext:value-type="float">
            <text:p>10304</text:p>
          </table:table-cell>
          <table:table-cell office:value-type="float" office:value="157" calcext:value-type="float">
            <text:p>157</text:p>
          </table:table-cell>
          <table:table-cell table:formula="of:=[.P159]/67" office:value-type="float" office:value="160.09552238806" calcext:value-type="float">
            <text:p>160.0955223881</text:p>
          </table:table-cell>
          <table:table-cell table:formula="of:=AVERAGE([.I159];[.J159];[.K159];[.L159];[.M159])" office:value-type="float" office:value="10726.4" calcext:value-type="float">
            <text:p>10726.4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matrix-columns-spanned="2" table:number-matrix-rows-spanned="1" table:formula="of:=MMULT([.N159:.O159];[.$S$2:.$T$3])" office:value-type="float" office:value="158.776457044776" calcext:value-type="float">
            <text:p>158.7764570448</text:p>
          </table:table-cell>
          <table:table-cell office:value-type="float" office:value="158.333864140299" calcext:value-type="float">
            <text:p>158.3338641403</text:p>
          </table:table-cell>
          <table:table-cell table:number-columns-repeated="1001"/>
        </table:table-row>
        <table:table-row table:style-name="ro1">
          <table:table-cell office:value-type="float" office:value="26112" calcext:value-type="float">
            <text:p>26112</text:p>
          </table:table-cell>
          <table:table-cell table:formula="of:=[.A160]-14528" office:value-type="float" office:value="11584" calcext:value-type="float">
            <text:p>11584</text:p>
          </table:table-cell>
          <table:table-cell office:value-type="float" office:value="11584" calcext:value-type="float">
            <text:p>11584</text:p>
          </table:table-cell>
          <table:table-cell office:value-type="float" office:value="24576" calcext:value-type="float">
            <text:p>24576</text:p>
          </table:table-cell>
          <table:table-cell office:value-type="float" office:value="38400" calcext:value-type="float">
            <text:p>38400</text:p>
          </table:table-cell>
          <table:table-cell office:value-type="float" office:value="50816" calcext:value-type="float">
            <text:p>50816</text:p>
          </table:table-cell>
          <table:table-cell office:value-type="float" office:value="63616" calcext:value-type="float">
            <text:p>63616</text:p>
          </table:table-cell>
          <table:table-cell/>
          <table:table-cell table:formula="of:=[.C160]" office:value-type="float" office:value="11584" calcext:value-type="float">
            <text:p>11584</text:p>
          </table:table-cell>
          <table:table-cell table:formula="of:=[.D160]-14080" office:value-type="float" office:value="10496" calcext:value-type="float">
            <text:p>10496</text:p>
          </table:table-cell>
          <table:table-cell table:formula="of:=[.E160]-27136" office:value-type="float" office:value="11264" calcext:value-type="float">
            <text:p>11264</text:p>
          </table:table-cell>
          <table:table-cell table:formula="of:=[.F160]-40576" office:value-type="float" office:value="10240" calcext:value-type="float">
            <text:p>10240</text:p>
          </table:table-cell>
          <table:table-cell table:formula="of:=[.G160]-53184" office:value-type="float" office:value="10432" calcext:value-type="float">
            <text:p>10432</text:p>
          </table:table-cell>
          <table:table-cell office:value-type="float" office:value="158" calcext:value-type="float">
            <text:p>158</text:p>
          </table:table-cell>
          <table:table-cell table:formula="of:=[.P160]/67" office:value-type="float" office:value="161.241791044776" calcext:value-type="float">
            <text:p>161.2417910448</text:p>
          </table:table-cell>
          <table:table-cell table:formula="of:=AVERAGE([.I160];[.J160];[.K160];[.L160];[.M160])" office:value-type="float" office:value="10803.2" calcext:value-type="float">
            <text:p>10803.2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matrix-columns-spanned="2" table:number-matrix-rows-spanned="1" table:formula="of:=MMULT([.N160:.O160];[.$S$2:.$T$3])" office:value-type="float" office:value="159.91431958209" calcext:value-type="float">
            <text:p>159.9143195821</text:p>
          </table:table-cell>
          <table:table-cell office:value-type="float" office:value="159.343418823881" calcext:value-type="float">
            <text:p>159.3434188239</text:p>
          </table:table-cell>
          <table:table-cell table:number-columns-repeated="1001"/>
        </table:table-row>
        <table:table-row table:style-name="ro1">
          <table:table-cell office:value-type="float" office:value="26112" calcext:value-type="float">
            <text:p>26112</text:p>
          </table:table-cell>
          <table:table-cell table:formula="of:=[.A161]-14528" office:value-type="float" office:value="11584" calcext:value-type="float">
            <text:p>11584</text:p>
          </table:table-cell>
          <table:table-cell office:value-type="float" office:value="11584" calcext:value-type="float">
            <text:p>11584</text:p>
          </table:table-cell>
          <table:table-cell office:value-type="float" office:value="24576" calcext:value-type="float">
            <text:p>24576</text:p>
          </table:table-cell>
          <table:table-cell office:value-type="float" office:value="38464" calcext:value-type="float">
            <text:p>38464</text:p>
          </table:table-cell>
          <table:table-cell office:value-type="float" office:value="50880" calcext:value-type="float">
            <text:p>50880</text:p>
          </table:table-cell>
          <table:table-cell office:value-type="float" office:value="63680" calcext:value-type="float">
            <text:p>63680</text:p>
          </table:table-cell>
          <table:table-cell/>
          <table:table-cell table:formula="of:=[.C161]" office:value-type="float" office:value="11584" calcext:value-type="float">
            <text:p>11584</text:p>
          </table:table-cell>
          <table:table-cell table:formula="of:=[.D161]-14080" office:value-type="float" office:value="10496" calcext:value-type="float">
            <text:p>10496</text:p>
          </table:table-cell>
          <table:table-cell table:formula="of:=[.E161]-27136" office:value-type="float" office:value="11328" calcext:value-type="float">
            <text:p>11328</text:p>
          </table:table-cell>
          <table:table-cell table:formula="of:=[.F161]-40576" office:value-type="float" office:value="10304" calcext:value-type="float">
            <text:p>10304</text:p>
          </table:table-cell>
          <table:table-cell table:formula="of:=[.G161]-53184" office:value-type="float" office:value="10496" calcext:value-type="float">
            <text:p>10496</text:p>
          </table:table-cell>
          <table:table-cell office:value-type="float" office:value="159" calcext:value-type="float">
            <text:p>159</text:p>
          </table:table-cell>
          <table:table-cell table:formula="of:=[.P161]/67" office:value-type="float" office:value="161.814925373134" calcext:value-type="float">
            <text:p>161.8149253731</text:p>
          </table:table-cell>
          <table:table-cell table:formula="of:=AVERAGE([.I161];[.J161];[.K161];[.L161];[.M161])" office:value-type="float" office:value="10841.6" calcext:value-type="float">
            <text:p>10841.6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matrix-columns-spanned="2" table:number-matrix-rows-spanned="1" table:formula="of:=MMULT([.N161:.O161];[.$S$2:.$T$3])" office:value-type="float" office:value="160.479067850746" calcext:value-type="float">
            <text:p>160.4790678507</text:p>
          </table:table-cell>
          <table:table-cell office:value-type="float" office:value="160.348178665672" calcext:value-type="float">
            <text:p>160.3481786657</text:p>
          </table:table-cell>
          <table:table-cell table:number-columns-repeated="1001"/>
        </table:table-row>
        <table:table-row table:style-name="ro1">
          <table:table-cell office:value-type="float" office:value="26176" calcext:value-type="float">
            <text:p>26176</text:p>
          </table:table-cell>
          <table:table-cell table:formula="of:=[.A162]-14528" office:value-type="float" office:value="11648" calcext:value-type="float">
            <text:p>11648</text:p>
          </table:table-cell>
          <table:table-cell office:value-type="float" office:value="11648" calcext:value-type="float">
            <text:p>11648</text:p>
          </table:table-cell>
          <table:table-cell office:value-type="float" office:value="24640" calcext:value-type="float">
            <text:p>24640</text:p>
          </table:table-cell>
          <table:table-cell office:value-type="float" office:value="38464" calcext:value-type="float">
            <text:p>38464</text:p>
          </table:table-cell>
          <table:table-cell office:value-type="float" office:value="50944" calcext:value-type="float">
            <text:p>50944</text:p>
          </table:table-cell>
          <table:table-cell office:value-type="float" office:value="63744" calcext:value-type="float">
            <text:p>63744</text:p>
          </table:table-cell>
          <table:table-cell/>
          <table:table-cell table:formula="of:=[.C162]" office:value-type="float" office:value="11648" calcext:value-type="float">
            <text:p>11648</text:p>
          </table:table-cell>
          <table:table-cell table:formula="of:=[.D162]-14080" office:value-type="float" office:value="10560" calcext:value-type="float">
            <text:p>10560</text:p>
          </table:table-cell>
          <table:table-cell table:formula="of:=[.E162]-27136" office:value-type="float" office:value="11328" calcext:value-type="float">
            <text:p>11328</text:p>
          </table:table-cell>
          <table:table-cell table:formula="of:=[.F162]-40576" office:value-type="float" office:value="10368" calcext:value-type="float">
            <text:p>10368</text:p>
          </table:table-cell>
          <table:table-cell table:formula="of:=[.G162]-53184" office:value-type="float" office:value="10560" calcext:value-type="float">
            <text:p>10560</text:p>
          </table:table-cell>
          <table:table-cell office:value-type="float" office:value="160" calcext:value-type="float">
            <text:p>160</text:p>
          </table:table-cell>
          <table:table-cell table:formula="of:=[.P162]/67" office:value-type="float" office:value="162.579104477612" calcext:value-type="float">
            <text:p>162.5791044776</text:p>
          </table:table-cell>
          <table:table-cell table:formula="of:=AVERAGE([.I162];[.J162];[.K162];[.L162];[.M162])" office:value-type="float" office:value="10892.8" calcext:value-type="float">
            <text:p>10892.8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matrix-columns-spanned="2" table:number-matrix-rows-spanned="1" table:formula="of:=MMULT([.N162:.O162];[.$S$2:.$T$3])" office:value-type="float" office:value="161.234854208955" calcext:value-type="float">
            <text:p>161.234854209</text:p>
          </table:table-cell>
          <table:table-cell office:value-type="float" office:value="161.35453678806" calcext:value-type="float">
            <text:p>161.3545367881</text:p>
          </table:table-cell>
          <table:table-cell table:number-columns-repeated="1001"/>
        </table:table-row>
        <table:table-row table:style-name="ro1">
          <table:table-cell office:value-type="float" office:value="26240" calcext:value-type="float">
            <text:p>26240</text:p>
          </table:table-cell>
          <table:table-cell table:formula="of:=[.A163]-14528" office:value-type="float" office:value="11712" calcext:value-type="float">
            <text:p>11712</text:p>
          </table:table-cell>
          <table:table-cell office:value-type="float" office:value="11712" calcext:value-type="float">
            <text:p>11712</text:p>
          </table:table-cell>
          <table:table-cell office:value-type="float" office:value="24704" calcext:value-type="float">
            <text:p>24704</text:p>
          </table:table-cell>
          <table:table-cell office:value-type="float" office:value="38528" calcext:value-type="float">
            <text:p>38528</text:p>
          </table:table-cell>
          <table:table-cell office:value-type="float" office:value="51072" calcext:value-type="float">
            <text:p>51072</text:p>
          </table:table-cell>
          <table:table-cell office:value-type="float" office:value="63808" calcext:value-type="float">
            <text:p>63808</text:p>
          </table:table-cell>
          <table:table-cell/>
          <table:table-cell table:formula="of:=[.C163]" office:value-type="float" office:value="11712" calcext:value-type="float">
            <text:p>11712</text:p>
          </table:table-cell>
          <table:table-cell table:formula="of:=[.D163]-14080" office:value-type="float" office:value="10624" calcext:value-type="float">
            <text:p>10624</text:p>
          </table:table-cell>
          <table:table-cell table:formula="of:=[.E163]-27136" office:value-type="float" office:value="11392" calcext:value-type="float">
            <text:p>11392</text:p>
          </table:table-cell>
          <table:table-cell table:formula="of:=[.F163]-40576" office:value-type="float" office:value="10496" calcext:value-type="float">
            <text:p>10496</text:p>
          </table:table-cell>
          <table:table-cell table:formula="of:=[.G163]-53184" office:value-type="float" office:value="10624" calcext:value-type="float">
            <text:p>10624</text:p>
          </table:table-cell>
          <table:table-cell office:value-type="float" office:value="161" calcext:value-type="float">
            <text:p>161</text:p>
          </table:table-cell>
          <table:table-cell table:formula="of:=[.P163]/67" office:value-type="float" office:value="163.725373134328" calcext:value-type="float">
            <text:p>163.7253731343</text:p>
          </table:table-cell>
          <table:table-cell table:formula="of:=AVERAGE([.I163];[.J163];[.K163];[.L163];[.M163])" office:value-type="float" office:value="10969.6" calcext:value-type="float">
            <text:p>10969.6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table:number-matrix-columns-spanned="2" table:number-matrix-rows-spanned="1" table:formula="of:=MMULT([.N163:.O163];[.$S$2:.$T$3])" office:value-type="float" office:value="162.372716746269" calcext:value-type="float">
            <text:p>162.3727167463</text:p>
          </table:table-cell>
          <table:table-cell office:value-type="float" office:value="162.364091471642" calcext:value-type="float">
            <text:p>162.3640914716</text:p>
          </table:table-cell>
          <table:table-cell table:number-columns-repeated="1001"/>
        </table:table-row>
        <table:table-row table:style-name="ro1">
          <table:table-cell office:value-type="float" office:value="26304" calcext:value-type="float">
            <text:p>26304</text:p>
          </table:table-cell>
          <table:table-cell table:formula="of:=[.A164]-14528" office:value-type="float" office:value="11776" calcext:value-type="float">
            <text:p>11776</text:p>
          </table:table-cell>
          <table:table-cell office:value-type="float" office:value="11776" calcext:value-type="float">
            <text:p>11776</text:p>
          </table:table-cell>
          <table:table-cell office:value-type="float" office:value="24832" calcext:value-type="float">
            <text:p>24832</text:p>
          </table:table-cell>
          <table:table-cell office:value-type="float" office:value="38592" calcext:value-type="float">
            <text:p>38592</text:p>
          </table:table-cell>
          <table:table-cell office:value-type="float" office:value="51072" calcext:value-type="float">
            <text:p>51072</text:p>
          </table:table-cell>
          <table:table-cell office:value-type="float" office:value="63808" calcext:value-type="float">
            <text:p>63808</text:p>
          </table:table-cell>
          <table:table-cell/>
          <table:table-cell table:formula="of:=[.C164]" office:value-type="float" office:value="11776" calcext:value-type="float">
            <text:p>11776</text:p>
          </table:table-cell>
          <table:table-cell table:formula="of:=[.D164]-14080" office:value-type="float" office:value="10752" calcext:value-type="float">
            <text:p>10752</text:p>
          </table:table-cell>
          <table:table-cell table:formula="of:=[.E164]-27136" office:value-type="float" office:value="11456" calcext:value-type="float">
            <text:p>11456</text:p>
          </table:table-cell>
          <table:table-cell table:formula="of:=[.F164]-40576" office:value-type="float" office:value="10496" calcext:value-type="float">
            <text:p>10496</text:p>
          </table:table-cell>
          <table:table-cell table:formula="of:=[.G164]-53184" office:value-type="float" office:value="10624" calcext:value-type="float">
            <text:p>10624</text:p>
          </table:table-cell>
          <table:table-cell office:value-type="float" office:value="162" calcext:value-type="float">
            <text:p>162</text:p>
          </table:table-cell>
          <table:table-cell table:formula="of:=[.P164]/67" office:value-type="float" office:value="164.489552238806" calcext:value-type="float">
            <text:p>164.4895522388</text:p>
          </table:table-cell>
          <table:table-cell table:formula="of:=AVERAGE([.I164];[.J164];[.K164];[.L164];[.M164])" office:value-type="float" office:value="11020.8" calcext:value-type="float">
            <text:p>11020.8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table:number-matrix-columns-spanned="2" table:number-matrix-rows-spanned="1" table:formula="of:=MMULT([.N164:.O164];[.$S$2:.$T$3])" office:value-type="float" office:value="163.128503104478" calcext:value-type="float">
            <text:p>163.1285031045</text:p>
          </table:table-cell>
          <table:table-cell office:value-type="float" office:value="163.37044959403" calcext:value-type="float">
            <text:p>163.370449594</text:p>
          </table:table-cell>
          <table:table-cell table:number-columns-repeated="1001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formula="of:=[.A165]-14528" office:value-type="float" office:value="11904" calcext:value-type="float">
            <text:p>11904</text:p>
          </table:table-cell>
          <table:table-cell office:value-type="float" office:value="11904" calcext:value-type="float">
            <text:p>11904</text:p>
          </table:table-cell>
          <table:table-cell office:value-type="float" office:value="24896" calcext:value-type="float">
            <text:p>24896</text:p>
          </table:table-cell>
          <table:table-cell office:value-type="float" office:value="38656" calcext:value-type="float">
            <text:p>38656</text:p>
          </table:table-cell>
          <table:table-cell office:value-type="float" office:value="51200" calcext:value-type="float">
            <text:p>51200</text:p>
          </table:table-cell>
          <table:table-cell office:value-type="float" office:value="63872" calcext:value-type="float">
            <text:p>63872</text:p>
          </table:table-cell>
          <table:table-cell/>
          <table:table-cell table:formula="of:=[.C165]" office:value-type="float" office:value="11904" calcext:value-type="float">
            <text:p>11904</text:p>
          </table:table-cell>
          <table:table-cell table:formula="of:=[.D165]-14080" office:value-type="float" office:value="10816" calcext:value-type="float">
            <text:p>10816</text:p>
          </table:table-cell>
          <table:table-cell table:formula="of:=[.E165]-27136" office:value-type="float" office:value="11520" calcext:value-type="float">
            <text:p>11520</text:p>
          </table:table-cell>
          <table:table-cell table:formula="of:=[.F165]-40576" office:value-type="float" office:value="10624" calcext:value-type="float">
            <text:p>10624</text:p>
          </table:table-cell>
          <table:table-cell table:formula="of:=[.G165]-53184" office:value-type="float" office:value="10688" calcext:value-type="float">
            <text:p>10688</text:p>
          </table:table-cell>
          <table:table-cell office:value-type="float" office:value="163" calcext:value-type="float">
            <text:p>163</text:p>
          </table:table-cell>
          <table:table-cell table:formula="of:=[.P165]/67" office:value-type="float" office:value="165.826865671642" calcext:value-type="float">
            <text:p>165.8268656716</text:p>
          </table:table-cell>
          <table:table-cell table:formula="of:=AVERAGE([.I165];[.J165];[.K165];[.L165];[.M165])" office:value-type="float" office:value="11110.4" calcext:value-type="float">
            <text:p>11110.4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table:number-matrix-columns-spanned="2" table:number-matrix-rows-spanned="1" table:formula="of:=MMULT([.N165:.O165];[.$S$2:.$T$3])" office:value-type="float" office:value="164.457403731343" calcext:value-type="float">
            <text:p>164.4574037313</text:p>
          </table:table-cell>
          <table:table-cell office:value-type="float" office:value="164.381602558209" calcext:value-type="float">
            <text:p>164.3816025582</text:p>
          </table:table-cell>
          <table:table-cell table:number-columns-repeated="1001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formula="of:=[.A166]-14528" office:value-type="float" office:value="11968" calcext:value-type="float">
            <text:p>11968</text:p>
          </table:table-cell>
          <table:table-cell office:value-type="float" office:value="11968" calcext:value-type="float">
            <text:p>11968</text:p>
          </table:table-cell>
          <table:table-cell office:value-type="float" office:value="24960" calcext:value-type="float">
            <text:p>24960</text:p>
          </table:table-cell>
          <table:table-cell office:value-type="float" office:value="38720" calcext:value-type="float">
            <text:p>38720</text:p>
          </table:table-cell>
          <table:table-cell office:value-type="float" office:value="51200" calcext:value-type="float">
            <text:p>51200</text:p>
          </table:table-cell>
          <table:table-cell office:value-type="float" office:value="63872" calcext:value-type="float">
            <text:p>63872</text:p>
          </table:table-cell>
          <table:table-cell/>
          <table:table-cell table:formula="of:=[.C166]" office:value-type="float" office:value="11968" calcext:value-type="float">
            <text:p>11968</text:p>
          </table:table-cell>
          <table:table-cell table:formula="of:=[.D166]-14080" office:value-type="float" office:value="10880" calcext:value-type="float">
            <text:p>10880</text:p>
          </table:table-cell>
          <table:table-cell table:formula="of:=[.E166]-27136" office:value-type="float" office:value="11584" calcext:value-type="float">
            <text:p>11584</text:p>
          </table:table-cell>
          <table:table-cell table:formula="of:=[.F166]-40576" office:value-type="float" office:value="10624" calcext:value-type="float">
            <text:p>10624</text:p>
          </table:table-cell>
          <table:table-cell table:formula="of:=[.G166]-53184" office:value-type="float" office:value="10688" calcext:value-type="float">
            <text:p>10688</text:p>
          </table:table-cell>
          <table:table-cell office:value-type="float" office:value="164" calcext:value-type="float">
            <text:p>164</text:p>
          </table:table-cell>
          <table:table-cell table:formula="of:=[.P166]/67" office:value-type="float" office:value="166.4" calcext:value-type="float">
            <text:p>166.4</text:p>
          </table:table-cell>
          <table:table-cell table:formula="of:=AVERAGE([.I166];[.J166];[.K166];[.L166];[.M166])" office:value-type="float" office:value="11148.8" calcext:value-type="float">
            <text:p>11148.8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table:number-matrix-columns-spanned="2" table:number-matrix-rows-spanned="1" table:formula="of:=MMULT([.N166:.O166];[.$S$2:.$T$3])" office:value-type="float" office:value="165.022152" calcext:value-type="float">
            <text:p>165.022152</text:p>
          </table:table-cell>
          <table:table-cell office:value-type="float" office:value="165.3863624" calcext:value-type="float">
            <text:p>165.3863624</text:p>
          </table:table-cell>
          <table:table-cell table:number-columns-repeated="1001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formula="of:=[.A167]-14528" office:value-type="float" office:value="12032" calcext:value-type="float">
            <text:p>12032</text:p>
          </table:table-cell>
          <table:table-cell office:value-type="float" office:value="12032" calcext:value-type="float">
            <text:p>12032</text:p>
          </table:table-cell>
          <table:table-cell office:value-type="float" office:value="25024" calcext:value-type="float">
            <text:p>25024</text:p>
          </table:table-cell>
          <table:table-cell office:value-type="float" office:value="38784" calcext:value-type="float">
            <text:p>38784</text:p>
          </table:table-cell>
          <table:table-cell office:value-type="float" office:value="51264" calcext:value-type="float">
            <text:p>51264</text:p>
          </table:table-cell>
          <table:table-cell office:value-type="float" office:value="63872" calcext:value-type="float">
            <text:p>63872</text:p>
          </table:table-cell>
          <table:table-cell/>
          <table:table-cell table:formula="of:=[.C167]" office:value-type="float" office:value="12032" calcext:value-type="float">
            <text:p>12032</text:p>
          </table:table-cell>
          <table:table-cell table:formula="of:=[.D167]-14080" office:value-type="float" office:value="10944" calcext:value-type="float">
            <text:p>10944</text:p>
          </table:table-cell>
          <table:table-cell table:formula="of:=[.E167]-27136" office:value-type="float" office:value="11648" calcext:value-type="float">
            <text:p>11648</text:p>
          </table:table-cell>
          <table:table-cell table:formula="of:=[.F167]-40576" office:value-type="float" office:value="10688" calcext:value-type="float">
            <text:p>10688</text:p>
          </table:table-cell>
          <table:table-cell table:formula="of:=[.G167]-53184" office:value-type="float" office:value="10688" calcext:value-type="float">
            <text:p>10688</text:p>
          </table:table-cell>
          <table:table-cell office:value-type="float" office:value="165" calcext:value-type="float">
            <text:p>165</text:p>
          </table:table-cell>
          <table:table-cell table:formula="of:=[.P167]/67" office:value-type="float" office:value="167.164179104478" calcext:value-type="float">
            <text:p>167.1641791045</text:p>
          </table:table-cell>
          <table:table-cell table:formula="of:=AVERAGE([.I167];[.J167];[.K167];[.L167];[.M167])" office:value-type="float" office:value="11200" calcext:value-type="float">
            <text:p>11200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table:number-matrix-columns-spanned="2" table:number-matrix-rows-spanned="1" table:formula="of:=MMULT([.N167:.O167];[.$S$2:.$T$3])" office:value-type="float" office:value="165.777938358209" calcext:value-type="float">
            <text:p>165.7779383582</text:p>
          </table:table-cell>
          <table:table-cell office:value-type="float" office:value="166.392720522388" calcext:value-type="float">
            <text:p>166.3927205224</text:p>
          </table:table-cell>
          <table:table-cell table:number-columns-repeated="1001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formula="of:=[.A168]-14528" office:value-type="float" office:value="12160" calcext:value-type="float">
            <text:p>12160</text:p>
          </table:table-cell>
          <table:table-cell office:value-type="float" office:value="12160" calcext:value-type="float">
            <text:p>12160</text:p>
          </table:table-cell>
          <table:table-cell office:value-type="float" office:value="25088" calcext:value-type="float">
            <text:p>25088</text:p>
          </table:table-cell>
          <table:table-cell office:value-type="float" office:value="38784" calcext:value-type="float">
            <text:p>38784</text:p>
          </table:table-cell>
          <table:table-cell office:value-type="float" office:value="51392" calcext:value-type="float">
            <text:p>51392</text:p>
          </table:table-cell>
          <table:table-cell office:value-type="float" office:value="63936" calcext:value-type="float">
            <text:p>63936</text:p>
          </table:table-cell>
          <table:table-cell/>
          <table:table-cell table:formula="of:=[.C168]" office:value-type="float" office:value="12160" calcext:value-type="float">
            <text:p>12160</text:p>
          </table:table-cell>
          <table:table-cell table:formula="of:=[.D168]-14080" office:value-type="float" office:value="11008" calcext:value-type="float">
            <text:p>11008</text:p>
          </table:table-cell>
          <table:table-cell table:formula="of:=[.E168]-27136" office:value-type="float" office:value="11648" calcext:value-type="float">
            <text:p>11648</text:p>
          </table:table-cell>
          <table:table-cell table:formula="of:=[.F168]-40576" office:value-type="float" office:value="10816" calcext:value-type="float">
            <text:p>10816</text:p>
          </table:table-cell>
          <table:table-cell table:formula="of:=[.G168]-53184" office:value-type="float" office:value="10752" calcext:value-type="float">
            <text:p>10752</text:p>
          </table:table-cell>
          <table:table-cell office:value-type="float" office:value="166" calcext:value-type="float">
            <text:p>166</text:p>
          </table:table-cell>
          <table:table-cell table:formula="of:=[.P168]/67" office:value-type="float" office:value="168.310447761194" calcext:value-type="float">
            <text:p>168.3104477612</text:p>
          </table:table-cell>
          <table:table-cell table:formula="of:=AVERAGE([.I168];[.J168];[.K168];[.L168];[.M168])" office:value-type="float" office:value="11276.8" calcext:value-type="float">
            <text:p>11276.8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table:number-matrix-columns-spanned="2" table:number-matrix-rows-spanned="1" table:formula="of:=MMULT([.N168:.O168];[.$S$2:.$T$3])" office:value-type="float" office:value="166.915800895522" calcext:value-type="float">
            <text:p>166.9158008955</text:p>
          </table:table-cell>
          <table:table-cell office:value-type="float" office:value="167.40227520597" calcext:value-type="float">
            <text:p>167.402275206</text:p>
          </table:table-cell>
          <table:table-cell table:number-columns-repeated="1001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formula="of:=[.A169]-14528" office:value-type="float" office:value="12160" calcext:value-type="float">
            <text:p>12160</text:p>
          </table:table-cell>
          <table:table-cell office:value-type="float" office:value="12160" calcext:value-type="float">
            <text:p>12160</text:p>
          </table:table-cell>
          <table:table-cell office:value-type="float" office:value="25152" calcext:value-type="float">
            <text:p>25152</text:p>
          </table:table-cell>
          <table:table-cell office:value-type="float" office:value="38848" calcext:value-type="float">
            <text:p>38848</text:p>
          </table:table-cell>
          <table:table-cell office:value-type="float" office:value="51392" calcext:value-type="float">
            <text:p>51392</text:p>
          </table:table-cell>
          <table:table-cell office:value-type="float" office:value="63936" calcext:value-type="float">
            <text:p>63936</text:p>
          </table:table-cell>
          <table:table-cell/>
          <table:table-cell table:formula="of:=[.C169]" office:value-type="float" office:value="12160" calcext:value-type="float">
            <text:p>12160</text:p>
          </table:table-cell>
          <table:table-cell table:formula="of:=[.D169]-14080" office:value-type="float" office:value="11072" calcext:value-type="float">
            <text:p>11072</text:p>
          </table:table-cell>
          <table:table-cell table:formula="of:=[.E169]-27136" office:value-type="float" office:value="11712" calcext:value-type="float">
            <text:p>11712</text:p>
          </table:table-cell>
          <table:table-cell table:formula="of:=[.F169]-40576" office:value-type="float" office:value="10816" calcext:value-type="float">
            <text:p>10816</text:p>
          </table:table-cell>
          <table:table-cell table:formula="of:=[.G169]-53184" office:value-type="float" office:value="10752" calcext:value-type="float">
            <text:p>10752</text:p>
          </table:table-cell>
          <table:table-cell office:value-type="float" office:value="167" calcext:value-type="float">
            <text:p>167</text:p>
          </table:table-cell>
          <table:table-cell table:formula="of:=[.P169]/67" office:value-type="float" office:value="168.692537313433" calcext:value-type="float">
            <text:p>168.6925373134</text:p>
          </table:table-cell>
          <table:table-cell table:formula="of:=AVERAGE([.I169];[.J169];[.K169];[.L169];[.M169])" office:value-type="float" office:value="11302.4" calcext:value-type="float">
            <text:p>11302.4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table:number-matrix-columns-spanned="2" table:number-matrix-rows-spanned="1" table:formula="of:=MMULT([.N169:.O169];[.$S$2:.$T$3])" office:value-type="float" office:value="167.289511074627" calcext:value-type="float">
            <text:p>167.2895110746</text:p>
          </table:table-cell>
          <table:table-cell office:value-type="float" office:value="168.405436767164" calcext:value-type="float">
            <text:p>168.4054367672</text:p>
          </table:table-cell>
          <table:table-cell table:number-columns-repeated="1001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formula="of:=[.A170]-14528" office:value-type="float" office:value="12224" calcext:value-type="float">
            <text:p>12224</text:p>
          </table:table-cell>
          <table:table-cell office:value-type="float" office:value="12224" calcext:value-type="float">
            <text:p>12224</text:p>
          </table:table-cell>
          <table:table-cell office:value-type="float" office:value="25280" calcext:value-type="float">
            <text:p>25280</text:p>
          </table:table-cell>
          <table:table-cell office:value-type="float" office:value="38912" calcext:value-type="float">
            <text:p>38912</text:p>
          </table:table-cell>
          <table:table-cell office:value-type="float" office:value="51520" calcext:value-type="float">
            <text:p>51520</text:p>
          </table:table-cell>
          <table:table-cell office:value-type="float" office:value="64000" calcext:value-type="float">
            <text:p>64000</text:p>
          </table:table-cell>
          <table:table-cell/>
          <table:table-cell table:formula="of:=[.C170]" office:value-type="float" office:value="12224" calcext:value-type="float">
            <text:p>12224</text:p>
          </table:table-cell>
          <table:table-cell table:formula="of:=[.D170]-14080" office:value-type="float" office:value="11200" calcext:value-type="float">
            <text:p>11200</text:p>
          </table:table-cell>
          <table:table-cell table:formula="of:=[.E170]-27136" office:value-type="float" office:value="11776" calcext:value-type="float">
            <text:p>11776</text:p>
          </table:table-cell>
          <table:table-cell table:formula="of:=[.F170]-40576" office:value-type="float" office:value="10944" calcext:value-type="float">
            <text:p>10944</text:p>
          </table:table-cell>
          <table:table-cell table:formula="of:=[.G170]-53184" office:value-type="float" office:value="10816" calcext:value-type="float">
            <text:p>10816</text:p>
          </table:table-cell>
          <table:table-cell office:value-type="float" office:value="168" calcext:value-type="float">
            <text:p>168</text:p>
          </table:table-cell>
          <table:table-cell table:formula="of:=[.P170]/67" office:value-type="float" office:value="170.029850746269" calcext:value-type="float">
            <text:p>170.0298507463</text:p>
          </table:table-cell>
          <table:table-cell table:formula="of:=AVERAGE([.I170];[.J170];[.K170];[.L170];[.M170])" office:value-type="float" office:value="11392" calcext:value-type="float">
            <text:p>11392</text:p>
          </table:table-cell>
          <table:table-cell table:number-columns-repeated="4"/>
          <table:table-cell office:value-type="float" office:value="168" calcext:value-type="float">
            <text:p>168</text:p>
          </table:table-cell>
          <table:table-cell table:number-matrix-columns-spanned="2" table:number-matrix-rows-spanned="1" table:formula="of:=MMULT([.N170:.O170];[.$S$2:.$T$3])" office:value-type="float" office:value="168.618411701493" calcext:value-type="float">
            <text:p>168.6184117015</text:p>
          </table:table-cell>
          <table:table-cell office:value-type="float" office:value="169.416589731343" calcext:value-type="float">
            <text:p>169.4165897313</text:p>
          </table:table-cell>
          <table:table-cell table:number-columns-repeated="1001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formula="of:=[.A171]-14528" office:value-type="float" office:value="12288" calcext:value-type="float">
            <text:p>12288</text:p>
          </table:table-cell>
          <table:table-cell office:value-type="float" office:value="12288" calcext:value-type="float">
            <text:p>12288</text:p>
          </table:table-cell>
          <table:table-cell office:value-type="float" office:value="25344" calcext:value-type="float">
            <text:p>25344</text:p>
          </table:table-cell>
          <table:table-cell office:value-type="float" office:value="38976" calcext:value-type="float">
            <text:p>38976</text:p>
          </table:table-cell>
          <table:table-cell office:value-type="float" office:value="51520" calcext:value-type="float">
            <text:p>51520</text:p>
          </table:table-cell>
          <table:table-cell office:value-type="float" office:value="64064" calcext:value-type="float">
            <text:p>64064</text:p>
          </table:table-cell>
          <table:table-cell/>
          <table:table-cell table:formula="of:=[.C171]" office:value-type="float" office:value="12288" calcext:value-type="float">
            <text:p>12288</text:p>
          </table:table-cell>
          <table:table-cell table:formula="of:=[.D171]-14080" office:value-type="float" office:value="11264" calcext:value-type="float">
            <text:p>11264</text:p>
          </table:table-cell>
          <table:table-cell table:formula="of:=[.E171]-27136" office:value-type="float" office:value="11840" calcext:value-type="float">
            <text:p>11840</text:p>
          </table:table-cell>
          <table:table-cell table:formula="of:=[.F171]-40576" office:value-type="float" office:value="10944" calcext:value-type="float">
            <text:p>10944</text:p>
          </table:table-cell>
          <table:table-cell table:formula="of:=[.G171]-53184" office:value-type="float" office:value="10880" calcext:value-type="float">
            <text:p>10880</text:p>
          </table:table-cell>
          <table:table-cell office:value-type="float" office:value="169" calcext:value-type="float">
            <text:p>169</text:p>
          </table:table-cell>
          <table:table-cell table:formula="of:=[.P171]/67" office:value-type="float" office:value="170.794029850746" calcext:value-type="float">
            <text:p>170.7940298507</text:p>
          </table:table-cell>
          <table:table-cell table:formula="of:=AVERAGE([.I171];[.J171];[.K171];[.L171];[.M171])" office:value-type="float" office:value="11443.2" calcext:value-type="float">
            <text:p>11443.2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table:number-matrix-columns-spanned="2" table:number-matrix-rows-spanned="1" table:formula="of:=MMULT([.N171:.O171];[.$S$2:.$T$3])" office:value-type="float" office:value="169.374198059702" calcext:value-type="float">
            <text:p>169.3741980597</text:p>
          </table:table-cell>
          <table:table-cell office:value-type="float" office:value="170.422947853731" calcext:value-type="float">
            <text:p>170.4229478537</text:p>
          </table:table-cell>
          <table:table-cell table:number-columns-repeated="1001"/>
        </table:table-row>
        <table:table-row table:style-name="ro1">
          <table:table-cell office:value-type="float" office:value="26880" calcext:value-type="float">
            <text:p>26880</text:p>
          </table:table-cell>
          <table:table-cell table:formula="of:=[.A172]-14528" office:value-type="float" office:value="12352" calcext:value-type="float">
            <text:p>12352</text:p>
          </table:table-cell>
          <table:table-cell office:value-type="float" office:value="12352" calcext:value-type="float">
            <text:p>12352</text:p>
          </table:table-cell>
          <table:table-cell office:value-type="float" office:value="25408" calcext:value-type="float">
            <text:p>25408</text:p>
          </table:table-cell>
          <table:table-cell office:value-type="float" office:value="38976" calcext:value-type="float">
            <text:p>38976</text:p>
          </table:table-cell>
          <table:table-cell office:value-type="float" office:value="51584" calcext:value-type="float">
            <text:p>51584</text:p>
          </table:table-cell>
          <table:table-cell office:value-type="float" office:value="64064" calcext:value-type="float">
            <text:p>64064</text:p>
          </table:table-cell>
          <table:table-cell/>
          <table:table-cell table:formula="of:=[.C172]" office:value-type="float" office:value="12352" calcext:value-type="float">
            <text:p>12352</text:p>
          </table:table-cell>
          <table:table-cell table:formula="of:=[.D172]-14080" office:value-type="float" office:value="11328" calcext:value-type="float">
            <text:p>11328</text:p>
          </table:table-cell>
          <table:table-cell table:formula="of:=[.E172]-27136" office:value-type="float" office:value="11840" calcext:value-type="float">
            <text:p>11840</text:p>
          </table:table-cell>
          <table:table-cell table:formula="of:=[.F172]-40576" office:value-type="float" office:value="11008" calcext:value-type="float">
            <text:p>11008</text:p>
          </table:table-cell>
          <table:table-cell table:formula="of:=[.G172]-53184" office:value-type="float" office:value="10880" calcext:value-type="float">
            <text:p>10880</text:p>
          </table:table-cell>
          <table:table-cell office:value-type="float" office:value="170" calcext:value-type="float">
            <text:p>170</text:p>
          </table:table-cell>
          <table:table-cell table:formula="of:=[.P172]/67" office:value-type="float" office:value="171.367164179105" calcext:value-type="float">
            <text:p>171.3671641791</text:p>
          </table:table-cell>
          <table:table-cell table:formula="of:=AVERAGE([.I172];[.J172];[.K172];[.L172];[.M172])" office:value-type="float" office:value="11481.6" calcext:value-type="float">
            <text:p>11481.6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table:number-matrix-columns-spanned="2" table:number-matrix-rows-spanned="1" table:formula="of:=MMULT([.N172:.O172];[.$S$2:.$T$3])" office:value-type="float" office:value="169.938946328358" calcext:value-type="float">
            <text:p>169.9389463284</text:p>
          </table:table-cell>
          <table:table-cell office:value-type="float" office:value="171.427707695522" calcext:value-type="float">
            <text:p>171.4277076955</text:p>
          </table:table-cell>
          <table:table-cell table:number-columns-repeated="1001"/>
        </table:table-row>
        <table:table-row table:style-name="ro1">
          <table:table-cell office:value-type="float" office:value="26944" calcext:value-type="float">
            <text:p>26944</text:p>
          </table:table-cell>
          <table:table-cell table:formula="of:=[.A173]-14528" office:value-type="float" office:value="12416" calcext:value-type="float">
            <text:p>12416</text:p>
          </table:table-cell>
          <table:table-cell office:value-type="float" office:value="12416" calcext:value-type="float">
            <text:p>12416</text:p>
          </table:table-cell>
          <table:table-cell office:value-type="float" office:value="25472" calcext:value-type="float">
            <text:p>25472</text:p>
          </table:table-cell>
          <table:table-cell office:value-type="float" office:value="39104" calcext:value-type="float">
            <text:p>39104</text:p>
          </table:table-cell>
          <table:table-cell office:value-type="float" office:value="51648" calcext:value-type="float">
            <text:p>51648</text:p>
          </table:table-cell>
          <table:table-cell office:value-type="float" office:value="64128" calcext:value-type="float">
            <text:p>64128</text:p>
          </table:table-cell>
          <table:table-cell/>
          <table:table-cell table:formula="of:=[.C173]" office:value-type="float" office:value="12416" calcext:value-type="float">
            <text:p>12416</text:p>
          </table:table-cell>
          <table:table-cell table:formula="of:=[.D173]-14080" office:value-type="float" office:value="11392" calcext:value-type="float">
            <text:p>11392</text:p>
          </table:table-cell>
          <table:table-cell table:formula="of:=[.E173]-27136" office:value-type="float" office:value="11968" calcext:value-type="float">
            <text:p>11968</text:p>
          </table:table-cell>
          <table:table-cell table:formula="of:=[.F173]-40576" office:value-type="float" office:value="11072" calcext:value-type="float">
            <text:p>11072</text:p>
          </table:table-cell>
          <table:table-cell table:formula="of:=[.G173]-53184" office:value-type="float" office:value="10944" calcext:value-type="float">
            <text:p>10944</text:p>
          </table:table-cell>
          <table:table-cell office:value-type="float" office:value="171" calcext:value-type="float">
            <text:p>171</text:p>
          </table:table-cell>
          <table:table-cell table:formula="of:=[.P173]/67" office:value-type="float" office:value="172.513432835821" calcext:value-type="float">
            <text:p>172.5134328358</text:p>
          </table:table-cell>
          <table:table-cell table:formula="of:=AVERAGE([.I173];[.J173];[.K173];[.L173];[.M173])" office:value-type="float" office:value="11558.4" calcext:value-type="float">
            <text:p>11558.4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table:number-matrix-columns-spanned="2" table:number-matrix-rows-spanned="1" table:formula="of:=MMULT([.N173:.O173];[.$S$2:.$T$3])" office:value-type="float" office:value="171.076808865672" calcext:value-type="float">
            <text:p>171.0768088657</text:p>
          </table:table-cell>
          <table:table-cell office:value-type="float" office:value="172.437262379104" calcext:value-type="float">
            <text:p>172.4372623791</text:p>
          </table:table-cell>
          <table:table-cell table:number-columns-repeated="1001"/>
        </table:table-row>
        <table:table-row table:style-name="ro1">
          <table:table-cell office:value-type="float" office:value="27008" calcext:value-type="float">
            <text:p>27008</text:p>
          </table:table-cell>
          <table:table-cell table:formula="of:=[.A174]-14528" office:value-type="float" office:value="12480" calcext:value-type="float">
            <text:p>12480</text:p>
          </table:table-cell>
          <table:table-cell office:value-type="float" office:value="12480" calcext:value-type="float">
            <text:p>12480</text:p>
          </table:table-cell>
          <table:table-cell office:value-type="float" office:value="25536" calcext:value-type="float">
            <text:p>25536</text:p>
          </table:table-cell>
          <table:table-cell office:value-type="float" office:value="39168" calcext:value-type="float">
            <text:p>39168</text:p>
          </table:table-cell>
          <table:table-cell office:value-type="float" office:value="51712" calcext:value-type="float">
            <text:p>51712</text:p>
          </table:table-cell>
          <table:table-cell office:value-type="float" office:value="64128" calcext:value-type="float">
            <text:p>64128</text:p>
          </table:table-cell>
          <table:table-cell/>
          <table:table-cell table:formula="of:=[.C174]" office:value-type="float" office:value="12480" calcext:value-type="float">
            <text:p>12480</text:p>
          </table:table-cell>
          <table:table-cell table:formula="of:=[.D174]-14080" office:value-type="float" office:value="11456" calcext:value-type="float">
            <text:p>11456</text:p>
          </table:table-cell>
          <table:table-cell table:formula="of:=[.E174]-27136" office:value-type="float" office:value="12032" calcext:value-type="float">
            <text:p>12032</text:p>
          </table:table-cell>
          <table:table-cell table:formula="of:=[.F174]-40576" office:value-type="float" office:value="11136" calcext:value-type="float">
            <text:p>11136</text:p>
          </table:table-cell>
          <table:table-cell table:formula="of:=[.G174]-53184" office:value-type="float" office:value="10944" calcext:value-type="float">
            <text:p>10944</text:p>
          </table:table-cell>
          <table:table-cell office:value-type="float" office:value="172" calcext:value-type="float">
            <text:p>172</text:p>
          </table:table-cell>
          <table:table-cell table:formula="of:=[.P174]/67" office:value-type="float" office:value="173.277611940299" calcext:value-type="float">
            <text:p>173.2776119403</text:p>
          </table:table-cell>
          <table:table-cell table:formula="of:=AVERAGE([.I174];[.J174];[.K174];[.L174];[.M174])" office:value-type="float" office:value="11609.6" calcext:value-type="float">
            <text:p>11609.6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table:number-matrix-columns-spanned="2" table:number-matrix-rows-spanned="1" table:formula="of:=MMULT([.N174:.O174];[.$S$2:.$T$3])" office:value-type="float" office:value="171.832595223881" calcext:value-type="float">
            <text:p>171.8325952239</text:p>
          </table:table-cell>
          <table:table-cell office:value-type="float" office:value="173.443620501493" calcext:value-type="float">
            <text:p>173.4436205015</text:p>
          </table:table-cell>
          <table:table-cell table:number-columns-repeated="1001"/>
        </table:table-row>
        <table:table-row table:style-name="ro1">
          <table:table-cell office:value-type="float" office:value="27072" calcext:value-type="float">
            <text:p>27072</text:p>
          </table:table-cell>
          <table:table-cell table:formula="of:=[.A175]-14528" office:value-type="float" office:value="12544" calcext:value-type="float">
            <text:p>12544</text:p>
          </table:table-cell>
          <table:table-cell office:value-type="float" office:value="12544" calcext:value-type="float">
            <text:p>12544</text:p>
          </table:table-cell>
          <table:table-cell office:value-type="float" office:value="25600" calcext:value-type="float">
            <text:p>25600</text:p>
          </table:table-cell>
          <table:table-cell office:value-type="float" office:value="39232" calcext:value-type="float">
            <text:p>39232</text:p>
          </table:table-cell>
          <table:table-cell office:value-type="float" office:value="51776" calcext:value-type="float">
            <text:p>51776</text:p>
          </table:table-cell>
          <table:table-cell office:value-type="float" office:value="64192" calcext:value-type="float">
            <text:p>64192</text:p>
          </table:table-cell>
          <table:table-cell/>
          <table:table-cell table:formula="of:=[.C175]" office:value-type="float" office:value="12544" calcext:value-type="float">
            <text:p>12544</text:p>
          </table:table-cell>
          <table:table-cell table:formula="of:=[.D175]-14080" office:value-type="float" office:value="11520" calcext:value-type="float">
            <text:p>11520</text:p>
          </table:table-cell>
          <table:table-cell table:formula="of:=[.E175]-27136" office:value-type="float" office:value="12096" calcext:value-type="float">
            <text:p>12096</text:p>
          </table:table-cell>
          <table:table-cell table:formula="of:=[.F175]-40576" office:value-type="float" office:value="11200" calcext:value-type="float">
            <text:p>11200</text:p>
          </table:table-cell>
          <table:table-cell table:formula="of:=[.G175]-53184" office:value-type="float" office:value="11008" calcext:value-type="float">
            <text:p>11008</text:p>
          </table:table-cell>
          <table:table-cell office:value-type="float" office:value="173" calcext:value-type="float">
            <text:p>173</text:p>
          </table:table-cell>
          <table:table-cell table:formula="of:=[.P175]/67" office:value-type="float" office:value="174.232835820896" calcext:value-type="float">
            <text:p>174.2328358209</text:p>
          </table:table-cell>
          <table:table-cell table:formula="of:=AVERAGE([.I175];[.J175];[.K175];[.L175];[.M175])" office:value-type="float" office:value="11673.6" calcext:value-type="float">
            <text:p>11673.6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table:number-matrix-columns-spanned="2" table:number-matrix-rows-spanned="1" table:formula="of:=MMULT([.N175:.O175];[.$S$2:.$T$3])" office:value-type="float" office:value="172.779419671642" calcext:value-type="float">
            <text:p>172.7794196716</text:p>
          </table:table-cell>
          <table:table-cell office:value-type="float" office:value="174.451576904478" calcext:value-type="float">
            <text:p>174.4515769045</text:p>
          </table:table-cell>
          <table:table-cell table:number-columns-repeated="1001"/>
        </table:table-row>
        <table:table-row table:style-name="ro1">
          <table:table-cell office:value-type="float" office:value="27072" calcext:value-type="float">
            <text:p>27072</text:p>
          </table:table-cell>
          <table:table-cell table:formula="of:=[.A176]-14528" office:value-type="float" office:value="12544" calcext:value-type="float">
            <text:p>12544</text:p>
          </table:table-cell>
          <table:table-cell office:value-type="float" office:value="12544" calcext:value-type="float">
            <text:p>12544</text:p>
          </table:table-cell>
          <table:table-cell office:value-type="float" office:value="25600" calcext:value-type="float">
            <text:p>25600</text:p>
          </table:table-cell>
          <table:table-cell office:value-type="float" office:value="39296" calcext:value-type="float">
            <text:p>39296</text:p>
          </table:table-cell>
          <table:table-cell office:value-type="float" office:value="51840" calcext:value-type="float">
            <text:p>51840</text:p>
          </table:table-cell>
          <table:table-cell office:value-type="float" office:value="64256" calcext:value-type="float">
            <text:p>64256</text:p>
          </table:table-cell>
          <table:table-cell/>
          <table:table-cell table:formula="of:=[.C176]" office:value-type="float" office:value="12544" calcext:value-type="float">
            <text:p>12544</text:p>
          </table:table-cell>
          <table:table-cell table:formula="of:=[.D176]-14080" office:value-type="float" office:value="11520" calcext:value-type="float">
            <text:p>11520</text:p>
          </table:table-cell>
          <table:table-cell table:formula="of:=[.E176]-27136" office:value-type="float" office:value="12160" calcext:value-type="float">
            <text:p>12160</text:p>
          </table:table-cell>
          <table:table-cell table:formula="of:=[.F176]-40576" office:value-type="float" office:value="11264" calcext:value-type="float">
            <text:p>11264</text:p>
          </table:table-cell>
          <table:table-cell table:formula="of:=[.G176]-53184" office:value-type="float" office:value="11072" calcext:value-type="float">
            <text:p>11072</text:p>
          </table:table-cell>
          <table:table-cell office:value-type="float" office:value="174" calcext:value-type="float">
            <text:p>174</text:p>
          </table:table-cell>
          <table:table-cell table:formula="of:=[.P176]/67" office:value-type="float" office:value="174.805970149254" calcext:value-type="float">
            <text:p>174.8059701493</text:p>
          </table:table-cell>
          <table:table-cell table:formula="of:=AVERAGE([.I176];[.J176];[.K176];[.L176];[.M176])" office:value-type="float" office:value="11712" calcext:value-type="float">
            <text:p>11712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table:number-matrix-columns-spanned="2" table:number-matrix-rows-spanned="1" table:formula="of:=MMULT([.N176:.O176];[.$S$2:.$T$3])" office:value-type="float" office:value="173.344167940299" calcext:value-type="float">
            <text:p>173.3441679403</text:p>
          </table:table-cell>
          <table:table-cell office:value-type="float" office:value="175.456336746269" calcext:value-type="float">
            <text:p>175.4563367463</text:p>
          </table:table-cell>
          <table:table-cell table:number-columns-repeated="1001"/>
        </table:table-row>
        <table:table-row table:style-name="ro1">
          <table:table-cell office:value-type="float" office:value="27136" calcext:value-type="float">
            <text:p>27136</text:p>
          </table:table-cell>
          <table:table-cell table:formula="of:=[.A177]-14528" office:value-type="float" office:value="12608" calcext:value-type="float">
            <text:p>12608</text:p>
          </table:table-cell>
          <table:table-cell office:value-type="float" office:value="12608" calcext:value-type="float">
            <text:p>12608</text:p>
          </table:table-cell>
          <table:table-cell office:value-type="float" office:value="25664" calcext:value-type="float">
            <text:p>25664</text:p>
          </table:table-cell>
          <table:table-cell office:value-type="float" office:value="39296" calcext:value-type="float">
            <text:p>39296</text:p>
          </table:table-cell>
          <table:table-cell office:value-type="float" office:value="51840" calcext:value-type="float">
            <text:p>51840</text:p>
          </table:table-cell>
          <table:table-cell office:value-type="float" office:value="64320" calcext:value-type="float">
            <text:p>64320</text:p>
          </table:table-cell>
          <table:table-cell/>
          <table:table-cell table:formula="of:=[.C177]" office:value-type="float" office:value="12608" calcext:value-type="float">
            <text:p>12608</text:p>
          </table:table-cell>
          <table:table-cell table:formula="of:=[.D177]-14080" office:value-type="float" office:value="11584" calcext:value-type="float">
            <text:p>11584</text:p>
          </table:table-cell>
          <table:table-cell table:formula="of:=[.E177]-27136" office:value-type="float" office:value="12160" calcext:value-type="float">
            <text:p>12160</text:p>
          </table:table-cell>
          <table:table-cell table:formula="of:=[.F177]-40576" office:value-type="float" office:value="11264" calcext:value-type="float">
            <text:p>11264</text:p>
          </table:table-cell>
          <table:table-cell table:formula="of:=[.G177]-53184" office:value-type="float" office:value="11136" calcext:value-type="float">
            <text:p>11136</text:p>
          </table:table-cell>
          <table:table-cell office:value-type="float" office:value="175" calcext:value-type="float">
            <text:p>175</text:p>
          </table:table-cell>
          <table:table-cell table:formula="of:=[.P177]/67" office:value-type="float" office:value="175.379104477612" calcext:value-type="float">
            <text:p>175.3791044776</text:p>
          </table:table-cell>
          <table:table-cell table:formula="of:=AVERAGE([.I177];[.J177];[.K177];[.L177];[.M177])" office:value-type="float" office:value="11750.4" calcext:value-type="float">
            <text:p>11750.4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table:number-matrix-columns-spanned="2" table:number-matrix-rows-spanned="1" table:formula="of:=MMULT([.N177:.O177];[.$S$2:.$T$3])" office:value-type="float" office:value="173.908916208955" calcext:value-type="float">
            <text:p>173.908916209</text:p>
          </table:table-cell>
          <table:table-cell office:value-type="float" office:value="176.46109658806" calcext:value-type="float">
            <text:p>176.4610965881</text:p>
          </table:table-cell>
          <table:table-cell table:number-columns-repeated="1001"/>
        </table:table-row>
        <table:table-row table:style-name="ro1">
          <table:table-cell office:value-type="float" office:value="27200" calcext:value-type="float">
            <text:p>27200</text:p>
          </table:table-cell>
          <table:table-cell table:formula="of:=[.A178]-14528" office:value-type="float" office:value="12672" calcext:value-type="float">
            <text:p>12672</text:p>
          </table:table-cell>
          <table:table-cell office:value-type="float" office:value="12672" calcext:value-type="float">
            <text:p>12672</text:p>
          </table:table-cell>
          <table:table-cell office:value-type="float" office:value="25728" calcext:value-type="float">
            <text:p>25728</text:p>
          </table:table-cell>
          <table:table-cell office:value-type="float" office:value="39424" calcext:value-type="float">
            <text:p>39424</text:p>
          </table:table-cell>
          <table:table-cell office:value-type="float" office:value="51904" calcext:value-type="float">
            <text:p>51904</text:p>
          </table:table-cell>
          <table:table-cell office:value-type="float" office:value="64384" calcext:value-type="float">
            <text:p>64384</text:p>
          </table:table-cell>
          <table:table-cell/>
          <table:table-cell table:formula="of:=[.C178]" office:value-type="float" office:value="12672" calcext:value-type="float">
            <text:p>12672</text:p>
          </table:table-cell>
          <table:table-cell table:formula="of:=[.D178]-14080" office:value-type="float" office:value="11648" calcext:value-type="float">
            <text:p>11648</text:p>
          </table:table-cell>
          <table:table-cell table:formula="of:=[.E178]-27136" office:value-type="float" office:value="12288" calcext:value-type="float">
            <text:p>12288</text:p>
          </table:table-cell>
          <table:table-cell table:formula="of:=[.F178]-40576" office:value-type="float" office:value="11328" calcext:value-type="float">
            <text:p>11328</text:p>
          </table:table-cell>
          <table:table-cell table:formula="of:=[.G178]-53184" office:value-type="float" office:value="11200" calcext:value-type="float">
            <text:p>11200</text:p>
          </table:table-cell>
          <table:table-cell office:value-type="float" office:value="176" calcext:value-type="float">
            <text:p>176</text:p>
          </table:table-cell>
          <table:table-cell table:formula="of:=[.P178]/67" office:value-type="float" office:value="176.525373134328" calcext:value-type="float">
            <text:p>176.5253731343</text:p>
          </table:table-cell>
          <table:table-cell table:formula="of:=AVERAGE([.I178];[.J178];[.K178];[.L178];[.M178])" office:value-type="float" office:value="11827.2" calcext:value-type="float">
            <text:p>11827.2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table:number-matrix-columns-spanned="2" table:number-matrix-rows-spanned="1" table:formula="of:=MMULT([.N178:.O178];[.$S$2:.$T$3])" office:value-type="float" office:value="175.046778746269" calcext:value-type="float">
            <text:p>175.0467787463</text:p>
          </table:table-cell>
          <table:table-cell office:value-type="float" office:value="177.470651271642" calcext:value-type="float">
            <text:p>177.4706512716</text:p>
          </table:table-cell>
          <table:table-cell table:number-columns-repeated="1001"/>
        </table:table-row>
        <table:table-row table:style-name="ro1">
          <table:table-cell office:value-type="float" office:value="27264" calcext:value-type="float">
            <text:p>27264</text:p>
          </table:table-cell>
          <table:table-cell table:formula="of:=[.A179]-14528" office:value-type="float" office:value="12736" calcext:value-type="float">
            <text:p>12736</text:p>
          </table:table-cell>
          <table:table-cell office:value-type="float" office:value="12736" calcext:value-type="float">
            <text:p>12736</text:p>
          </table:table-cell>
          <table:table-cell office:value-type="float" office:value="25856" calcext:value-type="float">
            <text:p>25856</text:p>
          </table:table-cell>
          <table:table-cell office:value-type="float" office:value="39424" calcext:value-type="float">
            <text:p>39424</text:p>
          </table:table-cell>
          <table:table-cell office:value-type="float" office:value="51904" calcext:value-type="float">
            <text:p>51904</text:p>
          </table:table-cell>
          <table:table-cell office:value-type="float" office:value="64512" calcext:value-type="float">
            <text:p>64512</text:p>
          </table:table-cell>
          <table:table-cell/>
          <table:table-cell table:formula="of:=[.C179]" office:value-type="float" office:value="12736" calcext:value-type="float">
            <text:p>12736</text:p>
          </table:table-cell>
          <table:table-cell table:formula="of:=[.D179]-14080" office:value-type="float" office:value="11776" calcext:value-type="float">
            <text:p>11776</text:p>
          </table:table-cell>
          <table:table-cell table:formula="of:=[.E179]-27136" office:value-type="float" office:value="12288" calcext:value-type="float">
            <text:p>12288</text:p>
          </table:table-cell>
          <table:table-cell table:formula="of:=[.F179]-40576" office:value-type="float" office:value="11328" calcext:value-type="float">
            <text:p>11328</text:p>
          </table:table-cell>
          <table:table-cell table:formula="of:=[.G179]-53184" office:value-type="float" office:value="11328" calcext:value-type="float">
            <text:p>11328</text:p>
          </table:table-cell>
          <table:table-cell office:value-type="float" office:value="177" calcext:value-type="float">
            <text:p>177</text:p>
          </table:table-cell>
          <table:table-cell table:formula="of:=[.P179]/67" office:value-type="float" office:value="177.480597014925" calcext:value-type="float">
            <text:p>177.4805970149</text:p>
          </table:table-cell>
          <table:table-cell table:formula="of:=AVERAGE([.I179];[.J179];[.K179];[.L179];[.M179])" office:value-type="float" office:value="11891.2" calcext:value-type="float">
            <text:p>11891.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table:number-matrix-columns-spanned="2" table:number-matrix-rows-spanned="1" table:formula="of:=MMULT([.N179:.O179];[.$S$2:.$T$3])" office:value-type="float" office:value="175.99360319403" calcext:value-type="float">
            <text:p>175.993603194</text:p>
          </table:table-cell>
          <table:table-cell office:value-type="float" office:value="178.478607674627" calcext:value-type="float">
            <text:p>178.4786076746</text:p>
          </table:table-cell>
          <table:table-cell table:number-columns-repeated="1001"/>
        </table:table-row>
        <table:table-row table:style-name="ro1">
          <table:table-cell office:value-type="float" office:value="27328" calcext:value-type="float">
            <text:p>27328</text:p>
          </table:table-cell>
          <table:table-cell table:formula="of:=[.A180]-14528" office:value-type="float" office:value="12800" calcext:value-type="float">
            <text:p>12800</text:p>
          </table:table-cell>
          <table:table-cell office:value-type="float" office:value="12800" calcext:value-type="float">
            <text:p>12800</text:p>
          </table:table-cell>
          <table:table-cell office:value-type="float" office:value="25856" calcext:value-type="float">
            <text:p>25856</text:p>
          </table:table-cell>
          <table:table-cell office:value-type="float" office:value="39552" calcext:value-type="float">
            <text:p>39552</text:p>
          </table:table-cell>
          <table:table-cell office:value-type="float" office:value="52032" calcext:value-type="float">
            <text:p>52032</text:p>
          </table:table-cell>
          <table:table-cell office:value-type="float" office:value="64576" calcext:value-type="float">
            <text:p>64576</text:p>
          </table:table-cell>
          <table:table-cell/>
          <table:table-cell table:formula="of:=[.C180]" office:value-type="float" office:value="12800" calcext:value-type="float">
            <text:p>12800</text:p>
          </table:table-cell>
          <table:table-cell table:formula="of:=[.D180]-14080" office:value-type="float" office:value="11776" calcext:value-type="float">
            <text:p>11776</text:p>
          </table:table-cell>
          <table:table-cell table:formula="of:=[.E180]-27136" office:value-type="float" office:value="12416" calcext:value-type="float">
            <text:p>12416</text:p>
          </table:table-cell>
          <table:table-cell table:formula="of:=[.F180]-40576" office:value-type="float" office:value="11456" calcext:value-type="float">
            <text:p>11456</text:p>
          </table:table-cell>
          <table:table-cell table:formula="of:=[.G180]-53184" office:value-type="float" office:value="11392" calcext:value-type="float">
            <text:p>11392</text:p>
          </table:table-cell>
          <table:table-cell office:value-type="float" office:value="178" calcext:value-type="float">
            <text:p>178</text:p>
          </table:table-cell>
          <table:table-cell table:formula="of:=[.P180]/67" office:value-type="float" office:value="178.626865671642" calcext:value-type="float">
            <text:p>178.6268656716</text:p>
          </table:table-cell>
          <table:table-cell table:formula="of:=AVERAGE([.I180];[.J180];[.K180];[.L180];[.M180])" office:value-type="float" office:value="11968" calcext:value-type="float">
            <text:p>11968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matrix-columns-spanned="2" table:number-matrix-rows-spanned="1" table:formula="of:=MMULT([.N180:.O180];[.$S$2:.$T$3])" office:value-type="float" office:value="177.131465731343" calcext:value-type="float">
            <text:p>177.1314657313</text:p>
          </table:table-cell>
          <table:table-cell office:value-type="float" office:value="179.488162358209" calcext:value-type="float">
            <text:p>179.4881623582</text:p>
          </table:table-cell>
          <table:table-cell table:number-columns-repeated="1001"/>
        </table:table-row>
        <table:table-row table:style-name="ro1">
          <table:table-cell office:value-type="float" office:value="27392" calcext:value-type="float">
            <text:p>27392</text:p>
          </table:table-cell>
          <table:table-cell table:formula="of:=[.A181]-14528" office:value-type="float" office:value="12864" calcext:value-type="float">
            <text:p>12864</text:p>
          </table:table-cell>
          <table:table-cell office:value-type="float" office:value="12864" calcext:value-type="float">
            <text:p>12864</text:p>
          </table:table-cell>
          <table:table-cell office:value-type="float" office:value="25920" calcext:value-type="float">
            <text:p>25920</text:p>
          </table:table-cell>
          <table:table-cell office:value-type="float" office:value="39616" calcext:value-type="float">
            <text:p>39616</text:p>
          </table:table-cell>
          <table:table-cell office:value-type="float" office:value="52032" calcext:value-type="float">
            <text:p>52032</text:p>
          </table:table-cell>
          <table:table-cell office:value-type="float" office:value="64640" calcext:value-type="float">
            <text:p>64640</text:p>
          </table:table-cell>
          <table:table-cell/>
          <table:table-cell table:formula="of:=[.C181]" office:value-type="float" office:value="12864" calcext:value-type="float">
            <text:p>12864</text:p>
          </table:table-cell>
          <table:table-cell table:formula="of:=[.D181]-14080" office:value-type="float" office:value="11840" calcext:value-type="float">
            <text:p>11840</text:p>
          </table:table-cell>
          <table:table-cell table:formula="of:=[.E181]-27136" office:value-type="float" office:value="12480" calcext:value-type="float">
            <text:p>12480</text:p>
          </table:table-cell>
          <table:table-cell table:formula="of:=[.F181]-40576" office:value-type="float" office:value="11456" calcext:value-type="float">
            <text:p>11456</text:p>
          </table:table-cell>
          <table:table-cell table:formula="of:=[.G181]-53184" office:value-type="float" office:value="11456" calcext:value-type="float">
            <text:p>11456</text:p>
          </table:table-cell>
          <table:table-cell office:value-type="float" office:value="179" calcext:value-type="float">
            <text:p>179</text:p>
          </table:table-cell>
          <table:table-cell table:formula="of:=[.P181]/67" office:value-type="float" office:value="179.391044776119" calcext:value-type="float">
            <text:p>179.3910447761</text:p>
          </table:table-cell>
          <table:table-cell table:formula="of:=AVERAGE([.I181];[.J181];[.K181];[.L181];[.M181])" office:value-type="float" office:value="12019.2" calcext:value-type="float">
            <text:p>12019.2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number-matrix-columns-spanned="2" table:number-matrix-rows-spanned="1" table:formula="of:=MMULT([.N181:.O181];[.$S$2:.$T$3])" office:value-type="float" office:value="177.887252089552" calcext:value-type="float">
            <text:p>177.8872520896</text:p>
          </table:table-cell>
          <table:table-cell office:value-type="float" office:value="180.494520480597" calcext:value-type="float">
            <text:p>180.4945204806</text:p>
          </table:table-cell>
          <table:table-cell table:number-columns-repeated="1001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formula="of:=[.A182]-14528" office:value-type="float" office:value="12928" calcext:value-type="float">
            <text:p>12928</text:p>
          </table:table-cell>
          <table:table-cell office:value-type="float" office:value="12928" calcext:value-type="float">
            <text:p>12928</text:p>
          </table:table-cell>
          <table:table-cell office:value-type="float" office:value="26048" calcext:value-type="float">
            <text:p>26048</text:p>
          </table:table-cell>
          <table:table-cell office:value-type="float" office:value="39680" calcext:value-type="float">
            <text:p>39680</text:p>
          </table:table-cell>
          <table:table-cell office:value-type="float" office:value="52096" calcext:value-type="float">
            <text:p>52096</text:p>
          </table:table-cell>
          <table:table-cell office:value-type="float" office:value="64704" calcext:value-type="float">
            <text:p>64704</text:p>
          </table:table-cell>
          <table:table-cell/>
          <table:table-cell table:formula="of:=[.C182]" office:value-type="float" office:value="12928" calcext:value-type="float">
            <text:p>12928</text:p>
          </table:table-cell>
          <table:table-cell table:formula="of:=[.D182]-14080" office:value-type="float" office:value="11968" calcext:value-type="float">
            <text:p>11968</text:p>
          </table:table-cell>
          <table:table-cell table:formula="of:=[.E182]-27136" office:value-type="float" office:value="12544" calcext:value-type="float">
            <text:p>12544</text:p>
          </table:table-cell>
          <table:table-cell table:formula="of:=[.F182]-40576" office:value-type="float" office:value="11520" calcext:value-type="float">
            <text:p>11520</text:p>
          </table:table-cell>
          <table:table-cell table:formula="of:=[.G182]-53184" office:value-type="float" office:value="11520" calcext:value-type="float">
            <text:p>11520</text:p>
          </table:table-cell>
          <table:table-cell office:value-type="float" office:value="180" calcext:value-type="float">
            <text:p>180</text:p>
          </table:table-cell>
          <table:table-cell table:formula="of:=[.P182]/67" office:value-type="float" office:value="180.537313432836" calcext:value-type="float">
            <text:p>180.5373134328</text:p>
          </table:table-cell>
          <table:table-cell table:formula="of:=AVERAGE([.I182];[.J182];[.K182];[.L182];[.M182])" office:value-type="float" office:value="12096" calcext:value-type="float">
            <text:p>12096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table:number-matrix-columns-spanned="2" table:number-matrix-rows-spanned="1" table:formula="of:=MMULT([.N182:.O182];[.$S$2:.$T$3])" office:value-type="float" office:value="179.025114626866" calcext:value-type="float">
            <text:p>179.0251146269</text:p>
          </table:table-cell>
          <table:table-cell office:value-type="float" office:value="181.504075164179" calcext:value-type="float">
            <text:p>181.5040751642</text:p>
          </table:table-cell>
          <table:table-cell table:number-columns-repeated="1001"/>
        </table:table-row>
        <table:table-row table:style-name="ro1">
          <table:table-cell office:value-type="float" office:value="27520" calcext:value-type="float">
            <text:p>27520</text:p>
          </table:table-cell>
          <table:table-cell table:formula="of:=[.A183]-14528" office:value-type="float" office:value="12992" calcext:value-type="float">
            <text:p>12992</text:p>
          </table:table-cell>
          <table:table-cell office:value-type="float" office:value="12992" calcext:value-type="float">
            <text:p>12992</text:p>
          </table:table-cell>
          <table:table-cell office:value-type="float" office:value="26048" calcext:value-type="float">
            <text:p>26048</text:p>
          </table:table-cell>
          <table:table-cell office:value-type="float" office:value="39808" calcext:value-type="float">
            <text:p>39808</text:p>
          </table:table-cell>
          <table:table-cell office:value-type="float" office:value="52160" calcext:value-type="float">
            <text:p>52160</text:p>
          </table:table-cell>
          <table:table-cell office:value-type="float" office:value="64768" calcext:value-type="float">
            <text:p>64768</text:p>
          </table:table-cell>
          <table:table-cell/>
          <table:table-cell table:formula="of:=[.C183]" office:value-type="float" office:value="12992" calcext:value-type="float">
            <text:p>12992</text:p>
          </table:table-cell>
          <table:table-cell table:formula="of:=[.D183]-14080" office:value-type="float" office:value="11968" calcext:value-type="float">
            <text:p>11968</text:p>
          </table:table-cell>
          <table:table-cell table:formula="of:=[.E183]-27136" office:value-type="float" office:value="12672" calcext:value-type="float">
            <text:p>12672</text:p>
          </table:table-cell>
          <table:table-cell table:formula="of:=[.F183]-40576" office:value-type="float" office:value="11584" calcext:value-type="float">
            <text:p>11584</text:p>
          </table:table-cell>
          <table:table-cell table:formula="of:=[.G183]-53184" office:value-type="float" office:value="11584" calcext:value-type="float">
            <text:p>11584</text:p>
          </table:table-cell>
          <table:table-cell office:value-type="float" office:value="181" calcext:value-type="float">
            <text:p>181</text:p>
          </table:table-cell>
          <table:table-cell table:formula="of:=[.P183]/67" office:value-type="float" office:value="181.492537313433" calcext:value-type="float">
            <text:p>181.4925373134</text:p>
          </table:table-cell>
          <table:table-cell table:formula="of:=AVERAGE([.I183];[.J183];[.K183];[.L183];[.M183])" office:value-type="float" office:value="12160" calcext:value-type="float">
            <text:p>12160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table:number-matrix-columns-spanned="2" table:number-matrix-rows-spanned="1" table:formula="of:=MMULT([.N183:.O183];[.$S$2:.$T$3])" office:value-type="float" office:value="179.971939074627" calcext:value-type="float">
            <text:p>179.9719390746</text:p>
          </table:table-cell>
          <table:table-cell office:value-type="float" office:value="182.512031567164" calcext:value-type="float">
            <text:p>182.5120315672</text:p>
          </table:table-cell>
          <table:table-cell table:number-columns-repeated="1001"/>
        </table:table-row>
        <table:table-row table:style-name="ro1">
          <table:table-cell office:value-type="float" office:value="27584" calcext:value-type="float">
            <text:p>27584</text:p>
          </table:table-cell>
          <table:table-cell table:formula="of:=[.A184]-14528" office:value-type="float" office:value="13056" calcext:value-type="float">
            <text:p>13056</text:p>
          </table:table-cell>
          <table:table-cell office:value-type="float" office:value="13056" calcext:value-type="float">
            <text:p>13056</text:p>
          </table:table-cell>
          <table:table-cell office:value-type="float" office:value="26176" calcext:value-type="float">
            <text:p>26176</text:p>
          </table:table-cell>
          <table:table-cell office:value-type="float" office:value="39808" calcext:value-type="float">
            <text:p>39808</text:p>
          </table:table-cell>
          <table:table-cell office:value-type="float" office:value="52288" calcext:value-type="float">
            <text:p>52288</text:p>
          </table:table-cell>
          <table:table-cell office:value-type="float" office:value="64896" calcext:value-type="float">
            <text:p>64896</text:p>
          </table:table-cell>
          <table:table-cell/>
          <table:table-cell table:formula="of:=[.C184]" office:value-type="float" office:value="13056" calcext:value-type="float">
            <text:p>13056</text:p>
          </table:table-cell>
          <table:table-cell table:formula="of:=[.D184]-14080" office:value-type="float" office:value="12096" calcext:value-type="float">
            <text:p>12096</text:p>
          </table:table-cell>
          <table:table-cell table:formula="of:=[.E184]-27136" office:value-type="float" office:value="12672" calcext:value-type="float">
            <text:p>12672</text:p>
          </table:table-cell>
          <table:table-cell table:formula="of:=[.F184]-40576" office:value-type="float" office:value="11712" calcext:value-type="float">
            <text:p>11712</text:p>
          </table:table-cell>
          <table:table-cell table:formula="of:=[.G184]-53184" office:value-type="float" office:value="11712" calcext:value-type="float">
            <text:p>11712</text:p>
          </table:table-cell>
          <table:table-cell office:value-type="float" office:value="182" calcext:value-type="float">
            <text:p>182</text:p>
          </table:table-cell>
          <table:table-cell table:formula="of:=[.P184]/67" office:value-type="float" office:value="182.829850746269" calcext:value-type="float">
            <text:p>182.8298507463</text:p>
          </table:table-cell>
          <table:table-cell table:formula="of:=AVERAGE([.I184];[.J184];[.K184];[.L184];[.M184])" office:value-type="float" office:value="12249.6" calcext:value-type="float">
            <text:p>12249.6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table:number-matrix-columns-spanned="2" table:number-matrix-rows-spanned="1" table:formula="of:=MMULT([.N184:.O184];[.$S$2:.$T$3])" office:value-type="float" office:value="181.300839701493" calcext:value-type="float">
            <text:p>181.3008397015</text:p>
          </table:table-cell>
          <table:table-cell office:value-type="float" office:value="183.523184531343" calcext:value-type="float">
            <text:p>183.5231845313</text:p>
          </table:table-cell>
          <table:table-cell table:number-columns-repeated="1001"/>
        </table:table-row>
        <table:table-row table:style-name="ro1">
          <table:table-cell office:value-type="float" office:value="27648" calcext:value-type="float">
            <text:p>27648</text:p>
          </table:table-cell>
          <table:table-cell table:formula="of:=[.A185]-14528" office:value-type="float" office:value="13120" calcext:value-type="float">
            <text:p>13120</text:p>
          </table:table-cell>
          <table:table-cell office:value-type="float" office:value="13120" calcext:value-type="float">
            <text:p>13120</text:p>
          </table:table-cell>
          <table:table-cell office:value-type="float" office:value="26240" calcext:value-type="float">
            <text:p>26240</text:p>
          </table:table-cell>
          <table:table-cell office:value-type="float" office:value="39936" calcext:value-type="float">
            <text:p>39936</text:p>
          </table:table-cell>
          <table:table-cell office:value-type="float" office:value="52352" calcext:value-type="float">
            <text:p>52352</text:p>
          </table:table-cell>
          <table:table-cell office:value-type="float" office:value="64960" calcext:value-type="float">
            <text:p>64960</text:p>
          </table:table-cell>
          <table:table-cell/>
          <table:table-cell table:formula="of:=[.C185]" office:value-type="float" office:value="13120" calcext:value-type="float">
            <text:p>13120</text:p>
          </table:table-cell>
          <table:table-cell table:formula="of:=[.D185]-14080" office:value-type="float" office:value="12160" calcext:value-type="float">
            <text:p>12160</text:p>
          </table:table-cell>
          <table:table-cell table:formula="of:=[.E185]-27136" office:value-type="float" office:value="12800" calcext:value-type="float">
            <text:p>12800</text:p>
          </table:table-cell>
          <table:table-cell table:formula="of:=[.F185]-40576" office:value-type="float" office:value="11776" calcext:value-type="float">
            <text:p>11776</text:p>
          </table:table-cell>
          <table:table-cell table:formula="of:=[.G185]-53184" office:value-type="float" office:value="11776" calcext:value-type="float">
            <text:p>11776</text:p>
          </table:table-cell>
          <table:table-cell office:value-type="float" office:value="183" calcext:value-type="float">
            <text:p>183</text:p>
          </table:table-cell>
          <table:table-cell table:formula="of:=[.P185]/67" office:value-type="float" office:value="183.976119402985" calcext:value-type="float">
            <text:p>183.976119403</text:p>
          </table:table-cell>
          <table:table-cell table:formula="of:=AVERAGE([.I185];[.J185];[.K185];[.L185];[.M185])" office:value-type="float" office:value="12326.4" calcext:value-type="float">
            <text:p>12326.4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table:number-matrix-columns-spanned="2" table:number-matrix-rows-spanned="1" table:formula="of:=MMULT([.N185:.O185];[.$S$2:.$T$3])" office:value-type="float" office:value="182.438702238806" calcext:value-type="float">
            <text:p>182.4387022388</text:p>
          </table:table-cell>
          <table:table-cell office:value-type="float" office:value="184.532739214925" calcext:value-type="float">
            <text:p>184.5327392149</text:p>
          </table:table-cell>
          <table:table-cell table:number-columns-repeated="1001"/>
        </table:table-row>
        <table:table-row table:style-name="ro1">
          <table:table-cell office:value-type="float" office:value="27712" calcext:value-type="float">
            <text:p>27712</text:p>
          </table:table-cell>
          <table:table-cell table:formula="of:=[.A186]-14528" office:value-type="float" office:value="13184" calcext:value-type="float">
            <text:p>13184</text:p>
          </table:table-cell>
          <table:table-cell office:value-type="float" office:value="13184" calcext:value-type="float">
            <text:p>13184</text:p>
          </table:table-cell>
          <table:table-cell office:value-type="float" office:value="26368" calcext:value-type="float">
            <text:p>26368</text:p>
          </table:table-cell>
          <table:table-cell office:value-type="float" office:value="40000" calcext:value-type="float">
            <text:p>40000</text:p>
          </table:table-cell>
          <table:table-cell office:value-type="float" office:value="52416" calcext:value-type="float">
            <text:p>52416</text:p>
          </table:table-cell>
          <table:table-cell office:value-type="float" office:value="65024" calcext:value-type="float">
            <text:p>65024</text:p>
          </table:table-cell>
          <table:table-cell/>
          <table:table-cell table:formula="of:=[.C186]" office:value-type="float" office:value="13184" calcext:value-type="float">
            <text:p>13184</text:p>
          </table:table-cell>
          <table:table-cell table:formula="of:=[.D186]-14080" office:value-type="float" office:value="12288" calcext:value-type="float">
            <text:p>12288</text:p>
          </table:table-cell>
          <table:table-cell table:formula="of:=[.E186]-27136" office:value-type="float" office:value="12864" calcext:value-type="float">
            <text:p>12864</text:p>
          </table:table-cell>
          <table:table-cell table:formula="of:=[.F186]-40576" office:value-type="float" office:value="11840" calcext:value-type="float">
            <text:p>11840</text:p>
          </table:table-cell>
          <table:table-cell table:formula="of:=[.G186]-53184" office:value-type="float" office:value="11840" calcext:value-type="float">
            <text:p>11840</text:p>
          </table:table-cell>
          <table:table-cell office:value-type="float" office:value="184" calcext:value-type="float">
            <text:p>184</text:p>
          </table:table-cell>
          <table:table-cell table:formula="of:=[.P186]/67" office:value-type="float" office:value="185.122388059702" calcext:value-type="float">
            <text:p>185.1223880597</text:p>
          </table:table-cell>
          <table:table-cell table:formula="of:=AVERAGE([.I186];[.J186];[.K186];[.L186];[.M186])" office:value-type="float" office:value="12403.2" calcext:value-type="float">
            <text:p>12403.2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table:number-matrix-columns-spanned="2" table:number-matrix-rows-spanned="1" table:formula="of:=MMULT([.N186:.O186];[.$S$2:.$T$3])" office:value-type="float" office:value="183.576564776119" calcext:value-type="float">
            <text:p>183.5765647761</text:p>
          </table:table-cell>
          <table:table-cell office:value-type="float" office:value="185.542293898507" calcext:value-type="float">
            <text:p>185.5422938985</text:p>
          </table:table-cell>
          <table:table-cell table:number-columns-repeated="1001"/>
        </table:table-row>
        <table:table-row table:style-name="ro1">
          <table:table-cell office:value-type="float" office:value="27776" calcext:value-type="float">
            <text:p>27776</text:p>
          </table:table-cell>
          <table:table-cell table:formula="of:=[.A187]-14528" office:value-type="float" office:value="13248" calcext:value-type="float">
            <text:p>13248</text:p>
          </table:table-cell>
          <table:table-cell office:value-type="float" office:value="13248" calcext:value-type="float">
            <text:p>13248</text:p>
          </table:table-cell>
          <table:table-cell office:value-type="float" office:value="26432" calcext:value-type="float">
            <text:p>26432</text:p>
          </table:table-cell>
          <table:table-cell office:value-type="float" office:value="40128" calcext:value-type="float">
            <text:p>40128</text:p>
          </table:table-cell>
          <table:table-cell office:value-type="float" office:value="52544" calcext:value-type="float">
            <text:p>52544</text:p>
          </table:table-cell>
          <table:table-cell office:value-type="float" office:value="65088" calcext:value-type="float">
            <text:p>65088</text:p>
          </table:table-cell>
          <table:table-cell/>
          <table:table-cell table:formula="of:=[.C187]" office:value-type="float" office:value="13248" calcext:value-type="float">
            <text:p>13248</text:p>
          </table:table-cell>
          <table:table-cell table:formula="of:=[.D187]-14080" office:value-type="float" office:value="12352" calcext:value-type="float">
            <text:p>12352</text:p>
          </table:table-cell>
          <table:table-cell table:formula="of:=[.E187]-27136" office:value-type="float" office:value="12992" calcext:value-type="float">
            <text:p>12992</text:p>
          </table:table-cell>
          <table:table-cell table:formula="of:=[.F187]-40576" office:value-type="float" office:value="11968" calcext:value-type="float">
            <text:p>11968</text:p>
          </table:table-cell>
          <table:table-cell table:formula="of:=[.G187]-53184" office:value-type="float" office:value="11904" calcext:value-type="float">
            <text:p>11904</text:p>
          </table:table-cell>
          <table:table-cell office:value-type="float" office:value="185" calcext:value-type="float">
            <text:p>185</text:p>
          </table:table-cell>
          <table:table-cell table:formula="of:=[.P187]/67" office:value-type="float" office:value="186.459701492537" calcext:value-type="float">
            <text:p>186.4597014925</text:p>
          </table:table-cell>
          <table:table-cell table:formula="of:=AVERAGE([.I187];[.J187];[.K187];[.L187];[.M187])" office:value-type="float" office:value="12492.8" calcext:value-type="float">
            <text:p>12492.8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table:number-matrix-columns-spanned="2" table:number-matrix-rows-spanned="1" table:formula="of:=MMULT([.N187:.O187];[.$S$2:.$T$3])" office:value-type="float" office:value="184.905465402985" calcext:value-type="float">
            <text:p>184.905465403</text:p>
          </table:table-cell>
          <table:table-cell office:value-type="float" office:value="186.553446862687" calcext:value-type="float">
            <text:p>186.5534468627</text:p>
          </table:table-cell>
          <table:table-cell table:number-columns-repeated="1001"/>
        </table:table-row>
        <table:table-row table:style-name="ro1">
          <table:table-cell office:value-type="float" office:value="27840" calcext:value-type="float">
            <text:p>27840</text:p>
          </table:table-cell>
          <table:table-cell table:formula="of:=[.A188]-14528" office:value-type="float" office:value="13312" calcext:value-type="float">
            <text:p>13312</text:p>
          </table:table-cell>
          <table:table-cell office:value-type="float" office:value="13312" calcext:value-type="float">
            <text:p>13312</text:p>
          </table:table-cell>
          <table:table-cell office:value-type="float" office:value="26560" calcext:value-type="float">
            <text:p>26560</text:p>
          </table:table-cell>
          <table:table-cell office:value-type="float" office:value="40192" calcext:value-type="float">
            <text:p>40192</text:p>
          </table:table-cell>
          <table:table-cell office:value-type="float" office:value="52672" calcext:value-type="float">
            <text:p>52672</text:p>
          </table:table-cell>
          <table:table-cell office:value-type="float" office:value="65152" calcext:value-type="float">
            <text:p>65152</text:p>
          </table:table-cell>
          <table:table-cell/>
          <table:table-cell table:formula="of:=[.C188]" office:value-type="float" office:value="13312" calcext:value-type="float">
            <text:p>13312</text:p>
          </table:table-cell>
          <table:table-cell table:formula="of:=[.D188]-14080" office:value-type="float" office:value="12480" calcext:value-type="float">
            <text:p>12480</text:p>
          </table:table-cell>
          <table:table-cell table:formula="of:=[.E188]-27136" office:value-type="float" office:value="13056" calcext:value-type="float">
            <text:p>13056</text:p>
          </table:table-cell>
          <table:table-cell table:formula="of:=[.F188]-40576" office:value-type="float" office:value="12096" calcext:value-type="float">
            <text:p>12096</text:p>
          </table:table-cell>
          <table:table-cell table:formula="of:=[.G188]-53184" office:value-type="float" office:value="11968" calcext:value-type="float">
            <text:p>11968</text:p>
          </table:table-cell>
          <table:table-cell office:value-type="float" office:value="186" calcext:value-type="float">
            <text:p>186</text:p>
          </table:table-cell>
          <table:table-cell table:formula="of:=[.P188]/67" office:value-type="float" office:value="187.797014925373" calcext:value-type="float">
            <text:p>187.7970149254</text:p>
          </table:table-cell>
          <table:table-cell table:formula="of:=AVERAGE([.I188];[.J188];[.K188];[.L188];[.M188])" office:value-type="float" office:value="12582.4" calcext:value-type="float">
            <text:p>12582.4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table:number-matrix-columns-spanned="2" table:number-matrix-rows-spanned="1" table:formula="of:=MMULT([.N188:.O188];[.$S$2:.$T$3])" office:value-type="float" office:value="186.234366029851" calcext:value-type="float">
            <text:p>186.2343660299</text:p>
          </table:table-cell>
          <table:table-cell office:value-type="float" office:value="187.564599826866" calcext:value-type="float">
            <text:p>187.5645998269</text:p>
          </table:table-cell>
          <table:table-cell table:number-columns-repeated="1001"/>
        </table:table-row>
        <table:table-row table:style-name="ro1">
          <table:table-cell office:value-type="float" office:value="27904" calcext:value-type="float">
            <text:p>27904</text:p>
          </table:table-cell>
          <table:table-cell table:formula="of:=[.A189]-14528" office:value-type="float" office:value="13376" calcext:value-type="float">
            <text:p>13376</text:p>
          </table:table-cell>
          <table:table-cell office:value-type="float" office:value="13376" calcext:value-type="float">
            <text:p>13376</text:p>
          </table:table-cell>
          <table:table-cell office:value-type="float" office:value="26688" calcext:value-type="float">
            <text:p>26688</text:p>
          </table:table-cell>
          <table:table-cell office:value-type="float" office:value="40256" calcext:value-type="float">
            <text:p>40256</text:p>
          </table:table-cell>
          <table:table-cell office:value-type="float" office:value="52736" calcext:value-type="float">
            <text:p>52736</text:p>
          </table:table-cell>
          <table:table-cell office:value-type="float" office:value="65152" calcext:value-type="float">
            <text:p>65152</text:p>
          </table:table-cell>
          <table:table-cell/>
          <table:table-cell table:formula="of:=[.C189]" office:value-type="float" office:value="13376" calcext:value-type="float">
            <text:p>13376</text:p>
          </table:table-cell>
          <table:table-cell table:formula="of:=[.D189]-14080" office:value-type="float" office:value="12608" calcext:value-type="float">
            <text:p>12608</text:p>
          </table:table-cell>
          <table:table-cell table:formula="of:=[.E189]-27136" office:value-type="float" office:value="13120" calcext:value-type="float">
            <text:p>13120</text:p>
          </table:table-cell>
          <table:table-cell table:formula="of:=[.F189]-40576" office:value-type="float" office:value="12160" calcext:value-type="float">
            <text:p>12160</text:p>
          </table:table-cell>
          <table:table-cell table:formula="of:=[.G189]-53184" office:value-type="float" office:value="11968" calcext:value-type="float">
            <text:p>11968</text:p>
          </table:table-cell>
          <table:table-cell office:value-type="float" office:value="187" calcext:value-type="float">
            <text:p>187</text:p>
          </table:table-cell>
          <table:table-cell table:formula="of:=[.P189]/67" office:value-type="float" office:value="188.75223880597" calcext:value-type="float">
            <text:p>188.752238806</text:p>
          </table:table-cell>
          <table:table-cell table:formula="of:=AVERAGE([.I189];[.J189];[.K189];[.L189];[.M189])" office:value-type="float" office:value="12646.4" calcext:value-type="float">
            <text:p>12646.4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table:number-matrix-columns-spanned="2" table:number-matrix-rows-spanned="1" table:formula="of:=MMULT([.N189:.O189];[.$S$2:.$T$3])" office:value-type="float" office:value="187.181190477612" calcext:value-type="float">
            <text:p>187.1811904776</text:p>
          </table:table-cell>
          <table:table-cell office:value-type="float" office:value="188.572556229851" calcext:value-type="float">
            <text:p>188.5725562299</text:p>
          </table:table-cell>
          <table:table-cell table:number-columns-repeated="1001"/>
        </table:table-row>
        <table:table-row table:style-name="ro1">
          <table:table-cell office:value-type="float" office:value="28032" calcext:value-type="float">
            <text:p>28032</text:p>
          </table:table-cell>
          <table:table-cell table:formula="of:=[.A190]-14528" office:value-type="float" office:value="13504" calcext:value-type="float">
            <text:p>13504</text:p>
          </table:table-cell>
          <table:table-cell office:value-type="float" office:value="13504" calcext:value-type="float">
            <text:p>13504</text:p>
          </table:table-cell>
          <table:table-cell office:value-type="float" office:value="26816" calcext:value-type="float">
            <text:p>26816</text:p>
          </table:table-cell>
          <table:table-cell office:value-type="float" office:value="40320" calcext:value-type="float">
            <text:p>40320</text:p>
          </table:table-cell>
          <table:table-cell office:value-type="float" office:value="52800" calcext:value-type="float">
            <text:p>52800</text:p>
          </table:table-cell>
          <table:table-cell office:value-type="float" office:value="65216" calcext:value-type="float">
            <text:p>65216</text:p>
          </table:table-cell>
          <table:table-cell/>
          <table:table-cell table:formula="of:=[.C190]" office:value-type="float" office:value="13504" calcext:value-type="float">
            <text:p>13504</text:p>
          </table:table-cell>
          <table:table-cell table:formula="of:=[.D190]-14080" office:value-type="float" office:value="12736" calcext:value-type="float">
            <text:p>12736</text:p>
          </table:table-cell>
          <table:table-cell table:formula="of:=[.E190]-27136" office:value-type="float" office:value="13184" calcext:value-type="float">
            <text:p>13184</text:p>
          </table:table-cell>
          <table:table-cell table:formula="of:=[.F190]-40576" office:value-type="float" office:value="12224" calcext:value-type="float">
            <text:p>12224</text:p>
          </table:table-cell>
          <table:table-cell table:formula="of:=[.G190]-53184" office:value-type="float" office:value="12032" calcext:value-type="float">
            <text:p>12032</text:p>
          </table:table-cell>
          <table:table-cell office:value-type="float" office:value="188" calcext:value-type="float">
            <text:p>188</text:p>
          </table:table-cell>
          <table:table-cell table:formula="of:=[.P190]/67" office:value-type="float" office:value="190.089552238806" calcext:value-type="float">
            <text:p>190.0895522388</text:p>
          </table:table-cell>
          <table:table-cell table:formula="of:=AVERAGE([.I190];[.J190];[.K190];[.L190];[.M190])" office:value-type="float" office:value="12736" calcext:value-type="float">
            <text:p>12736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table:number-matrix-columns-spanned="2" table:number-matrix-rows-spanned="1" table:formula="of:=MMULT([.N190:.O190];[.$S$2:.$T$3])" office:value-type="float" office:value="188.510091104478" calcext:value-type="float">
            <text:p>188.5100911045</text:p>
          </table:table-cell>
          <table:table-cell office:value-type="float" office:value="189.58370919403" calcext:value-type="float">
            <text:p>189.583709194</text:p>
          </table:table-cell>
          <table:table-cell table:number-columns-repeated="1001"/>
        </table:table-row>
        <table:table-row table:style-name="ro1">
          <table:table-cell office:value-type="float" office:value="28096" calcext:value-type="float">
            <text:p>28096</text:p>
          </table:table-cell>
          <table:table-cell table:formula="of:=[.A191]-14528" office:value-type="float" office:value="13568" calcext:value-type="float">
            <text:p>13568</text:p>
          </table:table-cell>
          <table:table-cell office:value-type="float" office:value="13568" calcext:value-type="float">
            <text:p>13568</text:p>
          </table:table-cell>
          <table:table-cell office:value-type="float" office:value="26816" calcext:value-type="float">
            <text:p>26816</text:p>
          </table:table-cell>
          <table:table-cell office:value-type="float" office:value="40320" calcext:value-type="float">
            <text:p>40320</text:p>
          </table:table-cell>
          <table:table-cell office:value-type="float" office:value="52864" calcext:value-type="float">
            <text:p>52864</text:p>
          </table:table-cell>
          <table:table-cell office:value-type="float" office:value="65280" calcext:value-type="float">
            <text:p>65280</text:p>
          </table:table-cell>
          <table:table-cell/>
          <table:table-cell table:formula="of:=[.C191]" office:value-type="float" office:value="13568" calcext:value-type="float">
            <text:p>13568</text:p>
          </table:table-cell>
          <table:table-cell table:formula="of:=[.D191]-14080" office:value-type="float" office:value="12736" calcext:value-type="float">
            <text:p>12736</text:p>
          </table:table-cell>
          <table:table-cell table:formula="of:=[.E191]-27136" office:value-type="float" office:value="13184" calcext:value-type="float">
            <text:p>13184</text:p>
          </table:table-cell>
          <table:table-cell table:formula="of:=[.F191]-40576" office:value-type="float" office:value="12288" calcext:value-type="float">
            <text:p>12288</text:p>
          </table:table-cell>
          <table:table-cell table:formula="of:=[.G191]-53184" office:value-type="float" office:value="12096" calcext:value-type="float">
            <text:p>12096</text:p>
          </table:table-cell>
          <table:table-cell office:value-type="float" office:value="189" calcext:value-type="float">
            <text:p>189</text:p>
          </table:table-cell>
          <table:table-cell table:formula="of:=[.P191]/67" office:value-type="float" office:value="190.662686567164" calcext:value-type="float">
            <text:p>190.6626865672</text:p>
          </table:table-cell>
          <table:table-cell table:formula="of:=AVERAGE([.I191];[.J191];[.K191];[.L191];[.M191])" office:value-type="float" office:value="12774.4" calcext:value-type="float">
            <text:p>12774.4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table:number-matrix-columns-spanned="2" table:number-matrix-rows-spanned="1" table:formula="of:=MMULT([.N191:.O191];[.$S$2:.$T$3])" office:value-type="float" office:value="189.074839373134" calcext:value-type="float">
            <text:p>189.0748393731</text:p>
          </table:table-cell>
          <table:table-cell office:value-type="float" office:value="190.588469035821" calcext:value-type="float">
            <text:p>190.5884690358</text:p>
          </table:table-cell>
          <table:table-cell table:number-columns-repeated="1001"/>
        </table:table-row>
        <table:table-row table:style-name="ro1">
          <table:table-cell office:value-type="float" office:value="28160" calcext:value-type="float">
            <text:p>28160</text:p>
          </table:table-cell>
          <table:table-cell table:formula="of:=[.A192]-14528" office:value-type="float" office:value="13632" calcext:value-type="float">
            <text:p>13632</text:p>
          </table:table-cell>
          <table:table-cell office:value-type="float" office:value="13632" calcext:value-type="float">
            <text:p>13632</text:p>
          </table:table-cell>
          <table:table-cell office:value-type="float" office:value="26944" calcext:value-type="float">
            <text:p>26944</text:p>
          </table:table-cell>
          <table:table-cell office:value-type="float" office:value="40384" calcext:value-type="float">
            <text:p>40384</text:p>
          </table:table-cell>
          <table:table-cell office:value-type="float" office:value="52992" calcext:value-type="float">
            <text:p>52992</text:p>
          </table:table-cell>
          <table:table-cell office:value-type="float" office:value="65344" calcext:value-type="float">
            <text:p>65344</text:p>
          </table:table-cell>
          <table:table-cell/>
          <table:table-cell table:formula="of:=[.C192]" office:value-type="float" office:value="13632" calcext:value-type="float">
            <text:p>13632</text:p>
          </table:table-cell>
          <table:table-cell table:formula="of:=[.D192]-14080" office:value-type="float" office:value="12864" calcext:value-type="float">
            <text:p>12864</text:p>
          </table:table-cell>
          <table:table-cell table:formula="of:=[.E192]-27136" office:value-type="float" office:value="13248" calcext:value-type="float">
            <text:p>13248</text:p>
          </table:table-cell>
          <table:table-cell table:formula="of:=[.F192]-40576" office:value-type="float" office:value="12416" calcext:value-type="float">
            <text:p>12416</text:p>
          </table:table-cell>
          <table:table-cell table:formula="of:=[.G192]-53184" office:value-type="float" office:value="12160" calcext:value-type="float">
            <text:p>12160</text:p>
          </table:table-cell>
          <table:table-cell office:value-type="float" office:value="190" calcext:value-type="float">
            <text:p>190</text:p>
          </table:table-cell>
          <table:table-cell table:formula="of:=[.P192]/67" office:value-type="float" office:value="192" calcext:value-type="float">
            <text:p>192</text:p>
          </table:table-cell>
          <table:table-cell table:formula="of:=AVERAGE([.I192];[.J192];[.K192];[.L192];[.M192])" office:value-type="float" office:value="12864" calcext:value-type="float">
            <text:p>12864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table:number-matrix-columns-spanned="2" table:number-matrix-rows-spanned="1" table:formula="of:=MMULT([.N192:.O192];[.$S$2:.$T$3])" office:value-type="float" office:value="190.40374" calcext:value-type="float">
            <text:p>190.40374</text:p>
          </table:table-cell>
          <table:table-cell office:value-type="float" office:value="191.599622" calcext:value-type="float">
            <text:p>191.599622</text:p>
          </table:table-cell>
          <table:table-cell table:number-columns-repeated="1001"/>
        </table:table-row>
        <table:table-row table:style-name="ro1">
          <table:table-cell office:value-type="float" office:value="28288" calcext:value-type="float">
            <text:p>28288</text:p>
          </table:table-cell>
          <table:table-cell table:formula="of:=[.A193]-14528" office:value-type="float" office:value="13760" calcext:value-type="float">
            <text:p>13760</text:p>
          </table:table-cell>
          <table:table-cell office:value-type="float" office:value="13760" calcext:value-type="float">
            <text:p>13760</text:p>
          </table:table-cell>
          <table:table-cell office:value-type="float" office:value="27008" calcext:value-type="float">
            <text:p>27008</text:p>
          </table:table-cell>
          <table:table-cell office:value-type="float" office:value="40384" calcext:value-type="float">
            <text:p>40384</text:p>
          </table:table-cell>
          <table:table-cell office:value-type="float" office:value="53056" calcext:value-type="float">
            <text:p>53056</text:p>
          </table:table-cell>
          <table:table-cell office:value-type="float" office:value="65408" calcext:value-type="float">
            <text:p>65408</text:p>
          </table:table-cell>
          <table:table-cell/>
          <table:table-cell table:formula="of:=[.C193]" office:value-type="float" office:value="13760" calcext:value-type="float">
            <text:p>13760</text:p>
          </table:table-cell>
          <table:table-cell table:formula="of:=[.D193]-14080" office:value-type="float" office:value="12928" calcext:value-type="float">
            <text:p>12928</text:p>
          </table:table-cell>
          <table:table-cell table:formula="of:=[.E193]-27136" office:value-type="float" office:value="13248" calcext:value-type="float">
            <text:p>13248</text:p>
          </table:table-cell>
          <table:table-cell table:formula="of:=[.F193]-40576" office:value-type="float" office:value="12480" calcext:value-type="float">
            <text:p>12480</text:p>
          </table:table-cell>
          <table:table-cell table:formula="of:=[.G193]-53184" office:value-type="float" office:value="12224" calcext:value-type="float">
            <text:p>12224</text:p>
          </table:table-cell>
          <table:table-cell office:value-type="float" office:value="191" calcext:value-type="float">
            <text:p>191</text:p>
          </table:table-cell>
          <table:table-cell table:formula="of:=[.P193]/67" office:value-type="float" office:value="192.955223880597" calcext:value-type="float">
            <text:p>192.9552238806</text:p>
          </table:table-cell>
          <table:table-cell table:formula="of:=AVERAGE([.I193];[.J193];[.K193];[.L193];[.M193])" office:value-type="float" office:value="12928" calcext:value-type="float">
            <text:p>12928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table:number-matrix-columns-spanned="2" table:number-matrix-rows-spanned="1" table:formula="of:=MMULT([.N193:.O193];[.$S$2:.$T$3])" office:value-type="float" office:value="191.350564447761" calcext:value-type="float">
            <text:p>191.3505644478</text:p>
          </table:table-cell>
          <table:table-cell office:value-type="float" office:value="192.607578402985" calcext:value-type="float">
            <text:p>192.607578403</text:p>
          </table:table-cell>
          <table:table-cell table:number-columns-repeated="1001"/>
        </table:table-row>
        <table:table-row table:style-name="ro1">
          <table:table-cell office:value-type="float" office:value="28352" calcext:value-type="float">
            <text:p>28352</text:p>
          </table:table-cell>
          <table:table-cell table:formula="of:=[.A194]-14528" office:value-type="float" office:value="13824" calcext:value-type="float">
            <text:p>13824</text:p>
          </table:table-cell>
          <table:table-cell office:value-type="float" office:value="13824" calcext:value-type="float">
            <text:p>13824</text:p>
          </table:table-cell>
          <table:table-cell office:value-type="float" office:value="27072" calcext:value-type="float">
            <text:p>27072</text:p>
          </table:table-cell>
          <table:table-cell office:value-type="float" office:value="40448" calcext:value-type="float">
            <text:p>40448</text:p>
          </table:table-cell>
          <table:table-cell office:value-type="float" office:value="53120" calcext:value-type="float">
            <text:p>53120</text:p>
          </table:table-cell>
          <table:table-cell office:value-type="float" office:value="65472" calcext:value-type="float">
            <text:p>65472</text:p>
          </table:table-cell>
          <table:table-cell/>
          <table:table-cell table:formula="of:=[.C194]" office:value-type="float" office:value="13824" calcext:value-type="float">
            <text:p>13824</text:p>
          </table:table-cell>
          <table:table-cell table:formula="of:=[.D194]-14080" office:value-type="float" office:value="12992" calcext:value-type="float">
            <text:p>12992</text:p>
          </table:table-cell>
          <table:table-cell table:formula="of:=[.E194]-27136" office:value-type="float" office:value="13312" calcext:value-type="float">
            <text:p>13312</text:p>
          </table:table-cell>
          <table:table-cell table:formula="of:=[.F194]-40576" office:value-type="float" office:value="12544" calcext:value-type="float">
            <text:p>12544</text:p>
          </table:table-cell>
          <table:table-cell table:formula="of:=[.G194]-53184" office:value-type="float" office:value="12288" calcext:value-type="float">
            <text:p>12288</text:p>
          </table:table-cell>
          <table:table-cell office:value-type="float" office:value="192" calcext:value-type="float">
            <text:p>192</text:p>
          </table:table-cell>
          <table:table-cell table:formula="of:=[.P194]/67" office:value-type="float" office:value="193.910447761194" calcext:value-type="float">
            <text:p>193.9104477612</text:p>
          </table:table-cell>
          <table:table-cell table:formula="of:=AVERAGE([.I194];[.J194];[.K194];[.L194];[.M194])" office:value-type="float" office:value="12992" calcext:value-type="float">
            <text:p>12992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table:number-matrix-columns-spanned="2" table:number-matrix-rows-spanned="1" table:formula="of:=MMULT([.N194:.O194];[.$S$2:.$T$3])" office:value-type="float" office:value="192.297388895522" calcext:value-type="float">
            <text:p>192.2973888955</text:p>
          </table:table-cell>
          <table:table-cell office:value-type="float" office:value="193.61553480597" calcext:value-type="float">
            <text:p>193.615534806</text:p>
          </table:table-cell>
          <table:table-cell table:number-columns-repeated="1001"/>
        </table:table-row>
        <table:table-row table:style-name="ro1">
          <table:table-cell office:value-type="float" office:value="28480" calcext:value-type="float">
            <text:p>28480</text:p>
          </table:table-cell>
          <table:table-cell table:formula="of:=[.A195]-14528" office:value-type="float" office:value="13952" calcext:value-type="float">
            <text:p>13952</text:p>
          </table:table-cell>
          <table:table-cell office:value-type="float" office:value="13952" calcext:value-type="float">
            <text:p>13952</text:p>
          </table:table-cell>
          <table:table-cell office:value-type="float" office:value="27072" calcext:value-type="float">
            <text:p>27072</text:p>
          </table:table-cell>
          <table:table-cell office:value-type="float" office:value="40512" calcext:value-type="float">
            <text:p>40512</text:p>
          </table:table-cell>
          <table:table-cell office:value-type="float" office:value="53184" calcext:value-type="float">
            <text:p>53184</text:p>
          </table:table-cell>
          <table:table-cell office:value-type="float" office:value="65472" calcext:value-type="float">
            <text:p>65472</text:p>
          </table:table-cell>
          <table:table-cell/>
          <table:table-cell table:formula="of:=[.C195]" office:value-type="float" office:value="13952" calcext:value-type="float">
            <text:p>13952</text:p>
          </table:table-cell>
          <table:table-cell table:formula="of:=[.D195]-14080" office:value-type="float" office:value="12992" calcext:value-type="float">
            <text:p>12992</text:p>
          </table:table-cell>
          <table:table-cell table:formula="of:=[.E195]-27136" office:value-type="float" office:value="13376" calcext:value-type="float">
            <text:p>13376</text:p>
          </table:table-cell>
          <table:table-cell table:formula="of:=[.F195]-40576" office:value-type="float" office:value="12608" calcext:value-type="float">
            <text:p>12608</text:p>
          </table:table-cell>
          <table:table-cell table:formula="of:=[.G195]-53184" office:value-type="float" office:value="12288" calcext:value-type="float">
            <text:p>12288</text:p>
          </table:table-cell>
          <table:table-cell office:value-type="float" office:value="193" calcext:value-type="float">
            <text:p>193</text:p>
          </table:table-cell>
          <table:table-cell table:formula="of:=[.P195]/67" office:value-type="float" office:value="194.674626865672" calcext:value-type="float">
            <text:p>194.6746268657</text:p>
          </table:table-cell>
          <table:table-cell table:formula="of:=AVERAGE([.I195];[.J195];[.K195];[.L195];[.M195])" office:value-type="float" office:value="13043.2" calcext:value-type="float">
            <text:p>13043.2</text:p>
          </table:table-cell>
          <table:table-cell table:number-columns-repeated="4"/>
          <table:table-cell office:value-type="float" office:value="193" calcext:value-type="float">
            <text:p>193</text:p>
          </table:table-cell>
          <table:table-cell table:number-matrix-columns-spanned="2" table:number-matrix-rows-spanned="1" table:formula="of:=MMULT([.N195:.O195];[.$S$2:.$T$3])" office:value-type="float" office:value="193.053175253731" calcext:value-type="float">
            <text:p>193.0531752537</text:p>
          </table:table-cell>
          <table:table-cell office:value-type="float" office:value="194.621892928358" calcext:value-type="float">
            <text:p>194.6218929284</text:p>
          </table:table-cell>
          <table:table-cell table:number-columns-repeated="1001"/>
        </table:table-row>
        <table:table-row table:style-name="ro1">
          <table:table-cell office:value-type="float" office:value="28544" calcext:value-type="float">
            <text:p>28544</text:p>
          </table:table-cell>
          <table:table-cell table:formula="of:=[.A196]-14528" office:value-type="float" office:value="14016" calcext:value-type="float">
            <text:p>14016</text:p>
          </table:table-cell>
          <table:table-cell office:value-type="float" office:value="14016" calcext:value-type="float">
            <text:p>14016</text:p>
          </table:table-cell>
          <table:table-cell office:value-type="float" office:value="27136" calcext:value-type="float">
            <text:p>27136</text:p>
          </table:table-cell>
          <table:table-cell office:value-type="float" office:value="40576" calcext:value-type="float">
            <text:p>40576</text:p>
          </table:table-cell>
          <table:table-cell office:value-type="float" office:value="53184" calcext:value-type="float">
            <text:p>53184</text:p>
          </table:table-cell>
          <table:table-cell office:value-type="float" office:value="65600" calcext:value-type="float">
            <text:p>65600</text:p>
          </table:table-cell>
          <table:table-cell/>
          <table:table-cell table:formula="of:=[.C196]" office:value-type="float" office:value="14016" calcext:value-type="float">
            <text:p>14016</text:p>
          </table:table-cell>
          <table:table-cell table:formula="of:=[.D196]-14080" office:value-type="float" office:value="13056" calcext:value-type="float">
            <text:p>13056</text:p>
          </table:table-cell>
          <table:table-cell table:formula="of:=[.E196]-27136" office:value-type="float" office:value="13440" calcext:value-type="float">
            <text:p>13440</text:p>
          </table:table-cell>
          <table:table-cell table:formula="of:=[.F196]-40576" office:value-type="float" office:value="12608" calcext:value-type="float">
            <text:p>12608</text:p>
          </table:table-cell>
          <table:table-cell table:formula="of:=[.G196]-53184" office:value-type="float" office:value="12416" calcext:value-type="float">
            <text:p>12416</text:p>
          </table:table-cell>
          <table:table-cell office:value-type="float" office:value="194" calcext:value-type="float">
            <text:p>194</text:p>
          </table:table-cell>
          <table:table-cell table:formula="of:=[.P196]/67" office:value-type="float" office:value="195.629850746269" calcext:value-type="float">
            <text:p>195.6298507463</text:p>
          </table:table-cell>
          <table:table-cell table:formula="of:=AVERAGE([.I196];[.J196];[.K196];[.L196];[.M196])" office:value-type="float" office:value="13107.2" calcext:value-type="float">
            <text:p>13107.2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table:number-matrix-columns-spanned="2" table:number-matrix-rows-spanned="1" table:formula="of:=MMULT([.N196:.O196];[.$S$2:.$T$3])" office:value-type="float" office:value="193.999999701493" calcext:value-type="float">
            <text:p>193.9999997015</text:p>
          </table:table-cell>
          <table:table-cell office:value-type="float" office:value="195.629849331343" calcext:value-type="float">
            <text:p>195.6298493313</text:p>
          </table:table-cell>
          <table:table-cell table:number-columns-repeated="1001"/>
        </table:table-row>
        <table:table-row table:style-name="ro1">
          <table:table-cell office:value-type="float" office:value="28608" calcext:value-type="float">
            <text:p>28608</text:p>
          </table:table-cell>
          <table:table-cell table:formula="of:=[.A197]-14528" office:value-type="float" office:value="14080" calcext:value-type="float">
            <text:p>14080</text:p>
          </table:table-cell>
          <table:table-cell table:number-columns-repeated="1022"/>
        </table:table-row>
        <table:table-row table:style-name="ro1">
          <table:table-cell office:value-type="float" office:value="28608" calcext:value-type="float">
            <text:p>28608</text:p>
          </table:table-cell>
          <table:table-cell table:formula="of:=[.A198]-14528" office:value-type="float" office:value="14080" calcext:value-type="float">
            <text:p>14080</text:p>
          </table:table-cell>
          <table:table-cell table:number-columns-repeated="1022"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formula="of:=[.A199]-14528" office:value-type="float" office:value="14144" calcext:value-type="float">
            <text:p>14144</text:p>
          </table:table-cell>
          <table:table-cell table:number-columns-repeated="1022"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formula="of:=[.A200]-14528" office:value-type="float" office:value="14144" calcext:value-type="float">
            <text:p>14144</text:p>
          </table:table-cell>
          <table:table-cell table:number-columns-repeated="1022"/>
        </table:table-row>
        <table:table-row table:style-name="ro1">
          <table:table-cell office:value-type="float" office:value="28736" calcext:value-type="float">
            <text:p>28736</text:p>
          </table:table-cell>
          <table:table-cell table:formula="of:=[.A201]-14528" office:value-type="float" office:value="14208" calcext:value-type="float">
            <text:p>14208</text:p>
          </table:table-cell>
          <table:table-cell table:number-columns-repeated="1022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formula="of:=[.A202]-14528" office:value-type="float" office:value="14272" calcext:value-type="float">
            <text:p>14272</text:p>
          </table:table-cell>
          <table:table-cell table:number-columns-repeated="1022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formula="of:=[.A203]-14528" office:value-type="float" office:value="14272" calcext:value-type="float">
            <text:p>14272</text:p>
          </table:table-cell>
          <table:table-cell table:number-columns-repeated="1022"/>
        </table:table-row>
        <table:table-row table:style-name="ro1">
          <table:table-cell office:value-type="float" office:value="28864" calcext:value-type="float">
            <text:p>28864</text:p>
          </table:table-cell>
          <table:table-cell table:formula="of:=[.A204]-14528" office:value-type="float" office:value="14336" calcext:value-type="float">
            <text:p>14336</text:p>
          </table:table-cell>
          <table:table-cell table:number-columns-repeated="1022"/>
        </table:table-row>
        <table:table-row table:style-name="ro1">
          <table:table-cell office:value-type="float" office:value="28928" calcext:value-type="float">
            <text:p>28928</text:p>
          </table:table-cell>
          <table:table-cell table:formula="of:=[.A205]-14528" office:value-type="float" office:value="14400" calcext:value-type="float">
            <text:p>14400</text:p>
          </table:table-cell>
          <table:table-cell table:number-columns-repeated="1022"/>
        </table:table-row>
        <table:table-row table:style-name="ro1">
          <table:table-cell office:value-type="float" office:value="28992" calcext:value-type="float">
            <text:p>28992</text:p>
          </table:table-cell>
          <table:table-cell table:formula="of:=[.A206]-14528" office:value-type="float" office:value="14464" calcext:value-type="float">
            <text:p>14464</text:p>
          </table:table-cell>
          <table:table-cell table:number-columns-repeated="1022"/>
        </table:table-row>
        <table:table-row table:style-name="ro1">
          <table:table-cell office:value-type="float" office:value="29056" calcext:value-type="float">
            <text:p>29056</text:p>
          </table:table-cell>
          <table:table-cell table:formula="of:=[.A207]-14528" office:value-type="float" office:value="14528" calcext:value-type="float">
            <text:p>14528</text:p>
          </table:table-cell>
          <table:table-cell table:number-columns-repeated="1022"/>
        </table:table-row>
        <table:table-row table:style-name="ro1">
          <table:table-cell office:value-type="float" office:value="29120" calcext:value-type="float">
            <text:p>29120</text:p>
          </table:table-cell>
          <table:table-cell table:formula="of:=[.A208]-14528" office:value-type="float" office:value="14592" calcext:value-type="float">
            <text:p>14592</text:p>
          </table:table-cell>
          <table:table-cell table:number-columns-repeated="1022"/>
        </table:table-row>
        <table:table-row table:style-name="ro1">
          <table:table-cell office:value-type="float" office:value="29120" calcext:value-type="float">
            <text:p>29120</text:p>
          </table:table-cell>
          <table:table-cell table:formula="of:=[.A209]-14528" office:value-type="float" office:value="14592" calcext:value-type="float">
            <text:p>14592</text:p>
          </table:table-cell>
          <table:table-cell table:number-columns-repeated="1022"/>
        </table:table-row>
        <table:table-row table:style-name="ro1">
          <table:table-cell office:value-type="float" office:value="29184" calcext:value-type="float">
            <text:p>29184</text:p>
          </table:table-cell>
          <table:table-cell table:formula="of:=[.A210]-14528" office:value-type="float" office:value="14656" calcext:value-type="float">
            <text:p>14656</text:p>
          </table:table-cell>
          <table:table-cell table:number-columns-repeated="1022"/>
        </table:table-row>
        <table:table-row table:style-name="ro1">
          <table:table-cell office:value-type="float" office:value="29248" calcext:value-type="float">
            <text:p>29248</text:p>
          </table:table-cell>
          <table:table-cell table:formula="of:=[.A211]-14528" office:value-type="float" office:value="14720" calcext:value-type="float">
            <text:p>14720</text:p>
          </table:table-cell>
          <table:table-cell table:number-columns-repeated="1022"/>
        </table:table-row>
        <table:table-row table:style-name="ro1">
          <table:table-cell office:value-type="float" office:value="29312" calcext:value-type="float">
            <text:p>29312</text:p>
          </table:table-cell>
          <table:table-cell table:formula="of:=[.A212]-14528" office:value-type="float" office:value="14784" calcext:value-type="float">
            <text:p>14784</text:p>
          </table:table-cell>
          <table:table-cell table:number-columns-repeated="1022"/>
        </table:table-row>
        <table:table-row table:style-name="ro1">
          <table:table-cell office:value-type="float" office:value="29312" calcext:value-type="float">
            <text:p>29312</text:p>
          </table:table-cell>
          <table:table-cell table:formula="of:=[.A213]-14528" office:value-type="float" office:value="14784" calcext:value-type="float">
            <text:p>14784</text:p>
          </table:table-cell>
          <table:table-cell table:number-columns-repeated="1022"/>
        </table:table-row>
        <table:table-row table:style-name="ro1">
          <table:table-cell office:value-type="float" office:value="29376" calcext:value-type="float">
            <text:p>29376</text:p>
          </table:table-cell>
          <table:table-cell table:formula="of:=[.A214]-14528" office:value-type="float" office:value="14848" calcext:value-type="float">
            <text:p>14848</text:p>
          </table:table-cell>
          <table:table-cell table:number-columns-repeated="1022"/>
        </table:table-row>
        <table:table-row table:style-name="ro1">
          <table:table-cell office:value-type="float" office:value="29440" calcext:value-type="float">
            <text:p>29440</text:p>
          </table:table-cell>
          <table:table-cell table:formula="of:=[.A215]-14528" office:value-type="float" office:value="14912" calcext:value-type="float">
            <text:p>14912</text:p>
          </table:table-cell>
          <table:table-cell table:number-columns-repeated="1022"/>
        </table:table-row>
        <table:table-row table:style-name="ro1">
          <table:table-cell office:value-type="float" office:value="29504" calcext:value-type="float">
            <text:p>29504</text:p>
          </table:table-cell>
          <table:table-cell table:formula="of:=[.A216]-14528" office:value-type="float" office:value="14976" calcext:value-type="float">
            <text:p>14976</text:p>
          </table:table-cell>
          <table:table-cell table:number-columns-repeated="1022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formula="of:=[.A217]-14528" office:value-type="float" office:value="15040" calcext:value-type="float">
            <text:p>15040</text:p>
          </table:table-cell>
          <table:table-cell table:number-columns-repeated="1022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formula="of:=[.A218]-14528" office:value-type="float" office:value="15040" calcext:value-type="float">
            <text:p>15040</text:p>
          </table:table-cell>
          <table:table-cell table:number-columns-repeated="1022"/>
        </table:table-row>
        <table:table-row table:style-name="ro1">
          <table:table-cell office:value-type="float" office:value="29632" calcext:value-type="float">
            <text:p>29632</text:p>
          </table:table-cell>
          <table:table-cell table:formula="of:=[.A219]-14528" office:value-type="float" office:value="15104" calcext:value-type="float">
            <text:p>15104</text:p>
          </table:table-cell>
          <table:table-cell table:number-columns-repeated="1022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formula="of:=[.A220]-14528" office:value-type="float" office:value="15168" calcext:value-type="float">
            <text:p>15168</text:p>
          </table:table-cell>
          <table:table-cell table:number-columns-repeated="1022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formula="of:=[.A221]-14528" office:value-type="float" office:value="15168" calcext:value-type="float">
            <text:p>15168</text:p>
          </table:table-cell>
          <table:table-cell table:number-columns-repeated="1022"/>
        </table:table-row>
        <table:table-row table:style-name="ro1">
          <table:table-cell office:value-type="float" office:value="29760" calcext:value-type="float">
            <text:p>29760</text:p>
          </table:table-cell>
          <table:table-cell table:formula="of:=[.A222]-14528" office:value-type="float" office:value="15232" calcext:value-type="float">
            <text:p>15232</text:p>
          </table:table-cell>
          <table:table-cell table:number-columns-repeated="1022"/>
        </table:table-row>
        <table:table-row table:style-name="ro1">
          <table:table-cell office:value-type="float" office:value="29760" calcext:value-type="float">
            <text:p>29760</text:p>
          </table:table-cell>
          <table:table-cell table:formula="of:=[.A223]-14528" office:value-type="float" office:value="15232" calcext:value-type="float">
            <text:p>15232</text:p>
          </table:table-cell>
          <table:table-cell table:number-columns-repeated="1022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formula="of:=[.A224]-14528" office:value-type="float" office:value="15296" calcext:value-type="float">
            <text:p>15296</text:p>
          </table:table-cell>
          <table:table-cell table:number-columns-repeated="1022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formula="of:=[.A225]-14528" office:value-type="float" office:value="15296" calcext:value-type="float">
            <text:p>15296</text:p>
          </table:table-cell>
          <table:table-cell table:number-columns-repeated="1022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formula="of:=[.A226]-14528" office:value-type="float" office:value="15360" calcext:value-type="float">
            <text:p>15360</text:p>
          </table:table-cell>
          <table:table-cell table:number-columns-repeated="1022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formula="of:=[.A227]-14528" office:value-type="float" office:value="15360" calcext:value-type="float">
            <text:p>15360</text:p>
          </table:table-cell>
          <table:table-cell table:number-columns-repeated="1022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formula="of:=[.A228]-14528" office:value-type="float" office:value="15424" calcext:value-type="float">
            <text:p>15424</text:p>
          </table:table-cell>
          <table:table-cell table:number-columns-repeated="1022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formula="of:=[.A229]-14528" office:value-type="float" office:value="15424" calcext:value-type="float">
            <text:p>15424</text:p>
          </table:table-cell>
          <table:table-cell table:number-columns-repeated="1022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formula="of:=[.A230]-14528" office:value-type="float" office:value="15360" calcext:value-type="float">
            <text:p>15360</text:p>
          </table:table-cell>
          <table:table-cell table:number-columns-repeated="1022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formula="of:=[.A231]-14528" office:value-type="float" office:value="15360" calcext:value-type="float">
            <text:p>15360</text:p>
          </table:table-cell>
          <table:table-cell table:number-columns-repeated="1022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formula="of:=[.A232]-14528" office:value-type="float" office:value="15424" calcext:value-type="float">
            <text:p>15424</text:p>
          </table:table-cell>
          <table:table-cell table:number-columns-repeated="1022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formula="of:=[.A233]-14528" office:value-type="float" office:value="15488" calcext:value-type="float">
            <text:p>15488</text:p>
          </table:table-cell>
          <table:table-cell table:number-columns-repeated="1022"/>
        </table:table-row>
        <table:table-row table:style-name="ro1">
          <table:table-cell office:value-type="float" office:value="30080" calcext:value-type="float">
            <text:p>30080</text:p>
          </table:table-cell>
          <table:table-cell table:formula="of:=[.A234]-14528" office:value-type="float" office:value="15552" calcext:value-type="float">
            <text:p>15552</text:p>
          </table:table-cell>
          <table:table-cell table:number-columns-repeated="1022"/>
        </table:table-row>
        <table:table-row table:style-name="ro1">
          <table:table-cell office:value-type="float" office:value="30144" calcext:value-type="float">
            <text:p>30144</text:p>
          </table:table-cell>
          <table:table-cell table:formula="of:=[.A235]-14528" office:value-type="float" office:value="15616" calcext:value-type="float">
            <text:p>15616</text:p>
          </table:table-cell>
          <table:table-cell table:number-columns-repeated="1022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formula="of:=[.A236]-14528" office:value-type="float" office:value="15680" calcext:value-type="float">
            <text:p>15680</text:p>
          </table:table-cell>
          <table:table-cell table:number-columns-repeated="1022"/>
        </table:table-row>
        <table:table-row table:style-name="ro1">
          <table:table-cell office:value-type="float" office:value="30272" calcext:value-type="float">
            <text:p>30272</text:p>
          </table:table-cell>
          <table:table-cell table:formula="of:=[.A237]-14528" office:value-type="float" office:value="15744" calcext:value-type="float">
            <text:p>15744</text:p>
          </table:table-cell>
          <table:table-cell table:number-columns-repeated="1022"/>
        </table:table-row>
        <table:table-row table:style-name="ro1">
          <table:table-cell office:value-type="float" office:value="30336" calcext:value-type="float">
            <text:p>30336</text:p>
          </table:table-cell>
          <table:table-cell table:formula="of:=[.A238]-14528" office:value-type="float" office:value="15808" calcext:value-type="float">
            <text:p>15808</text:p>
          </table:table-cell>
          <table:table-cell table:number-columns-repeated="1022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formula="of:=[.A239]-14528" office:value-type="float" office:value="15872" calcext:value-type="float">
            <text:p>15872</text:p>
          </table:table-cell>
          <table:table-cell table:number-columns-repeated="1022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formula="of:=[.A240]-14528" office:value-type="float" office:value="15872" calcext:value-type="float">
            <text:p>15872</text:p>
          </table:table-cell>
          <table:table-cell table:number-columns-repeated="1022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formula="of:=[.A241]-14528" office:value-type="float" office:value="15936" calcext:value-type="float">
            <text:p>15936</text:p>
          </table:table-cell>
          <table:table-cell table:number-columns-repeated="1022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formula="of:=[.A242]-14528" office:value-type="float" office:value="15936" calcext:value-type="float">
            <text:p>15936</text:p>
          </table:table-cell>
          <table:table-cell table:number-columns-repeated="1022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formula="of:=[.A243]-14528" office:value-type="float" office:value="15936" calcext:value-type="float">
            <text:p>15936</text:p>
          </table:table-cell>
          <table:table-cell table:number-columns-repeated="1022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formula="of:=[.A244]-14528" office:value-type="float" office:value="15936" calcext:value-type="float">
            <text:p>15936</text:p>
          </table:table-cell>
          <table:table-cell table:number-columns-repeated="1022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formula="of:=[.A245]-14528" office:value-type="float" office:value="16000" calcext:value-type="float">
            <text:p>16000</text:p>
          </table:table-cell>
          <table:table-cell table:number-columns-repeated="1022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formula="of:=[.A246]-14528" office:value-type="float" office:value="16000" calcext:value-type="float">
            <text:p>16000</text:p>
          </table:table-cell>
          <table:table-cell table:number-columns-repeated="1022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formula="of:=[.A247]-14528" office:value-type="float" office:value="16064" calcext:value-type="float">
            <text:p>16064</text:p>
          </table:table-cell>
          <table:table-cell table:number-columns-repeated="1022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formula="of:=[.A248]-14528" office:value-type="float" office:value="16064" calcext:value-type="float">
            <text:p>16064</text:p>
          </table:table-cell>
          <table:table-cell table:number-columns-repeated="1022"/>
        </table:table-row>
        <table:table-row table:style-name="ro1">
          <table:table-cell office:value-type="float" office:value="30656" calcext:value-type="float">
            <text:p>30656</text:p>
          </table:table-cell>
          <table:table-cell table:formula="of:=[.A249]-14528" office:value-type="float" office:value="16128" calcext:value-type="float">
            <text:p>16128</text:p>
          </table:table-cell>
          <table:table-cell table:number-columns-repeated="1022"/>
        </table:table-row>
        <table:table-row table:style-name="ro1">
          <table:table-cell office:value-type="float" office:value="30656" calcext:value-type="float">
            <text:p>30656</text:p>
          </table:table-cell>
          <table:table-cell table:formula="of:=[.A250]-14528" office:value-type="float" office:value="16128" calcext:value-type="float">
            <text:p>16128</text:p>
          </table:table-cell>
          <table:table-cell table:number-columns-repeated="1022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formula="of:=[.A251]-14528" office:value-type="float" office:value="16192" calcext:value-type="float">
            <text:p>16192</text:p>
          </table:table-cell>
          <table:table-cell table:number-columns-repeated="1022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formula="of:=[.A252]-14528" office:value-type="float" office:value="16192" calcext:value-type="float">
            <text:p>16192</text:p>
          </table:table-cell>
          <table:table-cell table:number-columns-repeated="1022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formula="of:=[.A253]-14528" office:value-type="float" office:value="16256" calcext:value-type="float">
            <text:p>16256</text:p>
          </table:table-cell>
          <table:table-cell table:number-columns-repeated="1022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formula="of:=[.A254]-14528" office:value-type="float" office:value="16256" calcext:value-type="float">
            <text:p>16256</text:p>
          </table:table-cell>
          <table:table-cell table:number-columns-repeated="1022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formula="of:=[.A255]-14528" office:value-type="float" office:value="16320" calcext:value-type="float">
            <text:p>16320</text:p>
          </table:table-cell>
          <table:table-cell table:number-columns-repeated="1022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formula="of:=[.A256]-14528" office:value-type="float" office:value="16384" calcext:value-type="float">
            <text:p>16384</text:p>
          </table:table-cell>
          <table:table-cell table:number-columns-repeated="1022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formula="of:=[.A257]-14528" office:value-type="float" office:value="16384" calcext:value-type="float">
            <text:p>16384</text:p>
          </table:table-cell>
          <table:table-cell table:number-columns-repeated="1022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formula="of:=[.A258]-14528" office:value-type="float" office:value="16384" calcext:value-type="float">
            <text:p>16384</text:p>
          </table:table-cell>
          <table:table-cell table:number-columns-repeated="1022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formula="of:=[.A259]-14528" office:value-type="float" office:value="16448" calcext:value-type="float">
            <text:p>16448</text:p>
          </table:table-cell>
          <table:table-cell table:number-columns-repeated="1022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formula="of:=[.A260]-14528" office:value-type="float" office:value="16512" calcext:value-type="float">
            <text:p>16512</text:p>
          </table:table-cell>
          <table:table-cell table:number-columns-repeated="1022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formula="of:=[.A261]-14528" office:value-type="float" office:value="16512" calcext:value-type="float">
            <text:p>16512</text:p>
          </table:table-cell>
          <table:table-cell table:number-columns-repeated="1022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formula="of:=[.A262]-14528" office:value-type="float" office:value="16576" calcext:value-type="float">
            <text:p>16576</text:p>
          </table:table-cell>
          <table:table-cell table:number-columns-repeated="1022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formula="of:=[.A263]-14528" office:value-type="float" office:value="16576" calcext:value-type="float">
            <text:p>16576</text:p>
          </table:table-cell>
          <table:table-cell table:number-columns-repeated="1022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formula="of:=[.A264]-14528" office:value-type="float" office:value="16640" calcext:value-type="float">
            <text:p>16640</text:p>
          </table:table-cell>
          <table:table-cell table:number-columns-repeated="1022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formula="of:=[.A265]-14528" office:value-type="float" office:value="16640" calcext:value-type="float">
            <text:p>16640</text:p>
          </table:table-cell>
          <table:table-cell table:number-columns-repeated="1022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formula="of:=[.A266]-14528" office:value-type="float" office:value="16640" calcext:value-type="float">
            <text:p>16640</text:p>
          </table:table-cell>
          <table:table-cell table:number-columns-repeated="1022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formula="of:=[.A267]-14528" office:value-type="float" office:value="16704" calcext:value-type="float">
            <text:p>16704</text:p>
          </table:table-cell>
          <table:table-cell table:number-columns-repeated="1022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formula="of:=[.A268]-14528" office:value-type="float" office:value="16704" calcext:value-type="float">
            <text:p>16704</text:p>
          </table:table-cell>
          <table:table-cell table:number-columns-repeated="1022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formula="of:=[.A269]-14528" office:value-type="float" office:value="16768" calcext:value-type="float">
            <text:p>16768</text:p>
          </table:table-cell>
          <table:table-cell table:number-columns-repeated="1022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formula="of:=[.A270]-14528" office:value-type="float" office:value="16768" calcext:value-type="float">
            <text:p>16768</text:p>
          </table:table-cell>
          <table:table-cell table:number-columns-repeated="1022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formula="of:=[.A271]-14528" office:value-type="float" office:value="16832" calcext:value-type="float">
            <text:p>16832</text:p>
          </table:table-cell>
          <table:table-cell table:number-columns-repeated="1022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formula="of:=[.A272]-14528" office:value-type="float" office:value="16832" calcext:value-type="float">
            <text:p>16832</text:p>
          </table:table-cell>
          <table:table-cell table:number-columns-repeated="1022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formula="of:=[.A273]-14528" office:value-type="float" office:value="16896" calcext:value-type="float">
            <text:p>16896</text:p>
          </table:table-cell>
          <table:table-cell table:number-columns-repeated="1022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formula="of:=[.A274]-14528" office:value-type="float" office:value="16896" calcext:value-type="float">
            <text:p>16896</text:p>
          </table:table-cell>
          <table:table-cell table:number-columns-repeated="1022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formula="of:=[.A275]-14528" office:value-type="float" office:value="16960" calcext:value-type="float">
            <text:p>16960</text:p>
          </table:table-cell>
          <table:table-cell table:number-columns-repeated="1022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formula="of:=[.A276]-14528" office:value-type="float" office:value="17024" calcext:value-type="float">
            <text:p>17024</text:p>
          </table:table-cell>
          <table:table-cell table:number-columns-repeated="1022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formula="of:=[.A277]-14528" office:value-type="float" office:value="17088" calcext:value-type="float">
            <text:p>17088</text:p>
          </table:table-cell>
          <table:table-cell table:number-columns-repeated="1022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formula="of:=[.A278]-14528" office:value-type="float" office:value="17088" calcext:value-type="float">
            <text:p>17088</text:p>
          </table:table-cell>
          <table:table-cell table:number-columns-repeated="1022"/>
        </table:table-row>
        <table:table-row table:style-name="ro1">
          <table:table-cell office:value-type="float" office:value="31680" calcext:value-type="float">
            <text:p>31680</text:p>
          </table:table-cell>
          <table:table-cell table:formula="of:=[.A279]-14528" office:value-type="float" office:value="17152" calcext:value-type="float">
            <text:p>17152</text:p>
          </table:table-cell>
          <table:table-cell table:number-columns-repeated="1022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formula="of:=[.A280]-14528" office:value-type="float" office:value="17216" calcext:value-type="float">
            <text:p>17216</text:p>
          </table:table-cell>
          <table:table-cell table:number-columns-repeated="1022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formula="of:=[.A281]-14528" office:value-type="float" office:value="17216" calcext:value-type="float">
            <text:p>17216</text:p>
          </table:table-cell>
          <table:table-cell table:number-columns-repeated="1022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formula="of:=[.A282]-14528" office:value-type="float" office:value="17280" calcext:value-type="float">
            <text:p>17280</text:p>
          </table:table-cell>
          <table:table-cell table:number-columns-repeated="1022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formula="of:=[.A283]-14528" office:value-type="float" office:value="17280" calcext:value-type="float">
            <text:p>17280</text:p>
          </table:table-cell>
          <table:table-cell table:number-columns-repeated="1022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formula="of:=[.A284]-14528" office:value-type="float" office:value="17344" calcext:value-type="float">
            <text:p>17344</text:p>
          </table:table-cell>
          <table:table-cell table:number-columns-repeated="1022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formula="of:=[.A285]-14528" office:value-type="float" office:value="17408" calcext:value-type="float">
            <text:p>17408</text:p>
          </table:table-cell>
          <table:table-cell table:number-columns-repeated="1022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formula="of:=[.A286]-14528" office:value-type="float" office:value="17408" calcext:value-type="float">
            <text:p>17408</text:p>
          </table:table-cell>
          <table:table-cell table:number-columns-repeated="1022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A287]-14528" office:value-type="float" office:value="17472" calcext:value-type="float">
            <text:p>17472</text:p>
          </table:table-cell>
          <table:table-cell table:number-columns-repeated="1022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formula="of:=[.A288]-14528" office:value-type="float" office:value="17536" calcext:value-type="float">
            <text:p>17536</text:p>
          </table:table-cell>
          <table:table-cell table:number-columns-repeated="1022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formula="of:=[.A289]-14528" office:value-type="float" office:value="17600" calcext:value-type="float">
            <text:p>17600</text:p>
          </table:table-cell>
          <table:table-cell table:number-columns-repeated="1022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formula="of:=[.A290]-14528" office:value-type="float" office:value="17664" calcext:value-type="float">
            <text:p>17664</text:p>
          </table:table-cell>
          <table:table-cell table:number-columns-repeated="1022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formula="of:=[.A291]-14528" office:value-type="float" office:value="17792" calcext:value-type="float">
            <text:p>17792</text:p>
          </table:table-cell>
          <table:table-cell table:number-columns-repeated="1022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formula="of:=[.A292]-14528" office:value-type="float" office:value="17920" calcext:value-type="float">
            <text:p>17920</text:p>
          </table:table-cell>
          <table:table-cell table:number-columns-repeated="1022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formula="of:=[.A293]-14528" office:value-type="float" office:value="17984" calcext:value-type="float">
            <text:p>17984</text:p>
          </table:table-cell>
          <table:table-cell table:number-columns-repeated="1022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formula="of:=[.A294]-14528" office:value-type="float" office:value="18176" calcext:value-type="float">
            <text:p>18176</text:p>
          </table:table-cell>
          <table:table-cell table:number-columns-repeated="1022"/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formula="of:=[.A295]-14528" office:value-type="float" office:value="18304" calcext:value-type="float">
            <text:p>18304</text:p>
          </table:table-cell>
          <table:table-cell table:number-columns-repeated="1022"/>
        </table:table-row>
        <table:table-row table:style-name="ro1">
          <table:table-cell office:value-type="float" office:value="32896" calcext:value-type="float">
            <text:p>32896</text:p>
          </table:table-cell>
          <table:table-cell table:formula="of:=[.A296]-14528" office:value-type="float" office:value="18368" calcext:value-type="float">
            <text:p>18368</text:p>
          </table:table-cell>
          <table:table-cell table:number-columns-repeated="1022"/>
        </table:table-row>
        <table:table-row table:style-name="ro1">
          <table:table-cell office:value-type="float" office:value="33024" calcext:value-type="float">
            <text:p>33024</text:p>
          </table:table-cell>
          <table:table-cell table:formula="of:=[.A297]-14528" office:value-type="float" office:value="18496" calcext:value-type="float">
            <text:p>18496</text:p>
          </table:table-cell>
          <table:table-cell table:number-columns-repeated="1022"/>
        </table:table-row>
        <table:table-row table:style-name="ro1">
          <table:table-cell office:value-type="float" office:value="33152" calcext:value-type="float">
            <text:p>33152</text:p>
          </table:table-cell>
          <table:table-cell table:formula="of:=[.A298]-14528" office:value-type="float" office:value="18624" calcext:value-type="float">
            <text:p>18624</text:p>
          </table:table-cell>
          <table:table-cell table:number-columns-repeated="1022"/>
        </table:table-row>
        <table:table-row table:style-name="ro1">
          <table:table-cell office:value-type="float" office:value="33344" calcext:value-type="float">
            <text:p>33344</text:p>
          </table:table-cell>
          <table:table-cell table:formula="of:=[.A299]-14528" office:value-type="float" office:value="18816" calcext:value-type="float">
            <text:p>18816</text:p>
          </table:table-cell>
          <table:table-cell table:number-columns-repeated="1022"/>
        </table:table-row>
        <table:table-row table:style-name="ro1">
          <table:table-cell office:value-type="float" office:value="33472" calcext:value-type="float">
            <text:p>33472</text:p>
          </table:table-cell>
          <table:table-cell table:formula="of:=[.A300]-14528" office:value-type="float" office:value="18944" calcext:value-type="float">
            <text:p>18944</text:p>
          </table:table-cell>
          <table:table-cell table:number-columns-repeated="1022"/>
        </table:table-row>
        <table:table-row table:style-name="ro1">
          <table:table-cell office:value-type="float" office:value="33664" calcext:value-type="float">
            <text:p>33664</text:p>
          </table:table-cell>
          <table:table-cell table:formula="of:=[.A301]-14528" office:value-type="float" office:value="19136" calcext:value-type="float">
            <text:p>19136</text:p>
          </table:table-cell>
          <table:table-cell table:number-columns-repeated="1022"/>
        </table:table-row>
        <table:table-row table:style-name="ro1">
          <table:table-cell office:value-type="float" office:value="33856" calcext:value-type="float">
            <text:p>33856</text:p>
          </table:table-cell>
          <table:table-cell table:formula="of:=[.A302]-14528" office:value-type="float" office:value="19328" calcext:value-type="float">
            <text:p>19328</text:p>
          </table:table-cell>
          <table:table-cell table:number-columns-repeated="1022"/>
        </table:table-row>
        <table:table-row table:style-name="ro1">
          <table:table-cell office:value-type="float" office:value="33920" calcext:value-type="float">
            <text:p>33920</text:p>
          </table:table-cell>
          <table:table-cell table:formula="of:=[.A303]-14528" office:value-type="float" office:value="19392" calcext:value-type="float">
            <text:p>19392</text:p>
          </table:table-cell>
          <table:table-cell table:number-columns-repeated="1022"/>
        </table:table-row>
        <table:table-row table:style-name="ro1">
          <table:table-cell office:value-type="float" office:value="34112" calcext:value-type="float">
            <text:p>34112</text:p>
          </table:table-cell>
          <table:table-cell table:formula="of:=[.A304]-14528" office:value-type="float" office:value="19584" calcext:value-type="float">
            <text:p>19584</text:p>
          </table:table-cell>
          <table:table-cell table:number-columns-repeated="1022"/>
        </table:table-row>
        <table:table-row table:style-name="ro1">
          <table:table-cell office:value-type="float" office:value="34368" calcext:value-type="float">
            <text:p>34368</text:p>
          </table:table-cell>
          <table:table-cell table:formula="of:=[.A305]-14528" office:value-type="float" office:value="19840" calcext:value-type="float">
            <text:p>19840</text:p>
          </table:table-cell>
          <table:table-cell table:number-columns-repeated="1022"/>
        </table:table-row>
        <table:table-row table:style-name="ro1">
          <table:table-cell office:value-type="float" office:value="34624" calcext:value-type="float">
            <text:p>34624</text:p>
          </table:table-cell>
          <table:table-cell table:formula="of:=[.A306]-14528" office:value-type="float" office:value="20096" calcext:value-type="float">
            <text:p>20096</text:p>
          </table:table-cell>
          <table:table-cell table:number-columns-repeated="1022"/>
        </table:table-row>
        <table:table-row table:style-name="ro1">
          <table:table-cell office:value-type="float" office:value="34944" calcext:value-type="float">
            <text:p>34944</text:p>
          </table:table-cell>
          <table:table-cell table:formula="of:=[.A307]-14528" office:value-type="float" office:value="20416" calcext:value-type="float">
            <text:p>20416</text:p>
          </table:table-cell>
          <table:table-cell table:number-columns-repeated="1022"/>
        </table:table-row>
        <table:table-row table:style-name="ro1">
          <table:table-cell office:value-type="float" office:value="35136" calcext:value-type="float">
            <text:p>35136</text:p>
          </table:table-cell>
          <table:table-cell table:formula="of:=[.A308]-14528" office:value-type="float" office:value="20608" calcext:value-type="float">
            <text:p>20608</text:p>
          </table:table-cell>
          <table:table-cell table:number-columns-repeated="1022"/>
        </table:table-row>
        <table:table-row table:style-name="ro1">
          <table:table-cell office:value-type="float" office:value="35456" calcext:value-type="float">
            <text:p>35456</text:p>
          </table:table-cell>
          <table:table-cell table:formula="of:=[.A309]-14528" office:value-type="float" office:value="20928" calcext:value-type="float">
            <text:p>20928</text:p>
          </table:table-cell>
          <table:table-cell table:number-columns-repeated="1022"/>
        </table:table-row>
        <table:table-row table:style-name="ro1">
          <table:table-cell office:value-type="float" office:value="35712" calcext:value-type="float">
            <text:p>35712</text:p>
          </table:table-cell>
          <table:table-cell table:formula="of:=[.A310]-14528" office:value-type="float" office:value="21184" calcext:value-type="float">
            <text:p>21184</text:p>
          </table:table-cell>
          <table:table-cell table:number-columns-repeated="1022"/>
        </table:table-row>
        <table:table-row table:style-name="ro1">
          <table:table-cell office:value-type="float" office:value="35904" calcext:value-type="float">
            <text:p>35904</text:p>
          </table:table-cell>
          <table:table-cell table:formula="of:=[.A311]-14528" office:value-type="float" office:value="21376" calcext:value-type="float">
            <text:p>21376</text:p>
          </table:table-cell>
          <table:table-cell table:number-columns-repeated="1022"/>
        </table:table-row>
        <table:table-row table:style-name="ro1">
          <table:table-cell office:value-type="float" office:value="36160" calcext:value-type="float">
            <text:p>36160</text:p>
          </table:table-cell>
          <table:table-cell table:formula="of:=[.A312]-14528" office:value-type="float" office:value="21632" calcext:value-type="float">
            <text:p>21632</text:p>
          </table:table-cell>
          <table:table-cell table:number-columns-repeated="1022"/>
        </table:table-row>
        <table:table-row table:style-name="ro1">
          <table:table-cell office:value-type="float" office:value="36544" calcext:value-type="float">
            <text:p>36544</text:p>
          </table:table-cell>
          <table:table-cell table:formula="of:=[.A313]-14528" office:value-type="float" office:value="22016" calcext:value-type="float">
            <text:p>22016</text:p>
          </table:table-cell>
          <table:table-cell table:number-columns-repeated="1022"/>
        </table:table-row>
        <table:table-row table:style-name="ro1">
          <table:table-cell office:value-type="float" office:value="36800" calcext:value-type="float">
            <text:p>36800</text:p>
          </table:table-cell>
          <table:table-cell table:formula="of:=[.A314]-14528" office:value-type="float" office:value="22272" calcext:value-type="float">
            <text:p>22272</text:p>
          </table:table-cell>
          <table:table-cell table:number-columns-repeated="1022"/>
        </table:table-row>
        <table:table-row table:style-name="ro1">
          <table:table-cell office:value-type="float" office:value="37056" calcext:value-type="float">
            <text:p>37056</text:p>
          </table:table-cell>
          <table:table-cell table:formula="of:=[.A315]-14528" office:value-type="float" office:value="22528" calcext:value-type="float">
            <text:p>22528</text:p>
          </table:table-cell>
          <table:table-cell table:number-columns-repeated="1022"/>
        </table:table-row>
        <table:table-row table:style-name="ro1">
          <table:table-cell office:value-type="float" office:value="37312" calcext:value-type="float">
            <text:p>37312</text:p>
          </table:table-cell>
          <table:table-cell table:formula="of:=[.A316]-14528" office:value-type="float" office:value="22784" calcext:value-type="float">
            <text:p>22784</text:p>
          </table:table-cell>
          <table:table-cell table:number-columns-repeated="1022"/>
        </table:table-row>
        <table:table-row table:style-name="ro1">
          <table:table-cell office:value-type="float" office:value="37504" calcext:value-type="float">
            <text:p>37504</text:p>
          </table:table-cell>
          <table:table-cell table:formula="of:=[.A317]-14528" office:value-type="float" office:value="22976" calcext:value-type="float">
            <text:p>22976</text:p>
          </table:table-cell>
          <table:table-cell table:number-columns-repeated="1022"/>
        </table:table-row>
        <table:table-row table:style-name="ro1">
          <table:table-cell office:value-type="float" office:value="37568" calcext:value-type="float">
            <text:p>37568</text:p>
          </table:table-cell>
          <table:table-cell table:formula="of:=[.A318]-14528" office:value-type="float" office:value="23040" calcext:value-type="float">
            <text:p>23040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19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0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1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2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3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4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5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6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7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8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29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formula="of:=[.A330]-14528" office:value-type="float" office:value="23104" calcext:value-type="float">
            <text:p>23104</text:p>
          </table:table-cell>
          <table:table-cell table:number-columns-repeated="1022"/>
        </table:table-row>
        <table:table-row table:style-name="ro1">
          <table:table-cell office:value-type="float" office:value="37696" calcext:value-type="float">
            <text:p>37696</text:p>
          </table:table-cell>
          <table:table-cell table:formula="of:=[.A331]-14528" office:value-type="float" office:value="23168" calcext:value-type="float">
            <text:p>23168</text:p>
          </table:table-cell>
          <table:table-cell table:number-columns-repeated="1022"/>
        </table:table-row>
        <table:table-row table:style-name="ro1">
          <table:table-cell office:value-type="float" office:value="37696" calcext:value-type="float">
            <text:p>37696</text:p>
          </table:table-cell>
          <table:table-cell table:formula="of:=[.A332]-14528" office:value-type="float" office:value="23168" calcext:value-type="float">
            <text:p>23168</text:p>
          </table:table-cell>
          <table:table-cell table:number-columns-repeated="1022"/>
        </table:table-row>
        <table:table-row table:style-name="ro1">
          <table:table-cell office:value-type="float" office:value="37696" calcext:value-type="float">
            <text:p>37696</text:p>
          </table:table-cell>
          <table:table-cell table:formula="of:=[.A333]-14528" office:value-type="float" office:value="23168" calcext:value-type="float">
            <text:p>23168</text:p>
          </table:table-cell>
          <table:table-cell table:number-columns-repeated="1022"/>
        </table:table-row>
        <table:table-row table:style-name="ro1">
          <table:table-cell office:value-type="float" office:value="37760" calcext:value-type="float">
            <text:p>37760</text:p>
          </table:table-cell>
          <table:table-cell table:formula="of:=[.A334]-14528" office:value-type="float" office:value="23232" calcext:value-type="float">
            <text:p>23232</text:p>
          </table:table-cell>
          <table:table-cell table:number-columns-repeated="1022"/>
        </table:table-row>
        <table:table-row table:style-name="ro1">
          <table:table-cell office:value-type="float" office:value="37824" calcext:value-type="float">
            <text:p>37824</text:p>
          </table:table-cell>
          <table:table-cell table:formula="of:=[.A335]-14528" office:value-type="float" office:value="23296" calcext:value-type="float">
            <text:p>23296</text:p>
          </table:table-cell>
          <table:table-cell table:number-columns-repeated="1022"/>
        </table:table-row>
        <table:table-row table:style-name="ro1">
          <table:table-cell office:value-type="float" office:value="37888" calcext:value-type="float">
            <text:p>37888</text:p>
          </table:table-cell>
          <table:table-cell table:formula="of:=[.A336]-14528" office:value-type="float" office:value="23360" calcext:value-type="float">
            <text:p>23360</text:p>
          </table:table-cell>
          <table:table-cell table:number-columns-repeated="1022"/>
        </table:table-row>
        <table:table-row table:style-name="ro1">
          <table:table-cell office:value-type="float" office:value="37952" calcext:value-type="float">
            <text:p>37952</text:p>
          </table:table-cell>
          <table:table-cell table:formula="of:=[.A337]-14528" office:value-type="float" office:value="23424" calcext:value-type="float">
            <text:p>23424</text:p>
          </table:table-cell>
          <table:table-cell table:number-columns-repeated="1022"/>
        </table:table-row>
        <table:table-row table:style-name="ro1">
          <table:table-cell office:value-type="float" office:value="38016" calcext:value-type="float">
            <text:p>38016</text:p>
          </table:table-cell>
          <table:table-cell table:formula="of:=[.A338]-14528" office:value-type="float" office:value="23488" calcext:value-type="float">
            <text:p>23488</text:p>
          </table:table-cell>
          <table:table-cell table:number-columns-repeated="1022"/>
        </table:table-row>
        <table:table-row table:style-name="ro1">
          <table:table-cell office:value-type="float" office:value="38144" calcext:value-type="float">
            <text:p>38144</text:p>
          </table:table-cell>
          <table:table-cell table:formula="of:=[.A339]-14528" office:value-type="float" office:value="23616" calcext:value-type="float">
            <text:p>23616</text:p>
          </table:table-cell>
          <table:table-cell table:number-columns-repeated="1022"/>
        </table:table-row>
        <table:table-row table:style-name="ro1">
          <table:table-cell office:value-type="float" office:value="38208" calcext:value-type="float">
            <text:p>38208</text:p>
          </table:table-cell>
          <table:table-cell table:formula="of:=[.A340]-14528" office:value-type="float" office:value="23680" calcext:value-type="float">
            <text:p>23680</text:p>
          </table:table-cell>
          <table:table-cell table:number-columns-repeated="1022"/>
        </table:table-row>
        <table:table-row table:style-name="ro1">
          <table:table-cell office:value-type="float" office:value="38272" calcext:value-type="float">
            <text:p>38272</text:p>
          </table:table-cell>
          <table:table-cell table:formula="of:=[.A341]-14528" office:value-type="float" office:value="23744" calcext:value-type="float">
            <text:p>23744</text:p>
          </table:table-cell>
          <table:table-cell table:number-columns-repeated="1022"/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formula="of:=[.A342]-14528" office:value-type="float" office:value="23872" calcext:value-type="float">
            <text:p>23872</text:p>
          </table:table-cell>
          <table:table-cell table:number-columns-repeated="1022"/>
        </table:table-row>
        <table:table-row table:style-name="ro1">
          <table:table-cell office:value-type="float" office:value="38528" calcext:value-type="float">
            <text:p>38528</text:p>
          </table:table-cell>
          <table:table-cell table:formula="of:=[.A343]-14528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1">
          <table:table-cell office:value-type="float" office:value="38592" calcext:value-type="float">
            <text:p>38592</text:p>
          </table:table-cell>
          <table:table-cell table:formula="of:=[.A344]-14528" office:value-type="float" office:value="24064" calcext:value-type="float">
            <text:p>24064</text:p>
          </table:table-cell>
          <table:table-cell table:number-columns-repeated="1022"/>
        </table:table-row>
        <table:table-row table:style-name="ro1">
          <table:table-cell office:value-type="float" office:value="38656" calcext:value-type="float">
            <text:p>38656</text:p>
          </table:table-cell>
          <table:table-cell table:formula="of:=[.A345]-14528" office:value-type="float" office:value="24128" calcext:value-type="float">
            <text:p>24128</text:p>
          </table:table-cell>
          <table:table-cell table:number-columns-repeated="1022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formula="of:=[.A346]-14528" office:value-type="float" office:value="24192" calcext:value-type="float">
            <text:p>24192</text:p>
          </table:table-cell>
          <table:table-cell table:number-columns-repeated="1022"/>
        </table:table-row>
        <table:table-row table:style-name="ro1">
          <table:table-cell office:value-type="float" office:value="38784" calcext:value-type="float">
            <text:p>38784</text:p>
          </table:table-cell>
          <table:table-cell table:formula="of:=[.A347]-14528" office:value-type="float" office:value="24256" calcext:value-type="float">
            <text:p>24256</text:p>
          </table:table-cell>
          <table:table-cell table:number-columns-repeated="1022"/>
        </table:table-row>
        <table:table-row table:style-name="ro1">
          <table:table-cell office:value-type="float" office:value="38784" calcext:value-type="float">
            <text:p>38784</text:p>
          </table:table-cell>
          <table:table-cell table:formula="of:=[.A348]-14528" office:value-type="float" office:value="24256" calcext:value-type="float">
            <text:p>24256</text:p>
          </table:table-cell>
          <table:table-cell table:number-columns-repeated="1022"/>
        </table:table-row>
        <table:table-row table:style-name="ro1">
          <table:table-cell office:value-type="float" office:value="38848" calcext:value-type="float">
            <text:p>38848</text:p>
          </table:table-cell>
          <table:table-cell table:formula="of:=[.A349]-14528" office:value-type="float" office:value="24320" calcext:value-type="float">
            <text:p>24320</text:p>
          </table:table-cell>
          <table:table-cell table:number-columns-repeated="1022"/>
        </table:table-row>
        <table:table-row table:style-name="ro1">
          <table:table-cell office:value-type="float" office:value="38912" calcext:value-type="float">
            <text:p>38912</text:p>
          </table:table-cell>
          <table:table-cell table:formula="of:=[.A350]-14528" office:value-type="float" office:value="24384" calcext:value-type="float">
            <text:p>24384</text:p>
          </table:table-cell>
          <table:table-cell table:number-columns-repeated="1022"/>
        </table:table-row>
        <table:table-row table:style-name="ro1">
          <table:table-cell office:value-type="float" office:value="38912" calcext:value-type="float">
            <text:p>38912</text:p>
          </table:table-cell>
          <table:table-cell table:formula="of:=[.A351]-14528" office:value-type="float" office:value="24384" calcext:value-type="float">
            <text:p>24384</text:p>
          </table:table-cell>
          <table:table-cell table:number-columns-repeated="1022"/>
        </table:table-row>
        <table:table-row table:style-name="ro1">
          <table:table-cell office:value-type="float" office:value="38976" calcext:value-type="float">
            <text:p>38976</text:p>
          </table:table-cell>
          <table:table-cell table:formula="of:=[.A352]-14528" office:value-type="float" office:value="24448" calcext:value-type="float">
            <text:p>24448</text:p>
          </table:table-cell>
          <table:table-cell table:number-columns-repeated="1022"/>
        </table:table-row>
        <table:table-row table:style-name="ro1">
          <table:table-cell office:value-type="float" office:value="39040" calcext:value-type="float">
            <text:p>39040</text:p>
          </table:table-cell>
          <table:table-cell table:formula="of:=[.A353]-14528" office:value-type="float" office:value="24512" calcext:value-type="float">
            <text:p>24512</text:p>
          </table:table-cell>
          <table:table-cell table:number-columns-repeated="1022"/>
        </table:table-row>
        <table:table-row table:style-name="ro1">
          <table:table-cell office:value-type="float" office:value="39040" calcext:value-type="float">
            <text:p>39040</text:p>
          </table:table-cell>
          <table:table-cell table:formula="of:=[.A354]-14528" office:value-type="float" office:value="24512" calcext:value-type="float">
            <text:p>24512</text:p>
          </table:table-cell>
          <table:table-cell table:number-columns-repeated="1022"/>
        </table:table-row>
        <table:table-row table:style-name="ro1">
          <table:table-cell office:value-type="float" office:value="39104" calcext:value-type="float">
            <text:p>39104</text:p>
          </table:table-cell>
          <table:table-cell table:formula="of:=[.A355]-14528" office:value-type="float" office:value="24576" calcext:value-type="float">
            <text:p>24576</text:p>
          </table:table-cell>
          <table:table-cell table:number-columns-repeated="1022"/>
        </table:table-row>
        <table:table-row table:style-name="ro1">
          <table:table-cell office:value-type="float" office:value="39104" calcext:value-type="float">
            <text:p>39104</text:p>
          </table:table-cell>
          <table:table-cell table:formula="of:=[.A356]-14528" office:value-type="float" office:value="24576" calcext:value-type="float">
            <text:p>24576</text:p>
          </table:table-cell>
          <table:table-cell table:number-columns-repeated="1022"/>
        </table:table-row>
        <table:table-row table:style-name="ro1">
          <table:table-cell office:value-type="float" office:value="39168" calcext:value-type="float">
            <text:p>39168</text:p>
          </table:table-cell>
          <table:table-cell table:formula="of:=[.A357]-14528" office:value-type="float" office:value="24640" calcext:value-type="float">
            <text:p>24640</text:p>
          </table:table-cell>
          <table:table-cell table:number-columns-repeated="1022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formula="of:=[.A358]-14528" office:value-type="float" office:value="24704" calcext:value-type="float">
            <text:p>24704</text:p>
          </table:table-cell>
          <table:table-cell table:number-columns-repeated="1022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formula="of:=[.A359]-14528" office:value-type="float" office:value="24832" calcext:value-type="float">
            <text:p>24832</text:p>
          </table:table-cell>
          <table:table-cell table:number-columns-repeated="1022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formula="of:=[.A360]-14528" office:value-type="float" office:value="24896" calcext:value-type="float">
            <text:p>24896</text:p>
          </table:table-cell>
          <table:table-cell table:number-columns-repeated="1022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formula="of:=[.A361]-14528" office:value-type="float" office:value="24960" calcext:value-type="float">
            <text:p>24960</text:p>
          </table:table-cell>
          <table:table-cell table:number-columns-repeated="1022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formula="of:=[.A362]-14528" office:value-type="float" office:value="25024" calcext:value-type="float">
            <text:p>25024</text:p>
          </table:table-cell>
          <table:table-cell table:number-columns-repeated="1022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formula="of:=[.A363]-14528" office:value-type="float" office:value="25088" calcext:value-type="float">
            <text:p>25088</text:p>
          </table:table-cell>
          <table:table-cell table:number-columns-repeated="1022"/>
        </table:table-row>
        <table:table-row table:style-name="ro1">
          <table:table-cell office:value-type="float" office:value="39680" calcext:value-type="float">
            <text:p>39680</text:p>
          </table:table-cell>
          <table:table-cell table:formula="of:=[.A364]-14528" office:value-type="float" office:value="25152" calcext:value-type="float">
            <text:p>25152</text:p>
          </table:table-cell>
          <table:table-cell table:number-columns-repeated="1022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formula="of:=[.A365]-14528" office:value-type="float" office:value="25280" calcext:value-type="float">
            <text:p>25280</text:p>
          </table:table-cell>
          <table:table-cell table:number-columns-repeated="1022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formula="of:=[.A366]-14528" office:value-type="float" office:value="25344" calcext:value-type="float">
            <text:p>25344</text:p>
          </table:table-cell>
          <table:table-cell table:number-columns-repeated="1022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formula="of:=[.A367]-14528" office:value-type="float" office:value="25408" calcext:value-type="float">
            <text:p>25408</text:p>
          </table:table-cell>
          <table:table-cell table:number-columns-repeated="102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[.A368]-14528" office:value-type="float" office:value="25472" calcext:value-type="float">
            <text:p>25472</text:p>
          </table:table-cell>
          <table:table-cell table:number-columns-repeated="1022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formula="of:=[.A369]-14528" office:value-type="float" office:value="25536" calcext:value-type="float">
            <text:p>25536</text:p>
          </table:table-cell>
          <table:table-cell table:number-columns-repeated="1022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formula="of:=[.A370]-14528" office:value-type="float" office:value="25600" calcext:value-type="float">
            <text:p>25600</text:p>
          </table:table-cell>
          <table:table-cell table:number-columns-repeated="1022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formula="of:=[.A371]-14528" office:value-type="float" office:value="25600" calcext:value-type="float">
            <text:p>25600</text:p>
          </table:table-cell>
          <table:table-cell table:number-columns-repeated="1022"/>
        </table:table-row>
        <table:table-row table:style-name="ro1">
          <table:table-cell office:value-type="float" office:value="40192" calcext:value-type="float">
            <text:p>40192</text:p>
          </table:table-cell>
          <table:table-cell table:formula="of:=[.A372]-14528" office:value-type="float" office:value="25664" calcext:value-type="float">
            <text:p>25664</text:p>
          </table:table-cell>
          <table:table-cell table:number-columns-repeated="1022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formula="of:=[.A373]-14528" office:value-type="float" office:value="25728" calcext:value-type="float">
            <text:p>25728</text:p>
          </table:table-cell>
          <table:table-cell table:number-columns-repeated="1022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formula="of:=[.A374]-14528" office:value-type="float" office:value="25856" calcext:value-type="float">
            <text:p>25856</text:p>
          </table:table-cell>
          <table:table-cell table:number-columns-repeated="1022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formula="of:=[.A375]-14528" office:value-type="float" office:value="25856" calcext:value-type="float">
            <text:p>25856</text:p>
          </table:table-cell>
          <table:table-cell table:number-columns-repeated="1022"/>
        </table:table-row>
        <table:table-row table:style-name="ro1">
          <table:table-cell office:value-type="float" office:value="40448" calcext:value-type="float">
            <text:p>40448</text:p>
          </table:table-cell>
          <table:table-cell table:formula="of:=[.A376]-14528" office:value-type="float" office:value="25920" calcext:value-type="float">
            <text:p>25920</text:p>
          </table:table-cell>
          <table:table-cell table:number-columns-repeated="1022"/>
        </table:table-row>
        <table:table-row table:style-name="ro1">
          <table:table-cell office:value-type="float" office:value="40576" calcext:value-type="float">
            <text:p>40576</text:p>
          </table:table-cell>
          <table:table-cell table:formula="of:=[.A377]-14528" office:value-type="float" office:value="26048" calcext:value-type="float">
            <text:p>26048</text:p>
          </table:table-cell>
          <table:table-cell table:number-columns-repeated="1022"/>
        </table:table-row>
        <table:table-row table:style-name="ro1">
          <table:table-cell office:value-type="float" office:value="40576" calcext:value-type="float">
            <text:p>40576</text:p>
          </table:table-cell>
          <table:table-cell table:formula="of:=[.A378]-14528" office:value-type="float" office:value="26048" calcext:value-type="float">
            <text:p>26048</text:p>
          </table:table-cell>
          <table:table-cell table:number-columns-repeated="1022"/>
        </table:table-row>
        <table:table-row table:style-name="ro1">
          <table:table-cell office:value-type="float" office:value="40704" calcext:value-type="float">
            <text:p>40704</text:p>
          </table:table-cell>
          <table:table-cell table:formula="of:=[.A379]-14528" office:value-type="float" office:value="26176" calcext:value-type="float">
            <text:p>26176</text:p>
          </table:table-cell>
          <table:table-cell table:number-columns-repeated="1022"/>
        </table:table-row>
        <table:table-row table:style-name="ro1">
          <table:table-cell office:value-type="float" office:value="40768" calcext:value-type="float">
            <text:p>40768</text:p>
          </table:table-cell>
          <table:table-cell table:formula="of:=[.A380]-14528" office:value-type="float" office:value="26240" calcext:value-type="float">
            <text:p>26240</text:p>
          </table:table-cell>
          <table:table-cell table:number-columns-repeated="1022"/>
        </table:table-row>
        <table:table-row table:style-name="ro1">
          <table:table-cell office:value-type="float" office:value="40896" calcext:value-type="float">
            <text:p>40896</text:p>
          </table:table-cell>
          <table:table-cell table:formula="of:=[.A381]-14528" office:value-type="float" office:value="26368" calcext:value-type="float">
            <text:p>26368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formula="of:=[.A382]-14528" office:value-type="float" office:value="26432" calcext:value-type="float">
            <text:p>26432</text:p>
          </table:table-cell>
          <table:table-cell table:number-columns-repeated="1022"/>
        </table:table-row>
        <table:table-row table:style-name="ro1">
          <table:table-cell office:value-type="float" office:value="41088" calcext:value-type="float">
            <text:p>41088</text:p>
          </table:table-cell>
          <table:table-cell table:formula="of:=[.A383]-14528" office:value-type="float" office:value="26560" calcext:value-type="float">
            <text:p>26560</text:p>
          </table:table-cell>
          <table:table-cell table:number-columns-repeated="1022"/>
        </table:table-row>
        <table:table-row table:style-name="ro1">
          <table:table-cell office:value-type="float" office:value="41216" calcext:value-type="float">
            <text:p>41216</text:p>
          </table:table-cell>
          <table:table-cell table:formula="of:=[.A384]-14528" office:value-type="float" office:value="26688" calcext:value-type="float">
            <text:p>26688</text:p>
          </table:table-cell>
          <table:table-cell table:number-columns-repeated="1022"/>
        </table:table-row>
        <table:table-row table:style-name="ro1">
          <table:table-cell office:value-type="float" office:value="41344" calcext:value-type="float">
            <text:p>41344</text:p>
          </table:table-cell>
          <table:table-cell table:formula="of:=[.A385]-14528" office:value-type="float" office:value="26816" calcext:value-type="float">
            <text:p>26816</text:p>
          </table:table-cell>
          <table:table-cell table:number-columns-repeated="1022"/>
        </table:table-row>
        <table:table-row table:style-name="ro1">
          <table:table-cell office:value-type="float" office:value="41344" calcext:value-type="float">
            <text:p>41344</text:p>
          </table:table-cell>
          <table:table-cell table:formula="of:=[.A386]-14528" office:value-type="float" office:value="26816" calcext:value-type="float">
            <text:p>26816</text:p>
          </table:table-cell>
          <table:table-cell table:number-columns-repeated="1022"/>
        </table:table-row>
        <table:table-row table:style-name="ro1">
          <table:table-cell office:value-type="float" office:value="41472" calcext:value-type="float">
            <text:p>41472</text:p>
          </table:table-cell>
          <table:table-cell table:formula="of:=[.A387]-14528" office:value-type="float" office:value="26944" calcext:value-type="float">
            <text:p>26944</text:p>
          </table:table-cell>
          <table:table-cell table:number-columns-repeated="1022"/>
        </table:table-row>
        <table:table-row table:style-name="ro1">
          <table:table-cell office:value-type="float" office:value="41536" calcext:value-type="float">
            <text:p>41536</text:p>
          </table:table-cell>
          <table:table-cell table:formula="of:=[.A388]-14528" office:value-type="float" office:value="27008" calcext:value-type="float">
            <text:p>27008</text:p>
          </table:table-cell>
          <table:table-cell table:number-columns-repeated="1022"/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formula="of:=[.A389]-14528" office:value-type="float" office:value="27072" calcext:value-type="float">
            <text:p>27072</text:p>
          </table:table-cell>
          <table:table-cell table:number-columns-repeated="1022"/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formula="of:=[.A390]-14528" office:value-type="float" office:value="27072" calcext:value-type="float">
            <text:p>27072</text:p>
          </table:table-cell>
          <table:table-cell table:number-columns-repeated="1022"/>
        </table:table-row>
        <table:table-row table:style-name="ro1">
          <table:table-cell office:value-type="float" office:value="41664" calcext:value-type="float">
            <text:p>41664</text:p>
          </table:table-cell>
          <table:table-cell table:formula="of:=[.A391]-14528" office:value-type="float" office:value="27136" calcext:value-type="float">
            <text:p>27136</text:p>
          </table:table-cell>
          <table:table-cell table:number-columns-repeated="1022"/>
        </table:table-row>
        <table:table-row table:style-name="ro1">
          <table:table-cell office:value-type="float" office:value="41728" calcext:value-type="float">
            <text:p>41728</text:p>
          </table:table-cell>
          <table:table-cell table:formula="of:=[.A392]-14528" office:value-type="float" office:value="27200" calcext:value-type="float">
            <text:p>27200</text:p>
          </table:table-cell>
          <table:table-cell table:number-columns-repeated="1022"/>
        </table:table-row>
        <table:table-row table:style-name="ro1">
          <table:table-cell office:value-type="float" office:value="41728" calcext:value-type="float">
            <text:p>41728</text:p>
          </table:table-cell>
          <table:table-cell table:formula="of:=[.A393]-14528" office:value-type="float" office:value="27200" calcext:value-type="float">
            <text:p>27200</text:p>
          </table:table-cell>
          <table:table-cell table:number-columns-repeated="1022"/>
        </table:table-row>
        <table:table-row table:style-name="ro1">
          <table:table-cell office:value-type="float" office:value="41792" calcext:value-type="float">
            <text:p>41792</text:p>
          </table:table-cell>
          <table:table-cell table:formula="of:=[.A394]-14528" office:value-type="float" office:value="27264" calcext:value-type="float">
            <text:p>27264</text:p>
          </table:table-cell>
          <table:table-cell table:number-columns-repeated="1022"/>
        </table:table-row>
        <table:table-row table:style-name="ro1">
          <table:table-cell office:value-type="float" office:value="41856" calcext:value-type="float">
            <text:p>41856</text:p>
          </table:table-cell>
          <table:table-cell table:formula="of:=[.A395]-14528" office:value-type="float" office:value="27328" calcext:value-type="float">
            <text:p>27328</text:p>
          </table:table-cell>
          <table:table-cell table:number-columns-repeated="1022"/>
        </table:table-row>
        <table:table-row table:style-name="ro1">
          <table:table-cell office:value-type="float" office:value="41920" calcext:value-type="float">
            <text:p>41920</text:p>
          </table:table-cell>
          <table:table-cell table:formula="of:=[.A396]-14528" office:value-type="float" office:value="27392" calcext:value-type="float">
            <text:p>27392</text:p>
          </table:table-cell>
          <table:table-cell table:number-columns-repeated="1022"/>
        </table:table-row>
        <table:table-row table:style-name="ro1">
          <table:table-cell office:value-type="float" office:value="41984" calcext:value-type="float">
            <text:p>41984</text:p>
          </table:table-cell>
          <table:table-cell table:formula="of:=[.A397]-14528" office:value-type="float" office:value="27456" calcext:value-type="float">
            <text:p>27456</text:p>
          </table:table-cell>
          <table:table-cell table:number-columns-repeated="1022"/>
        </table:table-row>
        <table:table-row table:style-name="ro1">
          <table:table-cell office:value-type="float" office:value="42048" calcext:value-type="float">
            <text:p>42048</text:p>
          </table:table-cell>
          <table:table-cell table:formula="of:=[.A398]-14528" office:value-type="float" office:value="27520" calcext:value-type="float">
            <text:p>27520</text:p>
          </table:table-cell>
          <table:table-cell table:number-columns-repeated="1022"/>
        </table:table-row>
        <table:table-row table:style-name="ro1">
          <table:table-cell office:value-type="float" office:value="42112" calcext:value-type="float">
            <text:p>42112</text:p>
          </table:table-cell>
          <table:table-cell table:formula="of:=[.A399]-14528" office:value-type="float" office:value="27584" calcext:value-type="float">
            <text:p>27584</text:p>
          </table:table-cell>
          <table:table-cell table:number-columns-repeated="1022"/>
        </table:table-row>
        <table:table-row table:style-name="ro1">
          <table:table-cell office:value-type="float" office:value="42176" calcext:value-type="float">
            <text:p>42176</text:p>
          </table:table-cell>
          <table:table-cell table:formula="of:=[.A400]-14528" office:value-type="float" office:value="27648" calcext:value-type="float">
            <text:p>27648</text:p>
          </table:table-cell>
          <table:table-cell table:number-columns-repeated="1022"/>
        </table:table-row>
        <table:table-row table:style-name="ro1">
          <table:table-cell office:value-type="float" office:value="42240" calcext:value-type="float">
            <text:p>42240</text:p>
          </table:table-cell>
          <table:table-cell table:formula="of:=[.A401]-14528" office:value-type="float" office:value="27712" calcext:value-type="float">
            <text:p>27712</text:p>
          </table:table-cell>
          <table:table-cell table:number-columns-repeated="1022"/>
        </table:table-row>
        <table:table-row table:style-name="ro1">
          <table:table-cell office:value-type="float" office:value="42304" calcext:value-type="float">
            <text:p>42304</text:p>
          </table:table-cell>
          <table:table-cell table:formula="of:=[.A402]-14528" office:value-type="float" office:value="27776" calcext:value-type="float">
            <text:p>27776</text:p>
          </table:table-cell>
          <table:table-cell table:number-columns-repeated="1022"/>
        </table:table-row>
        <table:table-row table:style-name="ro1">
          <table:table-cell office:value-type="float" office:value="42432" calcext:value-type="float">
            <text:p>42432</text:p>
          </table:table-cell>
          <table:table-cell table:formula="of:=[.A403]-14528" office:value-type="float" office:value="27904" calcext:value-type="float">
            <text:p>27904</text:p>
          </table:table-cell>
          <table:table-cell table:number-columns-repeated="1022"/>
        </table:table-row>
        <table:table-row table:style-name="ro1">
          <table:table-cell office:value-type="float" office:value="42496" calcext:value-type="float">
            <text:p>42496</text:p>
          </table:table-cell>
          <table:table-cell table:formula="of:=[.A404]-14528" office:value-type="float" office:value="27968" calcext:value-type="float">
            <text:p>27968</text:p>
          </table:table-cell>
          <table:table-cell table:number-columns-repeated="1022"/>
        </table:table-row>
        <table:table-row table:style-name="ro1">
          <table:table-cell office:value-type="float" office:value="42560" calcext:value-type="float">
            <text:p>42560</text:p>
          </table:table-cell>
          <table:table-cell table:formula="of:=[.A405]-14528" office:value-type="float" office:value="28032" calcext:value-type="float">
            <text:p>28032</text:p>
          </table:table-cell>
          <table:table-cell table:number-columns-repeated="1022"/>
        </table:table-row>
        <table:table-row table:style-name="ro1">
          <table:table-cell office:value-type="float" office:value="42624" calcext:value-type="float">
            <text:p>42624</text:p>
          </table:table-cell>
          <table:table-cell table:formula="of:=[.A406]-14528" office:value-type="float" office:value="28096" calcext:value-type="float">
            <text:p>28096</text:p>
          </table:table-cell>
          <table:table-cell table:number-columns-repeated="1022"/>
        </table:table-row>
        <table:table-row table:style-name="ro1">
          <table:table-cell office:value-type="float" office:value="42688" calcext:value-type="float">
            <text:p>42688</text:p>
          </table:table-cell>
          <table:table-cell table:formula="of:=[.A407]-14528" office:value-type="float" office:value="28160" calcext:value-type="float">
            <text:p>28160</text:p>
          </table:table-cell>
          <table:table-cell table:number-columns-repeated="1022"/>
        </table:table-row>
        <table:table-row table:style-name="ro1">
          <table:table-cell office:value-type="float" office:value="42688" calcext:value-type="float">
            <text:p>42688</text:p>
          </table:table-cell>
          <table:table-cell table:formula="of:=[.A408]-14528" office:value-type="float" office:value="28160" calcext:value-type="float">
            <text:p>28160</text:p>
          </table:table-cell>
          <table:table-cell table:number-columns-repeated="1022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formula="of:=[.A409]-14528" office:value-type="float" office:value="28224" calcext:value-type="float">
            <text:p>28224</text:p>
          </table:table-cell>
          <table:table-cell table:number-columns-repeated="1022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formula="of:=[.A410]-14528" office:value-type="float" office:value="28224" calcext:value-type="float">
            <text:p>28224</text:p>
          </table:table-cell>
          <table:table-cell table:number-columns-repeated="1022"/>
        </table:table-row>
        <table:table-row table:style-name="ro1">
          <table:table-cell office:value-type="float" office:value="42816" calcext:value-type="float">
            <text:p>42816</text:p>
          </table:table-cell>
          <table:table-cell table:formula="of:=[.A411]-14528" office:value-type="float" office:value="28288" calcext:value-type="float">
            <text:p>28288</text:p>
          </table:table-cell>
          <table:table-cell table:number-columns-repeated="1022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formula="of:=[.A412]-14528" office:value-type="float" office:value="28352" calcext:value-type="float">
            <text:p>28352</text:p>
          </table:table-cell>
          <table:table-cell table:number-columns-repeated="1022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formula="of:=[.A413]-14528" office:value-type="float" office:value="28352" calcext:value-type="float">
            <text:p>28352</text:p>
          </table:table-cell>
          <table:table-cell table:number-columns-repeated="1022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formula="of:=[.A414]-14528" office:value-type="float" office:value="28352" calcext:value-type="float">
            <text:p>28352</text:p>
          </table:table-cell>
          <table:table-cell table:number-columns-repeated="1022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formula="of:=[.A415]-14528" office:value-type="float" office:value="28416" calcext:value-type="float">
            <text:p>28416</text:p>
          </table:table-cell>
          <table:table-cell table:number-columns-repeated="1022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formula="of:=[.A416]-14528" office:value-type="float" office:value="28416" calcext:value-type="float">
            <text:p>28416</text:p>
          </table:table-cell>
          <table:table-cell table:number-columns-repeated="1022"/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formula="of:=[.A417]-14528" office:value-type="float" office:value="28480" calcext:value-type="float">
            <text:p>28480</text:p>
          </table:table-cell>
          <table:table-cell table:number-columns-repeated="1022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formula="of:=[.A418]-14528" office:value-type="float" office:value="28544" calcext:value-type="float">
            <text:p>28544</text:p>
          </table:table-cell>
          <table:table-cell table:number-columns-repeated="1022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formula="of:=[.A419]-14528" office:value-type="float" office:value="28544" calcext:value-type="float">
            <text:p>28544</text:p>
          </table:table-cell>
          <table:table-cell table:number-columns-repeated="1022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formula="of:=[.A420]-14528" office:value-type="float" office:value="28608" calcext:value-type="float">
            <text:p>28608</text:p>
          </table:table-cell>
          <table:table-cell table:number-columns-repeated="1022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formula="of:=[.A421]-14528" office:value-type="float" office:value="28608" calcext:value-type="float">
            <text:p>28608</text:p>
          </table:table-cell>
          <table:table-cell table:number-columns-repeated="1022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formula="of:=[.A422]-14528" office:value-type="float" office:value="28672" calcext:value-type="float">
            <text:p>28672</text:p>
          </table:table-cell>
          <table:table-cell table:number-columns-repeated="1022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formula="of:=[.A423]-14528" office:value-type="float" office:value="28672" calcext:value-type="float">
            <text:p>28672</text:p>
          </table:table-cell>
          <table:table-cell table:number-columns-repeated="1022"/>
        </table:table-row>
        <table:table-row table:style-name="ro1">
          <table:table-cell office:value-type="float" office:value="43264" calcext:value-type="float">
            <text:p>43264</text:p>
          </table:table-cell>
          <table:table-cell table:formula="of:=[.A424]-14528" office:value-type="float" office:value="28736" calcext:value-type="float">
            <text:p>28736</text:p>
          </table:table-cell>
          <table:table-cell table:number-columns-repeated="1022"/>
        </table:table-row>
        <table:table-row table:style-name="ro1">
          <table:table-cell office:value-type="float" office:value="43328" calcext:value-type="float">
            <text:p>43328</text:p>
          </table:table-cell>
          <table:table-cell table:formula="of:=[.A425]-14528" office:value-type="float" office:value="28800" calcext:value-type="float">
            <text:p>28800</text:p>
          </table:table-cell>
          <table:table-cell table:number-columns-repeated="1022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formula="of:=[.A426]-14528" office:value-type="float" office:value="28864" calcext:value-type="float">
            <text:p>28864</text:p>
          </table:table-cell>
          <table:table-cell table:number-columns-repeated="1022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formula="of:=[.A427]-14528" office:value-type="float" office:value="28864" calcext:value-type="float">
            <text:p>28864</text:p>
          </table:table-cell>
          <table:table-cell table:number-columns-repeated="1022"/>
        </table:table-row>
        <table:table-row table:style-name="ro1">
          <table:table-cell office:value-type="float" office:value="43456" calcext:value-type="float">
            <text:p>43456</text:p>
          </table:table-cell>
          <table:table-cell table:formula="of:=[.A428]-14528" office:value-type="float" office:value="28928" calcext:value-type="float">
            <text:p>28928</text:p>
          </table:table-cell>
          <table:table-cell table:number-columns-repeated="1022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formula="of:=[.A429]-14528" office:value-type="float" office:value="28992" calcext:value-type="float">
            <text:p>28992</text:p>
          </table:table-cell>
          <table:table-cell table:number-columns-repeated="1022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formula="of:=[.A430]-14528" office:value-type="float" office:value="28992" calcext:value-type="float">
            <text:p>28992</text:p>
          </table:table-cell>
          <table:table-cell table:number-columns-repeated="1022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formula="of:=[.A431]-14528" office:value-type="float" office:value="29056" calcext:value-type="float">
            <text:p>29056</text:p>
          </table:table-cell>
          <table:table-cell table:number-columns-repeated="1022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formula="of:=[.A432]-14528" office:value-type="float" office:value="29056" calcext:value-type="float">
            <text:p>29056</text:p>
          </table:table-cell>
          <table:table-cell table:number-columns-repeated="1022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formula="of:=[.A433]-14528" office:value-type="float" office:value="29120" calcext:value-type="float">
            <text:p>29120</text:p>
          </table:table-cell>
          <table:table-cell table:number-columns-repeated="1022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formula="of:=[.A434]-14528" office:value-type="float" office:value="29184" calcext:value-type="float">
            <text:p>29184</text:p>
          </table:table-cell>
          <table:table-cell table:number-columns-repeated="1022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formula="of:=[.A435]-14528" office:value-type="float" office:value="29184" calcext:value-type="float">
            <text:p>29184</text:p>
          </table:table-cell>
          <table:table-cell table:number-columns-repeated="1022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formula="of:=[.A436]-14528" office:value-type="float" office:value="29248" calcext:value-type="float">
            <text:p>29248</text:p>
          </table:table-cell>
          <table:table-cell table:number-columns-repeated="1022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formula="of:=[.A437]-14528" office:value-type="float" office:value="29248" calcext:value-type="float">
            <text:p>29248</text:p>
          </table:table-cell>
          <table:table-cell table:number-columns-repeated="1022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formula="of:=[.A438]-14528" office:value-type="float" office:value="29312" calcext:value-type="float">
            <text:p>29312</text:p>
          </table:table-cell>
          <table:table-cell table:number-columns-repeated="1022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formula="of:=[.A439]-14528" office:value-type="float" office:value="29312" calcext:value-type="float">
            <text:p>29312</text:p>
          </table:table-cell>
          <table:table-cell table:number-columns-repeated="1022"/>
        </table:table-row>
        <table:table-row table:style-name="ro1">
          <table:table-cell office:value-type="float" office:value="43904" calcext:value-type="float">
            <text:p>43904</text:p>
          </table:table-cell>
          <table:table-cell table:formula="of:=[.A440]-14528" office:value-type="float" office:value="29376" calcext:value-type="float">
            <text:p>29376</text:p>
          </table:table-cell>
          <table:table-cell table:number-columns-repeated="1022"/>
        </table:table-row>
        <table:table-row table:style-name="ro1">
          <table:table-cell office:value-type="float" office:value="43968" calcext:value-type="float">
            <text:p>43968</text:p>
          </table:table-cell>
          <table:table-cell table:formula="of:=[.A441]-14528" office:value-type="float" office:value="29440" calcext:value-type="float">
            <text:p>29440</text:p>
          </table:table-cell>
          <table:table-cell table:number-columns-repeated="1022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formula="of:=[.A442]-14528" office:value-type="float" office:value="29504" calcext:value-type="float">
            <text:p>29504</text:p>
          </table:table-cell>
          <table:table-cell table:number-columns-repeated="1022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formula="of:=[.A443]-14528" office:value-type="float" office:value="29568" calcext:value-type="float">
            <text:p>29568</text:p>
          </table:table-cell>
          <table:table-cell table:number-columns-repeated="1022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formula="of:=[.A444]-14528" office:value-type="float" office:value="29568" calcext:value-type="float">
            <text:p>29568</text:p>
          </table:table-cell>
          <table:table-cell table:number-columns-repeated="1022"/>
        </table:table-row>
        <table:table-row table:style-name="ro1">
          <table:table-cell office:value-type="float" office:value="44160" calcext:value-type="float">
            <text:p>44160</text:p>
          </table:table-cell>
          <table:table-cell table:formula="of:=[.A445]-14528" office:value-type="float" office:value="29632" calcext:value-type="float">
            <text:p>29632</text:p>
          </table:table-cell>
          <table:table-cell table:number-columns-repeated="1022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formula="of:=[.A446]-14528" office:value-type="float" office:value="29696" calcext:value-type="float">
            <text:p>29696</text:p>
          </table:table-cell>
          <table:table-cell table:number-columns-repeated="1022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formula="of:=[.A447]-14528" office:value-type="float" office:value="29696" calcext:value-type="float">
            <text:p>29696</text:p>
          </table:table-cell>
          <table:table-cell table:number-columns-repeated="1022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formula="of:=[.A448]-14528" office:value-type="float" office:value="29760" calcext:value-type="float">
            <text:p>29760</text:p>
          </table:table-cell>
          <table:table-cell table:number-columns-repeated="1022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formula="of:=[.A449]-14528" office:value-type="float" office:value="29824" calcext:value-type="float">
            <text:p>29824</text:p>
          </table:table-cell>
          <table:table-cell table:number-columns-repeated="1022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formula="of:=[.A450]-14528" office:value-type="float" office:value="29824" calcext:value-type="float">
            <text:p>29824</text:p>
          </table:table-cell>
          <table:table-cell table:number-columns-repeated="1022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formula="of:=[.A451]-14528" office:value-type="float" office:value="29888" calcext:value-type="float">
            <text:p>29888</text:p>
          </table:table-cell>
          <table:table-cell table:number-columns-repeated="1022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formula="of:=[.A452]-14528" office:value-type="float" office:value="29888" calcext:value-type="float">
            <text:p>29888</text:p>
          </table:table-cell>
          <table:table-cell table:number-columns-repeated="1022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formula="of:=[.A453]-14528" office:value-type="float" office:value="29952" calcext:value-type="float">
            <text:p>29952</text:p>
          </table:table-cell>
          <table:table-cell table:number-columns-repeated="1022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formula="of:=[.A454]-14528" office:value-type="float" office:value="29952" calcext:value-type="float">
            <text:p>29952</text:p>
          </table:table-cell>
          <table:table-cell table:number-columns-repeated="1022"/>
        </table:table-row>
        <table:table-row table:style-name="ro1">
          <table:table-cell office:value-type="float" office:value="44544" calcext:value-type="float">
            <text:p>44544</text:p>
          </table:table-cell>
          <table:table-cell table:formula="of:=[.A455]-14528" office:value-type="float" office:value="30016" calcext:value-type="float">
            <text:p>30016</text:p>
          </table:table-cell>
          <table:table-cell table:number-columns-repeated="1022"/>
        </table:table-row>
        <table:table-row table:style-name="ro1">
          <table:table-cell office:value-type="float" office:value="44544" calcext:value-type="float">
            <text:p>44544</text:p>
          </table:table-cell>
          <table:table-cell table:formula="of:=[.A456]-14528" office:value-type="float" office:value="30016" calcext:value-type="float">
            <text:p>30016</text:p>
          </table:table-cell>
          <table:table-cell table:number-columns-repeated="1022"/>
        </table:table-row>
        <table:table-row table:style-name="ro1">
          <table:table-cell office:value-type="float" office:value="44608" calcext:value-type="float">
            <text:p>44608</text:p>
          </table:table-cell>
          <table:table-cell table:formula="of:=[.A457]-14528" office:value-type="float" office:value="30080" calcext:value-type="float">
            <text:p>30080</text:p>
          </table:table-cell>
          <table:table-cell table:number-columns-repeated="1022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formula="of:=[.A458]-14528" office:value-type="float" office:value="30144" calcext:value-type="float">
            <text:p>30144</text:p>
          </table:table-cell>
          <table:table-cell table:number-columns-repeated="1022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formula="of:=[.A459]-14528" office:value-type="float" office:value="30144" calcext:value-type="float">
            <text:p>30144</text:p>
          </table:table-cell>
          <table:table-cell table:number-columns-repeated="1022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formula="of:=[.A460]-14528" office:value-type="float" office:value="30208" calcext:value-type="float">
            <text:p>30208</text:p>
          </table:table-cell>
          <table:table-cell table:number-columns-repeated="1022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formula="of:=[.A461]-14528" office:value-type="float" office:value="30208" calcext:value-type="float">
            <text:p>30208</text:p>
          </table:table-cell>
          <table:table-cell table:number-columns-repeated="1022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formula="of:=[.A462]-14528" office:value-type="float" office:value="30272" calcext:value-type="float">
            <text:p>30272</text:p>
          </table:table-cell>
          <table:table-cell table:number-columns-repeated="1022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formula="of:=[.A463]-14528" office:value-type="float" office:value="30336" calcext:value-type="float">
            <text:p>30336</text:p>
          </table:table-cell>
          <table:table-cell table:number-columns-repeated="1022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formula="of:=[.A464]-14528" office:value-type="float" office:value="30400" calcext:value-type="float">
            <text:p>30400</text:p>
          </table:table-cell>
          <table:table-cell table:number-columns-repeated="1022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formula="of:=[.A465]-14528" office:value-type="float" office:value="30464" calcext:value-type="float">
            <text:p>30464</text:p>
          </table:table-cell>
          <table:table-cell table:number-columns-repeated="1022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formula="of:=[.A466]-14528" office:value-type="float" office:value="30528" calcext:value-type="float">
            <text:p>30528</text:p>
          </table:table-cell>
          <table:table-cell table:number-columns-repeated="1022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formula="of:=[.A467]-14528" office:value-type="float" office:value="30592" calcext:value-type="float">
            <text:p>30592</text:p>
          </table:table-cell>
          <table:table-cell table:number-columns-repeated="1022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formula="of:=[.A468]-14528" office:value-type="float" office:value="30592" calcext:value-type="float">
            <text:p>30592</text:p>
          </table:table-cell>
          <table:table-cell table:number-columns-repeated="1022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formula="of:=[.A469]-14528" office:value-type="float" office:value="30656" calcext:value-type="float">
            <text:p>30656</text:p>
          </table:table-cell>
          <table:table-cell table:number-columns-repeated="1022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formula="of:=[.A470]-14528" office:value-type="float" office:value="30720" calcext:value-type="float">
            <text:p>30720</text:p>
          </table:table-cell>
          <table:table-cell table:number-columns-repeated="1022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formula="of:=[.A471]-14528" office:value-type="float" office:value="30784" calcext:value-type="float">
            <text:p>30784</text:p>
          </table:table-cell>
          <table:table-cell table:number-columns-repeated="1022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formula="of:=[.A472]-14528" office:value-type="float" office:value="30848" calcext:value-type="float">
            <text:p>30848</text:p>
          </table:table-cell>
          <table:table-cell table:number-columns-repeated="1022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formula="of:=[.A473]-14528" office:value-type="float" office:value="30912" calcext:value-type="float">
            <text:p>30912</text:p>
          </table:table-cell>
          <table:table-cell table:number-columns-repeated="1022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formula="of:=[.A474]-14528" office:value-type="float" office:value="30976" calcext:value-type="float">
            <text:p>30976</text:p>
          </table:table-cell>
          <table:table-cell table:number-columns-repeated="1022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formula="of:=[.A475]-14528" office:value-type="float" office:value="31104" calcext:value-type="float">
            <text:p>31104</text:p>
          </table:table-cell>
          <table:table-cell table:number-columns-repeated="1022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formula="of:=[.A476]-14528" office:value-type="float" office:value="31104" calcext:value-type="float">
            <text:p>31104</text:p>
          </table:table-cell>
          <table:table-cell table:number-columns-repeated="1022"/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formula="of:=[.A477]-14528" office:value-type="float" office:value="31232" calcext:value-type="float">
            <text:p>31232</text:p>
          </table:table-cell>
          <table:table-cell table:number-columns-repeated="1022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formula="of:=[.A478]-14528" office:value-type="float" office:value="31360" calcext:value-type="float">
            <text:p>31360</text:p>
          </table:table-cell>
          <table:table-cell table:number-columns-repeated="1022"/>
        </table:table-row>
        <table:table-row table:style-name="ro1">
          <table:table-cell office:value-type="float" office:value="46016" calcext:value-type="float">
            <text:p>46016</text:p>
          </table:table-cell>
          <table:table-cell table:formula="of:=[.A479]-14528" office:value-type="float" office:value="31488" calcext:value-type="float">
            <text:p>31488</text:p>
          </table:table-cell>
          <table:table-cell table:number-columns-repeated="1022"/>
        </table:table-row>
        <table:table-row table:style-name="ro1">
          <table:table-cell office:value-type="float" office:value="46208" calcext:value-type="float">
            <text:p>46208</text:p>
          </table:table-cell>
          <table:table-cell table:formula="of:=[.A480]-14528" office:value-type="float" office:value="31680" calcext:value-type="float">
            <text:p>31680</text:p>
          </table:table-cell>
          <table:table-cell table:number-columns-repeated="1022"/>
        </table:table-row>
        <table:table-row table:style-name="ro1">
          <table:table-cell office:value-type="float" office:value="46400" calcext:value-type="float">
            <text:p>46400</text:p>
          </table:table-cell>
          <table:table-cell table:formula="of:=[.A481]-14528" office:value-type="float" office:value="31872" calcext:value-type="float">
            <text:p>31872</text:p>
          </table:table-cell>
          <table:table-cell table:number-columns-repeated="1022"/>
        </table:table-row>
        <table:table-row table:style-name="ro1">
          <table:table-cell office:value-type="float" office:value="46592" calcext:value-type="float">
            <text:p>46592</text:p>
          </table:table-cell>
          <table:table-cell table:formula="of:=[.A482]-14528" office:value-type="float" office:value="32064" calcext:value-type="float">
            <text:p>32064</text:p>
          </table:table-cell>
          <table:table-cell table:number-columns-repeated="1022"/>
        </table:table-row>
        <table:table-row table:style-name="ro1">
          <table:table-cell office:value-type="float" office:value="46656" calcext:value-type="float">
            <text:p>46656</text:p>
          </table:table-cell>
          <table:table-cell table:formula="of:=[.A483]-14528" office:value-type="float" office:value="32128" calcext:value-type="float">
            <text:p>32128</text:p>
          </table:table-cell>
          <table:table-cell table:number-columns-repeated="1022"/>
        </table:table-row>
        <table:table-row table:style-name="ro1">
          <table:table-cell office:value-type="float" office:value="46848" calcext:value-type="float">
            <text:p>46848</text:p>
          </table:table-cell>
          <table:table-cell table:formula="of:=[.A484]-14528" office:value-type="float" office:value="32320" calcext:value-type="float">
            <text:p>32320</text:p>
          </table:table-cell>
          <table:table-cell table:number-columns-repeated="1022"/>
        </table:table-row>
        <table:table-row table:style-name="ro1">
          <table:table-cell office:value-type="float" office:value="47040" calcext:value-type="float">
            <text:p>47040</text:p>
          </table:table-cell>
          <table:table-cell table:formula="of:=[.A485]-14528" office:value-type="float" office:value="32512" calcext:value-type="float">
            <text:p>32512</text:p>
          </table:table-cell>
          <table:table-cell table:number-columns-repeated="1022"/>
        </table:table-row>
        <table:table-row table:style-name="ro1">
          <table:table-cell office:value-type="float" office:value="47296" calcext:value-type="float">
            <text:p>47296</text:p>
          </table:table-cell>
          <table:table-cell table:formula="of:=[.A486]-14528" office:value-type="float" office:value="32768" calcext:value-type="float">
            <text:p>32768</text:p>
          </table:table-cell>
          <table:table-cell table:number-columns-repeated="1022"/>
        </table:table-row>
        <table:table-row table:style-name="ro1">
          <table:table-cell office:value-type="float" office:value="47552" calcext:value-type="float">
            <text:p>47552</text:p>
          </table:table-cell>
          <table:table-cell table:formula="of:=[.A487]-14528" office:value-type="float" office:value="33024" calcext:value-type="float">
            <text:p>33024</text:p>
          </table:table-cell>
          <table:table-cell table:number-columns-repeated="1022"/>
        </table:table-row>
        <table:table-row table:style-name="ro1">
          <table:table-cell office:value-type="float" office:value="47872" calcext:value-type="float">
            <text:p>47872</text:p>
          </table:table-cell>
          <table:table-cell table:formula="of:=[.A488]-14528" office:value-type="float" office:value="33344" calcext:value-type="float">
            <text:p>33344</text:p>
          </table:table-cell>
          <table:table-cell table:number-columns-repeated="1022"/>
        </table:table-row>
        <table:table-row table:style-name="ro1">
          <table:table-cell office:value-type="float" office:value="48192" calcext:value-type="float">
            <text:p>48192</text:p>
          </table:table-cell>
          <table:table-cell table:formula="of:=[.A489]-14528" office:value-type="float" office:value="33664" calcext:value-type="float">
            <text:p>33664</text:p>
          </table:table-cell>
          <table:table-cell table:number-columns-repeated="1022"/>
        </table:table-row>
        <table:table-row table:style-name="ro1">
          <table:table-cell office:value-type="float" office:value="48576" calcext:value-type="float">
            <text:p>48576</text:p>
          </table:table-cell>
          <table:table-cell table:formula="of:=[.A490]-14528" office:value-type="float" office:value="34048" calcext:value-type="float">
            <text:p>34048</text:p>
          </table:table-cell>
          <table:table-cell table:number-columns-repeated="1022"/>
        </table:table-row>
        <table:table-row table:style-name="ro1">
          <table:table-cell office:value-type="float" office:value="48768" calcext:value-type="float">
            <text:p>48768</text:p>
          </table:table-cell>
          <table:table-cell table:formula="of:=[.A491]-14528" office:value-type="float" office:value="34240" calcext:value-type="float">
            <text:p>34240</text:p>
          </table:table-cell>
          <table:table-cell table:number-columns-repeated="1022"/>
        </table:table-row>
        <table:table-row table:style-name="ro1">
          <table:table-cell office:value-type="float" office:value="49216" calcext:value-type="float">
            <text:p>49216</text:p>
          </table:table-cell>
          <table:table-cell table:formula="of:=[.A492]-14528" office:value-type="float" office:value="34688" calcext:value-type="float">
            <text:p>34688</text:p>
          </table:table-cell>
          <table:table-cell table:number-columns-repeated="1022"/>
        </table:table-row>
        <table:table-row table:style-name="ro1">
          <table:table-cell office:value-type="float" office:value="49664" calcext:value-type="float">
            <text:p>49664</text:p>
          </table:table-cell>
          <table:table-cell table:formula="of:=[.A493]-14528" office:value-type="float" office:value="35136" calcext:value-type="float">
            <text:p>35136</text:p>
          </table:table-cell>
          <table:table-cell table:number-columns-repeated="1022"/>
        </table:table-row>
        <table:table-row table:style-name="ro1">
          <table:table-cell office:value-type="float" office:value="50112" calcext:value-type="float">
            <text:p>50112</text:p>
          </table:table-cell>
          <table:table-cell table:formula="of:=[.A494]-14528" office:value-type="float" office:value="35584" calcext:value-type="float">
            <text:p>35584</text:p>
          </table:table-cell>
          <table:table-cell table:number-columns-repeated="1022"/>
        </table:table-row>
        <table:table-row table:style-name="ro1">
          <table:table-cell office:value-type="float" office:value="50496" calcext:value-type="float">
            <text:p>50496</text:p>
          </table:table-cell>
          <table:table-cell table:formula="of:=[.A495]-14528" office:value-type="float" office:value="35968" calcext:value-type="float">
            <text:p>35968</text:p>
          </table:table-cell>
          <table:table-cell table:number-columns-repeated="1022"/>
        </table:table-row>
        <table:table-row table:style-name="ro1">
          <table:table-cell office:value-type="float" office:value="50880" calcext:value-type="float">
            <text:p>50880</text:p>
          </table:table-cell>
          <table:table-cell table:formula="of:=[.A496]-14528" office:value-type="float" office:value="36352" calcext:value-type="float">
            <text:p>36352</text:p>
          </table:table-cell>
          <table:table-cell table:number-columns-repeated="1022"/>
        </table:table-row>
        <table:table-row table:style-name="ro1">
          <table:table-cell office:value-type="float" office:value="51072" calcext:value-type="float">
            <text:p>51072</text:p>
          </table:table-cell>
          <table:table-cell table:formula="of:=[.A497]-14528" office:value-type="float" office:value="36544" calcext:value-type="float">
            <text:p>36544</text:p>
          </table:table-cell>
          <table:table-cell table:number-columns-repeated="1022"/>
        </table:table-row>
        <table:table-row table:style-name="ro1">
          <table:table-cell office:value-type="float" office:value="51136" calcext:value-type="float">
            <text:p>51136</text:p>
          </table:table-cell>
          <table:table-cell table:formula="of:=[.A498]-14528" office:value-type="float" office:value="36608" calcext:value-type="float">
            <text:p>36608</text:p>
          </table:table-cell>
          <table:table-cell table:number-columns-repeated="1022"/>
        </table:table-row>
        <table:table-row table:style-name="ro1">
          <table:table-cell office:value-type="float" office:value="51200" calcext:value-type="float">
            <text:p>51200</text:p>
          </table:table-cell>
          <table:table-cell table:formula="of:=[.A499]-14528" office:value-type="float" office:value="36672" calcext:value-type="float">
            <text:p>36672</text:p>
          </table:table-cell>
          <table:table-cell table:number-columns-repeated="1022"/>
        </table:table-row>
        <table:table-row table:style-name="ro1">
          <table:table-cell office:value-type="float" office:value="51200" calcext:value-type="float">
            <text:p>51200</text:p>
          </table:table-cell>
          <table:table-cell table:formula="of:=[.A500]-14528" office:value-type="float" office:value="36672" calcext:value-type="float">
            <text:p>36672</text:p>
          </table:table-cell>
          <table:table-cell table:number-columns-repeated="1022"/>
        </table:table-row>
        <table:table-row table:style-name="ro1">
          <table:table-cell office:value-type="float" office:value="51136" calcext:value-type="float">
            <text:p>51136</text:p>
          </table:table-cell>
          <table:table-cell table:formula="of:=[.A501]-14528" office:value-type="float" office:value="36608" calcext:value-type="float">
            <text:p>36608</text:p>
          </table:table-cell>
          <table:table-cell table:number-columns-repeated="1022"/>
        </table:table-row>
        <table:table-row table:style-name="ro1">
          <table:table-cell office:value-type="float" office:value="51072" calcext:value-type="float">
            <text:p>51072</text:p>
          </table:table-cell>
          <table:table-cell table:formula="of:=[.A502]-14528" office:value-type="float" office:value="36544" calcext:value-type="float">
            <text:p>36544</text:p>
          </table:table-cell>
          <table:table-cell table:number-columns-repeated="1022"/>
        </table:table-row>
        <table:table-row table:style-name="ro1">
          <table:table-cell office:value-type="float" office:value="51008" calcext:value-type="float">
            <text:p>51008</text:p>
          </table:table-cell>
          <table:table-cell table:formula="of:=[.A503]-14528" office:value-type="float" office:value="36480" calcext:value-type="float">
            <text:p>36480</text:p>
          </table:table-cell>
          <table:table-cell table:number-columns-repeated="1022"/>
        </table:table-row>
        <table:table-row table:style-name="ro1">
          <table:table-cell office:value-type="float" office:value="50944" calcext:value-type="float">
            <text:p>50944</text:p>
          </table:table-cell>
          <table:table-cell table:formula="of:=[.A504]-14528" office:value-type="float" office:value="36416" calcext:value-type="float">
            <text:p>36416</text:p>
          </table:table-cell>
          <table:table-cell table:number-columns-repeated="1022"/>
        </table:table-row>
        <table:table-row table:style-name="ro1">
          <table:table-cell office:value-type="float" office:value="50944" calcext:value-type="float">
            <text:p>50944</text:p>
          </table:table-cell>
          <table:table-cell table:formula="of:=[.A505]-14528" office:value-type="float" office:value="36416" calcext:value-type="float">
            <text:p>36416</text:p>
          </table:table-cell>
          <table:table-cell table:number-columns-repeated="1022"/>
        </table:table-row>
        <table:table-row table:style-name="ro1">
          <table:table-cell office:value-type="float" office:value="50944" calcext:value-type="float">
            <text:p>50944</text:p>
          </table:table-cell>
          <table:table-cell table:formula="of:=[.A506]-14528" office:value-type="float" office:value="36416" calcext:value-type="float">
            <text:p>36416</text:p>
          </table:table-cell>
          <table:table-cell table:number-columns-repeated="1022"/>
        </table:table-row>
        <table:table-row table:style-name="ro1">
          <table:table-cell office:value-type="float" office:value="51008" calcext:value-type="float">
            <text:p>51008</text:p>
          </table:table-cell>
          <table:table-cell table:formula="of:=[.A507]-14528" office:value-type="float" office:value="36480" calcext:value-type="float">
            <text:p>36480</text:p>
          </table:table-cell>
          <table:table-cell table:number-columns-repeated="1022"/>
        </table:table-row>
        <table:table-row table:style-name="ro1">
          <table:table-cell office:value-type="float" office:value="51008" calcext:value-type="float">
            <text:p>51008</text:p>
          </table:table-cell>
          <table:table-cell table:formula="of:=[.A508]-14528" office:value-type="float" office:value="36480" calcext:value-type="float">
            <text:p>36480</text:p>
          </table:table-cell>
          <table:table-cell table:number-columns-repeated="1022"/>
        </table:table-row>
        <table:table-row table:style-name="ro1">
          <table:table-cell office:value-type="float" office:value="51008" calcext:value-type="float">
            <text:p>51008</text:p>
          </table:table-cell>
          <table:table-cell table:formula="of:=[.A509]-14528" office:value-type="float" office:value="36480" calcext:value-type="float">
            <text:p>36480</text:p>
          </table:table-cell>
          <table:table-cell table:number-columns-repeated="1022"/>
        </table:table-row>
        <table:table-row table:style-name="ro1">
          <table:table-cell office:value-type="float" office:value="51008" calcext:value-type="float">
            <text:p>51008</text:p>
          </table:table-cell>
          <table:table-cell table:formula="of:=[.A510]-14528" office:value-type="float" office:value="36480" calcext:value-type="float">
            <text:p>36480</text:p>
          </table:table-cell>
          <table:table-cell table:number-columns-repeated="1022"/>
        </table:table-row>
        <table:table-row table:style-name="ro1">
          <table:table-cell office:value-type="float" office:value="51008" calcext:value-type="float">
            <text:p>51008</text:p>
          </table:table-cell>
          <table:table-cell table:formula="of:=[.A511]-14528" office:value-type="float" office:value="36480" calcext:value-type="float">
            <text:p>36480</text:p>
          </table:table-cell>
          <table:table-cell table:number-columns-repeated="1022"/>
        </table:table-row>
        <table:table-row table:style-name="ro1">
          <table:table-cell office:value-type="float" office:value="51072" calcext:value-type="float">
            <text:p>51072</text:p>
          </table:table-cell>
          <table:table-cell table:formula="of:=[.A512]-14528" office:value-type="float" office:value="36544" calcext:value-type="float">
            <text:p>36544</text:p>
          </table:table-cell>
          <table:table-cell table:number-columns-repeated="1022"/>
        </table:table-row>
        <table:table-row table:style-name="ro1">
          <table:table-cell office:value-type="float" office:value="51072" calcext:value-type="float">
            <text:p>51072</text:p>
          </table:table-cell>
          <table:table-cell table:formula="of:=[.A513]-14528" office:value-type="float" office:value="36544" calcext:value-type="float">
            <text:p>36544</text:p>
          </table:table-cell>
          <table:table-cell table:number-columns-repeated="1022"/>
        </table:table-row>
        <table:table-row table:style-name="ro1">
          <table:table-cell office:value-type="float" office:value="51072" calcext:value-type="float">
            <text:p>51072</text:p>
          </table:table-cell>
          <table:table-cell table:formula="of:=[.A514]-14528" office:value-type="float" office:value="36544" calcext:value-type="float">
            <text:p>36544</text:p>
          </table:table-cell>
          <table:table-cell table:number-columns-repeated="1022"/>
        </table:table-row>
        <table:table-row table:style-name="ro1">
          <table:table-cell office:value-type="float" office:value="51072" calcext:value-type="float">
            <text:p>51072</text:p>
          </table:table-cell>
          <table:table-cell table:formula="of:=[.A515]-14528" office:value-type="float" office:value="36544" calcext:value-type="float">
            <text:p>36544</text:p>
          </table:table-cell>
          <table:table-cell table:number-columns-repeated="1022"/>
        </table:table-row>
        <table:table-row table:style-name="ro1">
          <table:table-cell office:value-type="float" office:value="51136" calcext:value-type="float">
            <text:p>51136</text:p>
          </table:table-cell>
          <table:table-cell table:formula="of:=[.A516]-14528" office:value-type="float" office:value="36608" calcext:value-type="float">
            <text:p>36608</text:p>
          </table:table-cell>
          <table:table-cell table:number-columns-repeated="1022"/>
        </table:table-row>
        <table:table-row table:style-name="ro1">
          <table:table-cell office:value-type="float" office:value="51136" calcext:value-type="float">
            <text:p>51136</text:p>
          </table:table-cell>
          <table:table-cell table:formula="of:=[.A517]-14528" office:value-type="float" office:value="36608" calcext:value-type="float">
            <text:p>36608</text:p>
          </table:table-cell>
          <table:table-cell table:number-columns-repeated="1022"/>
        </table:table-row>
        <table:table-row table:style-name="ro1">
          <table:table-cell office:value-type="float" office:value="51200" calcext:value-type="float">
            <text:p>51200</text:p>
          </table:table-cell>
          <table:table-cell table:formula="of:=[.A518]-14528" office:value-type="float" office:value="36672" calcext:value-type="float">
            <text:p>36672</text:p>
          </table:table-cell>
          <table:table-cell table:number-columns-repeated="1022"/>
        </table:table-row>
        <table:table-row table:style-name="ro1">
          <table:table-cell office:value-type="float" office:value="51200" calcext:value-type="float">
            <text:p>51200</text:p>
          </table:table-cell>
          <table:table-cell table:formula="of:=[.A519]-14528" office:value-type="float" office:value="36672" calcext:value-type="float">
            <text:p>36672</text:p>
          </table:table-cell>
          <table:table-cell table:number-columns-repeated="1022"/>
        </table:table-row>
        <table:table-row table:style-name="ro1">
          <table:table-cell office:value-type="float" office:value="51264" calcext:value-type="float">
            <text:p>51264</text:p>
          </table:table-cell>
          <table:table-cell table:formula="of:=[.A520]-14528" office:value-type="float" office:value="36736" calcext:value-type="float">
            <text:p>36736</text:p>
          </table:table-cell>
          <table:table-cell table:number-columns-repeated="1022"/>
        </table:table-row>
        <table:table-row table:style-name="ro1">
          <table:table-cell office:value-type="float" office:value="51264" calcext:value-type="float">
            <text:p>51264</text:p>
          </table:table-cell>
          <table:table-cell table:formula="of:=[.A521]-14528" office:value-type="float" office:value="36736" calcext:value-type="float">
            <text:p>36736</text:p>
          </table:table-cell>
          <table:table-cell table:number-columns-repeated="1022"/>
        </table:table-row>
        <table:table-row table:style-name="ro1">
          <table:table-cell office:value-type="float" office:value="51328" calcext:value-type="float">
            <text:p>51328</text:p>
          </table:table-cell>
          <table:table-cell table:formula="of:=[.A522]-14528" office:value-type="float" office:value="36800" calcext:value-type="float">
            <text:p>36800</text:p>
          </table:table-cell>
          <table:table-cell table:number-columns-repeated="1022"/>
        </table:table-row>
        <table:table-row table:style-name="ro1">
          <table:table-cell office:value-type="float" office:value="51392" calcext:value-type="float">
            <text:p>51392</text:p>
          </table:table-cell>
          <table:table-cell table:formula="of:=[.A523]-14528" office:value-type="float" office:value="36864" calcext:value-type="float">
            <text:p>36864</text:p>
          </table:table-cell>
          <table:table-cell table:number-columns-repeated="1022"/>
        </table:table-row>
        <table:table-row table:style-name="ro1">
          <table:table-cell office:value-type="float" office:value="51456" calcext:value-type="float">
            <text:p>51456</text:p>
          </table:table-cell>
          <table:table-cell table:formula="of:=[.A524]-14528" office:value-type="float" office:value="36928" calcext:value-type="float">
            <text:p>36928</text:p>
          </table:table-cell>
          <table:table-cell table:number-columns-repeated="1022"/>
        </table:table-row>
        <table:table-row table:style-name="ro1">
          <table:table-cell office:value-type="float" office:value="51520" calcext:value-type="float">
            <text:p>51520</text:p>
          </table:table-cell>
          <table:table-cell table:formula="of:=[.A525]-14528" office:value-type="float" office:value="36992" calcext:value-type="float">
            <text:p>36992</text:p>
          </table:table-cell>
          <table:table-cell table:number-columns-repeated="1022"/>
        </table:table-row>
        <table:table-row table:style-name="ro1">
          <table:table-cell office:value-type="float" office:value="51648" calcext:value-type="float">
            <text:p>51648</text:p>
          </table:table-cell>
          <table:table-cell table:formula="of:=[.A526]-14528" office:value-type="float" office:value="37120" calcext:value-type="float">
            <text:p>37120</text:p>
          </table:table-cell>
          <table:table-cell table:number-columns-repeated="1022"/>
        </table:table-row>
        <table:table-row table:style-name="ro1">
          <table:table-cell office:value-type="float" office:value="51712" calcext:value-type="float">
            <text:p>51712</text:p>
          </table:table-cell>
          <table:table-cell table:formula="of:=[.A527]-14528" office:value-type="float" office:value="37184" calcext:value-type="float">
            <text:p>37184</text:p>
          </table:table-cell>
          <table:table-cell table:number-columns-repeated="1022"/>
        </table:table-row>
        <table:table-row table:style-name="ro1">
          <table:table-cell office:value-type="float" office:value="51712" calcext:value-type="float">
            <text:p>51712</text:p>
          </table:table-cell>
          <table:table-cell table:formula="of:=[.A528]-14528" office:value-type="float" office:value="37184" calcext:value-type="float">
            <text:p>37184</text:p>
          </table:table-cell>
          <table:table-cell table:number-columns-repeated="1022"/>
        </table:table-row>
        <table:table-row table:style-name="ro1">
          <table:table-cell office:value-type="float" office:value="51776" calcext:value-type="float">
            <text:p>51776</text:p>
          </table:table-cell>
          <table:table-cell table:formula="of:=[.A529]-14528" office:value-type="float" office:value="37248" calcext:value-type="float">
            <text:p>37248</text:p>
          </table:table-cell>
          <table:table-cell table:number-columns-repeated="1022"/>
        </table:table-row>
        <table:table-row table:style-name="ro1">
          <table:table-cell office:value-type="float" office:value="51904" calcext:value-type="float">
            <text:p>51904</text:p>
          </table:table-cell>
          <table:table-cell table:formula="of:=[.A530]-14528" office:value-type="float" office:value="37376" calcext:value-type="float">
            <text:p>37376</text:p>
          </table:table-cell>
          <table:table-cell table:number-columns-repeated="1022"/>
        </table:table-row>
        <table:table-row table:style-name="ro1">
          <table:table-cell office:value-type="float" office:value="51968" calcext:value-type="float">
            <text:p>51968</text:p>
          </table:table-cell>
          <table:table-cell table:formula="of:=[.A531]-14528" office:value-type="float" office:value="37440" calcext:value-type="float">
            <text:p>37440</text:p>
          </table:table-cell>
          <table:table-cell table:number-columns-repeated="1022"/>
        </table:table-row>
        <table:table-row table:style-name="ro1">
          <table:table-cell office:value-type="float" office:value="52032" calcext:value-type="float">
            <text:p>52032</text:p>
          </table:table-cell>
          <table:table-cell table:formula="of:=[.A532]-14528" office:value-type="float" office:value="37504" calcext:value-type="float">
            <text:p>37504</text:p>
          </table:table-cell>
          <table:table-cell table:number-columns-repeated="1022"/>
        </table:table-row>
        <table:table-row table:style-name="ro1">
          <table:table-cell office:value-type="float" office:value="52032" calcext:value-type="float">
            <text:p>52032</text:p>
          </table:table-cell>
          <table:table-cell table:formula="of:=[.A533]-14528" office:value-type="float" office:value="37504" calcext:value-type="float">
            <text:p>37504</text:p>
          </table:table-cell>
          <table:table-cell table:number-columns-repeated="1022"/>
        </table:table-row>
        <table:table-row table:style-name="ro1">
          <table:table-cell office:value-type="float" office:value="52096" calcext:value-type="float">
            <text:p>52096</text:p>
          </table:table-cell>
          <table:table-cell table:formula="of:=[.A534]-14528" office:value-type="float" office:value="37568" calcext:value-type="float">
            <text:p>37568</text:p>
          </table:table-cell>
          <table:table-cell table:number-columns-repeated="1022"/>
        </table:table-row>
        <table:table-row table:style-name="ro1">
          <table:table-cell office:value-type="float" office:value="52160" calcext:value-type="float">
            <text:p>52160</text:p>
          </table:table-cell>
          <table:table-cell table:formula="of:=[.A535]-14528" office:value-type="float" office:value="37632" calcext:value-type="float">
            <text:p>37632</text:p>
          </table:table-cell>
          <table:table-cell table:number-columns-repeated="1022"/>
        </table:table-row>
        <table:table-row table:style-name="ro1">
          <table:table-cell office:value-type="float" office:value="52160" calcext:value-type="float">
            <text:p>52160</text:p>
          </table:table-cell>
          <table:table-cell table:formula="of:=[.A536]-14528" office:value-type="float" office:value="37632" calcext:value-type="float">
            <text:p>37632</text:p>
          </table:table-cell>
          <table:table-cell table:number-columns-repeated="1022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formula="of:=[.A537]-14528" office:value-type="float" office:value="37696" calcext:value-type="float">
            <text:p>37696</text:p>
          </table:table-cell>
          <table:table-cell table:number-columns-repeated="1022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formula="of:=[.A538]-14528" office:value-type="float" office:value="37696" calcext:value-type="float">
            <text:p>37696</text:p>
          </table:table-cell>
          <table:table-cell table:number-columns-repeated="1022"/>
        </table:table-row>
        <table:table-row table:style-name="ro1">
          <table:table-cell office:value-type="float" office:value="52288" calcext:value-type="float">
            <text:p>52288</text:p>
          </table:table-cell>
          <table:table-cell table:formula="of:=[.A539]-14528" office:value-type="float" office:value="37760" calcext:value-type="float">
            <text:p>37760</text:p>
          </table:table-cell>
          <table:table-cell table:number-columns-repeated="1022"/>
        </table:table-row>
        <table:table-row table:style-name="ro1">
          <table:table-cell office:value-type="float" office:value="52352" calcext:value-type="float">
            <text:p>52352</text:p>
          </table:table-cell>
          <table:table-cell table:formula="of:=[.A540]-14528" office:value-type="float" office:value="37824" calcext:value-type="float">
            <text:p>37824</text:p>
          </table:table-cell>
          <table:table-cell table:number-columns-repeated="1022"/>
        </table:table-row>
        <table:table-row table:style-name="ro1">
          <table:table-cell office:value-type="float" office:value="52352" calcext:value-type="float">
            <text:p>52352</text:p>
          </table:table-cell>
          <table:table-cell table:formula="of:=[.A541]-14528" office:value-type="float" office:value="37824" calcext:value-type="float">
            <text:p>37824</text:p>
          </table:table-cell>
          <table:table-cell table:number-columns-repeated="1022"/>
        </table:table-row>
        <table:table-row table:style-name="ro1">
          <table:table-cell office:value-type="float" office:value="52416" calcext:value-type="float">
            <text:p>52416</text:p>
          </table:table-cell>
          <table:table-cell table:formula="of:=[.A542]-14528" office:value-type="float" office:value="37888" calcext:value-type="float">
            <text:p>37888</text:p>
          </table:table-cell>
          <table:table-cell table:number-columns-repeated="1022"/>
        </table:table-row>
        <table:table-row table:style-name="ro1">
          <table:table-cell office:value-type="float" office:value="52480" calcext:value-type="float">
            <text:p>52480</text:p>
          </table:table-cell>
          <table:table-cell table:formula="of:=[.A543]-14528" office:value-type="float" office:value="37952" calcext:value-type="float">
            <text:p>37952</text:p>
          </table:table-cell>
          <table:table-cell table:number-columns-repeated="1022"/>
        </table:table-row>
        <table:table-row table:style-name="ro1">
          <table:table-cell office:value-type="float" office:value="52544" calcext:value-type="float">
            <text:p>52544</text:p>
          </table:table-cell>
          <table:table-cell table:formula="of:=[.A544]-14528" office:value-type="float" office:value="38016" calcext:value-type="float">
            <text:p>38016</text:p>
          </table:table-cell>
          <table:table-cell table:number-columns-repeated="1022"/>
        </table:table-row>
        <table:table-row table:style-name="ro1">
          <table:table-cell office:value-type="float" office:value="52608" calcext:value-type="float">
            <text:p>52608</text:p>
          </table:table-cell>
          <table:table-cell table:formula="of:=[.A545]-14528" office:value-type="float" office:value="38080" calcext:value-type="float">
            <text:p>38080</text:p>
          </table:table-cell>
          <table:table-cell table:number-columns-repeated="1022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formula="of:=[.A546]-14528" office:value-type="float" office:value="38144" calcext:value-type="float">
            <text:p>38144</text:p>
          </table:table-cell>
          <table:table-cell table:number-columns-repeated="1022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formula="of:=[.A547]-14528" office:value-type="float" office:value="38272" calcext:value-type="float">
            <text:p>38272</text:p>
          </table:table-cell>
          <table:table-cell table:number-columns-repeated="1022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formula="of:=[.A548]-14528" office:value-type="float" office:value="38336" calcext:value-type="float">
            <text:p>38336</text:p>
          </table:table-cell>
          <table:table-cell table:number-columns-repeated="1022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formula="of:=[.A549]-14528" office:value-type="float" office:value="38400" calcext:value-type="float">
            <text:p>38400</text:p>
          </table:table-cell>
          <table:table-cell table:number-columns-repeated="1022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formula="of:=[.A550]-14528" office:value-type="float" office:value="38464" calcext:value-type="float">
            <text:p>38464</text:p>
          </table:table-cell>
          <table:table-cell table:number-columns-repeated="1022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formula="of:=[.A551]-14528" office:value-type="float" office:value="38464" calcext:value-type="float">
            <text:p>38464</text:p>
          </table:table-cell>
          <table:table-cell table:number-columns-repeated="1022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formula="of:=[.A552]-14528" office:value-type="float" office:value="38528" calcext:value-type="float">
            <text:p>38528</text:p>
          </table:table-cell>
          <table:table-cell table:number-columns-repeated="1022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formula="of:=[.A553]-14528" office:value-type="float" office:value="38592" calcext:value-type="float">
            <text:p>38592</text:p>
          </table:table-cell>
          <table:table-cell table:number-columns-repeated="1022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formula="of:=[.A554]-14528" office:value-type="float" office:value="38656" calcext:value-type="float">
            <text:p>38656</text:p>
          </table:table-cell>
          <table:table-cell table:number-columns-repeated="1022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formula="of:=[.A555]-14528" office:value-type="float" office:value="38720" calcext:value-type="float">
            <text:p>38720</text:p>
          </table:table-cell>
          <table:table-cell table:number-columns-repeated="1022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formula="of:=[.A556]-14528" office:value-type="float" office:value="38784" calcext:value-type="float">
            <text:p>38784</text:p>
          </table:table-cell>
          <table:table-cell table:number-columns-repeated="1022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formula="of:=[.A557]-14528" office:value-type="float" office:value="38784" calcext:value-type="float">
            <text:p>38784</text:p>
          </table:table-cell>
          <table:table-cell table:number-columns-repeated="1022"/>
        </table:table-row>
        <table:table-row table:style-name="ro1">
          <table:table-cell office:value-type="float" office:value="53376" calcext:value-type="float">
            <text:p>53376</text:p>
          </table:table-cell>
          <table:table-cell table:formula="of:=[.A558]-14528" office:value-type="float" office:value="38848" calcext:value-type="float">
            <text:p>38848</text:p>
          </table:table-cell>
          <table:table-cell table:number-columns-repeated="1022"/>
        </table:table-row>
        <table:table-row table:style-name="ro1">
          <table:table-cell office:value-type="float" office:value="53440" calcext:value-type="float">
            <text:p>53440</text:p>
          </table:table-cell>
          <table:table-cell table:formula="of:=[.A559]-14528" office:value-type="float" office:value="38912" calcext:value-type="float">
            <text:p>38912</text:p>
          </table:table-cell>
          <table:table-cell table:number-columns-repeated="1022"/>
        </table:table-row>
        <table:table-row table:style-name="ro1">
          <table:table-cell office:value-type="float" office:value="53504" calcext:value-type="float">
            <text:p>53504</text:p>
          </table:table-cell>
          <table:table-cell table:formula="of:=[.A560]-14528" office:value-type="float" office:value="38976" calcext:value-type="float">
            <text:p>38976</text:p>
          </table:table-cell>
          <table:table-cell table:number-columns-repeated="1022"/>
        </table:table-row>
        <table:table-row table:style-name="ro1">
          <table:table-cell office:value-type="float" office:value="53504" calcext:value-type="float">
            <text:p>53504</text:p>
          </table:table-cell>
          <table:table-cell table:formula="of:=[.A561]-14528" office:value-type="float" office:value="38976" calcext:value-type="float">
            <text:p>38976</text:p>
          </table:table-cell>
          <table:table-cell table:number-columns-repeated="1022"/>
        </table:table-row>
        <table:table-row table:style-name="ro1">
          <table:table-cell office:value-type="float" office:value="53632" calcext:value-type="float">
            <text:p>53632</text:p>
          </table:table-cell>
          <table:table-cell table:formula="of:=[.A562]-14528" office:value-type="float" office:value="39104" calcext:value-type="float">
            <text:p>39104</text:p>
          </table:table-cell>
          <table:table-cell table:number-columns-repeated="1022"/>
        </table:table-row>
        <table:table-row table:style-name="ro1">
          <table:table-cell office:value-type="float" office:value="53696" calcext:value-type="float">
            <text:p>53696</text:p>
          </table:table-cell>
          <table:table-cell table:formula="of:=[.A563]-14528" office:value-type="float" office:value="39168" calcext:value-type="float">
            <text:p>39168</text:p>
          </table:table-cell>
          <table:table-cell table:number-columns-repeated="1022"/>
        </table:table-row>
        <table:table-row table:style-name="ro1">
          <table:table-cell office:value-type="float" office:value="53760" calcext:value-type="float">
            <text:p>53760</text:p>
          </table:table-cell>
          <table:table-cell table:formula="of:=[.A564]-14528" office:value-type="float" office:value="39232" calcext:value-type="float">
            <text:p>39232</text:p>
          </table:table-cell>
          <table:table-cell table:number-columns-repeated="1022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formula="of:=[.A565]-14528" office:value-type="float" office:value="39296" calcext:value-type="float">
            <text:p>39296</text:p>
          </table:table-cell>
          <table:table-cell table:number-columns-repeated="1022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formula="of:=[.A566]-14528" office:value-type="float" office:value="39296" calcext:value-type="float">
            <text:p>39296</text:p>
          </table:table-cell>
          <table:table-cell table:number-columns-repeated="1022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formula="of:=[.A567]-14528" office:value-type="float" office:value="39424" calcext:value-type="float">
            <text:p>39424</text:p>
          </table:table-cell>
          <table:table-cell table:number-columns-repeated="1022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formula="of:=[.A568]-14528" office:value-type="float" office:value="39424" calcext:value-type="float">
            <text:p>39424</text:p>
          </table:table-cell>
          <table:table-cell table:number-columns-repeated="1022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formula="of:=[.A569]-14528" office:value-type="float" office:value="39552" calcext:value-type="float">
            <text:p>39552</text:p>
          </table:table-cell>
          <table:table-cell table:number-columns-repeated="1022"/>
        </table:table-row>
        <table:table-row table:style-name="ro1">
          <table:table-cell office:value-type="float" office:value="54144" calcext:value-type="float">
            <text:p>54144</text:p>
          </table:table-cell>
          <table:table-cell table:formula="of:=[.A570]-14528" office:value-type="float" office:value="39616" calcext:value-type="float">
            <text:p>39616</text:p>
          </table:table-cell>
          <table:table-cell table:number-columns-repeated="1022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formula="of:=[.A571]-14528" office:value-type="float" office:value="39680" calcext:value-type="float">
            <text:p>39680</text:p>
          </table:table-cell>
          <table:table-cell table:number-columns-repeated="1022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formula="of:=[.A572]-14528" office:value-type="float" office:value="39808" calcext:value-type="float">
            <text:p>39808</text:p>
          </table:table-cell>
          <table:table-cell table:number-columns-repeated="1022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formula="of:=[.A573]-14528" office:value-type="float" office:value="39808" calcext:value-type="float">
            <text:p>39808</text:p>
          </table:table-cell>
          <table:table-cell table:number-columns-repeated="1022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formula="of:=[.A574]-14528" office:value-type="float" office:value="39936" calcext:value-type="float">
            <text:p>39936</text:p>
          </table:table-cell>
          <table:table-cell table:number-columns-repeated="1022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formula="of:=[.A575]-14528" office:value-type="float" office:value="40000" calcext:value-type="float">
            <text:p>40000</text:p>
          </table:table-cell>
          <table:table-cell table:number-columns-repeated="1022"/>
        </table:table-row>
        <table:table-row table:style-name="ro1">
          <table:table-cell office:value-type="float" office:value="54656" calcext:value-type="float">
            <text:p>54656</text:p>
          </table:table-cell>
          <table:table-cell table:formula="of:=[.A576]-14528" office:value-type="float" office:value="40128" calcext:value-type="float">
            <text:p>40128</text:p>
          </table:table-cell>
          <table:table-cell table:number-columns-repeated="1022"/>
        </table:table-row>
        <table:table-row table:style-name="ro1">
          <table:table-cell office:value-type="float" office:value="54720" calcext:value-type="float">
            <text:p>54720</text:p>
          </table:table-cell>
          <table:table-cell table:formula="of:=[.A577]-14528" office:value-type="float" office:value="40192" calcext:value-type="float">
            <text:p>40192</text:p>
          </table:table-cell>
          <table:table-cell table:number-columns-repeated="1022"/>
        </table:table-row>
        <table:table-row table:style-name="ro1">
          <table:table-cell office:value-type="float" office:value="54784" calcext:value-type="float">
            <text:p>54784</text:p>
          </table:table-cell>
          <table:table-cell table:formula="of:=[.A578]-14528" office:value-type="float" office:value="40256" calcext:value-type="float">
            <text:p>40256</text:p>
          </table:table-cell>
          <table:table-cell table:number-columns-repeated="1022"/>
        </table:table-row>
        <table:table-row table:style-name="ro1">
          <table:table-cell office:value-type="float" office:value="54848" calcext:value-type="float">
            <text:p>54848</text:p>
          </table:table-cell>
          <table:table-cell table:formula="of:=[.A579]-14528" office:value-type="float" office:value="40320" calcext:value-type="float">
            <text:p>40320</text:p>
          </table:table-cell>
          <table:table-cell table:number-columns-repeated="1022"/>
        </table:table-row>
        <table:table-row table:style-name="ro1">
          <table:table-cell office:value-type="float" office:value="54848" calcext:value-type="float">
            <text:p>54848</text:p>
          </table:table-cell>
          <table:table-cell table:formula="of:=[.A580]-14528" office:value-type="float" office:value="40320" calcext:value-type="float">
            <text:p>40320</text:p>
          </table:table-cell>
          <table:table-cell table:number-columns-repeated="1022"/>
        </table:table-row>
        <table:table-row table:style-name="ro1">
          <table:table-cell office:value-type="float" office:value="54912" calcext:value-type="float">
            <text:p>54912</text:p>
          </table:table-cell>
          <table:table-cell table:formula="of:=[.A581]-14528" office:value-type="float" office:value="40384" calcext:value-type="float">
            <text:p>40384</text:p>
          </table:table-cell>
          <table:table-cell table:number-columns-repeated="1022"/>
        </table:table-row>
        <table:table-row table:style-name="ro1">
          <table:table-cell office:value-type="float" office:value="54912" calcext:value-type="float">
            <text:p>54912</text:p>
          </table:table-cell>
          <table:table-cell table:formula="of:=[.A582]-14528" office:value-type="float" office:value="40384" calcext:value-type="float">
            <text:p>40384</text:p>
          </table:table-cell>
          <table:table-cell table:number-columns-repeated="1022"/>
        </table:table-row>
        <table:table-row table:style-name="ro1">
          <table:table-cell office:value-type="float" office:value="54976" calcext:value-type="float">
            <text:p>54976</text:p>
          </table:table-cell>
          <table:table-cell table:formula="of:=[.A583]-14528" office:value-type="float" office:value="40448" calcext:value-type="float">
            <text:p>40448</text:p>
          </table:table-cell>
          <table:table-cell table:number-columns-repeated="1022"/>
        </table:table-row>
        <table:table-row table:style-name="ro1">
          <table:table-cell office:value-type="float" office:value="55040" calcext:value-type="float">
            <text:p>55040</text:p>
          </table:table-cell>
          <table:table-cell table:formula="of:=[.A584]-14528" office:value-type="float" office:value="40512" calcext:value-type="float">
            <text:p>40512</text:p>
          </table:table-cell>
          <table:table-cell table:number-columns-repeated="1022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formula="of:=[.A585]-14528" office:value-type="float" office:value="40576" calcext:value-type="float">
            <text:p>40576</text:p>
          </table:table-cell>
          <table:table-cell table:number-columns-repeated="1022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formula="of:=[.A586]-14528" office:value-type="float" office:value="40576" calcext:value-type="float">
            <text:p>40576</text:p>
          </table:table-cell>
          <table:table-cell table:number-columns-repeated="1022"/>
        </table:table-row>
        <table:table-row table:style-name="ro1">
          <table:table-cell office:value-type="float" office:value="55168" calcext:value-type="float">
            <text:p>55168</text:p>
          </table:table-cell>
          <table:table-cell table:formula="of:=[.A587]-14528" office:value-type="float" office:value="40640" calcext:value-type="float">
            <text:p>40640</text:p>
          </table:table-cell>
          <table:table-cell table:number-columns-repeated="1022"/>
        </table:table-row>
        <table:table-row table:style-name="ro1">
          <table:table-cell office:value-type="float" office:value="55168" calcext:value-type="float">
            <text:p>55168</text:p>
          </table:table-cell>
          <table:table-cell table:formula="of:=[.A588]-14528" office:value-type="float" office:value="40640" calcext:value-type="float">
            <text:p>40640</text:p>
          </table:table-cell>
          <table:table-cell table:number-columns-repeated="1022"/>
        </table:table-row>
        <table:table-row table:style-name="ro1">
          <table:table-cell office:value-type="float" office:value="55168" calcext:value-type="float">
            <text:p>55168</text:p>
          </table:table-cell>
          <table:table-cell table:formula="of:=[.A589]-14528" office:value-type="float" office:value="40640" calcext:value-type="float">
            <text:p>40640</text:p>
          </table:table-cell>
          <table:table-cell table:number-columns-repeated="1022"/>
        </table:table-row>
        <table:table-row table:style-name="ro1">
          <table:table-cell office:value-type="float" office:value="55168" calcext:value-type="float">
            <text:p>55168</text:p>
          </table:table-cell>
          <table:table-cell table:formula="of:=[.A590]-14528" office:value-type="float" office:value="40640" calcext:value-type="float">
            <text:p>40640</text:p>
          </table:table-cell>
          <table:table-cell table:number-columns-repeated="1022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formula="of:=[.A591]-14528" office:value-type="float" office:value="40704" calcext:value-type="float">
            <text:p>40704</text:p>
          </table:table-cell>
          <table:table-cell table:number-columns-repeated="1022"/>
        </table:table-row>
        <table:table-row table:style-name="ro1">
          <table:table-cell office:value-type="float" office:value="55296" calcext:value-type="float">
            <text:p>55296</text:p>
          </table:table-cell>
          <table:table-cell table:formula="of:=[.A592]-14528" office:value-type="float" office:value="40768" calcext:value-type="float">
            <text:p>40768</text:p>
          </table:table-cell>
          <table:table-cell table:number-columns-repeated="1022"/>
        </table:table-row>
        <table:table-row table:style-name="ro1">
          <table:table-cell office:value-type="float" office:value="55360" calcext:value-type="float">
            <text:p>55360</text:p>
          </table:table-cell>
          <table:table-cell table:formula="of:=[.A593]-14528" office:value-type="float" office:value="40832" calcext:value-type="float">
            <text:p>40832</text:p>
          </table:table-cell>
          <table:table-cell table:number-columns-repeated="1022"/>
        </table:table-row>
        <table:table-row table:style-name="ro1">
          <table:table-cell office:value-type="float" office:value="55488" calcext:value-type="float">
            <text:p>55488</text:p>
          </table:table-cell>
          <table:table-cell table:formula="of:=[.A594]-14528" office:value-type="float" office:value="40960" calcext:value-type="float">
            <text:p>40960</text:p>
          </table:table-cell>
          <table:table-cell table:number-columns-repeated="1022"/>
        </table:table-row>
        <table:table-row table:style-name="ro1">
          <table:table-cell office:value-type="float" office:value="55552" calcext:value-type="float">
            <text:p>55552</text:p>
          </table:table-cell>
          <table:table-cell table:formula="of:=[.A595]-14528" office:value-type="float" office:value="41024" calcext:value-type="float">
            <text:p>41024</text:p>
          </table:table-cell>
          <table:table-cell table:number-columns-repeated="1022"/>
        </table:table-row>
        <table:table-row table:style-name="ro1">
          <table:table-cell office:value-type="float" office:value="55552" calcext:value-type="float">
            <text:p>55552</text:p>
          </table:table-cell>
          <table:table-cell table:formula="of:=[.A596]-14528" office:value-type="float" office:value="41024" calcext:value-type="float">
            <text:p>41024</text:p>
          </table:table-cell>
          <table:table-cell table:number-columns-repeated="1022"/>
        </table:table-row>
        <table:table-row table:style-name="ro1">
          <table:table-cell office:value-type="float" office:value="55616" calcext:value-type="float">
            <text:p>55616</text:p>
          </table:table-cell>
          <table:table-cell table:formula="of:=[.A597]-14528" office:value-type="float" office:value="41088" calcext:value-type="float">
            <text:p>41088</text:p>
          </table:table-cell>
          <table:table-cell table:number-columns-repeated="1022"/>
        </table:table-row>
        <table:table-row table:style-name="ro1">
          <table:table-cell office:value-type="float" office:value="55680" calcext:value-type="float">
            <text:p>55680</text:p>
          </table:table-cell>
          <table:table-cell table:formula="of:=[.A598]-14528" office:value-type="float" office:value="41152" calcext:value-type="float">
            <text:p>41152</text:p>
          </table:table-cell>
          <table:table-cell table:number-columns-repeated="1022"/>
        </table:table-row>
        <table:table-row table:style-name="ro1">
          <table:table-cell office:value-type="float" office:value="55744" calcext:value-type="float">
            <text:p>55744</text:p>
          </table:table-cell>
          <table:table-cell table:formula="of:=[.A599]-14528" office:value-type="float" office:value="41216" calcext:value-type="float">
            <text:p>41216</text:p>
          </table:table-cell>
          <table:table-cell table:number-columns-repeated="1022"/>
        </table:table-row>
        <table:table-row table:style-name="ro1">
          <table:table-cell office:value-type="float" office:value="55744" calcext:value-type="float">
            <text:p>55744</text:p>
          </table:table-cell>
          <table:table-cell table:formula="of:=[.A600]-14528" office:value-type="float" office:value="41216" calcext:value-type="float">
            <text:p>41216</text:p>
          </table:table-cell>
          <table:table-cell table:number-columns-repeated="1022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formula="of:=[.A601]-14528" office:value-type="float" office:value="41280" calcext:value-type="float">
            <text:p>41280</text:p>
          </table:table-cell>
          <table:table-cell table:number-columns-repeated="1022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formula="of:=[.A602]-14528" office:value-type="float" office:value="41280" calcext:value-type="float">
            <text:p>41280</text:p>
          </table:table-cell>
          <table:table-cell table:number-columns-repeated="1022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formula="of:=[.A603]-14528" office:value-type="float" office:value="41280" calcext:value-type="float">
            <text:p>41280</text:p>
          </table:table-cell>
          <table:table-cell table:number-columns-repeated="1022"/>
        </table:table-row>
        <table:table-row table:style-name="ro1">
          <table:table-cell office:value-type="float" office:value="55872" calcext:value-type="float">
            <text:p>55872</text:p>
          </table:table-cell>
          <table:table-cell table:formula="of:=[.A604]-14528" office:value-type="float" office:value="41344" calcext:value-type="float">
            <text:p>41344</text:p>
          </table:table-cell>
          <table:table-cell table:number-columns-repeated="1022"/>
        </table:table-row>
        <table:table-row table:style-name="ro1">
          <table:table-cell office:value-type="float" office:value="55936" calcext:value-type="float">
            <text:p>55936</text:p>
          </table:table-cell>
          <table:table-cell table:formula="of:=[.A605]-14528" office:value-type="float" office:value="41408" calcext:value-type="float">
            <text:p>41408</text:p>
          </table:table-cell>
          <table:table-cell table:number-columns-repeated="1022"/>
        </table:table-row>
        <table:table-row table:style-name="ro1">
          <table:table-cell office:value-type="float" office:value="55936" calcext:value-type="float">
            <text:p>55936</text:p>
          </table:table-cell>
          <table:table-cell table:formula="of:=[.A606]-14528" office:value-type="float" office:value="41408" calcext:value-type="float">
            <text:p>41408</text:p>
          </table:table-cell>
          <table:table-cell table:number-columns-repeated="1022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[.A607]-14528" office:value-type="float" office:value="41472" calcext:value-type="float">
            <text:p>41472</text:p>
          </table:table-cell>
          <table:table-cell table:number-columns-repeated="1022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[.A608]-14528" office:value-type="float" office:value="41472" calcext:value-type="float">
            <text:p>41472</text:p>
          </table:table-cell>
          <table:table-cell table:number-columns-repeated="1022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formula="of:=[.A609]-14528" office:value-type="float" office:value="41536" calcext:value-type="float">
            <text:p>41536</text:p>
          </table:table-cell>
          <table:table-cell table:number-columns-repeated="1022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formula="of:=[.A610]-14528" office:value-type="float" office:value="41536" calcext:value-type="float">
            <text:p>41536</text:p>
          </table:table-cell>
          <table:table-cell table:number-columns-repeated="1022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formula="of:=[.A611]-14528" office:value-type="float" office:value="41536" calcext:value-type="float">
            <text:p>41536</text:p>
          </table:table-cell>
          <table:table-cell table:number-columns-repeated="1022"/>
        </table:table-row>
        <table:table-row table:style-name="ro1">
          <table:table-cell office:value-type="float" office:value="56128" calcext:value-type="float">
            <text:p>56128</text:p>
          </table:table-cell>
          <table:table-cell table:formula="of:=[.A612]-14528" office:value-type="float" office:value="41600" calcext:value-type="float">
            <text:p>41600</text:p>
          </table:table-cell>
          <table:table-cell table:number-columns-repeated="1022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formula="of:=[.A613]-14528" office:value-type="float" office:value="41664" calcext:value-type="float">
            <text:p>41664</text:p>
          </table:table-cell>
          <table:table-cell table:number-columns-repeated="1022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formula="of:=[.A614]-14528" office:value-type="float" office:value="41664" calcext:value-type="float">
            <text:p>41664</text:p>
          </table:table-cell>
          <table:table-cell table:number-columns-repeated="1022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formula="of:=[.A615]-14528" office:value-type="float" office:value="41728" calcext:value-type="float">
            <text:p>41728</text:p>
          </table:table-cell>
          <table:table-cell table:number-columns-repeated="1022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formula="of:=[.A616]-14528" office:value-type="float" office:value="41792" calcext:value-type="float">
            <text:p>41792</text:p>
          </table:table-cell>
          <table:table-cell table:number-columns-repeated="1022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formula="of:=[.A617]-14528" office:value-type="float" office:value="41792" calcext:value-type="float">
            <text:p>41792</text:p>
          </table:table-cell>
          <table:table-cell table:number-columns-repeated="1022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formula="of:=[.A618]-14528" office:value-type="float" office:value="41856" calcext:value-type="float">
            <text:p>41856</text:p>
          </table:table-cell>
          <table:table-cell table:number-columns-repeated="1022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formula="of:=[.A619]-14528" office:value-type="float" office:value="41856" calcext:value-type="float">
            <text:p>41856</text:p>
          </table:table-cell>
          <table:table-cell table:number-columns-repeated="1022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formula="of:=[.A620]-14528" office:value-type="float" office:value="41920" calcext:value-type="float">
            <text:p>41920</text:p>
          </table:table-cell>
          <table:table-cell table:number-columns-repeated="1022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formula="of:=[.A621]-14528" office:value-type="float" office:value="41920" calcext:value-type="float">
            <text:p>41920</text:p>
          </table:table-cell>
          <table:table-cell table:number-columns-repeated="1022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formula="of:=[.A622]-14528" office:value-type="float" office:value="41984" calcext:value-type="float">
            <text:p>41984</text:p>
          </table:table-cell>
          <table:table-cell table:number-columns-repeated="1022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formula="of:=[.A623]-14528" office:value-type="float" office:value="41920" calcext:value-type="float">
            <text:p>41920</text:p>
          </table:table-cell>
          <table:table-cell table:number-columns-repeated="1022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formula="of:=[.A624]-14528" office:value-type="float" office:value="41920" calcext:value-type="float">
            <text:p>41920</text:p>
          </table:table-cell>
          <table:table-cell table:number-columns-repeated="1022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formula="of:=[.A625]-14528" office:value-type="float" office:value="41920" calcext:value-type="float">
            <text:p>41920</text:p>
          </table:table-cell>
          <table:table-cell table:number-columns-repeated="1022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formula="of:=[.A626]-14528" office:value-type="float" office:value="41984" calcext:value-type="float">
            <text:p>41984</text:p>
          </table:table-cell>
          <table:table-cell table:number-columns-repeated="1022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formula="of:=[.A627]-14528" office:value-type="float" office:value="42048" calcext:value-type="float">
            <text:p>42048</text:p>
          </table:table-cell>
          <table:table-cell table:number-columns-repeated="1022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formula="of:=[.A628]-14528" office:value-type="float" office:value="42112" calcext:value-type="float">
            <text:p>42112</text:p>
          </table:table-cell>
          <table:table-cell table:number-columns-repeated="1022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formula="of:=[.A629]-14528" office:value-type="float" office:value="42176" calcext:value-type="float">
            <text:p>42176</text:p>
          </table:table-cell>
          <table:table-cell table:number-columns-repeated="1022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formula="of:=[.A630]-14528" office:value-type="float" office:value="42304" calcext:value-type="float">
            <text:p>42304</text:p>
          </table:table-cell>
          <table:table-cell table:number-columns-repeated="1022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formula="of:=[.A631]-14528" office:value-type="float" office:value="42368" calcext:value-type="float">
            <text:p>42368</text:p>
          </table:table-cell>
          <table:table-cell table:number-columns-repeated="1022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formula="of:=[.A632]-14528" office:value-type="float" office:value="42368" calcext:value-type="float">
            <text:p>42368</text:p>
          </table:table-cell>
          <table:table-cell table:number-columns-repeated="1022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formula="of:=[.A633]-14528" office:value-type="float" office:value="42368" calcext:value-type="float">
            <text:p>42368</text:p>
          </table:table-cell>
          <table:table-cell table:number-columns-repeated="1022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formula="of:=[.A634]-14528" office:value-type="float" office:value="42432" calcext:value-type="float">
            <text:p>42432</text:p>
          </table:table-cell>
          <table:table-cell table:number-columns-repeated="1022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formula="of:=[.A635]-14528" office:value-type="float" office:value="42432" calcext:value-type="float">
            <text:p>42432</text:p>
          </table:table-cell>
          <table:table-cell table:number-columns-repeated="1022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formula="of:=[.A636]-14528" office:value-type="float" office:value="42496" calcext:value-type="float">
            <text:p>42496</text:p>
          </table:table-cell>
          <table:table-cell table:number-columns-repeated="1022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formula="of:=[.A637]-14528" office:value-type="float" office:value="42560" calcext:value-type="float">
            <text:p>42560</text:p>
          </table:table-cell>
          <table:table-cell table:number-columns-repeated="1022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formula="of:=[.A638]-14528" office:value-type="float" office:value="42560" calcext:value-type="float">
            <text:p>42560</text:p>
          </table:table-cell>
          <table:table-cell table:number-columns-repeated="1022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formula="of:=[.A639]-14528" office:value-type="float" office:value="42624" calcext:value-type="float">
            <text:p>42624</text:p>
          </table:table-cell>
          <table:table-cell table:number-columns-repeated="1022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formula="of:=[.A640]-14528" office:value-type="float" office:value="42624" calcext:value-type="float">
            <text:p>42624</text:p>
          </table:table-cell>
          <table:table-cell table:number-columns-repeated="1022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formula="of:=[.A641]-14528" office:value-type="float" office:value="42624" calcext:value-type="float">
            <text:p>42624</text:p>
          </table:table-cell>
          <table:table-cell table:number-columns-repeated="1022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formula="of:=[.A642]-14528" office:value-type="float" office:value="42688" calcext:value-type="float">
            <text:p>42688</text:p>
          </table:table-cell>
          <table:table-cell table:number-columns-repeated="1022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formula="of:=[.A643]-14528" office:value-type="float" office:value="42688" calcext:value-type="float">
            <text:p>42688</text:p>
          </table:table-cell>
          <table:table-cell table:number-columns-repeated="1022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formula="of:=[.A644]-14528" office:value-type="float" office:value="42688" calcext:value-type="float">
            <text:p>42688</text:p>
          </table:table-cell>
          <table:table-cell table:number-columns-repeated="1022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formula="of:=[.A645]-14528" office:value-type="float" office:value="42752" calcext:value-type="float">
            <text:p>42752</text:p>
          </table:table-cell>
          <table:table-cell table:number-columns-repeated="1022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formula="of:=[.A646]-14528" office:value-type="float" office:value="42752" calcext:value-type="float">
            <text:p>42752</text:p>
          </table:table-cell>
          <table:table-cell table:number-columns-repeated="1022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formula="of:=[.A647]-14528" office:value-type="float" office:value="42816" calcext:value-type="float">
            <text:p>42816</text:p>
          </table:table-cell>
          <table:table-cell table:number-columns-repeated="1022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formula="of:=[.A648]-14528" office:value-type="float" office:value="42816" calcext:value-type="float">
            <text:p>42816</text:p>
          </table:table-cell>
          <table:table-cell table:number-columns-repeated="1022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formula="of:=[.A649]-14528" office:value-type="float" office:value="42880" calcext:value-type="float">
            <text:p>42880</text:p>
          </table:table-cell>
          <table:table-cell table:number-columns-repeated="1022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formula="of:=[.A650]-14528" office:value-type="float" office:value="42880" calcext:value-type="float">
            <text:p>42880</text:p>
          </table:table-cell>
          <table:table-cell table:number-columns-repeated="1022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formula="of:=[.A651]-14528" office:value-type="float" office:value="42944" calcext:value-type="float">
            <text:p>42944</text:p>
          </table:table-cell>
          <table:table-cell table:number-columns-repeated="1022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formula="of:=[.A652]-14528" office:value-type="float" office:value="43008" calcext:value-type="float">
            <text:p>43008</text:p>
          </table:table-cell>
          <table:table-cell table:number-columns-repeated="102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formula="of:=[.A653]-14528" office:value-type="float" office:value="43072" calcext:value-type="float">
            <text:p>43072</text:p>
          </table:table-cell>
          <table:table-cell table:number-columns-repeated="102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formula="of:=[.A654]-14528" office:value-type="float" office:value="43072" calcext:value-type="float">
            <text:p>43072</text:p>
          </table:table-cell>
          <table:table-cell table:number-columns-repeated="102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formula="of:=[.A655]-14528" office:value-type="float" office:value="43072" calcext:value-type="float">
            <text:p>43072</text:p>
          </table:table-cell>
          <table:table-cell table:number-columns-repeated="1022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formula="of:=[.A656]-14528" office:value-type="float" office:value="43136" calcext:value-type="float">
            <text:p>43136</text:p>
          </table:table-cell>
          <table:table-cell table:number-columns-repeated="1022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formula="of:=[.A657]-14528" office:value-type="float" office:value="43136" calcext:value-type="float">
            <text:p>43136</text:p>
          </table:table-cell>
          <table:table-cell table:number-columns-repeated="1022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formula="of:=[.A658]-14528" office:value-type="float" office:value="43200" calcext:value-type="float">
            <text:p>43200</text:p>
          </table:table-cell>
          <table:table-cell table:number-columns-repeated="1022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formula="of:=[.A659]-14528" office:value-type="float" office:value="43200" calcext:value-type="float">
            <text:p>43200</text:p>
          </table:table-cell>
          <table:table-cell table:number-columns-repeated="1022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formula="of:=[.A660]-14528" office:value-type="float" office:value="43264" calcext:value-type="float">
            <text:p>43264</text:p>
          </table:table-cell>
          <table:table-cell table:number-columns-repeated="1022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formula="of:=[.A661]-14528" office:value-type="float" office:value="43264" calcext:value-type="float">
            <text:p>43264</text:p>
          </table:table-cell>
          <table:table-cell table:number-columns-repeated="1022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formula="of:=[.A662]-14528" office:value-type="float" office:value="43264" calcext:value-type="float">
            <text:p>43264</text:p>
          </table:table-cell>
          <table:table-cell table:number-columns-repeated="1022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formula="of:=[.A663]-14528" office:value-type="float" office:value="43328" calcext:value-type="float">
            <text:p>43328</text:p>
          </table:table-cell>
          <table:table-cell table:number-columns-repeated="1022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formula="of:=[.A664]-14528" office:value-type="float" office:value="43328" calcext:value-type="float">
            <text:p>43328</text:p>
          </table:table-cell>
          <table:table-cell table:number-columns-repeated="1022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formula="of:=[.A665]-14528" office:value-type="float" office:value="43392" calcext:value-type="float">
            <text:p>43392</text:p>
          </table:table-cell>
          <table:table-cell table:number-columns-repeated="1022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formula="of:=[.A666]-14528" office:value-type="float" office:value="43456" calcext:value-type="float">
            <text:p>43456</text:p>
          </table:table-cell>
          <table:table-cell table:number-columns-repeated="1022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formula="of:=[.A667]-14528" office:value-type="float" office:value="43520" calcext:value-type="float">
            <text:p>43520</text:p>
          </table:table-cell>
          <table:table-cell table:number-columns-repeated="1022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formula="of:=[.A668]-14528" office:value-type="float" office:value="43648" calcext:value-type="float">
            <text:p>43648</text:p>
          </table:table-cell>
          <table:table-cell table:number-columns-repeated="1022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formula="of:=[.A669]-14528" office:value-type="float" office:value="43712" calcext:value-type="float">
            <text:p>43712</text:p>
          </table:table-cell>
          <table:table-cell table:number-columns-repeated="1022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formula="of:=[.A670]-14528" office:value-type="float" office:value="43712" calcext:value-type="float">
            <text:p>43712</text:p>
          </table:table-cell>
          <table:table-cell table:number-columns-repeated="1022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formula="of:=[.A671]-14528" office:value-type="float" office:value="43840" calcext:value-type="float">
            <text:p>43840</text:p>
          </table:table-cell>
          <table:table-cell table:number-columns-repeated="1022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formula="of:=[.A672]-14528" office:value-type="float" office:value="43904" calcext:value-type="float">
            <text:p>43904</text:p>
          </table:table-cell>
          <table:table-cell table:number-columns-repeated="1022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formula="of:=[.A673]-14528" office:value-type="float" office:value="43968" calcext:value-type="float">
            <text:p>43968</text:p>
          </table:table-cell>
          <table:table-cell table:number-columns-repeated="1022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formula="of:=[.A674]-14528" office:value-type="float" office:value="44032" calcext:value-type="float">
            <text:p>44032</text:p>
          </table:table-cell>
          <table:table-cell table:number-columns-repeated="1022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formula="of:=[.A675]-14528" office:value-type="float" office:value="44160" calcext:value-type="float">
            <text:p>44160</text:p>
          </table:table-cell>
          <table:table-cell table:number-columns-repeated="1022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formula="of:=[.A676]-14528" office:value-type="float" office:value="44224" calcext:value-type="float">
            <text:p>44224</text:p>
          </table:table-cell>
          <table:table-cell table:number-columns-repeated="1022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formula="of:=[.A677]-14528" office:value-type="float" office:value="44352" calcext:value-type="float">
            <text:p>44352</text:p>
          </table:table-cell>
          <table:table-cell table:number-columns-repeated="1022"/>
        </table:table-row>
        <table:table-row table:style-name="ro1">
          <table:table-cell office:value-type="float" office:value="58944" calcext:value-type="float">
            <text:p>58944</text:p>
          </table:table-cell>
          <table:table-cell table:formula="of:=[.A678]-14528" office:value-type="float" office:value="44416" calcext:value-type="float">
            <text:p>44416</text:p>
          </table:table-cell>
          <table:table-cell table:number-columns-repeated="1022"/>
        </table:table-row>
        <table:table-row table:style-name="ro1">
          <table:table-cell office:value-type="float" office:value="59008" calcext:value-type="float">
            <text:p>59008</text:p>
          </table:table-cell>
          <table:table-cell table:formula="of:=[.A679]-14528" office:value-type="float" office:value="44480" calcext:value-type="float">
            <text:p>44480</text:p>
          </table:table-cell>
          <table:table-cell table:number-columns-repeated="1022"/>
        </table:table-row>
        <table:table-row table:style-name="ro1">
          <table:table-cell office:value-type="float" office:value="59136" calcext:value-type="float">
            <text:p>59136</text:p>
          </table:table-cell>
          <table:table-cell table:formula="of:=[.A680]-14528" office:value-type="float" office:value="44608" calcext:value-type="float">
            <text:p>44608</text:p>
          </table:table-cell>
          <table:table-cell table:number-columns-repeated="1022"/>
        </table:table-row>
        <table:table-row table:style-name="ro1">
          <table:table-cell office:value-type="float" office:value="59200" calcext:value-type="float">
            <text:p>59200</text:p>
          </table:table-cell>
          <table:table-cell table:formula="of:=[.A681]-14528" office:value-type="float" office:value="44672" calcext:value-type="float">
            <text:p>44672</text:p>
          </table:table-cell>
          <table:table-cell table:number-columns-repeated="1022"/>
        </table:table-row>
        <table:table-row table:style-name="ro1">
          <table:table-cell office:value-type="float" office:value="59328" calcext:value-type="float">
            <text:p>59328</text:p>
          </table:table-cell>
          <table:table-cell table:formula="of:=[.A682]-14528" office:value-type="float" office:value="44800" calcext:value-type="float">
            <text:p>44800</text:p>
          </table:table-cell>
          <table:table-cell table:number-columns-repeated="1022"/>
        </table:table-row>
        <table:table-row table:style-name="ro1">
          <table:table-cell office:value-type="float" office:value="59456" calcext:value-type="float">
            <text:p>59456</text:p>
          </table:table-cell>
          <table:table-cell table:formula="of:=[.A683]-14528" office:value-type="float" office:value="44928" calcext:value-type="float">
            <text:p>44928</text:p>
          </table:table-cell>
          <table:table-cell table:number-columns-repeated="1022"/>
        </table:table-row>
        <table:table-row table:style-name="ro1">
          <table:table-cell office:value-type="float" office:value="59584" calcext:value-type="float">
            <text:p>59584</text:p>
          </table:table-cell>
          <table:table-cell table:formula="of:=[.A684]-14528" office:value-type="float" office:value="45056" calcext:value-type="float">
            <text:p>45056</text:p>
          </table:table-cell>
          <table:table-cell table:number-columns-repeated="1022"/>
        </table:table-row>
        <table:table-row table:style-name="ro1">
          <table:table-cell office:value-type="float" office:value="59648" calcext:value-type="float">
            <text:p>59648</text:p>
          </table:table-cell>
          <table:table-cell table:formula="of:=[.A685]-14528" office:value-type="float" office:value="45120" calcext:value-type="float">
            <text:p>45120</text:p>
          </table:table-cell>
          <table:table-cell table:number-columns-repeated="1022"/>
        </table:table-row>
        <table:table-row table:style-name="ro1">
          <table:table-cell office:value-type="float" office:value="59776" calcext:value-type="float">
            <text:p>59776</text:p>
          </table:table-cell>
          <table:table-cell table:formula="of:=[.A686]-14528" office:value-type="float" office:value="45248" calcext:value-type="float">
            <text:p>45248</text:p>
          </table:table-cell>
          <table:table-cell table:number-columns-repeated="1022"/>
        </table:table-row>
        <table:table-row table:style-name="ro1">
          <table:table-cell office:value-type="float" office:value="59904" calcext:value-type="float">
            <text:p>59904</text:p>
          </table:table-cell>
          <table:table-cell table:formula="of:=[.A687]-14528" office:value-type="float" office:value="45376" calcext:value-type="float">
            <text:p>45376</text:p>
          </table:table-cell>
          <table:table-cell table:number-columns-repeated="1022"/>
        </table:table-row>
        <table:table-row table:style-name="ro1">
          <table:table-cell office:value-type="float" office:value="60096" calcext:value-type="float">
            <text:p>60096</text:p>
          </table:table-cell>
          <table:table-cell table:formula="of:=[.A688]-14528" office:value-type="float" office:value="45568" calcext:value-type="float">
            <text:p>45568</text:p>
          </table:table-cell>
          <table:table-cell table:number-columns-repeated="1022"/>
        </table:table-row>
        <table:table-row table:style-name="ro1">
          <table:table-cell office:value-type="float" office:value="60288" calcext:value-type="float">
            <text:p>60288</text:p>
          </table:table-cell>
          <table:table-cell table:formula="of:=[.A689]-14528" office:value-type="float" office:value="45760" calcext:value-type="float">
            <text:p>45760</text:p>
          </table:table-cell>
          <table:table-cell table:number-columns-repeated="1022"/>
        </table:table-row>
        <table:table-row table:style-name="ro1">
          <table:table-cell office:value-type="float" office:value="60544" calcext:value-type="float">
            <text:p>60544</text:p>
          </table:table-cell>
          <table:table-cell table:formula="of:=[.A690]-14528" office:value-type="float" office:value="46016" calcext:value-type="float">
            <text:p>46016</text:p>
          </table:table-cell>
          <table:table-cell table:number-columns-repeated="1022"/>
        </table:table-row>
        <table:table-row table:style-name="ro1">
          <table:table-cell office:value-type="float" office:value="60800" calcext:value-type="float">
            <text:p>60800</text:p>
          </table:table-cell>
          <table:table-cell table:formula="of:=[.A691]-14528" office:value-type="float" office:value="46272" calcext:value-type="float">
            <text:p>46272</text:p>
          </table:table-cell>
          <table:table-cell table:number-columns-repeated="1022"/>
        </table:table-row>
        <table:table-row table:style-name="ro1">
          <table:table-cell office:value-type="float" office:value="61120" calcext:value-type="float">
            <text:p>61120</text:p>
          </table:table-cell>
          <table:table-cell table:formula="of:=[.A692]-14528" office:value-type="float" office:value="46592" calcext:value-type="float">
            <text:p>46592</text:p>
          </table:table-cell>
          <table:table-cell table:number-columns-repeated="1022"/>
        </table:table-row>
        <table:table-row table:style-name="ro1">
          <table:table-cell office:value-type="float" office:value="61248" calcext:value-type="float">
            <text:p>61248</text:p>
          </table:table-cell>
          <table:table-cell table:formula="of:=[.A693]-14528" office:value-type="float" office:value="46720" calcext:value-type="float">
            <text:p>46720</text:p>
          </table:table-cell>
          <table:table-cell table:number-columns-repeated="1022"/>
        </table:table-row>
        <table:table-row table:style-name="ro1">
          <table:table-cell office:value-type="float" office:value="61632" calcext:value-type="float">
            <text:p>61632</text:p>
          </table:table-cell>
          <table:table-cell table:formula="of:=[.A694]-14528" office:value-type="float" office:value="47104" calcext:value-type="float">
            <text:p>47104</text:p>
          </table:table-cell>
          <table:table-cell table:number-columns-repeated="1022"/>
        </table:table-row>
        <table:table-row table:style-name="ro1">
          <table:table-cell office:value-type="float" office:value="62016" calcext:value-type="float">
            <text:p>62016</text:p>
          </table:table-cell>
          <table:table-cell table:formula="of:=[.A695]-14528" office:value-type="float" office:value="47488" calcext:value-type="float">
            <text:p>47488</text:p>
          </table:table-cell>
          <table:table-cell table:number-columns-repeated="1022"/>
        </table:table-row>
        <table:table-row table:style-name="ro1">
          <table:table-cell office:value-type="float" office:value="62464" calcext:value-type="float">
            <text:p>62464</text:p>
          </table:table-cell>
          <table:table-cell table:formula="of:=[.A696]-14528" office:value-type="float" office:value="47936" calcext:value-type="float">
            <text:p>47936</text:p>
          </table:table-cell>
          <table:table-cell table:number-columns-repeated="1022"/>
        </table:table-row>
        <table:table-row table:style-name="ro1">
          <table:table-cell office:value-type="float" office:value="62848" calcext:value-type="float">
            <text:p>62848</text:p>
          </table:table-cell>
          <table:table-cell table:formula="of:=[.A697]-14528" office:value-type="float" office:value="48320" calcext:value-type="float">
            <text:p>48320</text:p>
          </table:table-cell>
          <table:table-cell table:number-columns-repeated="1022"/>
        </table:table-row>
        <table:table-row table:style-name="ro1">
          <table:table-cell office:value-type="float" office:value="63232" calcext:value-type="float">
            <text:p>63232</text:p>
          </table:table-cell>
          <table:table-cell table:formula="of:=[.A698]-14528" office:value-type="float" office:value="48704" calcext:value-type="float">
            <text:p>48704</text:p>
          </table:table-cell>
          <table:table-cell table:number-columns-repeated="1022"/>
        </table:table-row>
        <table:table-row table:style-name="ro1">
          <table:table-cell office:value-type="float" office:value="63552" calcext:value-type="float">
            <text:p>63552</text:p>
          </table:table-cell>
          <table:table-cell table:formula="of:=[.A699]-14528" office:value-type="float" office:value="49024" calcext:value-type="float">
            <text:p>49024</text:p>
          </table:table-cell>
          <table:table-cell table:number-columns-repeated="1022"/>
        </table:table-row>
        <table:table-row table:style-name="ro1">
          <table:table-cell office:value-type="float" office:value="63680" calcext:value-type="float">
            <text:p>63680</text:p>
          </table:table-cell>
          <table:table-cell table:formula="of:=[.A700]-14528" office:value-type="float" office:value="49152" calcext:value-type="float">
            <text:p>49152</text:p>
          </table:table-cell>
          <table:table-cell table:number-columns-repeated="1022"/>
        </table:table-row>
        <table:table-row table:style-name="ro1">
          <table:table-cell office:value-type="float" office:value="63872" calcext:value-type="float">
            <text:p>63872</text:p>
          </table:table-cell>
          <table:table-cell table:formula="of:=[.A701]-14528" office:value-type="float" office:value="49344" calcext:value-type="float">
            <text:p>49344</text:p>
          </table:table-cell>
          <table:table-cell table:number-columns-repeated="1022"/>
        </table:table-row>
        <table:table-row table:style-name="ro1">
          <table:table-cell office:value-type="float" office:value="63936" calcext:value-type="float">
            <text:p>63936</text:p>
          </table:table-cell>
          <table:table-cell table:formula="of:=[.A702]-14528" office:value-type="float" office:value="49408" calcext:value-type="float">
            <text:p>49408</text:p>
          </table:table-cell>
          <table:table-cell table:number-columns-repeated="1022"/>
        </table:table-row>
        <table:table-row table:style-name="ro1">
          <table:table-cell office:value-type="float" office:value="63936" calcext:value-type="float">
            <text:p>63936</text:p>
          </table:table-cell>
          <table:table-cell table:formula="of:=[.A703]-14528" office:value-type="float" office:value="49408" calcext:value-type="float">
            <text:p>49408</text:p>
          </table:table-cell>
          <table:table-cell table:number-columns-repeated="1022"/>
        </table:table-row>
        <table:table-row table:style-name="ro1">
          <table:table-cell office:value-type="float" office:value="63936" calcext:value-type="float">
            <text:p>63936</text:p>
          </table:table-cell>
          <table:table-cell table:formula="of:=[.A704]-14528" office:value-type="float" office:value="49408" calcext:value-type="float">
            <text:p>49408</text:p>
          </table:table-cell>
          <table:table-cell table:number-columns-repeated="1022"/>
        </table:table-row>
        <table:table-row table:style-name="ro1">
          <table:table-cell office:value-type="float" office:value="63872" calcext:value-type="float">
            <text:p>63872</text:p>
          </table:table-cell>
          <table:table-cell table:formula="of:=[.A705]-14528" office:value-type="float" office:value="49344" calcext:value-type="float">
            <text:p>49344</text:p>
          </table:table-cell>
          <table:table-cell table:number-columns-repeated="1022"/>
        </table:table-row>
        <table:table-row table:style-name="ro1">
          <table:table-cell office:value-type="float" office:value="63744" calcext:value-type="float">
            <text:p>63744</text:p>
          </table:table-cell>
          <table:table-cell table:formula="of:=[.A706]-14528" office:value-type="float" office:value="49216" calcext:value-type="float">
            <text:p>49216</text:p>
          </table:table-cell>
          <table:table-cell table:number-columns-repeated="1022"/>
        </table:table-row>
        <table:table-row table:style-name="ro1">
          <table:table-cell office:value-type="float" office:value="63744" calcext:value-type="float">
            <text:p>63744</text:p>
          </table:table-cell>
          <table:table-cell table:formula="of:=[.A707]-14528" office:value-type="float" office:value="49216" calcext:value-type="float">
            <text:p>49216</text:p>
          </table:table-cell>
          <table:table-cell table:number-columns-repeated="1022"/>
        </table:table-row>
        <table:table-row table:style-name="ro1">
          <table:table-cell office:value-type="float" office:value="63680" calcext:value-type="float">
            <text:p>63680</text:p>
          </table:table-cell>
          <table:table-cell table:formula="of:=[.A708]-14528" office:value-type="float" office:value="49152" calcext:value-type="float">
            <text:p>49152</text:p>
          </table:table-cell>
          <table:table-cell table:number-columns-repeated="1022"/>
        </table:table-row>
        <table:table-row table:style-name="ro1">
          <table:table-cell office:value-type="float" office:value="63680" calcext:value-type="float">
            <text:p>63680</text:p>
          </table:table-cell>
          <table:table-cell table:formula="of:=[.A709]-14528" office:value-type="float" office:value="49152" calcext:value-type="float">
            <text:p>49152</text:p>
          </table:table-cell>
          <table:table-cell table:number-columns-repeated="1022"/>
        </table:table-row>
        <table:table-row table:style-name="ro1">
          <table:table-cell office:value-type="float" office:value="63680" calcext:value-type="float">
            <text:p>63680</text:p>
          </table:table-cell>
          <table:table-cell table:formula="of:=[.A710]-14528" office:value-type="float" office:value="49152" calcext:value-type="float">
            <text:p>49152</text:p>
          </table:table-cell>
          <table:table-cell table:number-columns-repeated="1022"/>
        </table:table-row>
        <table:table-row table:style-name="ro1">
          <table:table-cell office:value-type="float" office:value="63680" calcext:value-type="float">
            <text:p>63680</text:p>
          </table:table-cell>
          <table:table-cell table:formula="of:=[.A711]-14528" office:value-type="float" office:value="49152" calcext:value-type="float">
            <text:p>49152</text:p>
          </table:table-cell>
          <table:table-cell table:number-columns-repeated="1022"/>
        </table:table-row>
        <table:table-row table:style-name="ro1">
          <table:table-cell office:value-type="float" office:value="63744" calcext:value-type="float">
            <text:p>63744</text:p>
          </table:table-cell>
          <table:table-cell table:formula="of:=[.A712]-14528" office:value-type="float" office:value="49216" calcext:value-type="float">
            <text:p>49216</text:p>
          </table:table-cell>
          <table:table-cell table:number-columns-repeated="1022"/>
        </table:table-row>
        <table:table-row table:style-name="ro1">
          <table:table-cell office:value-type="float" office:value="63744" calcext:value-type="float">
            <text:p>63744</text:p>
          </table:table-cell>
          <table:table-cell table:formula="of:=[.A713]-14528" office:value-type="float" office:value="49216" calcext:value-type="float">
            <text:p>49216</text:p>
          </table:table-cell>
          <table:table-cell table:number-columns-repeated="1022"/>
        </table:table-row>
        <table:table-row table:style-name="ro1">
          <table:table-cell office:value-type="float" office:value="63808" calcext:value-type="float">
            <text:p>63808</text:p>
          </table:table-cell>
          <table:table-cell table:formula="of:=[.A714]-14528" office:value-type="float" office:value="49280" calcext:value-type="float">
            <text:p>49280</text:p>
          </table:table-cell>
          <table:table-cell table:number-columns-repeated="1022"/>
        </table:table-row>
        <table:table-row table:style-name="ro1">
          <table:table-cell office:value-type="float" office:value="63808" calcext:value-type="float">
            <text:p>63808</text:p>
          </table:table-cell>
          <table:table-cell table:formula="of:=[.A715]-14528" office:value-type="float" office:value="49280" calcext:value-type="float">
            <text:p>49280</text:p>
          </table:table-cell>
          <table:table-cell table:number-columns-repeated="1022"/>
        </table:table-row>
        <table:table-row table:style-name="ro1">
          <table:table-cell office:value-type="float" office:value="63872" calcext:value-type="float">
            <text:p>63872</text:p>
          </table:table-cell>
          <table:table-cell table:formula="of:=[.A716]-14528" office:value-type="float" office:value="49344" calcext:value-type="float">
            <text:p>49344</text:p>
          </table:table-cell>
          <table:table-cell table:number-columns-repeated="1022"/>
        </table:table-row>
        <table:table-row table:style-name="ro1">
          <table:table-cell office:value-type="float" office:value="63936" calcext:value-type="float">
            <text:p>63936</text:p>
          </table:table-cell>
          <table:table-cell table:formula="of:=[.A717]-14528" office:value-type="float" office:value="49408" calcext:value-type="float">
            <text:p>49408</text:p>
          </table:table-cell>
          <table:table-cell table:number-columns-repeated="1022"/>
        </table:table-row>
        <table:table-row table:style-name="ro1">
          <table:table-cell office:value-type="float" office:value="63936" calcext:value-type="float">
            <text:p>63936</text:p>
          </table:table-cell>
          <table:table-cell table:formula="of:=[.A718]-14528" office:value-type="float" office:value="49408" calcext:value-type="float">
            <text:p>49408</text:p>
          </table:table-cell>
          <table:table-cell table:number-columns-repeated="1022"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[.A719]-14528" office:value-type="float" office:value="49472" calcext:value-type="float">
            <text:p>49472</text:p>
          </table:table-cell>
          <table:table-cell table:number-columns-repeated="1022"/>
        </table:table-row>
        <table:table-row table:style-name="ro1">
          <table:table-cell office:value-type="float" office:value="64064" calcext:value-type="float">
            <text:p>64064</text:p>
          </table:table-cell>
          <table:table-cell table:formula="of:=[.A720]-14528" office:value-type="float" office:value="49536" calcext:value-type="float">
            <text:p>49536</text:p>
          </table:table-cell>
          <table:table-cell table:number-columns-repeated="1022"/>
        </table:table-row>
        <table:table-row table:style-name="ro1">
          <table:table-cell office:value-type="float" office:value="64128" calcext:value-type="float">
            <text:p>64128</text:p>
          </table:table-cell>
          <table:table-cell table:formula="of:=[.A721]-14528" office:value-type="float" office:value="49600" calcext:value-type="float">
            <text:p>49600</text:p>
          </table:table-cell>
          <table:table-cell table:number-columns-repeated="1022"/>
        </table:table-row>
        <table:table-row table:style-name="ro1">
          <table:table-cell office:value-type="float" office:value="64128" calcext:value-type="float">
            <text:p>64128</text:p>
          </table:table-cell>
          <table:table-cell table:formula="of:=[.A722]-14528" office:value-type="float" office:value="49600" calcext:value-type="float">
            <text:p>49600</text:p>
          </table:table-cell>
          <table:table-cell table:number-columns-repeated="1022"/>
        </table:table-row>
        <table:table-row table:style-name="ro1">
          <table:table-cell office:value-type="float" office:value="64192" calcext:value-type="float">
            <text:p>64192</text:p>
          </table:table-cell>
          <table:table-cell table:formula="of:=[.A723]-14528" office:value-type="float" office:value="49664" calcext:value-type="float">
            <text:p>49664</text:p>
          </table:table-cell>
          <table:table-cell table:number-columns-repeated="102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formula="of:=[.A724]-14528" office:value-type="float" office:value="49728" calcext:value-type="float">
            <text:p>49728</text:p>
          </table:table-cell>
          <table:table-cell table:number-columns-repeated="1022"/>
        </table:table-row>
        <table:table-row table:style-name="ro1">
          <table:table-cell office:value-type="float" office:value="64320" calcext:value-type="float">
            <text:p>64320</text:p>
          </table:table-cell>
          <table:table-cell table:formula="of:=[.A725]-14528" office:value-type="float" office:value="49792" calcext:value-type="float">
            <text:p>49792</text:p>
          </table:table-cell>
          <table:table-cell table:number-columns-repeated="1022"/>
        </table:table-row>
        <table:table-row table:style-name="ro1">
          <table:table-cell office:value-type="float" office:value="64384" calcext:value-type="float">
            <text:p>64384</text:p>
          </table:table-cell>
          <table:table-cell table:formula="of:=[.A726]-14528" office:value-type="float" office:value="49856" calcext:value-type="float">
            <text:p>49856</text:p>
          </table:table-cell>
          <table:table-cell table:number-columns-repeated="1022"/>
        </table:table-row>
        <table:table-row table:style-name="ro1">
          <table:table-cell office:value-type="float" office:value="64448" calcext:value-type="float">
            <text:p>64448</text:p>
          </table:table-cell>
          <table:table-cell table:formula="of:=[.A727]-14528" office:value-type="float" office:value="49920" calcext:value-type="float">
            <text:p>49920</text:p>
          </table:table-cell>
          <table:table-cell table:number-columns-repeated="1022"/>
        </table:table-row>
        <table:table-row table:style-name="ro1">
          <table:table-cell office:value-type="float" office:value="64512" calcext:value-type="float">
            <text:p>64512</text:p>
          </table:table-cell>
          <table:table-cell table:formula="of:=[.A728]-14528" office:value-type="float" office:value="49984" calcext:value-type="float">
            <text:p>49984</text:p>
          </table:table-cell>
          <table:table-cell table:number-columns-repeated="1022"/>
        </table:table-row>
        <table:table-row table:style-name="ro1">
          <table:table-cell office:value-type="float" office:value="64576" calcext:value-type="float">
            <text:p>64576</text:p>
          </table:table-cell>
          <table:table-cell table:formula="of:=[.A729]-14528" office:value-type="float" office:value="50048" calcext:value-type="float">
            <text:p>50048</text:p>
          </table:table-cell>
          <table:table-cell table:number-columns-repeated="1022"/>
        </table:table-row>
        <table:table-row table:style-name="ro1">
          <table:table-cell office:value-type="float" office:value="64640" calcext:value-type="float">
            <text:p>64640</text:p>
          </table:table-cell>
          <table:table-cell table:formula="of:=[.A730]-14528" office:value-type="float" office:value="50112" calcext:value-type="float">
            <text:p>50112</text:p>
          </table:table-cell>
          <table:table-cell table:number-columns-repeated="1022"/>
        </table:table-row>
        <table:table-row table:style-name="ro1">
          <table:table-cell office:value-type="float" office:value="64704" calcext:value-type="float">
            <text:p>64704</text:p>
          </table:table-cell>
          <table:table-cell table:formula="of:=[.A731]-14528" office:value-type="float" office:value="50176" calcext:value-type="float">
            <text:p>50176</text:p>
          </table:table-cell>
          <table:table-cell table:number-columns-repeated="1022"/>
        </table:table-row>
        <table:table-row table:style-name="ro1">
          <table:table-cell office:value-type="float" office:value="64768" calcext:value-type="float">
            <text:p>64768</text:p>
          </table:table-cell>
          <table:table-cell table:formula="of:=[.A732]-14528" office:value-type="float" office:value="50240" calcext:value-type="float">
            <text:p>50240</text:p>
          </table:table-cell>
          <table:table-cell table:number-columns-repeated="1022"/>
        </table:table-row>
        <table:table-row table:style-name="ro1">
          <table:table-cell office:value-type="float" office:value="64832" calcext:value-type="float">
            <text:p>64832</text:p>
          </table:table-cell>
          <table:table-cell table:formula="of:=[.A733]-14528" office:value-type="float" office:value="50304" calcext:value-type="float">
            <text:p>50304</text:p>
          </table:table-cell>
          <table:table-cell table:number-columns-repeated="1022"/>
        </table:table-row>
        <table:table-row table:style-name="ro1">
          <table:table-cell office:value-type="float" office:value="64896" calcext:value-type="float">
            <text:p>64896</text:p>
          </table:table-cell>
          <table:table-cell table:formula="of:=[.A734]-14528" office:value-type="float" office:value="50368" calcext:value-type="float">
            <text:p>50368</text:p>
          </table:table-cell>
          <table:table-cell table:number-columns-repeated="1022"/>
        </table:table-row>
        <table:table-row table:style-name="ro1">
          <table:table-cell office:value-type="float" office:value="64960" calcext:value-type="float">
            <text:p>64960</text:p>
          </table:table-cell>
          <table:table-cell table:formula="of:=[.A735]-14528" office:value-type="float" office:value="50432" calcext:value-type="float">
            <text:p>50432</text:p>
          </table:table-cell>
          <table:table-cell table:number-columns-repeated="1022"/>
        </table:table-row>
        <table:table-row table:style-name="ro1">
          <table:table-cell office:value-type="float" office:value="65024" calcext:value-type="float">
            <text:p>65024</text:p>
          </table:table-cell>
          <table:table-cell table:formula="of:=[.A736]-14528" office:value-type="float" office:value="50496" calcext:value-type="float">
            <text:p>50496</text:p>
          </table:table-cell>
          <table:table-cell table:number-columns-repeated="1022"/>
        </table:table-row>
        <table:table-row table:style-name="ro1">
          <table:table-cell office:value-type="float" office:value="65024" calcext:value-type="float">
            <text:p>65024</text:p>
          </table:table-cell>
          <table:table-cell table:formula="of:=[.A737]-14528" office:value-type="float" office:value="50496" calcext:value-type="float">
            <text:p>50496</text:p>
          </table:table-cell>
          <table:table-cell table:number-columns-repeated="1022"/>
        </table:table-row>
        <table:table-row table:style-name="ro1">
          <table:table-cell office:value-type="float" office:value="65088" calcext:value-type="float">
            <text:p>65088</text:p>
          </table:table-cell>
          <table:table-cell table:formula="of:=[.A738]-14528" office:value-type="float" office:value="50560" calcext:value-type="float">
            <text:p>50560</text:p>
          </table:table-cell>
          <table:table-cell table:number-columns-repeated="1022"/>
        </table:table-row>
        <table:table-row table:style-name="ro1">
          <table:table-cell office:value-type="float" office:value="65088" calcext:value-type="float">
            <text:p>65088</text:p>
          </table:table-cell>
          <table:table-cell table:formula="of:=[.A739]-14528" office:value-type="float" office:value="50560" calcext:value-type="float">
            <text:p>50560</text:p>
          </table:table-cell>
          <table:table-cell table:number-columns-repeated="1022"/>
        </table:table-row>
        <table:table-row table:style-name="ro1">
          <table:table-cell office:value-type="float" office:value="65152" calcext:value-type="float">
            <text:p>65152</text:p>
          </table:table-cell>
          <table:table-cell table:formula="of:=[.A740]-14528" office:value-type="float" office:value="50624" calcext:value-type="float">
            <text:p>50624</text:p>
          </table:table-cell>
          <table:table-cell table:number-columns-repeated="1022"/>
        </table:table-row>
        <table:table-row table:style-name="ro1">
          <table:table-cell office:value-type="float" office:value="65216" calcext:value-type="float">
            <text:p>65216</text:p>
          </table:table-cell>
          <table:table-cell table:formula="of:=[.A741]-14528" office:value-type="float" office:value="50688" calcext:value-type="float">
            <text:p>50688</text:p>
          </table:table-cell>
          <table:table-cell table:number-columns-repeated="1022"/>
        </table:table-row>
        <table:table-row table:style-name="ro1">
          <table:table-cell office:value-type="float" office:value="65280" calcext:value-type="float">
            <text:p>65280</text:p>
          </table:table-cell>
          <table:table-cell table:formula="of:=[.A742]-14528" office:value-type="float" office:value="50752" calcext:value-type="float">
            <text:p>50752</text:p>
          </table:table-cell>
          <table:table-cell table:number-columns-repeated="1022"/>
        </table:table-row>
        <table:table-row table:style-name="ro1">
          <table:table-cell office:value-type="float" office:value="65280" calcext:value-type="float">
            <text:p>65280</text:p>
          </table:table-cell>
          <table:table-cell table:formula="of:=[.A743]-14528" office:value-type="float" office:value="50752" calcext:value-type="float">
            <text:p>50752</text:p>
          </table:table-cell>
          <table:table-cell table:number-columns-repeated="1022"/>
        </table:table-row>
        <table:table-row table:style-name="ro1">
          <table:table-cell office:value-type="float" office:value="65344" calcext:value-type="float">
            <text:p>65344</text:p>
          </table:table-cell>
          <table:table-cell table:formula="of:=[.A744]-14528" office:value-type="float" office:value="50816" calcext:value-type="float">
            <text:p>50816</text:p>
          </table:table-cell>
          <table:table-cell table:number-columns-repeated="1022"/>
        </table:table-row>
        <table:table-row table:style-name="ro1">
          <table:table-cell office:value-type="float" office:value="65408" calcext:value-type="float">
            <text:p>65408</text:p>
          </table:table-cell>
          <table:table-cell table:formula="of:=[.A745]-14528" office:value-type="float" office:value="50880" calcext:value-type="float">
            <text:p>50880</text:p>
          </table:table-cell>
          <table:table-cell table:number-columns-repeated="1022"/>
        </table:table-row>
        <table:table-row table:style-name="ro1">
          <table:table-cell office:value-type="float" office:value="65472" calcext:value-type="float">
            <text:p>65472</text:p>
          </table:table-cell>
          <table:table-cell table:formula="of:=[.A746]-14528" office:value-type="float" office:value="50944" calcext:value-type="float">
            <text:p>50944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47]+51008" office:value-type="float" office:value="51072" calcext:value-type="float">
            <text:p>51072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48]+51008" office:value-type="float" office:value="51072" calcext:value-type="float">
            <text:p>51072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749]+51008" office:value-type="float" office:value="51200" calcext:value-type="float">
            <text:p>51200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750]+51008" office:value-type="float" office:value="51200" calcext:value-type="float">
            <text:p>51200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751]+51008" office:value-type="float" office:value="51264" calcext:value-type="float">
            <text:p>51264</text:p>
          </table:table-cell>
          <table:table-cell table:number-columns-repeated="102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752]+51008" office:value-type="float" office:value="51392" calcext:value-type="float">
            <text:p>51392</text:p>
          </table:table-cell>
          <table:table-cell table:number-columns-repeated="102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753]+51008" office:value-type="float" office:value="51392" calcext:value-type="float">
            <text:p>51392</text:p>
          </table:table-cell>
          <table:table-cell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754]+51008" office:value-type="float" office:value="51520" calcext:value-type="float">
            <text:p>51520</text:p>
          </table:table-cell>
          <table:table-cell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755]+51008" office:value-type="float" office:value="51520" calcext:value-type="float">
            <text:p>51520</text:p>
          </table:table-cell>
          <table:table-cell table:number-columns-repeated="102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756]+51008" office:value-type="float" office:value="51584" calcext:value-type="float">
            <text:p>51584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757]+51008" office:value-type="float" office:value="51648" calcext:value-type="float">
            <text:p>51648</text:p>
          </table:table-cell>
          <table:table-cell table:number-columns-repeated="102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58]+51008" office:value-type="float" office:value="51712" calcext:value-type="float">
            <text:p>51712</text:p>
          </table:table-cell>
          <table:table-cell table:number-columns-repeated="102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59]+51008" office:value-type="float" office:value="51776" calcext:value-type="float">
            <text:p>51776</text:p>
          </table:table-cell>
          <table:table-cell table:number-columns-repeated="102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760]+51008" office:value-type="float" office:value="51840" calcext:value-type="float">
            <text:p>51840</text:p>
          </table:table-cell>
          <table:table-cell table:number-columns-repeated="102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761]+51008" office:value-type="float" office:value="51840" calcext:value-type="float">
            <text:p>51840</text:p>
          </table:table-cell>
          <table:table-cell table:number-columns-repeated="102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762]+51008" office:value-type="float" office:value="51904" calcext:value-type="float">
            <text:p>51904</text:p>
          </table:table-cell>
          <table:table-cell table:number-columns-repeated="102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763]+51008" office:value-type="float" office:value="51904" calcext:value-type="float">
            <text:p>51904</text:p>
          </table:table-cell>
          <table:table-cell table:number-columns-repeated="102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764]+51008" office:value-type="float" office:value="52032" calcext:value-type="float">
            <text:p>52032</text:p>
          </table:table-cell>
          <table:table-cell table:number-columns-repeated="102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765]+51008" office:value-type="float" office:value="52032" calcext:value-type="float">
            <text:p>52032</text:p>
          </table:table-cell>
          <table:table-cell table:number-columns-repeated="102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A766]+51008" office:value-type="float" office:value="52096" calcext:value-type="float">
            <text:p>52096</text:p>
          </table:table-cell>
          <table:table-cell table:number-columns-repeated="102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[.A767]+51008" office:value-type="float" office:value="52160" calcext:value-type="float">
            <text:p>52160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A768]+51008" office:value-type="float" office:value="52288" calcext:value-type="float">
            <text:p>52288</text:p>
          </table:table-cell>
          <table:table-cell table:number-columns-repeated="102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A769]+51008" office:value-type="float" office:value="52352" calcext:value-type="float">
            <text:p>52352</text:p>
          </table:table-cell>
          <table:table-cell table:number-columns-repeated="102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[.A770]+51008" office:value-type="float" office:value="52416" calcext:value-type="float">
            <text:p>52416</text:p>
          </table:table-cell>
          <table:table-cell table:number-columns-repeated="102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A771]+51008" office:value-type="float" office:value="52544" calcext:value-type="float">
            <text:p>52544</text:p>
          </table:table-cell>
          <table:table-cell table:number-columns-repeated="102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[.A772]+51008" office:value-type="float" office:value="52672" calcext:value-type="float">
            <text:p>52672</text:p>
          </table:table-cell>
          <table:table-cell table:number-columns-repeated="102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[.A773]+51008" office:value-type="float" office:value="52736" calcext:value-type="float">
            <text:p>52736</text:p>
          </table:table-cell>
          <table:table-cell table:number-columns-repeated="102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[.A774]+51008" office:value-type="float" office:value="52800" calcext:value-type="float">
            <text:p>52800</text:p>
          </table:table-cell>
          <table:table-cell table:number-columns-repeated="102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[.A775]+51008" office:value-type="float" office:value="52864" calcext:value-type="float">
            <text:p>52864</text:p>
          </table:table-cell>
          <table:table-cell table:number-columns-repeated="102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A776]+51008" office:value-type="float" office:value="52992" calcext:value-type="float">
            <text:p>52992</text:p>
          </table:table-cell>
          <table:table-cell table:number-columns-repeated="102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777]+51008" office:value-type="float" office:value="53056" calcext:value-type="float">
            <text:p>53056</text:p>
          </table:table-cell>
          <table:table-cell table:number-columns-repeated="102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[.A778]+51008" office:value-type="float" office:value="53120" calcext:value-type="float">
            <text:p>53120</text:p>
          </table:table-cell>
          <table:table-cell table:number-columns-repeated="102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A779]+51008" office:value-type="float" office:value="53184" calcext:value-type="float">
            <text:p>53184</text:p>
          </table:table-cell>
          <table:table-cell table:number-columns-repeated="102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A780]+51008" office:value-type="float" office:value="53184" calcext:value-type="float">
            <text:p>53184</text:p>
          </table:table-cell>
          <table:table-cell table:number-columns-repeated="102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A781]+51008" office:value-type="float" office:value="53184" calcext:value-type="float">
            <text:p>53184</text:p>
          </table:table-cell>
          <table:table-cell table:number-columns-repeated="102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A782]+51008" office:value-type="float" office:value="53184" calcext:value-type="float">
            <text:p>53184</text:p>
          </table:table-cell>
          <table:table-cell table:number-columns-repeated="102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[.A783]+51008" office:value-type="float" office:value="53248" calcext:value-type="float">
            <text:p>53248</text:p>
          </table:table-cell>
          <table:table-cell table:number-columns-repeated="102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[.A784]+51008" office:value-type="float" office:value="53312" calcext:value-type="float">
            <text:p>53312</text:p>
          </table:table-cell>
          <table:table-cell table:number-columns-repeated="1022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[.A785]+51008" office:value-type="float" office:value="53376" calcext:value-type="float">
            <text:p>53376</text:p>
          </table:table-cell>
          <table:table-cell table:number-columns-repeated="1022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[.A786]+51008" office:value-type="float" office:value="53376" calcext:value-type="float">
            <text:p>53376</text:p>
          </table:table-cell>
          <table:table-cell table:number-columns-repeated="1022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[.A787]+51008" office:value-type="float" office:value="53440" calcext:value-type="float">
            <text:p>53440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[.A788]+51008" office:value-type="float" office:value="53568" calcext:value-type="float">
            <text:p>53568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[.A789]+51008" office:value-type="float" office:value="53568" calcext:value-type="float">
            <text:p>53568</text:p>
          </table:table-cell>
          <table:table-cell table:number-columns-repeated="1022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[.A790]+51008" office:value-type="float" office:value="53696" calcext:value-type="float">
            <text:p>53696</text:p>
          </table:table-cell>
          <table:table-cell table:number-columns-repeated="1022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[.A791]+51008" office:value-type="float" office:value="53760" calcext:value-type="float">
            <text:p>53760</text:p>
          </table:table-cell>
          <table:table-cell table:number-columns-repeated="1022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[.A792]+51008" office:value-type="float" office:value="53824" calcext:value-type="float">
            <text:p>53824</text:p>
          </table:table-cell>
          <table:table-cell table:number-columns-repeated="1022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[.A793]+51008" office:value-type="float" office:value="53888" calcext:value-type="float">
            <text:p>53888</text:p>
          </table:table-cell>
          <table:table-cell table:number-columns-repeated="1022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[.A794]+51008" office:value-type="float" office:value="53888" calcext:value-type="float">
            <text:p>53888</text:p>
          </table:table-cell>
          <table:table-cell table:number-columns-repeated="1022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[.A795]+51008" office:value-type="float" office:value="53952" calcext:value-type="float">
            <text:p>53952</text:p>
          </table:table-cell>
          <table:table-cell table:number-columns-repeated="1022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[.A796]+51008" office:value-type="float" office:value="54016" calcext:value-type="float">
            <text:p>54016</text:p>
          </table:table-cell>
          <table:table-cell table:number-columns-repeated="1022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[.A797]+51008" office:value-type="float" office:value="54016" calcext:value-type="float">
            <text:p>54016</text:p>
          </table:table-cell>
          <table:table-cell table:number-columns-repeated="1022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[.A798]+51008" office:value-type="float" office:value="54080" calcext:value-type="float">
            <text:p>54080</text:p>
          </table:table-cell>
          <table:table-cell table:number-columns-repeated="1022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.A799]+51008" office:value-type="float" office:value="54144" calcext:value-type="float">
            <text:p>54144</text:p>
          </table:table-cell>
          <table:table-cell table:number-columns-repeated="1022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.A800]+51008" office:value-type="float" office:value="54144" calcext:value-type="float">
            <text:p>54144</text:p>
          </table:table-cell>
          <table:table-cell table:number-columns-repeated="1022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801]+51008" office:value-type="float" office:value="54208" calcext:value-type="float">
            <text:p>54208</text:p>
          </table:table-cell>
          <table:table-cell table:number-columns-repeated="1022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[.A802]+51008" office:value-type="float" office:value="54272" calcext:value-type="float">
            <text:p>54272</text:p>
          </table:table-cell>
          <table:table-cell table:number-columns-repeated="1022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[.A803]+51008" office:value-type="float" office:value="54272" calcext:value-type="float">
            <text:p>54272</text:p>
          </table:table-cell>
          <table:table-cell table:number-columns-repeated="1022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[.A804]+51008" office:value-type="float" office:value="54336" calcext:value-type="float">
            <text:p>54336</text:p>
          </table:table-cell>
          <table:table-cell table:number-columns-repeated="1022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[.A805]+51008" office:value-type="float" office:value="54336" calcext:value-type="float">
            <text:p>54336</text:p>
          </table:table-cell>
          <table:table-cell table:number-columns-repeated="1022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[.A806]+51008" office:value-type="float" office:value="54400" calcext:value-type="float">
            <text:p>54400</text:p>
          </table:table-cell>
          <table:table-cell table:number-columns-repeated="102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[.A807]+51008" office:value-type="float" office:value="54464" calcext:value-type="float">
            <text:p>54464</text:p>
          </table:table-cell>
          <table:table-cell table:number-columns-repeated="102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[.A808]+51008" office:value-type="float" office:value="54464" calcext:value-type="float">
            <text:p>54464</text:p>
          </table:table-cell>
          <table:table-cell table:number-columns-repeated="1022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.A809]+51008" office:value-type="float" office:value="54528" calcext:value-type="float">
            <text:p>54528</text:p>
          </table:table-cell>
          <table:table-cell table:number-columns-repeated="1022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.A810]+51008" office:value-type="float" office:value="54528" calcext:value-type="float">
            <text:p>54528</text:p>
          </table:table-cell>
          <table:table-cell table:number-columns-repeated="1022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[.A811]+51008" office:value-type="float" office:value="54592" calcext:value-type="float">
            <text:p>54592</text:p>
          </table:table-cell>
          <table:table-cell table:number-columns-repeated="1022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[.A812]+51008" office:value-type="float" office:value="54592" calcext:value-type="float">
            <text:p>54592</text:p>
          </table:table-cell>
          <table:table-cell table:number-columns-repeated="1022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[.A813]+51008" office:value-type="float" office:value="54656" calcext:value-type="float">
            <text:p>54656</text:p>
          </table:table-cell>
          <table:table-cell table:number-columns-repeated="1022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[.A814]+51008" office:value-type="float" office:value="54656" calcext:value-type="float">
            <text:p>54656</text:p>
          </table:table-cell>
          <table:table-cell table:number-columns-repeated="1022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[.A815]+51008" office:value-type="float" office:value="54720" calcext:value-type="float">
            <text:p>54720</text:p>
          </table:table-cell>
          <table:table-cell table:number-columns-repeated="1022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[.A816]+51008" office:value-type="float" office:value="54720" calcext:value-type="float">
            <text:p>54720</text:p>
          </table:table-cell>
          <table:table-cell table:number-columns-repeated="1022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[.A817]+51008" office:value-type="float" office:value="54784" calcext:value-type="float">
            <text:p>54784</text:p>
          </table:table-cell>
          <table:table-cell table:number-columns-repeated="1022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[.A818]+51008" office:value-type="float" office:value="54784" calcext:value-type="float">
            <text:p>54784</text:p>
          </table:table-cell>
          <table:table-cell table:number-columns-repeated="1022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[.A819]+51008" office:value-type="float" office:value="54848" calcext:value-type="float">
            <text:p>54848</text:p>
          </table:table-cell>
          <table:table-cell table:number-columns-repeated="1022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[.A820]+51008" office:value-type="float" office:value="54848" calcext:value-type="float">
            <text:p>54848</text:p>
          </table:table-cell>
          <table:table-cell table:number-columns-repeated="1022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formula="of:=[.A821]+51008" office:value-type="float" office:value="54912" calcext:value-type="float">
            <text:p>54912</text:p>
          </table:table-cell>
          <table:table-cell table:number-columns-repeated="1022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formula="of:=[.A822]+51008" office:value-type="float" office:value="54912" calcext:value-type="float">
            <text:p>54912</text:p>
          </table:table-cell>
          <table:table-cell table:number-columns-repeated="1022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[.A823]+51008" office:value-type="float" office:value="54976" calcext:value-type="float">
            <text:p>54976</text:p>
          </table:table-cell>
          <table:table-cell table:number-columns-repeated="1022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[.A824]+51008" office:value-type="float" office:value="55040" calcext:value-type="float">
            <text:p>55040</text:p>
          </table:table-cell>
          <table:table-cell table:number-columns-repeated="1022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[.A825]+51008" office:value-type="float" office:value="55040" calcext:value-type="float">
            <text:p>55040</text:p>
          </table:table-cell>
          <table:table-cell table:number-columns-repeated="102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826]+51008" office:value-type="float" office:value="55104" calcext:value-type="float">
            <text:p>55104</text:p>
          </table:table-cell>
          <table:table-cell table:number-columns-repeated="102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827]+51008" office:value-type="float" office:value="55104" calcext:value-type="float">
            <text:p>55104</text:p>
          </table:table-cell>
          <table:table-cell table:number-columns-repeated="1022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formula="of:=[.A828]+51008" office:value-type="float" office:value="55168" calcext:value-type="float">
            <text:p>55168</text:p>
          </table:table-cell>
          <table:table-cell table:number-columns-repeated="1022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[.A829]+51008" office:value-type="float" office:value="55232" calcext:value-type="float">
            <text:p>55232</text:p>
          </table:table-cell>
          <table:table-cell table:number-columns-repeated="1022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[.A830]+51008" office:value-type="float" office:value="55232" calcext:value-type="float">
            <text:p>55232</text:p>
          </table:table-cell>
          <table:table-cell table:number-columns-repeated="1022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formula="of:=[.A831]+51008" office:value-type="float" office:value="55296" calcext:value-type="float">
            <text:p>55296</text:p>
          </table:table-cell>
          <table:table-cell table:number-columns-repeated="1022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formula="of:=[.A832]+51008" office:value-type="float" office:value="55360" calcext:value-type="float">
            <text:p>55360</text:p>
          </table:table-cell>
          <table:table-cell table:number-columns-repeated="1022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formula="of:=[.A833]+51008" office:value-type="float" office:value="55360" calcext:value-type="float">
            <text:p>55360</text:p>
          </table:table-cell>
          <table:table-cell table:number-columns-repeated="1022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formula="of:=[.A834]+51008" office:value-type="float" office:value="55424" calcext:value-type="float">
            <text:p>55424</text:p>
          </table:table-cell>
          <table:table-cell table:number-columns-repeated="1022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formula="of:=[.A835]+51008" office:value-type="float" office:value="55424" calcext:value-type="float">
            <text:p>55424</text:p>
          </table:table-cell>
          <table:table-cell table:number-columns-repeated="1022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formula="of:=[.A836]+51008" office:value-type="float" office:value="55488" calcext:value-type="float">
            <text:p>55488</text:p>
          </table:table-cell>
          <table:table-cell table:number-columns-repeated="1022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formula="of:=[.A837]+51008" office:value-type="float" office:value="55488" calcext:value-type="float">
            <text:p>55488</text:p>
          </table:table-cell>
          <table:table-cell table:number-columns-repeated="1022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formula="of:=[.A838]+51008" office:value-type="float" office:value="55552" calcext:value-type="float">
            <text:p>55552</text:p>
          </table:table-cell>
          <table:table-cell table:number-columns-repeated="1022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formula="of:=[.A839]+51008" office:value-type="float" office:value="55552" calcext:value-type="float">
            <text:p>55552</text:p>
          </table:table-cell>
          <table:table-cell table:number-columns-repeated="1022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formula="of:=[.A840]+51008" office:value-type="float" office:value="55616" calcext:value-type="float">
            <text:p>55616</text:p>
          </table:table-cell>
          <table:table-cell table:number-columns-repeated="1022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formula="of:=[.A841]+51008" office:value-type="float" office:value="55616" calcext:value-type="float">
            <text:p>55616</text:p>
          </table:table-cell>
          <table:table-cell table:number-columns-repeated="1022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formula="of:=[.A842]+51008" office:value-type="float" office:value="55680" calcext:value-type="float">
            <text:p>55680</text:p>
          </table:table-cell>
          <table:table-cell table:number-columns-repeated="1022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formula="of:=[.A843]+51008" office:value-type="float" office:value="55744" calcext:value-type="float">
            <text:p>55744</text:p>
          </table:table-cell>
          <table:table-cell table:number-columns-repeated="1022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formula="of:=[.A844]+51008" office:value-type="float" office:value="55744" calcext:value-type="float">
            <text:p>55744</text:p>
          </table:table-cell>
          <table:table-cell table:number-columns-repeated="1022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formula="of:=[.A845]+51008" office:value-type="float" office:value="55744" calcext:value-type="float">
            <text:p>55744</text:p>
          </table:table-cell>
          <table:table-cell table:number-columns-repeated="1022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[.A846]+51008" office:value-type="float" office:value="55808" calcext:value-type="float">
            <text:p>55808</text:p>
          </table:table-cell>
          <table:table-cell table:number-columns-repeated="1022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[.A847]+51008" office:value-type="float" office:value="55808" calcext:value-type="float">
            <text:p>55808</text:p>
          </table:table-cell>
          <table:table-cell table:number-columns-repeated="1022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[.A848]+51008" office:value-type="float" office:value="55808" calcext:value-type="float">
            <text:p>55808</text:p>
          </table:table-cell>
          <table:table-cell table:number-columns-repeated="1022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formula="of:=[.A849]+51008" office:value-type="float" office:value="55872" calcext:value-type="float">
            <text:p>55872</text:p>
          </table:table-cell>
          <table:table-cell table:number-columns-repeated="1022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formula="of:=[.A850]+51008" office:value-type="float" office:value="55872" calcext:value-type="float">
            <text:p>55872</text:p>
          </table:table-cell>
          <table:table-cell table:number-columns-repeated="1022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formula="of:=[.A851]+51008" office:value-type="float" office:value="55936" calcext:value-type="float">
            <text:p>55936</text:p>
          </table:table-cell>
          <table:table-cell table:number-columns-repeated="1022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formula="of:=[.A852]+51008" office:value-type="float" office:value="55936" calcext:value-type="float">
            <text:p>55936</text:p>
          </table:table-cell>
          <table:table-cell table:number-columns-repeated="1022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formula="of:=[.A853]+51008" office:value-type="float" office:value="55936" calcext:value-type="float">
            <text:p>55936</text:p>
          </table:table-cell>
          <table:table-cell table:number-columns-repeated="1022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formula="of:=[.A854]+51008" office:value-type="float" office:value="56000" calcext:value-type="float">
            <text:p>56000</text:p>
          </table:table-cell>
          <table:table-cell table:number-columns-repeated="1022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[.A855]+51008" office:value-type="float" office:value="56064" calcext:value-type="float">
            <text:p>56064</text:p>
          </table:table-cell>
          <table:table-cell table:number-columns-repeated="1022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[.A856]+51008" office:value-type="float" office:value="56064" calcext:value-type="float">
            <text:p>56064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formula="of:=[.A857]+51008" office:value-type="float" office:value="56128" calcext:value-type="float">
            <text:p>56128</text:p>
          </table:table-cell>
          <table:table-cell table:number-columns-repeated="1022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formula="of:=[.A858]+51008" office:value-type="float" office:value="56192" calcext:value-type="float">
            <text:p>56192</text:p>
          </table:table-cell>
          <table:table-cell table:number-columns-repeated="1022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formula="of:=[.A859]+51008" office:value-type="float" office:value="56256" calcext:value-type="float">
            <text:p>56256</text:p>
          </table:table-cell>
          <table:table-cell table:number-columns-repeated="1022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formula="of:=[.A860]+51008" office:value-type="float" office:value="56256" calcext:value-type="float">
            <text:p>56256</text:p>
          </table:table-cell>
          <table:table-cell table:number-columns-repeated="1022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formula="of:=[.A861]+51008" office:value-type="float" office:value="56320" calcext:value-type="float">
            <text:p>56320</text:p>
          </table:table-cell>
          <table:table-cell table:number-columns-repeated="1022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formula="of:=[.A862]+51008" office:value-type="float" office:value="56384" calcext:value-type="float">
            <text:p>56384</text:p>
          </table:table-cell>
          <table:table-cell table:number-columns-repeated="1022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formula="of:=[.A863]+51008" office:value-type="float" office:value="56384" calcext:value-type="float">
            <text:p>56384</text:p>
          </table:table-cell>
          <table:table-cell table:number-columns-repeated="1022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formula="of:=[.A864]+51008" office:value-type="float" office:value="56448" calcext:value-type="float">
            <text:p>56448</text:p>
          </table:table-cell>
          <table:table-cell table:number-columns-repeated="1022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formula="of:=[.A865]+51008" office:value-type="float" office:value="56448" calcext:value-type="float">
            <text:p>56448</text:p>
          </table:table-cell>
          <table:table-cell table:number-columns-repeated="1022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[.A866]+51008" office:value-type="float" office:value="56512" calcext:value-type="float">
            <text:p>56512</text:p>
          </table:table-cell>
          <table:table-cell table:number-columns-repeated="1022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[.A867]+51008" office:value-type="float" office:value="56512" calcext:value-type="float">
            <text:p>56512</text:p>
          </table:table-cell>
          <table:table-cell table:number-columns-repeated="1022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[.A868]+51008" office:value-type="float" office:value="56512" calcext:value-type="float">
            <text:p>56512</text:p>
          </table:table-cell>
          <table:table-cell table:number-columns-repeated="1022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[.A869]+51008" office:value-type="float" office:value="56576" calcext:value-type="float">
            <text:p>56576</text:p>
          </table:table-cell>
          <table:table-cell table:number-columns-repeated="1022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[.A870]+51008" office:value-type="float" office:value="56576" calcext:value-type="float">
            <text:p>56576</text:p>
          </table:table-cell>
          <table:table-cell table:number-columns-repeated="1022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formula="of:=[.A871]+51008" office:value-type="float" office:value="56640" calcext:value-type="float">
            <text:p>56640</text:p>
          </table:table-cell>
          <table:table-cell table:number-columns-repeated="1022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formula="of:=[.A872]+51008" office:value-type="float" office:value="56704" calcext:value-type="float">
            <text:p>56704</text:p>
          </table:table-cell>
          <table:table-cell table:number-columns-repeated="1022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[.A873]+51008" office:value-type="float" office:value="56768" calcext:value-type="float">
            <text:p>56768</text:p>
          </table:table-cell>
          <table:table-cell table:number-columns-repeated="1022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[.A874]+51008" office:value-type="float" office:value="56768" calcext:value-type="float">
            <text:p>56768</text:p>
          </table:table-cell>
          <table:table-cell table:number-columns-repeated="1022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formula="of:=[.A875]+51008" office:value-type="float" office:value="56896" calcext:value-type="float">
            <text:p>56896</text:p>
          </table:table-cell>
          <table:table-cell table:number-columns-repeated="1022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formula="of:=[.A876]+51008" office:value-type="float" office:value="56960" calcext:value-type="float">
            <text:p>56960</text:p>
          </table:table-cell>
          <table:table-cell table:number-columns-repeated="1022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formula="of:=[.A877]+51008" office:value-type="float" office:value="57088" calcext:value-type="float">
            <text:p>57088</text:p>
          </table:table-cell>
          <table:table-cell table:number-columns-repeated="1022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formula="of:=[.A878]+51008" office:value-type="float" office:value="57152" calcext:value-type="float">
            <text:p>57152</text:p>
          </table:table-cell>
          <table:table-cell table:number-columns-repeated="1022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formula="of:=[.A879]+51008" office:value-type="float" office:value="57216" calcext:value-type="float">
            <text:p>57216</text:p>
          </table:table-cell>
          <table:table-cell table:number-columns-repeated="1022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formula="of:=[.A880]+51008" office:value-type="float" office:value="57344" calcext:value-type="float">
            <text:p>57344</text:p>
          </table:table-cell>
          <table:table-cell table:number-columns-repeated="1022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formula="of:=[.A881]+51008" office:value-type="float" office:value="57472" calcext:value-type="float">
            <text:p>57472</text:p>
          </table:table-cell>
          <table:table-cell table:number-columns-repeated="1022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formula="of:=[.A882]+51008" office:value-type="float" office:value="57536" calcext:value-type="float">
            <text:p>57536</text:p>
          </table:table-cell>
          <table:table-cell table:number-columns-repeated="1022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formula="of:=[.A883]+51008" office:value-type="float" office:value="57664" calcext:value-type="float">
            <text:p>57664</text:p>
          </table:table-cell>
          <table:table-cell table:number-columns-repeated="1022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formula="of:=[.A884]+51008" office:value-type="float" office:value="57728" calcext:value-type="float">
            <text:p>57728</text:p>
          </table:table-cell>
          <table:table-cell table:number-columns-repeated="1022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formula="of:=[.A885]+51008" office:value-type="float" office:value="57856" calcext:value-type="float">
            <text:p>57856</text:p>
          </table:table-cell>
          <table:table-cell table:number-columns-repeated="1022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formula="of:=[.A886]+51008" office:value-type="float" office:value="57984" calcext:value-type="float">
            <text:p>57984</text:p>
          </table:table-cell>
          <table:table-cell table:number-columns-repeated="1022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formula="of:=[.A887]+51008" office:value-type="float" office:value="58048" calcext:value-type="float">
            <text:p>58048</text:p>
          </table:table-cell>
          <table:table-cell table:number-columns-repeated="1022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formula="of:=[.A888]+51008" office:value-type="float" office:value="58240" calcext:value-type="float">
            <text:p>58240</text:p>
          </table:table-cell>
          <table:table-cell table:number-columns-repeated="1022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formula="of:=[.A889]+51008" office:value-type="float" office:value="58368" calcext:value-type="float">
            <text:p>58368</text:p>
          </table:table-cell>
          <table:table-cell table:number-columns-repeated="1022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formula="of:=[.A890]+51008" office:value-type="float" office:value="58432" calcext:value-type="float">
            <text:p>58432</text:p>
          </table:table-cell>
          <table:table-cell table:number-columns-repeated="1022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formula="of:=[.A891]+51008" office:value-type="float" office:value="58624" calcext:value-type="float">
            <text:p>58624</text:p>
          </table:table-cell>
          <table:table-cell table:number-columns-repeated="1022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formula="of:=[.A892]+51008" office:value-type="float" office:value="58816" calcext:value-type="float">
            <text:p>58816</text:p>
          </table:table-cell>
          <table:table-cell table:number-columns-repeated="1022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formula="of:=[.A893]+51008" office:value-type="float" office:value="58944" calcext:value-type="float">
            <text:p>58944</text:p>
          </table:table-cell>
          <table:table-cell table:number-columns-repeated="102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A894]+51008" office:value-type="float" office:value="59200" calcext:value-type="float">
            <text:p>59200</text:p>
          </table:table-cell>
          <table:table-cell table:number-columns-repeated="1022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formula="of:=[.A895]+51008" office:value-type="float" office:value="59328" calcext:value-type="float">
            <text:p>59328</text:p>
          </table:table-cell>
          <table:table-cell table:number-columns-repeated="1022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formula="of:=[.A896]+51008" office:value-type="float" office:value="59648" calcext:value-type="float">
            <text:p>59648</text:p>
          </table:table-cell>
          <table:table-cell table:number-columns-repeated="1022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formula="of:=[.A897]+51008" office:value-type="float" office:value="59968" calcext:value-type="float">
            <text:p>59968</text:p>
          </table:table-cell>
          <table:table-cell table:number-columns-repeated="1022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formula="of:=[.A898]+51008" office:value-type="float" office:value="60160" calcext:value-type="float">
            <text:p>60160</text:p>
          </table:table-cell>
          <table:table-cell table:number-columns-repeated="1022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formula="of:=[.A899]+51008" office:value-type="float" office:value="60544" calcext:value-type="float">
            <text:p>60544</text:p>
          </table:table-cell>
          <table:table-cell table:number-columns-repeated="1022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formula="of:=[.A900]+51008" office:value-type="float" office:value="60928" calcext:value-type="float">
            <text:p>60928</text:p>
          </table:table-cell>
          <table:table-cell table:number-columns-repeated="1022"/>
        </table:table-row>
        <table:table-row table:style-name="ro1">
          <table:table-cell office:value-type="float" office:value="10112" calcext:value-type="float">
            <text:p>10112</text:p>
          </table:table-cell>
          <table:table-cell table:formula="of:=[.A901]+51008" office:value-type="float" office:value="61120" calcext:value-type="float">
            <text:p>61120</text:p>
          </table:table-cell>
          <table:table-cell table:number-columns-repeated="1022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formula="of:=[.A902]+51008" office:value-type="float" office:value="61568" calcext:value-type="float">
            <text:p>61568</text:p>
          </table:table-cell>
          <table:table-cell table:number-columns-repeated="1022"/>
        </table:table-row>
        <table:table-row table:style-name="ro1">
          <table:table-cell office:value-type="float" office:value="10944" calcext:value-type="float">
            <text:p>10944</text:p>
          </table:table-cell>
          <table:table-cell table:formula="of:=[.A903]+51008" office:value-type="float" office:value="61952" calcext:value-type="float">
            <text:p>61952</text:p>
          </table:table-cell>
          <table:table-cell table:number-columns-repeated="1022"/>
        </table:table-row>
        <table:table-row table:style-name="ro1">
          <table:table-cell office:value-type="float" office:value="11264" calcext:value-type="float">
            <text:p>11264</text:p>
          </table:table-cell>
          <table:table-cell table:formula="of:=[.A904]+51008" office:value-type="float" office:value="62272" calcext:value-type="float">
            <text:p>62272</text:p>
          </table:table-cell>
          <table:table-cell table:number-columns-repeated="1022"/>
        </table:table-row>
        <table:table-row table:style-name="ro1">
          <table:table-cell office:value-type="float" office:value="11520" calcext:value-type="float">
            <text:p>11520</text:p>
          </table:table-cell>
          <table:table-cell table:formula="of:=[.A905]+51008" office:value-type="float" office:value="62528" calcext:value-type="float">
            <text:p>62528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06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712" calcext:value-type="float">
            <text:p>11712</text:p>
          </table:table-cell>
          <table:table-cell table:formula="of:=[.A907]+51008" office:value-type="float" office:value="62720" calcext:value-type="float">
            <text:p>62720</text:p>
          </table:table-cell>
          <table:table-cell table:number-columns-repeated="1022"/>
        </table:table-row>
        <table:table-row table:style-name="ro1">
          <table:table-cell office:value-type="float" office:value="11712" calcext:value-type="float">
            <text:p>11712</text:p>
          </table:table-cell>
          <table:table-cell table:formula="of:=[.A908]+51008" office:value-type="float" office:value="62720" calcext:value-type="float">
            <text:p>62720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09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0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1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2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3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4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5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6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7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8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19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20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21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formula="of:=[.A922]+51008" office:value-type="float" office:value="62656" calcext:value-type="float">
            <text:p>62656</text:p>
          </table:table-cell>
          <table:table-cell table:number-columns-repeated="1022"/>
        </table:table-row>
        <table:table-row table:style-name="ro1">
          <table:table-cell office:value-type="float" office:value="11712" calcext:value-type="float">
            <text:p>11712</text:p>
          </table:table-cell>
          <table:table-cell table:formula="of:=[.A923]+51008" office:value-type="float" office:value="62720" calcext:value-type="float">
            <text:p>62720</text:p>
          </table:table-cell>
          <table:table-cell table:number-columns-repeated="1022"/>
        </table:table-row>
        <table:table-row table:style-name="ro1">
          <table:table-cell office:value-type="float" office:value="11712" calcext:value-type="float">
            <text:p>11712</text:p>
          </table:table-cell>
          <table:table-cell table:formula="of:=[.A924]+51008" office:value-type="float" office:value="62720" calcext:value-type="float">
            <text:p>62720</text:p>
          </table:table-cell>
          <table:table-cell table:number-columns-repeated="1022"/>
        </table:table-row>
        <table:table-row table:style-name="ro1">
          <table:table-cell office:value-type="float" office:value="11712" calcext:value-type="float">
            <text:p>11712</text:p>
          </table:table-cell>
          <table:table-cell table:formula="of:=[.A925]+51008" office:value-type="float" office:value="62720" calcext:value-type="float">
            <text:p>62720</text:p>
          </table:table-cell>
          <table:table-cell table:number-columns-repeated="1022"/>
        </table:table-row>
        <table:table-row table:style-name="ro1">
          <table:table-cell office:value-type="float" office:value="11712" calcext:value-type="float">
            <text:p>11712</text:p>
          </table:table-cell>
          <table:table-cell table:formula="of:=[.A926]+51008" office:value-type="float" office:value="62720" calcext:value-type="float">
            <text:p>62720</text:p>
          </table:table-cell>
          <table:table-cell table:number-columns-repeated="1022"/>
        </table:table-row>
        <table:table-row table:style-name="ro1">
          <table:table-cell office:value-type="float" office:value="11712" calcext:value-type="float">
            <text:p>11712</text:p>
          </table:table-cell>
          <table:table-cell table:formula="of:=[.A927]+51008" office:value-type="float" office:value="62720" calcext:value-type="float">
            <text:p>62720</text:p>
          </table:table-cell>
          <table:table-cell table:number-columns-repeated="1022"/>
        </table:table-row>
        <table:table-row table:style-name="ro1">
          <table:table-cell office:value-type="float" office:value="11712" calcext:value-type="float">
            <text:p>11712</text:p>
          </table:table-cell>
          <table:table-cell table:formula="of:=[.A928]+51008" office:value-type="float" office:value="62720" calcext:value-type="float">
            <text:p>62720</text:p>
          </table:table-cell>
          <table:table-cell table:number-columns-repeated="1022"/>
        </table:table-row>
        <table:table-row table:style-name="ro1">
          <table:table-cell office:value-type="float" office:value="11776" calcext:value-type="float">
            <text:p>11776</text:p>
          </table:table-cell>
          <table:table-cell table:formula="of:=[.A929]+51008" office:value-type="float" office:value="62784" calcext:value-type="float">
            <text:p>62784</text:p>
          </table:table-cell>
          <table:table-cell table:number-columns-repeated="1022"/>
        </table:table-row>
        <table:table-row table:style-name="ro1">
          <table:table-cell office:value-type="float" office:value="11840" calcext:value-type="float">
            <text:p>11840</text:p>
          </table:table-cell>
          <table:table-cell table:formula="of:=[.A930]+51008" office:value-type="float" office:value="62848" calcext:value-type="float">
            <text:p>62848</text:p>
          </table:table-cell>
          <table:table-cell table:number-columns-repeated="1022"/>
        </table:table-row>
        <table:table-row table:style-name="ro1">
          <table:table-cell office:value-type="float" office:value="11904" calcext:value-type="float">
            <text:p>11904</text:p>
          </table:table-cell>
          <table:table-cell table:formula="of:=[.A931]+51008" office:value-type="float" office:value="62912" calcext:value-type="float">
            <text:p>62912</text:p>
          </table:table-cell>
          <table:table-cell table:number-columns-repeated="1022"/>
        </table:table-row>
        <table:table-row table:style-name="ro1">
          <table:table-cell office:value-type="float" office:value="11968" calcext:value-type="float">
            <text:p>11968</text:p>
          </table:table-cell>
          <table:table-cell table:formula="of:=[.A932]+51008" office:value-type="float" office:value="62976" calcext:value-type="float">
            <text:p>62976</text:p>
          </table:table-cell>
          <table:table-cell table:number-columns-repeated="1022"/>
        </table:table-row>
        <table:table-row table:style-name="ro1">
          <table:table-cell office:value-type="float" office:value="12032" calcext:value-type="float">
            <text:p>12032</text:p>
          </table:table-cell>
          <table:table-cell table:formula="of:=[.A933]+51008" office:value-type="float" office:value="63040" calcext:value-type="float">
            <text:p>63040</text:p>
          </table:table-cell>
          <table:table-cell table:number-columns-repeated="1022"/>
        </table:table-row>
        <table:table-row table:style-name="ro1">
          <table:table-cell office:value-type="float" office:value="12160" calcext:value-type="float">
            <text:p>12160</text:p>
          </table:table-cell>
          <table:table-cell table:formula="of:=[.A934]+51008" office:value-type="float" office:value="63168" calcext:value-type="float">
            <text:p>63168</text:p>
          </table:table-cell>
          <table:table-cell table:number-columns-repeated="1022"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[.A935]+51008" office:value-type="float" office:value="63296" calcext:value-type="float">
            <text:p>63296</text:p>
          </table:table-cell>
          <table:table-cell table:number-columns-repeated="1022"/>
        </table:table-row>
        <table:table-row table:style-name="ro1">
          <table:table-cell office:value-type="float" office:value="12416" calcext:value-type="float">
            <text:p>12416</text:p>
          </table:table-cell>
          <table:table-cell table:formula="of:=[.A936]+51008" office:value-type="float" office:value="63424" calcext:value-type="float">
            <text:p>63424</text:p>
          </table:table-cell>
          <table:table-cell table:number-columns-repeated="1022"/>
        </table:table-row>
        <table:table-row table:style-name="ro1">
          <table:table-cell office:value-type="float" office:value="12480" calcext:value-type="float">
            <text:p>12480</text:p>
          </table:table-cell>
          <table:table-cell table:formula="of:=[.A937]+51008" office:value-type="float" office:value="63488" calcext:value-type="float">
            <text:p>63488</text:p>
          </table:table-cell>
          <table:table-cell table:number-columns-repeated="1022"/>
        </table:table-row>
        <table:table-row table:style-name="ro1">
          <table:table-cell office:value-type="float" office:value="12608" calcext:value-type="float">
            <text:p>12608</text:p>
          </table:table-cell>
          <table:table-cell table:formula="of:=[.A938]+51008" office:value-type="float" office:value="63616" calcext:value-type="float">
            <text:p>63616</text:p>
          </table:table-cell>
          <table:table-cell table:number-columns-repeated="1022"/>
        </table:table-row>
        <table:table-row table:style-name="ro1">
          <table:table-cell office:value-type="float" office:value="12672" calcext:value-type="float">
            <text:p>12672</text:p>
          </table:table-cell>
          <table:table-cell table:formula="of:=[.A939]+51008" office:value-type="float" office:value="63680" calcext:value-type="float">
            <text:p>63680</text:p>
          </table:table-cell>
          <table:table-cell table:number-columns-repeated="1022"/>
        </table:table-row>
        <table:table-row table:style-name="ro1">
          <table:table-cell office:value-type="float" office:value="12736" calcext:value-type="float">
            <text:p>12736</text:p>
          </table:table-cell>
          <table:table-cell table:formula="of:=[.A940]+51008" office:value-type="float" office:value="63744" calcext:value-type="float">
            <text:p>63744</text:p>
          </table:table-cell>
          <table:table-cell table:number-columns-repeated="1022"/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formula="of:=[.A941]+51008" office:value-type="float" office:value="63808" calcext:value-type="float">
            <text:p>63808</text:p>
          </table:table-cell>
          <table:table-cell table:number-columns-repeated="1022"/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formula="of:=[.A942]+51008" office:value-type="float" office:value="63808" calcext:value-type="float">
            <text:p>63808</text:p>
          </table:table-cell>
          <table:table-cell table:number-columns-repeated="1022"/>
        </table:table-row>
        <table:table-row table:style-name="ro1">
          <table:table-cell office:value-type="float" office:value="12864" calcext:value-type="float">
            <text:p>12864</text:p>
          </table:table-cell>
          <table:table-cell table:formula="of:=[.A943]+51008" office:value-type="float" office:value="63872" calcext:value-type="float">
            <text:p>63872</text:p>
          </table:table-cell>
          <table:table-cell table:number-columns-repeated="1022"/>
        </table:table-row>
        <table:table-row table:style-name="ro1">
          <table:table-cell office:value-type="float" office:value="12864" calcext:value-type="float">
            <text:p>12864</text:p>
          </table:table-cell>
          <table:table-cell table:formula="of:=[.A944]+51008" office:value-type="float" office:value="63872" calcext:value-type="float">
            <text:p>63872</text:p>
          </table:table-cell>
          <table:table-cell table:number-columns-repeated="1022"/>
        </table:table-row>
        <table:table-row table:style-name="ro1">
          <table:table-cell office:value-type="float" office:value="12864" calcext:value-type="float">
            <text:p>12864</text:p>
          </table:table-cell>
          <table:table-cell table:formula="of:=[.A945]+51008" office:value-type="float" office:value="63872" calcext:value-type="float">
            <text:p>63872</text:p>
          </table:table-cell>
          <table:table-cell table:number-columns-repeated="1022"/>
        </table:table-row>
        <table:table-row table:style-name="ro1">
          <table:table-cell office:value-type="float" office:value="12928" calcext:value-type="float">
            <text:p>12928</text:p>
          </table:table-cell>
          <table:table-cell table:formula="of:=[.A946]+51008" office:value-type="float" office:value="63936" calcext:value-type="float">
            <text:p>63936</text:p>
          </table:table-cell>
          <table:table-cell table:number-columns-repeated="1022"/>
        </table:table-row>
        <table:table-row table:style-name="ro1">
          <table:table-cell office:value-type="float" office:value="12928" calcext:value-type="float">
            <text:p>12928</text:p>
          </table:table-cell>
          <table:table-cell table:formula="of:=[.A947]+51008" office:value-type="float" office:value="63936" calcext:value-type="float">
            <text:p>63936</text:p>
          </table:table-cell>
          <table:table-cell table:number-columns-repeated="1022"/>
        </table:table-row>
        <table:table-row table:style-name="ro1">
          <table:table-cell office:value-type="float" office:value="12992" calcext:value-type="float">
            <text:p>12992</text:p>
          </table:table-cell>
          <table:table-cell table:formula="of:=[.A948]+51008" office:value-type="float" office:value="64000" calcext:value-type="float">
            <text:p>64000</text:p>
          </table:table-cell>
          <table:table-cell table:number-columns-repeated="1022"/>
        </table:table-row>
        <table:table-row table:style-name="ro1">
          <table:table-cell office:value-type="float" office:value="13056" calcext:value-type="float">
            <text:p>13056</text:p>
          </table:table-cell>
          <table:table-cell table:formula="of:=[.A949]+51008" office:value-type="float" office:value="64064" calcext:value-type="float">
            <text:p>64064</text:p>
          </table:table-cell>
          <table:table-cell table:number-columns-repeated="1022"/>
        </table:table-row>
        <table:table-row table:style-name="ro1">
          <table:table-cell office:value-type="float" office:value="13056" calcext:value-type="float">
            <text:p>13056</text:p>
          </table:table-cell>
          <table:table-cell table:formula="of:=[.A950]+51008" office:value-type="float" office:value="64064" calcext:value-type="float">
            <text:p>64064</text:p>
          </table:table-cell>
          <table:table-cell table:number-columns-repeated="1022"/>
        </table:table-row>
        <table:table-row table:style-name="ro1">
          <table:table-cell office:value-type="float" office:value="13120" calcext:value-type="float">
            <text:p>13120</text:p>
          </table:table-cell>
          <table:table-cell table:formula="of:=[.A951]+51008" office:value-type="float" office:value="64128" calcext:value-type="float">
            <text:p>64128</text:p>
          </table:table-cell>
          <table:table-cell table:number-columns-repeated="1022"/>
        </table:table-row>
        <table:table-row table:style-name="ro1">
          <table:table-cell office:value-type="float" office:value="13120" calcext:value-type="float">
            <text:p>13120</text:p>
          </table:table-cell>
          <table:table-cell table:formula="of:=[.A952]+51008" office:value-type="float" office:value="64128" calcext:value-type="float">
            <text:p>64128</text:p>
          </table:table-cell>
          <table:table-cell table:number-columns-repeated="1022"/>
        </table:table-row>
        <table:table-row table:style-name="ro1">
          <table:table-cell office:value-type="float" office:value="13184" calcext:value-type="float">
            <text:p>13184</text:p>
          </table:table-cell>
          <table:table-cell table:formula="of:=[.A953]+51008" office:value-type="float" office:value="64192" calcext:value-type="float">
            <text:p>64192</text:p>
          </table:table-cell>
          <table:table-cell table:number-columns-repeated="1022"/>
        </table:table-row>
        <table:table-row table:style-name="ro1">
          <table:table-cell office:value-type="float" office:value="13248" calcext:value-type="float">
            <text:p>13248</text:p>
          </table:table-cell>
          <table:table-cell table:formula="of:=[.A954]+51008" office:value-type="float" office:value="64256" calcext:value-type="float">
            <text:p>64256</text:p>
          </table:table-cell>
          <table:table-cell table:number-columns-repeated="1022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formula="of:=[.A955]+51008" office:value-type="float" office:value="64320" calcext:value-type="float">
            <text:p>64320</text:p>
          </table:table-cell>
          <table:table-cell table:number-columns-repeated="1022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formula="of:=[.A956]+51008" office:value-type="float" office:value="64384" calcext:value-type="float">
            <text:p>64384</text:p>
          </table:table-cell>
          <table:table-cell table:number-columns-repeated="1022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formula="of:=[.A957]+51008" office:value-type="float" office:value="64512" calcext:value-type="float">
            <text:p>64512</text:p>
          </table:table-cell>
          <table:table-cell table:number-columns-repeated="1022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formula="of:=[.A958]+51008" office:value-type="float" office:value="64576" calcext:value-type="float">
            <text:p>64576</text:p>
          </table:table-cell>
          <table:table-cell table:number-columns-repeated="1022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formula="of:=[.A959]+51008" office:value-type="float" office:value="64640" calcext:value-type="float">
            <text:p>64640</text:p>
          </table:table-cell>
          <table:table-cell table:number-columns-repeated="1022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formula="of:=[.A960]+51008" office:value-type="float" office:value="64704" calcext:value-type="float">
            <text:p>64704</text:p>
          </table:table-cell>
          <table:table-cell table:number-columns-repeated="1022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formula="of:=[.A961]+51008" office:value-type="float" office:value="64768" calcext:value-type="float">
            <text:p>64768</text:p>
          </table:table-cell>
          <table:table-cell table:number-columns-repeated="1022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formula="of:=[.A962]+51008" office:value-type="float" office:value="64896" calcext:value-type="float">
            <text:p>64896</text:p>
          </table:table-cell>
          <table:table-cell table:number-columns-repeated="1022"/>
        </table:table-row>
        <table:table-row table:style-name="ro1">
          <table:table-cell office:value-type="float" office:value="13952" calcext:value-type="float">
            <text:p>13952</text:p>
          </table:table-cell>
          <table:table-cell table:formula="of:=[.A963]+51008" office:value-type="float" office:value="64960" calcext:value-type="float">
            <text:p>64960</text:p>
          </table:table-cell>
          <table:table-cell table:number-columns-repeated="1022"/>
        </table:table-row>
        <table:table-row table:style-name="ro1">
          <table:table-cell office:value-type="float" office:value="14016" calcext:value-type="float">
            <text:p>14016</text:p>
          </table:table-cell>
          <table:table-cell table:formula="of:=[.A964]+51008" office:value-type="float" office:value="65024" calcext:value-type="float">
            <text:p>65024</text:p>
          </table:table-cell>
          <table:table-cell table:number-columns-repeated="1022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formula="of:=[.A965]+51008" office:value-type="float" office:value="65088" calcext:value-type="float">
            <text:p>65088</text:p>
          </table:table-cell>
          <table:table-cell table:number-columns-repeated="1022"/>
        </table:table-row>
        <table:table-row table:style-name="ro1">
          <table:table-cell office:value-type="float" office:value="14144" calcext:value-type="float">
            <text:p>14144</text:p>
          </table:table-cell>
          <table:table-cell table:formula="of:=[.A966]+51008" office:value-type="float" office:value="65152" calcext:value-type="float">
            <text:p>65152</text:p>
          </table:table-cell>
          <table:table-cell table:number-columns-repeated="1022"/>
        </table:table-row>
        <table:table-row table:style-name="ro1">
          <table:table-cell office:value-type="float" office:value="14144" calcext:value-type="float">
            <text:p>14144</text:p>
          </table:table-cell>
          <table:table-cell table:formula="of:=[.A967]+51008" office:value-type="float" office:value="65152" calcext:value-type="float">
            <text:p>65152</text:p>
          </table:table-cell>
          <table:table-cell table:number-columns-repeated="1022"/>
        </table:table-row>
        <table:table-row table:style-name="ro1">
          <table:table-cell office:value-type="float" office:value="14208" calcext:value-type="float">
            <text:p>14208</text:p>
          </table:table-cell>
          <table:table-cell table:formula="of:=[.A968]+51008" office:value-type="float" office:value="65216" calcext:value-type="float">
            <text:p>65216</text:p>
          </table:table-cell>
          <table:table-cell table:number-columns-repeated="1022"/>
        </table:table-row>
        <table:table-row table:style-name="ro1">
          <table:table-cell office:value-type="float" office:value="14272" calcext:value-type="float">
            <text:p>14272</text:p>
          </table:table-cell>
          <table:table-cell table:formula="of:=[.A969]+51008" office:value-type="float" office:value="65280" calcext:value-type="float">
            <text:p>65280</text:p>
          </table:table-cell>
          <table:table-cell table:number-columns-repeated="1022"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formula="of:=[.A970]+51008" office:value-type="float" office:value="65344" calcext:value-type="float">
            <text:p>65344</text:p>
          </table:table-cell>
          <table:table-cell table:number-columns-repeated="1022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formula="of:=[.A971]+51008" office:value-type="float" office:value="65408" calcext:value-type="float">
            <text:p>65408</text:p>
          </table:table-cell>
          <table:table-cell table:number-columns-repeated="1022"/>
        </table:table-row>
        <table:table-row table:style-name="ro1">
          <table:table-cell office:value-type="float" office:value="14464" calcext:value-type="float">
            <text:p>14464</text:p>
          </table:table-cell>
          <table:table-cell table:formula="of:=[.A972]+51008" office:value-type="float" office:value="65472" calcext:value-type="float">
            <text:p>65472</text:p>
          </table:table-cell>
          <table:table-cell table:number-columns-repeated="1022"/>
        </table:table-row>
        <table:table-row table:style-name="ro1">
          <table:table-cell office:value-type="float" office:value="14464" calcext:value-type="float">
            <text:p>14464</text:p>
          </table:table-cell>
          <table:table-cell table:formula="of:=[.A973]+51008" office:value-type="float" office:value="65472" calcext:value-type="float">
            <text:p>65472</text:p>
          </table:table-cell>
          <table:table-cell table:number-columns-repeated="1022"/>
        </table:table-row>
        <table:table-row table:style-name="ro1">
          <table:table-cell office:value-type="float" office:value="14592" calcext:value-type="float">
            <text:p>14592</text:p>
          </table:table-cell>
          <table:table-cell table:formula="of:=[.A974]+51008" office:value-type="float" office:value="65600" calcext:value-type="float">
            <text:p>656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21:25:21.333190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4T22:34:35.626602381</dc:date>
    <meta:generator>LibreOffice/4.2.7.2$Linux_X86_64 LibreOffice_project/420m0$Build-2</meta:generator>
    <meta:editing-duration>PT1H29M2S</meta:editing-duration>
    <meta:editing-cycles>15</meta:editing-cycles>
    <meta:document-statistic meta:table-count="1" meta:cell-count="50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18cm" svg:height="7.452cm" xlink:href=".." xlink:type="simple" chart:class="chart:scatter" chart:style-name="ch1">
        <chart:legend chart:legend-position="end" svg:x="7.986cm" svg:y="3.178cm" style:legend-expansion="high" chart:style-name="ch2"/>
        <chart:plot-area chart:style-name="ch3" table:cell-range-address="Sheet1.N2:Sheet1.O196 Sheet1.W2:Sheet1.W196" svg:x="0.218cm" svg:y="0.149cm" svg:width="7.55cm" svg:height="7.154cm">
          <chartooo:coordinate-region svg:x="1.025cm" svg:y="0.348cm" svg:width="6.463cm" svg:height="6.3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196" chart:class="chart:scatter">
            <chart:domain table:cell-range-address="Sheet1.N2:Sheet1.N196"/>
            <chart:data-point chart:repeated="195"/>
          </chart:series>
          <chart:series chart:style-name="ch7" chart:values-cell-range-address="Sheet1.W2:Sheet1.W196" chart:class="chart:scatter">
            <chart:domain table:cell-range-address="Sheet1.V2:Sheet1.V196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2:Sheet1.N196</svg:desc>
                </draw:g>
              </table:table-cell>
              <table:table-cell office:value-type="float" office:value="0">
                <text:p>0</text:p>
                <draw:g>
                  <svg:desc>Sheet1.O2:Sheet1.O196</svg:desc>
                </draw:g>
              </table:table-cell>
              <table:table-cell office:value-type="float" office:value="0">
                <text:p>0</text:p>
                <draw:g>
                  <svg:desc>Sheet1.V2:Sheet1.V196</svg:desc>
                </draw:g>
              </table:table-cell>
              <table:table-cell office:value-type="float" office:value="0">
                <text:p>0</text:p>
                <draw:g>
                  <svg:desc>Sheet1.W2:Sheet1.W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64179104477612">
                <text:p>0.764179104477612</text:p>
              </table:table-cell>
              <table:table-cell office:value-type="float" office:value="0.755786358208955">
                <text:p>0.755786358208955</text:p>
              </table:table-cell>
              <table:table-cell office:value-type="float" office:value="1.00635812238806">
                <text:p>1.00635812238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4626865671642">
                <text:p>1.14626865671642</text:p>
              </table:table-cell>
              <table:table-cell office:value-type="float" office:value="1.12949653731343">
                <text:p>1.12949653731343</text:p>
              </table:table-cell>
              <table:table-cell office:value-type="float" office:value="2.00951968358209">
                <text:p>2.00951968358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91044776119403">
                <text:p>1.91044776119403</text:p>
              </table:table-cell>
              <table:table-cell office:value-type="float" office:value="1.88528289552239">
                <text:p>1.88528289552239</text:p>
              </table:table-cell>
              <table:table-cell office:value-type="float" office:value="3.01587780597015">
                <text:p>3.01587780597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86567164179104">
                <text:p>2.86567164179104</text:p>
              </table:table-cell>
              <table:table-cell office:value-type="float" office:value="2.83210734328358">
                <text:p>2.83210734328358</text:p>
              </table:table-cell>
              <table:table-cell office:value-type="float" office:value="4.02383420895522">
                <text:p>4.02383420895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82089552238806">
                <text:p>3.82089552238806</text:p>
              </table:table-cell>
              <table:table-cell office:value-type="float" office:value="3.77893179104478">
                <text:p>3.77893179104478</text:p>
              </table:table-cell>
              <table:table-cell office:value-type="float" office:value="5.0317906119403">
                <text:p>5.031790611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39402985074627">
                <text:p>4.39402985074627</text:p>
              </table:table-cell>
              <table:table-cell office:value-type="float" office:value="4.34368005970149">
                <text:p>4.34368005970149</text:p>
              </table:table-cell>
              <table:table-cell office:value-type="float" office:value="6.03655045373134">
                <text:p>6.03655045373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34925373134328">
                <text:p>5.34925373134328</text:p>
              </table:table-cell>
              <table:table-cell office:value-type="float" office:value="5.29050450746269">
                <text:p>5.29050450746269</text:p>
              </table:table-cell>
              <table:table-cell office:value-type="float" office:value="7.04450685671642">
                <text:p>7.04450685671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6865671641791">
                <text:p>6.6865671641791</text:p>
              </table:table-cell>
              <table:table-cell office:value-type="float" office:value="6.61940513432836">
                <text:p>6.61940513432836</text:p>
              </table:table-cell>
              <table:table-cell office:value-type="float" office:value="8.05565982089552">
                <text:p>8.05565982089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45074626865672">
                <text:p>7.45074626865672</text:p>
              </table:table-cell>
              <table:table-cell office:value-type="float" office:value="7.37519149253731">
                <text:p>7.37519149253731</text:p>
              </table:table-cell>
              <table:table-cell office:value-type="float" office:value="9.06201794328358">
                <text:p>9.06201794328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.21492537313433">
                <text:p>8.21492537313433</text:p>
              </table:table-cell>
              <table:table-cell office:value-type="float" office:value="8.13097785074627">
                <text:p>8.13097785074627</text:p>
              </table:table-cell>
              <table:table-cell office:value-type="float" office:value="10.0683760656716">
                <text:p>10.0683760656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.17014925373134">
                <text:p>9.17014925373134</text:p>
              </table:table-cell>
              <table:table-cell office:value-type="float" office:value="9.07780229850746">
                <text:p>9.07780229850746</text:p>
              </table:table-cell>
              <table:table-cell office:value-type="float" office:value="11.0763324686567">
                <text:p>11.0763324686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.1253731343284">
                <text:p>10.1253731343284</text:p>
              </table:table-cell>
              <table:table-cell office:value-type="float" office:value="10.0246267462687">
                <text:p>10.0246267462687</text:p>
              </table:table-cell>
              <table:table-cell office:value-type="float" office:value="12.0842888716418">
                <text:p>12.0842888716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.0805970149254">
                <text:p>11.0805970149254</text:p>
              </table:table-cell>
              <table:table-cell office:value-type="float" office:value="10.9714511940299">
                <text:p>10.9714511940299</text:p>
              </table:table-cell>
              <table:table-cell office:value-type="float" office:value="13.0922452746269">
                <text:p>13.0922452746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.4626865671642">
                <text:p>11.4626865671642</text:p>
              </table:table-cell>
              <table:table-cell office:value-type="float" office:value="11.3451613731343">
                <text:p>11.3451613731343</text:p>
              </table:table-cell>
              <table:table-cell office:value-type="float" office:value="14.0954068358209">
                <text:p>14.0954068358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.6089552238806">
                <text:p>12.6089552238806</text:p>
              </table:table-cell>
              <table:table-cell office:value-type="float" office:value="12.4830239104478">
                <text:p>12.4830239104478</text:p>
              </table:table-cell>
              <table:table-cell office:value-type="float" office:value="15.104961519403">
                <text:p>15.104961519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.9910447761194">
                <text:p>12.9910447761194</text:p>
              </table:table-cell>
              <table:table-cell office:value-type="float" office:value="12.8567340895522">
                <text:p>12.8567340895522</text:p>
              </table:table-cell>
              <table:table-cell office:value-type="float" office:value="16.108123080597">
                <text:p>16.108123080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.3731343283582">
                <text:p>13.3731343283582</text:p>
              </table:table-cell>
              <table:table-cell office:value-type="float" office:value="13.2304442686567">
                <text:p>13.2304442686567</text:p>
              </table:table-cell>
              <table:table-cell office:value-type="float" office:value="17.111284641791">
                <text:p>17.111284641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.3283582089552">
                <text:p>14.3283582089552</text:p>
              </table:table-cell>
              <table:table-cell office:value-type="float" office:value="14.1772687164179">
                <text:p>14.1772687164179</text:p>
              </table:table-cell>
              <table:table-cell office:value-type="float" office:value="18.1192410447761">
                <text:p>18.1192410447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.0925373134328">
                <text:p>15.0925373134328</text:p>
              </table:table-cell>
              <table:table-cell office:value-type="float" office:value="14.9330550746269">
                <text:p>14.9330550746269</text:p>
              </table:table-cell>
              <table:table-cell office:value-type="float" office:value="19.1255991671642">
                <text:p>19.1255991671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.665671641791">
                <text:p>15.665671641791</text:p>
              </table:table-cell>
              <table:table-cell office:value-type="float" office:value="15.4978033432836">
                <text:p>15.4978033432836</text:p>
              </table:table-cell>
              <table:table-cell office:value-type="float" office:value="20.1303590089552">
                <text:p>20.1303590089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.2388059701493">
                <text:p>16.2388059701493</text:p>
              </table:table-cell>
              <table:table-cell office:value-type="float" office:value="16.0625516119403">
                <text:p>16.0625516119403</text:p>
              </table:table-cell>
              <table:table-cell office:value-type="float" office:value="21.1351188507463">
                <text:p>21.13511885074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.8119402985075">
                <text:p>16.8119402985075</text:p>
              </table:table-cell>
              <table:table-cell office:value-type="float" office:value="16.627299880597">
                <text:p>16.627299880597</text:p>
              </table:table-cell>
              <table:table-cell office:value-type="float" office:value="22.1398786925373">
                <text:p>22.1398786925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7.3850746268657">
                <text:p>17.3850746268657</text:p>
              </table:table-cell>
              <table:table-cell office:value-type="float" office:value="17.1920481492537">
                <text:p>17.1920481492537</text:p>
              </table:table-cell>
              <table:table-cell office:value-type="float" office:value="23.1446385343284">
                <text:p>23.1446385343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.7671641791045">
                <text:p>17.7671641791045</text:p>
              </table:table-cell>
              <table:table-cell office:value-type="float" office:value="17.5657583283582">
                <text:p>17.5657583283582</text:p>
              </table:table-cell>
              <table:table-cell office:value-type="float" office:value="24.1478000955224">
                <text:p>24.1478000955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.1492537313433">
                <text:p>18.1492537313433</text:p>
              </table:table-cell>
              <table:table-cell office:value-type="float" office:value="17.9394685074627">
                <text:p>17.9394685074627</text:p>
              </table:table-cell>
              <table:table-cell office:value-type="float" office:value="25.1509616567164">
                <text:p>25.15096165671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.9134328358209">
                <text:p>18.9134328358209</text:p>
              </table:table-cell>
              <table:table-cell office:value-type="float" office:value="18.6952548656716">
                <text:p>18.6952548656716</text:p>
              </table:table-cell>
              <table:table-cell office:value-type="float" office:value="26.1573197791045">
                <text:p>26.1573197791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.8686567164179">
                <text:p>19.8686567164179</text:p>
              </table:table-cell>
              <table:table-cell office:value-type="float" office:value="19.6420793134328">
                <text:p>19.6420793134328</text:p>
              </table:table-cell>
              <table:table-cell office:value-type="float" office:value="27.1652761820895">
                <text:p>27.1652761820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.8686567164179">
                <text:p>19.8686567164179</text:p>
              </table:table-cell>
              <table:table-cell office:value-type="float" office:value="19.6337133134328">
                <text:p>19.6337133134328</text:p>
              </table:table-cell>
              <table:table-cell office:value-type="float" office:value="28.1652411820896">
                <text:p>28.1652411820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.8238805970149">
                <text:p>20.8238805970149</text:p>
              </table:table-cell>
              <table:table-cell office:value-type="float" office:value="20.580537761194">
                <text:p>20.580537761194</text:p>
              </table:table-cell>
              <table:table-cell office:value-type="float" office:value="29.1731975850746">
                <text:p>29.1731975850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.2059701492537">
                <text:p>21.2059701492537</text:p>
              </table:table-cell>
              <table:table-cell office:value-type="float" office:value="20.9542479402985">
                <text:p>20.9542479402985</text:p>
              </table:table-cell>
              <table:table-cell office:value-type="float" office:value="30.1763591462687">
                <text:p>30.1763591462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.7791044776119">
                <text:p>21.7791044776119</text:p>
              </table:table-cell>
              <table:table-cell office:value-type="float" office:value="21.5189962089552">
                <text:p>21.5189962089552</text:p>
              </table:table-cell>
              <table:table-cell office:value-type="float" office:value="31.1811189880597">
                <text:p>31.1811189880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2.1611940298507">
                <text:p>22.1611940298507</text:p>
              </table:table-cell>
              <table:table-cell office:value-type="float" office:value="21.8927063880597">
                <text:p>21.8927063880597</text:p>
              </table:table-cell>
              <table:table-cell office:value-type="float" office:value="32.1842805492537">
                <text:p>32.18428054925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2.5432835820896">
                <text:p>22.5432835820896</text:p>
              </table:table-cell>
              <table:table-cell office:value-type="float" office:value="22.2664165671642">
                <text:p>22.2664165671642</text:p>
              </table:table-cell>
              <table:table-cell office:value-type="float" office:value="33.1874421104478">
                <text:p>33.1874421104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.9253731343284">
                <text:p>22.9253731343284</text:p>
              </table:table-cell>
              <table:table-cell office:value-type="float" office:value="22.6401267462687">
                <text:p>22.6401267462687</text:p>
              </table:table-cell>
              <table:table-cell office:value-type="float" office:value="34.1906036716418">
                <text:p>34.19060367164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3.689552238806">
                <text:p>23.689552238806</text:p>
              </table:table-cell>
              <table:table-cell office:value-type="float" office:value="23.3959131044776">
                <text:p>23.3959131044776</text:p>
              </table:table-cell>
              <table:table-cell office:value-type="float" office:value="35.1969617940299">
                <text:p>35.1969617940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4.2626865671642">
                <text:p>24.2626865671642</text:p>
              </table:table-cell>
              <table:table-cell office:value-type="float" office:value="23.9606613731343">
                <text:p>23.9606613731343</text:p>
              </table:table-cell>
              <table:table-cell office:value-type="float" office:value="36.2017216358209">
                <text:p>36.2017216358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.644776119403">
                <text:p>24.644776119403</text:p>
              </table:table-cell>
              <table:table-cell office:value-type="float" office:value="24.3343715522388">
                <text:p>24.3343715522388</text:p>
              </table:table-cell>
              <table:table-cell office:value-type="float" office:value="37.2048831970149">
                <text:p>37.2048831970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5.2179104477612">
                <text:p>25.2179104477612</text:p>
              </table:table-cell>
              <table:table-cell office:value-type="float" office:value="24.8991198208955">
                <text:p>24.8991198208955</text:p>
              </table:table-cell>
              <table:table-cell office:value-type="float" office:value="38.209643038806">
                <text:p>38.2096430388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.6">
                <text:p>25.6</text:p>
              </table:table-cell>
              <table:table-cell office:value-type="float" office:value="25.27283">
                <text:p>25.27283</text:p>
              </table:table-cell>
              <table:table-cell office:value-type="float" office:value="39.2128046">
                <text:p>39.21280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.3641791044776">
                <text:p>26.3641791044776</text:p>
              </table:table-cell>
              <table:table-cell office:value-type="float" office:value="26.028616358209">
                <text:p>26.028616358209</text:p>
              </table:table-cell>
              <table:table-cell office:value-type="float" office:value="40.2191627223881">
                <text:p>40.2191627223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.1283582089552">
                <text:p>27.1283582089552</text:p>
              </table:table-cell>
              <table:table-cell office:value-type="float" office:value="26.7844027164179">
                <text:p>26.7844027164179</text:p>
              </table:table-cell>
              <table:table-cell office:value-type="float" office:value="41.2255208447761">
                <text:p>41.2255208447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7.8925373134328">
                <text:p>27.8925373134328</text:p>
              </table:table-cell>
              <table:table-cell office:value-type="float" office:value="27.5401890746269">
                <text:p>27.5401890746269</text:p>
              </table:table-cell>
              <table:table-cell office:value-type="float" office:value="42.2318789671642">
                <text:p>42.2318789671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8.465671641791">
                <text:p>28.465671641791</text:p>
              </table:table-cell>
              <table:table-cell office:value-type="float" office:value="28.1049373432836">
                <text:p>28.1049373432836</text:p>
              </table:table-cell>
              <table:table-cell office:value-type="float" office:value="43.2366388089552">
                <text:p>43.2366388089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9.4208955223881">
                <text:p>29.4208955223881</text:p>
              </table:table-cell>
              <table:table-cell office:value-type="float" office:value="29.0517617910448">
                <text:p>29.0517617910448</text:p>
              </table:table-cell>
              <table:table-cell office:value-type="float" office:value="44.2445952119403">
                <text:p>44.2445952119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9.9940298507463">
                <text:p>29.9940298507463</text:p>
              </table:table-cell>
              <table:table-cell office:value-type="float" office:value="29.6165100597015">
                <text:p>29.6165100597015</text:p>
              </table:table-cell>
              <table:table-cell office:value-type="float" office:value="45.2493550537313">
                <text:p>45.24935505373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0.3761194029851">
                <text:p>30.3761194029851</text:p>
              </table:table-cell>
              <table:table-cell office:value-type="float" office:value="29.990220238806">
                <text:p>29.990220238806</text:p>
              </table:table-cell>
              <table:table-cell office:value-type="float" office:value="46.2525166149254">
                <text:p>46.2525166149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5671641791045">
                <text:p>30.5671641791045</text:p>
              </table:table-cell>
              <table:table-cell office:value-type="float" office:value="30.1728923283582">
                <text:p>30.1728923283582</text:p>
              </table:table-cell>
              <table:table-cell office:value-type="float" office:value="47.2540798955224">
                <text:p>47.2540798955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1.3313432835821">
                <text:p>31.3313432835821</text:p>
              </table:table-cell>
              <table:table-cell office:value-type="float" office:value="30.9286786865672">
                <text:p>30.9286786865672</text:p>
              </table:table-cell>
              <table:table-cell office:value-type="float" office:value="48.2604380179104">
                <text:p>48.2604380179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1.9044776119403">
                <text:p>31.9044776119403</text:p>
              </table:table-cell>
              <table:table-cell office:value-type="float" office:value="31.4934269552239">
                <text:p>31.4934269552239</text:p>
              </table:table-cell>
              <table:table-cell office:value-type="float" office:value="49.2651978597015">
                <text:p>49.2651978597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2.6686567164179">
                <text:p>32.6686567164179</text:p>
              </table:table-cell>
              <table:table-cell office:value-type="float" office:value="32.2492133134328">
                <text:p>32.2492133134328</text:p>
              </table:table-cell>
              <table:table-cell office:value-type="float" office:value="50.2715559820896">
                <text:p>50.2715559820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3.4328358208955">
                <text:p>33.4328358208955</text:p>
              </table:table-cell>
              <table:table-cell office:value-type="float" office:value="33.0049996716418">
                <text:p>33.0049996716418</text:p>
              </table:table-cell>
              <table:table-cell office:value-type="float" office:value="51.2779141044776">
                <text:p>51.2779141044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4.0059701492537">
                <text:p>34.0059701492537</text:p>
              </table:table-cell>
              <table:table-cell office:value-type="float" office:value="33.5697479402985">
                <text:p>33.5697479402985</text:p>
              </table:table-cell>
              <table:table-cell office:value-type="float" office:value="52.2826739462687">
                <text:p>52.2826739462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4.3880597014925">
                <text:p>34.3880597014925</text:p>
              </table:table-cell>
              <table:table-cell office:value-type="float" office:value="33.943458119403">
                <text:p>33.943458119403</text:p>
              </table:table-cell>
              <table:table-cell office:value-type="float" office:value="53.2858355074627">
                <text:p>53.2858355074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4.9611940298507">
                <text:p>34.9611940298507</text:p>
              </table:table-cell>
              <table:table-cell office:value-type="float" office:value="34.5082063880597">
                <text:p>34.5082063880597</text:p>
              </table:table-cell>
              <table:table-cell office:value-type="float" office:value="54.2905953492537">
                <text:p>54.2905953492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5.3432835820896">
                <text:p>35.3432835820896</text:p>
              </table:table-cell>
              <table:table-cell office:value-type="float" office:value="34.8819165671642">
                <text:p>34.8819165671642</text:p>
              </table:table-cell>
              <table:table-cell office:value-type="float" office:value="55.2937569104478">
                <text:p>55.2937569104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6.1074626865672">
                <text:p>36.1074626865672</text:p>
              </table:table-cell>
              <table:table-cell office:value-type="float" office:value="35.6377029253731">
                <text:p>35.6377029253731</text:p>
              </table:table-cell>
              <table:table-cell office:value-type="float" office:value="56.3001150328358">
                <text:p>56.30011503283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6.2985074626866">
                <text:p>36.2985074626866</text:p>
              </table:table-cell>
              <table:table-cell office:value-type="float" office:value="35.8203750149254">
                <text:p>35.8203750149254</text:p>
              </table:table-cell>
              <table:table-cell office:value-type="float" office:value="57.3016783134328">
                <text:p>57.3016783134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6.8716417910448">
                <text:p>36.8716417910448</text:p>
              </table:table-cell>
              <table:table-cell office:value-type="float" office:value="36.3851232835821">
                <text:p>36.3851232835821</text:p>
              </table:table-cell>
              <table:table-cell office:value-type="float" office:value="58.3064381552239">
                <text:p>58.30643815522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7.444776119403">
                <text:p>37.444776119403</text:p>
              </table:table-cell>
              <table:table-cell office:value-type="float" office:value="36.9498715522388">
                <text:p>36.9498715522388</text:p>
              </table:table-cell>
              <table:table-cell office:value-type="float" office:value="59.3111979970149">
                <text:p>59.3111979970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8.0179104477612">
                <text:p>38.0179104477612</text:p>
              </table:table-cell>
              <table:table-cell office:value-type="float" office:value="37.5146198208955">
                <text:p>37.5146198208955</text:p>
              </table:table-cell>
              <table:table-cell office:value-type="float" office:value="60.315957838806">
                <text:p>60.315957838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8.2089552238806">
                <text:p>38.2089552238806</text:p>
              </table:table-cell>
              <table:table-cell office:value-type="float" office:value="37.6972919104478">
                <text:p>37.6972919104478</text:p>
              </table:table-cell>
              <table:table-cell office:value-type="float" office:value="61.317521119403">
                <text:p>61.317521119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8.7820895522388">
                <text:p>38.7820895522388</text:p>
              </table:table-cell>
              <table:table-cell office:value-type="float" office:value="38.2620401791045">
                <text:p>38.2620401791045</text:p>
              </table:table-cell>
              <table:table-cell office:value-type="float" office:value="62.322280961194">
                <text:p>62.322280961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9.5462686567164">
                <text:p>39.5462686567164</text:p>
              </table:table-cell>
              <table:table-cell office:value-type="float" office:value="39.0178265373134">
                <text:p>39.0178265373134</text:p>
              </table:table-cell>
              <table:table-cell office:value-type="float" office:value="63.3286390835821">
                <text:p>63.3286390835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9.9283582089552">
                <text:p>39.9283582089552</text:p>
              </table:table-cell>
              <table:table-cell office:value-type="float" office:value="39.3915367164179">
                <text:p>39.3915367164179</text:p>
              </table:table-cell>
              <table:table-cell office:value-type="float" office:value="64.3318006447761">
                <text:p>64.33180064477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.310447761194">
                <text:p>40.310447761194</text:p>
              </table:table-cell>
              <table:table-cell office:value-type="float" office:value="39.7652468955224">
                <text:p>39.7652468955224</text:p>
              </table:table-cell>
              <table:table-cell office:value-type="float" office:value="65.3349622059702">
                <text:p>65.3349622059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1.0746268656716">
                <text:p>41.0746268656716</text:p>
              </table:table-cell>
              <table:table-cell office:value-type="float" office:value="40.5210332537313">
                <text:p>40.5210332537313</text:p>
              </table:table-cell>
              <table:table-cell office:value-type="float" office:value="66.3413203283582">
                <text:p>66.34132032835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1.8388059701493">
                <text:p>41.8388059701493</text:p>
              </table:table-cell>
              <table:table-cell office:value-type="float" office:value="41.2768196119403">
                <text:p>41.2768196119403</text:p>
              </table:table-cell>
              <table:table-cell office:value-type="float" office:value="67.3476784507463">
                <text:p>67.3476784507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1.8388059701493">
                <text:p>41.8388059701493</text:p>
              </table:table-cell>
              <table:table-cell office:value-type="float" office:value="41.2684536119403">
                <text:p>41.2684536119403</text:p>
              </table:table-cell>
              <table:table-cell office:value-type="float" office:value="68.3476434507463">
                <text:p>68.34764345074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2.4119402985075">
                <text:p>42.4119402985075</text:p>
              </table:table-cell>
              <table:table-cell office:value-type="float" office:value="41.833201880597">
                <text:p>41.833201880597</text:p>
              </table:table-cell>
              <table:table-cell office:value-type="float" office:value="69.3524032925373">
                <text:p>69.35240329253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2.9850746268657">
                <text:p>42.9850746268657</text:p>
              </table:table-cell>
              <table:table-cell office:value-type="float" office:value="42.3979501492537">
                <text:p>42.3979501492537</text:p>
              </table:table-cell>
              <table:table-cell office:value-type="float" office:value="70.3571631343284">
                <text:p>70.3571631343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3.3671641791045">
                <text:p>43.3671641791045</text:p>
              </table:table-cell>
              <table:table-cell office:value-type="float" office:value="42.7716603283582">
                <text:p>42.7716603283582</text:p>
              </table:table-cell>
              <table:table-cell office:value-type="float" office:value="71.3603246955224">
                <text:p>71.3603246955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4.1313432835821">
                <text:p>44.1313432835821</text:p>
              </table:table-cell>
              <table:table-cell office:value-type="float" office:value="43.5274466865672">
                <text:p>43.5274466865672</text:p>
              </table:table-cell>
              <table:table-cell office:value-type="float" office:value="72.3666828179104">
                <text:p>72.3666828179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4.5134328358209">
                <text:p>44.5134328358209</text:p>
              </table:table-cell>
              <table:table-cell office:value-type="float" office:value="43.9011568656716">
                <text:p>43.9011568656716</text:p>
              </table:table-cell>
              <table:table-cell office:value-type="float" office:value="73.3698443791045">
                <text:p>73.36984437910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5.4686567164179">
                <text:p>45.4686567164179</text:p>
              </table:table-cell>
              <table:table-cell office:value-type="float" office:value="44.8479813134328">
                <text:p>44.8479813134328</text:p>
              </table:table-cell>
              <table:table-cell office:value-type="float" office:value="74.3778007820896">
                <text:p>74.3778007820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.8507462686567">
                <text:p>45.8507462686567</text:p>
              </table:table-cell>
              <table:table-cell office:value-type="float" office:value="45.2216914925373">
                <text:p>45.2216914925373</text:p>
              </table:table-cell>
              <table:table-cell office:value-type="float" office:value="75.3809623432836">
                <text:p>75.38096234328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6.4238805970149">
                <text:p>46.4238805970149</text:p>
              </table:table-cell>
              <table:table-cell office:value-type="float" office:value="45.786439761194">
                <text:p>45.786439761194</text:p>
              </table:table-cell>
              <table:table-cell office:value-type="float" office:value="76.3857221850746">
                <text:p>76.3857221850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6.8059701492537">
                <text:p>46.8059701492537</text:p>
              </table:table-cell>
              <table:table-cell office:value-type="float" office:value="46.1601499402985">
                <text:p>46.1601499402985</text:p>
              </table:table-cell>
              <table:table-cell office:value-type="float" office:value="77.3888837462687">
                <text:p>77.3888837462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7.5701492537313">
                <text:p>47.5701492537313</text:p>
              </table:table-cell>
              <table:table-cell office:value-type="float" office:value="46.9159362985075">
                <text:p>46.9159362985075</text:p>
              </table:table-cell>
              <table:table-cell office:value-type="float" office:value="78.3952418686567">
                <text:p>78.39524186865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8.5253731343284">
                <text:p>48.5253731343284</text:p>
              </table:table-cell>
              <table:table-cell office:value-type="float" office:value="47.8627607462687">
                <text:p>47.8627607462687</text:p>
              </table:table-cell>
              <table:table-cell office:value-type="float" office:value="79.4031982716418">
                <text:p>79.40319827164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9.0985074626866">
                <text:p>49.0985074626866</text:p>
              </table:table-cell>
              <table:table-cell office:value-type="float" office:value="48.4275090149254">
                <text:p>48.4275090149254</text:p>
              </table:table-cell>
              <table:table-cell office:value-type="float" office:value="80.4079581134328">
                <text:p>80.4079581134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9.8626865671642">
                <text:p>49.8626865671642</text:p>
              </table:table-cell>
              <table:table-cell office:value-type="float" office:value="49.1832953731343">
                <text:p>49.1832953731343</text:p>
              </table:table-cell>
              <table:table-cell office:value-type="float" office:value="81.4143162358209">
                <text:p>81.4143162358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1.0089552238806">
                <text:p>51.0089552238806</text:p>
              </table:table-cell>
              <table:table-cell office:value-type="float" office:value="50.3211579104478">
                <text:p>50.3211579104478</text:p>
              </table:table-cell>
              <table:table-cell office:value-type="float" office:value="82.423870919403">
                <text:p>82.423870919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1.7731343283582">
                <text:p>51.7731343283582</text:p>
              </table:table-cell>
              <table:table-cell office:value-type="float" office:value="51.0769442686567">
                <text:p>51.0769442686567</text:p>
              </table:table-cell>
              <table:table-cell office:value-type="float" office:value="83.430229041791">
                <text:p>83.4302290417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2.3462686567164">
                <text:p>52.3462686567164</text:p>
              </table:table-cell>
              <table:table-cell office:value-type="float" office:value="51.6416925373134">
                <text:p>51.6416925373134</text:p>
              </table:table-cell>
              <table:table-cell office:value-type="float" office:value="84.4349888835821">
                <text:p>84.43498888358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3.110447761194">
                <text:p>53.110447761194</text:p>
              </table:table-cell>
              <table:table-cell office:value-type="float" office:value="52.3974788955224">
                <text:p>52.3974788955224</text:p>
              </table:table-cell>
              <table:table-cell office:value-type="float" office:value="85.4413470059702">
                <text:p>85.44134700597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4.0656716417911">
                <text:p>54.0656716417911</text:p>
              </table:table-cell>
              <table:table-cell office:value-type="float" office:value="53.3443033432836">
                <text:p>53.3443033432836</text:p>
              </table:table-cell>
              <table:table-cell office:value-type="float" office:value="86.4493034089552">
                <text:p>86.4493034089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4.8298507462687">
                <text:p>54.8298507462687</text:p>
              </table:table-cell>
              <table:table-cell office:value-type="float" office:value="54.1000897014925">
                <text:p>54.1000897014925</text:p>
              </table:table-cell>
              <table:table-cell office:value-type="float" office:value="87.4556615313433">
                <text:p>87.4556615313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5.7850746268657">
                <text:p>55.7850746268657</text:p>
              </table:table-cell>
              <table:table-cell office:value-type="float" office:value="55.0469141492537">
                <text:p>55.0469141492537</text:p>
              </table:table-cell>
              <table:table-cell office:value-type="float" office:value="88.4636179343284">
                <text:p>88.4636179343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7.1223880597015">
                <text:p>57.1223880597015</text:p>
              </table:table-cell>
              <table:table-cell office:value-type="float" office:value="56.3758147761194">
                <text:p>56.3758147761194</text:p>
              </table:table-cell>
              <table:table-cell office:value-type="float" office:value="89.4747708985075">
                <text:p>89.47477089850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8.2686567164179">
                <text:p>58.2686567164179</text:p>
              </table:table-cell>
              <table:table-cell office:value-type="float" office:value="57.5136773134328">
                <text:p>57.5136773134328</text:p>
              </table:table-cell>
              <table:table-cell office:value-type="float" office:value="90.4843255820895">
                <text:p>90.4843255820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9.7970149253731">
                <text:p>59.7970149253731</text:p>
              </table:table-cell>
              <table:table-cell office:value-type="float" office:value="59.0336160298507">
                <text:p>59.0336160298507</text:p>
              </table:table-cell>
              <table:table-cell office:value-type="float" office:value="91.4970768268657">
                <text:p>91.49707682686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0.7522388059702">
                <text:p>60.7522388059702</text:p>
              </table:table-cell>
              <table:table-cell office:value-type="float" office:value="59.9804404776119">
                <text:p>59.9804404776119</text:p>
              </table:table-cell>
              <table:table-cell office:value-type="float" office:value="92.5050332298508">
                <text:p>92.50503322985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2.089552238806">
                <text:p>62.089552238806</text:p>
              </table:table-cell>
              <table:table-cell office:value-type="float" office:value="61.3093411044776">
                <text:p>61.3093411044776</text:p>
              </table:table-cell>
              <table:table-cell office:value-type="float" office:value="93.5161861940299">
                <text:p>93.51618619402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3.8089552238806">
                <text:p>63.8089552238806</text:p>
              </table:table-cell>
              <table:table-cell office:value-type="float" office:value="63.0203179104478">
                <text:p>63.0203179104478</text:p>
              </table:table-cell>
              <table:table-cell office:value-type="float" office:value="94.530535719403">
                <text:p>94.5305357194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5.910447761194">
                <text:p>65.910447761194</text:p>
              </table:table-cell>
              <table:table-cell office:value-type="float" office:value="65.1133708955224">
                <text:p>65.1133708955224</text:p>
              </table:table-cell>
              <table:table-cell office:value-type="float" office:value="95.5480818059701">
                <text:p>95.54808180597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7.8208955223881">
                <text:p>67.8208955223881</text:p>
              </table:table-cell>
              <table:table-cell office:value-type="float" office:value="67.0153857910448">
                <text:p>67.0153857910448</text:p>
              </table:table-cell>
              <table:table-cell office:value-type="float" office:value="96.5640296119403">
                <text:p>96.5640296119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0.4955223880597">
                <text:p>70.4955223880597</text:p>
              </table:table-cell>
              <table:table-cell office:value-type="float" office:value="69.6815530447761">
                <text:p>69.6815530447761</text:p>
              </table:table-cell>
              <table:table-cell office:value-type="float" office:value="97.5863705402985">
                <text:p>97.58637054029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2.9791044776119">
                <text:p>72.9791044776119</text:p>
              </table:table-cell>
              <table:table-cell office:value-type="float" office:value="72.1566822089552">
                <text:p>72.1566822089552</text:p>
              </table:table-cell>
              <table:table-cell office:value-type="float" office:value="98.6071131880597">
                <text:p>98.6071131880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74.889552238806">
                <text:p>74.889552238806</text:p>
              </table:table-cell>
              <table:table-cell office:value-type="float" office:value="74.0586971044776">
                <text:p>74.0586971044776</text:p>
              </table:table-cell>
              <table:table-cell office:value-type="float" office:value="99.6230609940298">
                <text:p>99.62306099402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6.9910447761194">
                <text:p>76.9910447761194</text:p>
              </table:table-cell>
              <table:table-cell office:value-type="float" office:value="76.1517500895522">
                <text:p>76.1517500895522</text:p>
              </table:table-cell>
              <table:table-cell office:value-type="float" office:value="100.640607080597">
                <text:p>100.6406070805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0.0477611940299">
                <text:p>80.0477611940299</text:p>
              </table:table-cell>
              <table:table-cell office:value-type="float" office:value="79.1999935223881">
                <text:p>79.1999935223881</text:p>
              </table:table-cell>
              <table:table-cell office:value-type="float" office:value="101.666144570149">
                <text:p>101.666144570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3.2955223880597">
                <text:p>83.2955223880597</text:p>
              </table:table-cell>
              <table:table-cell office:value-type="float" office:value="82.4392750447761">
                <text:p>82.4392750447761</text:p>
              </table:table-cell>
              <table:table-cell office:value-type="float" office:value="102.693280340299">
                <text:p>102.693280340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86.734328358209">
                <text:p>86.734328358209</text:p>
              </table:table-cell>
              <table:table-cell office:value-type="float" office:value="85.8695946567164">
                <text:p>85.8695946567164</text:p>
              </table:table-cell>
              <table:table-cell office:value-type="float" office:value="103.722014391045">
                <text:p>103.7220143910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0.1731343283582">
                <text:p>90.1731343283582</text:p>
              </table:table-cell>
              <table:table-cell office:value-type="float" office:value="89.2999142686567">
                <text:p>89.2999142686567</text:p>
              </table:table-cell>
              <table:table-cell office:value-type="float" office:value="104.750748441791">
                <text:p>104.750748441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3.8029850746269">
                <text:p>93.8029850746269</text:p>
              </table:table-cell>
              <table:table-cell office:value-type="float" office:value="92.9212719701493">
                <text:p>92.9212719701493</text:p>
              </table:table-cell>
              <table:table-cell office:value-type="float" office:value="105.781080773134">
                <text:p>105.7810807731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6.6686567164179">
                <text:p>96.6686567164179</text:p>
              </table:table-cell>
              <table:table-cell office:value-type="float" office:value="95.7784773134328">
                <text:p>95.7784773134328</text:p>
              </table:table-cell>
              <table:table-cell office:value-type="float" office:value="106.80501998209">
                <text:p>106.80501998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8.579104477612">
                <text:p>98.579104477612</text:p>
              </table:table-cell>
              <table:table-cell office:value-type="float" office:value="97.6804922089552">
                <text:p>97.6804922089552</text:p>
              </table:table-cell>
              <table:table-cell office:value-type="float" office:value="107.82096778806">
                <text:p>107.820967788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2.4">
                <text:p>102.4</text:p>
              </table:table-cell>
              <table:table-cell office:value-type="float" office:value="101.492888">
                <text:p>101.492888</text:p>
              </table:table-cell>
              <table:table-cell office:value-type="float" office:value="108.8528984">
                <text:p>108.8528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5.838805970149">
                <text:p>105.838805970149</text:p>
              </table:table-cell>
              <table:table-cell office:value-type="float" office:value="104.92320761194">
                <text:p>104.92320761194</text:p>
              </table:table-cell>
              <table:table-cell office:value-type="float" office:value="109.881632450746">
                <text:p>109.8816324507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.468656716418">
                <text:p>109.468656716418</text:p>
              </table:table-cell>
              <table:table-cell office:value-type="float" office:value="108.544565313433">
                <text:p>108.544565313433</text:p>
              </table:table-cell>
              <table:table-cell office:value-type="float" office:value="110.91196478209">
                <text:p>110.91196478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2.907462686567">
                <text:p>112.907462686567</text:p>
              </table:table-cell>
              <table:table-cell office:value-type="float" office:value="111.974884925373">
                <text:p>111.974884925373</text:p>
              </table:table-cell>
              <table:table-cell office:value-type="float" office:value="111.940698832836">
                <text:p>111.940698832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6.728358208955">
                <text:p>116.728358208955</text:p>
              </table:table-cell>
              <table:table-cell office:value-type="float" office:value="115.787280716418">
                <text:p>115.787280716418</text:p>
              </table:table-cell>
              <table:table-cell office:value-type="float" office:value="112.972629444776">
                <text:p>112.9726294447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9.785074626866">
                <text:p>119.785074626866</text:p>
              </table:table-cell>
              <table:table-cell office:value-type="float" office:value="118.835524149254">
                <text:p>118.835524149254</text:p>
              </table:table-cell>
              <table:table-cell office:value-type="float" office:value="113.998166934328">
                <text:p>113.9981669343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22.077611940299">
                <text:p>122.077611940299</text:p>
              </table:table-cell>
              <table:table-cell office:value-type="float" office:value="121.119615223881">
                <text:p>121.119615223881</text:p>
              </table:table-cell>
              <table:table-cell office:value-type="float" office:value="115.017311301493">
                <text:p>115.0173113014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4.75223880597">
                <text:p>124.75223880597</text:p>
              </table:table-cell>
              <table:table-cell office:value-type="float" office:value="123.785782477612">
                <text:p>123.785782477612</text:p>
              </table:table-cell>
              <table:table-cell office:value-type="float" office:value="116.039652229851">
                <text:p>116.0396522298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27.808955223881">
                <text:p>127.808955223881</text:p>
              </table:table-cell>
              <table:table-cell office:value-type="float" office:value="126.834025910448">
                <text:p>126.834025910448</text:p>
              </table:table-cell>
              <table:table-cell office:value-type="float" office:value="117.065189719403">
                <text:p>117.065189719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9.910447761194">
                <text:p>129.910447761194</text:p>
              </table:table-cell>
              <table:table-cell office:value-type="float" office:value="128.927078895522">
                <text:p>128.927078895522</text:p>
              </table:table-cell>
              <table:table-cell office:value-type="float" office:value="118.08273580597">
                <text:p>118.082735805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31.24776119403">
                <text:p>131.24776119403</text:p>
              </table:table-cell>
              <table:table-cell office:value-type="float" office:value="130.255979522388">
                <text:p>130.255979522388</text:p>
              </table:table-cell>
              <table:table-cell office:value-type="float" office:value="119.093888770149">
                <text:p>119.093888770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32.967164179104">
                <text:p>132.967164179104</text:p>
              </table:table-cell>
              <table:table-cell office:value-type="float" office:value="131.966956328358">
                <text:p>131.966956328358</text:p>
              </table:table-cell>
              <table:table-cell office:value-type="float" office:value="120.108238295522">
                <text:p>120.108238295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34.30447761194">
                <text:p>134.30447761194</text:p>
              </table:table-cell>
              <table:table-cell office:value-type="float" office:value="133.295856955224">
                <text:p>133.295856955224</text:p>
              </table:table-cell>
              <table:table-cell office:value-type="float" office:value="121.119391259702">
                <text:p>121.1193912597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35.068656716418">
                <text:p>135.068656716418</text:p>
              </table:table-cell>
              <table:table-cell office:value-type="float" office:value="134.051643313433">
                <text:p>134.051643313433</text:p>
              </table:table-cell>
              <table:table-cell office:value-type="float" office:value="122.12574938209">
                <text:p>122.12574938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36.405970149254">
                <text:p>136.405970149254</text:p>
              </table:table-cell>
              <table:table-cell office:value-type="float" office:value="135.380543940299">
                <text:p>135.380543940299</text:p>
              </table:table-cell>
              <table:table-cell office:value-type="float" office:value="123.136902346269">
                <text:p>123.1369023462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37.55223880597">
                <text:p>137.55223880597</text:p>
              </table:table-cell>
              <table:table-cell office:value-type="float" office:value="136.518406477612">
                <text:p>136.518406477612</text:p>
              </table:table-cell>
              <table:table-cell office:value-type="float" office:value="124.146457029851">
                <text:p>124.146457029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8.507462686567">
                <text:p>138.507462686567</text:p>
              </table:table-cell>
              <table:table-cell office:value-type="float" office:value="137.465230925373">
                <text:p>137.465230925373</text:p>
              </table:table-cell>
              <table:table-cell office:value-type="float" office:value="125.154413432836">
                <text:p>125.1544134328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9.462686567164">
                <text:p>139.462686567164</text:p>
              </table:table-cell>
              <table:table-cell office:value-type="float" office:value="138.412055373134">
                <text:p>138.412055373134</text:p>
              </table:table-cell>
              <table:table-cell office:value-type="float" office:value="126.162369835821">
                <text:p>126.1623698358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40.035820895522">
                <text:p>140.035820895522</text:p>
              </table:table-cell>
              <table:table-cell office:value-type="float" office:value="138.976803641791">
                <text:p>138.976803641791</text:p>
              </table:table-cell>
              <table:table-cell office:value-type="float" office:value="127.167129677612">
                <text:p>127.1671296776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40.417910447761">
                <text:p>140.417910447761</text:p>
              </table:table-cell>
              <table:table-cell office:value-type="float" office:value="139.350513820896">
                <text:p>139.350513820896</text:p>
              </table:table-cell>
              <table:table-cell office:value-type="float" office:value="128.170291238806">
                <text:p>128.1702912388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40.608955223881">
                <text:p>140.608955223881</text:p>
              </table:table-cell>
              <table:table-cell office:value-type="float" office:value="139.533185910448">
                <text:p>139.533185910448</text:p>
              </table:table-cell>
              <table:table-cell office:value-type="float" office:value="129.171854519403">
                <text:p>129.1718545194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40.608955223881">
                <text:p>140.608955223881</text:p>
              </table:table-cell>
              <table:table-cell office:value-type="float" office:value="139.524819910448">
                <text:p>139.524819910448</text:p>
              </table:table-cell>
              <table:table-cell office:value-type="float" office:value="130.171819519403">
                <text:p>130.171819519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40.8">
                <text:p>140.8</text:p>
              </table:table-cell>
              <table:table-cell office:value-type="float" office:value="139.707492">
                <text:p>139.707492</text:p>
              </table:table-cell>
              <table:table-cell office:value-type="float" office:value="131.1733828">
                <text:p>131.17338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41.182089552239">
                <text:p>141.182089552239</text:p>
              </table:table-cell>
              <table:table-cell office:value-type="float" office:value="140.081202179104">
                <text:p>140.081202179104</text:p>
              </table:table-cell>
              <table:table-cell office:value-type="float" office:value="132.176544361194">
                <text:p>132.176544361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41.373134328358">
                <text:p>141.373134328358</text:p>
              </table:table-cell>
              <table:table-cell office:value-type="float" office:value="140.263874268657">
                <text:p>140.263874268657</text:p>
              </table:table-cell>
              <table:table-cell office:value-type="float" office:value="133.178107641791">
                <text:p>133.1781076417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41.946268656716">
                <text:p>141.946268656716</text:p>
              </table:table-cell>
              <table:table-cell office:value-type="float" office:value="140.828622537313">
                <text:p>140.828622537313</text:p>
              </table:table-cell>
              <table:table-cell office:value-type="float" office:value="134.182867483582">
                <text:p>134.1828674835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42.519402985075">
                <text:p>142.519402985075</text:p>
              </table:table-cell>
              <table:table-cell office:value-type="float" office:value="141.39337080597">
                <text:p>141.39337080597</text:p>
              </table:table-cell>
              <table:table-cell office:value-type="float" office:value="135.187627325373">
                <text:p>135.1876273253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43.092537313433">
                <text:p>143.092537313433</text:p>
              </table:table-cell>
              <table:table-cell office:value-type="float" office:value="141.958119074627">
                <text:p>141.958119074627</text:p>
              </table:table-cell>
              <table:table-cell office:value-type="float" office:value="136.192387167164">
                <text:p>136.1923871671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43.283582089552">
                <text:p>143.283582089552</text:p>
              </table:table-cell>
              <table:table-cell office:value-type="float" office:value="142.140791164179">
                <text:p>142.140791164179</text:p>
              </table:table-cell>
              <table:table-cell office:value-type="float" office:value="137.193950447761">
                <text:p>137.1939504477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43.665671641791">
                <text:p>143.665671641791</text:p>
              </table:table-cell>
              <table:table-cell office:value-type="float" office:value="142.514501343284">
                <text:p>142.514501343284</text:p>
              </table:table-cell>
              <table:table-cell office:value-type="float" office:value="138.197112008955">
                <text:p>138.1971120089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4.429850746269">
                <text:p>144.429850746269</text:p>
              </table:table-cell>
              <table:table-cell office:value-type="float" office:value="143.270287701493">
                <text:p>143.270287701493</text:p>
              </table:table-cell>
              <table:table-cell office:value-type="float" office:value="139.203470131343">
                <text:p>139.203470131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5.194029850746">
                <text:p>145.194029850746</text:p>
              </table:table-cell>
              <table:table-cell office:value-type="float" office:value="144.026074059702">
                <text:p>144.026074059702</text:p>
              </table:table-cell>
              <table:table-cell office:value-type="float" office:value="140.209828253731">
                <text:p>140.2098282537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5.958208955224">
                <text:p>145.958208955224</text:p>
              </table:table-cell>
              <table:table-cell office:value-type="float" office:value="144.78186041791">
                <text:p>144.78186041791</text:p>
              </table:table-cell>
              <table:table-cell office:value-type="float" office:value="141.216186376119">
                <text:p>141.2161863761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6.722388059702">
                <text:p>146.722388059702</text:p>
              </table:table-cell>
              <table:table-cell office:value-type="float" office:value="145.537646776119">
                <text:p>145.537646776119</text:p>
              </table:table-cell>
              <table:table-cell office:value-type="float" office:value="142.222544498507">
                <text:p>142.2225444985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7.486567164179">
                <text:p>147.486567164179</text:p>
              </table:table-cell>
              <table:table-cell office:value-type="float" office:value="146.293433134328">
                <text:p>146.293433134328</text:p>
              </table:table-cell>
              <table:table-cell office:value-type="float" office:value="143.228902620896">
                <text:p>143.2289026208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8.441791044776">
                <text:p>148.441791044776</text:p>
              </table:table-cell>
              <table:table-cell office:value-type="float" office:value="147.24025758209">
                <text:p>147.24025758209</text:p>
              </table:table-cell>
              <table:table-cell office:value-type="float" office:value="144.236859023881">
                <text:p>144.2368590238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9.205970149254">
                <text:p>149.205970149254</text:p>
              </table:table-cell>
              <table:table-cell office:value-type="float" office:value="147.996043940299">
                <text:p>147.996043940299</text:p>
              </table:table-cell>
              <table:table-cell office:value-type="float" office:value="145.243217146269">
                <text:p>145.243217146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9.970149253731">
                <text:p>149.970149253731</text:p>
              </table:table-cell>
              <table:table-cell office:value-type="float" office:value="148.751830298507">
                <text:p>148.751830298507</text:p>
              </table:table-cell>
              <table:table-cell office:value-type="float" office:value="146.249575268657">
                <text:p>146.2495752686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51.116417910448">
                <text:p>151.116417910448</text:p>
              </table:table-cell>
              <table:table-cell office:value-type="float" office:value="149.889692835821">
                <text:p>149.889692835821</text:p>
              </table:table-cell>
              <table:table-cell office:value-type="float" office:value="147.259129952239">
                <text:p>147.2591299522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51.689552238806">
                <text:p>151.689552238806</text:p>
              </table:table-cell>
              <table:table-cell office:value-type="float" office:value="150.454441104478">
                <text:p>150.454441104478</text:p>
              </table:table-cell>
              <table:table-cell office:value-type="float" office:value="148.26388979403">
                <text:p>148.26388979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52.644776119403">
                <text:p>152.644776119403</text:p>
              </table:table-cell>
              <table:table-cell office:value-type="float" office:value="151.401265552239">
                <text:p>151.401265552239</text:p>
              </table:table-cell>
              <table:table-cell office:value-type="float" office:value="149.271846197015">
                <text:p>149.2718461970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3.6">
                <text:p>153.6</text:p>
              </table:table-cell>
              <table:table-cell office:value-type="float" office:value="152.34809">
                <text:p>152.34809</text:p>
              </table:table-cell>
              <table:table-cell office:value-type="float" office:value="150.2798026">
                <text:p>150.2798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4.364179104478">
                <text:p>154.364179104478</text:p>
              </table:table-cell>
              <table:table-cell office:value-type="float" office:value="153.103876358209">
                <text:p>153.103876358209</text:p>
              </table:table-cell>
              <table:table-cell office:value-type="float" office:value="151.286160722388">
                <text:p>151.2861607223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4.937313432836">
                <text:p>154.937313432836</text:p>
              </table:table-cell>
              <table:table-cell office:value-type="float" office:value="153.668624626866">
                <text:p>153.668624626866</text:p>
              </table:table-cell>
              <table:table-cell office:value-type="float" office:value="152.290920564179">
                <text:p>152.290920564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5.892537313433">
                <text:p>155.892537313433</text:p>
              </table:table-cell>
              <table:table-cell office:value-type="float" office:value="154.615449074627">
                <text:p>154.615449074627</text:p>
              </table:table-cell>
              <table:table-cell office:value-type="float" office:value="153.298876967164">
                <text:p>153.2988769671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6.465671641791">
                <text:p>156.465671641791</text:p>
              </table:table-cell>
              <table:table-cell office:value-type="float" office:value="155.180197343284">
                <text:p>155.180197343284</text:p>
              </table:table-cell>
              <table:table-cell office:value-type="float" office:value="154.303636808955">
                <text:p>154.3036368089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7.420895522388">
                <text:p>157.420895522388</text:p>
              </table:table-cell>
              <table:table-cell office:value-type="float" office:value="156.127021791045">
                <text:p>156.127021791045</text:p>
              </table:table-cell>
              <table:table-cell office:value-type="float" office:value="155.31159321194">
                <text:p>155.311593211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8.376119402985">
                <text:p>158.376119402985</text:p>
              </table:table-cell>
              <table:table-cell office:value-type="float" office:value="157.073846238806">
                <text:p>157.073846238806</text:p>
              </table:table-cell>
              <table:table-cell office:value-type="float" office:value="156.319549614925">
                <text:p>156.3195496149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59.522388059702">
                <text:p>159.522388059702</text:p>
              </table:table-cell>
              <table:table-cell office:value-type="float" office:value="158.211708776119">
                <text:p>158.211708776119</text:p>
              </table:table-cell>
              <table:table-cell office:value-type="float" office:value="157.329104298507">
                <text:p>157.3291042985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60.09552238806">
                <text:p>160.09552238806</text:p>
              </table:table-cell>
              <table:table-cell office:value-type="float" office:value="158.776457044776">
                <text:p>158.776457044776</text:p>
              </table:table-cell>
              <table:table-cell office:value-type="float" office:value="158.333864140299">
                <text:p>158.333864140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1.241791044776">
                <text:p>161.241791044776</text:p>
              </table:table-cell>
              <table:table-cell office:value-type="float" office:value="159.91431958209">
                <text:p>159.91431958209</text:p>
              </table:table-cell>
              <table:table-cell office:value-type="float" office:value="159.343418823881">
                <text:p>159.3434188238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61.814925373134">
                <text:p>161.814925373134</text:p>
              </table:table-cell>
              <table:table-cell office:value-type="float" office:value="160.479067850746">
                <text:p>160.479067850746</text:p>
              </table:table-cell>
              <table:table-cell office:value-type="float" office:value="160.348178665672">
                <text:p>160.3481786656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62.579104477612">
                <text:p>162.579104477612</text:p>
              </table:table-cell>
              <table:table-cell office:value-type="float" office:value="161.234854208955">
                <text:p>161.234854208955</text:p>
              </table:table-cell>
              <table:table-cell office:value-type="float" office:value="161.35453678806">
                <text:p>161.354536788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63.725373134328">
                <text:p>163.725373134328</text:p>
              </table:table-cell>
              <table:table-cell office:value-type="float" office:value="162.372716746269">
                <text:p>162.372716746269</text:p>
              </table:table-cell>
              <table:table-cell office:value-type="float" office:value="162.364091471642">
                <text:p>162.3640914716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64.489552238806">
                <text:p>164.489552238806</text:p>
              </table:table-cell>
              <table:table-cell office:value-type="float" office:value="163.128503104478">
                <text:p>163.128503104478</text:p>
              </table:table-cell>
              <table:table-cell office:value-type="float" office:value="163.37044959403">
                <text:p>163.370449594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65.826865671642">
                <text:p>165.826865671642</text:p>
              </table:table-cell>
              <table:table-cell office:value-type="float" office:value="164.457403731343">
                <text:p>164.457403731343</text:p>
              </table:table-cell>
              <table:table-cell office:value-type="float" office:value="164.381602558209">
                <text:p>164.3816025582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66.4">
                <text:p>166.4</text:p>
              </table:table-cell>
              <table:table-cell office:value-type="float" office:value="165.022152">
                <text:p>165.022152</text:p>
              </table:table-cell>
              <table:table-cell office:value-type="float" office:value="165.3863624">
                <text:p>165.38636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67.164179104478">
                <text:p>167.164179104478</text:p>
              </table:table-cell>
              <table:table-cell office:value-type="float" office:value="165.777938358209">
                <text:p>165.777938358209</text:p>
              </table:table-cell>
              <table:table-cell office:value-type="float" office:value="166.392720522388">
                <text:p>166.3927205223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8.310447761194">
                <text:p>168.310447761194</text:p>
              </table:table-cell>
              <table:table-cell office:value-type="float" office:value="166.915800895522">
                <text:p>166.915800895522</text:p>
              </table:table-cell>
              <table:table-cell office:value-type="float" office:value="167.40227520597">
                <text:p>167.402275205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8.692537313433">
                <text:p>168.692537313433</text:p>
              </table:table-cell>
              <table:table-cell office:value-type="float" office:value="167.289511074627">
                <text:p>167.289511074627</text:p>
              </table:table-cell>
              <table:table-cell office:value-type="float" office:value="168.405436767164">
                <text:p>168.4054367671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70.029850746269">
                <text:p>170.029850746269</text:p>
              </table:table-cell>
              <table:table-cell office:value-type="float" office:value="168.618411701493">
                <text:p>168.618411701493</text:p>
              </table:table-cell>
              <table:table-cell office:value-type="float" office:value="169.416589731343">
                <text:p>169.4165897313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70.794029850746">
                <text:p>170.794029850746</text:p>
              </table:table-cell>
              <table:table-cell office:value-type="float" office:value="169.374198059702">
                <text:p>169.374198059702</text:p>
              </table:table-cell>
              <table:table-cell office:value-type="float" office:value="170.422947853731">
                <text:p>170.4229478537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1.367164179105">
                <text:p>171.367164179105</text:p>
              </table:table-cell>
              <table:table-cell office:value-type="float" office:value="169.938946328358">
                <text:p>169.938946328358</text:p>
              </table:table-cell>
              <table:table-cell office:value-type="float" office:value="171.427707695522">
                <text:p>171.4277076955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72.513432835821">
                <text:p>172.513432835821</text:p>
              </table:table-cell>
              <table:table-cell office:value-type="float" office:value="171.076808865672">
                <text:p>171.076808865672</text:p>
              </table:table-cell>
              <table:table-cell office:value-type="float" office:value="172.437262379104">
                <text:p>172.4372623791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3.277611940299">
                <text:p>173.277611940299</text:p>
              </table:table-cell>
              <table:table-cell office:value-type="float" office:value="171.832595223881">
                <text:p>171.832595223881</text:p>
              </table:table-cell>
              <table:table-cell office:value-type="float" office:value="173.443620501493">
                <text:p>173.4436205014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4.232835820896">
                <text:p>174.232835820896</text:p>
              </table:table-cell>
              <table:table-cell office:value-type="float" office:value="172.779419671642">
                <text:p>172.779419671642</text:p>
              </table:table-cell>
              <table:table-cell office:value-type="float" office:value="174.451576904478">
                <text:p>174.4515769044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4.805970149254">
                <text:p>174.805970149254</text:p>
              </table:table-cell>
              <table:table-cell office:value-type="float" office:value="173.344167940299">
                <text:p>173.344167940299</text:p>
              </table:table-cell>
              <table:table-cell office:value-type="float" office:value="175.456336746269">
                <text:p>175.456336746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75.379104477612">
                <text:p>175.379104477612</text:p>
              </table:table-cell>
              <table:table-cell office:value-type="float" office:value="173.908916208955">
                <text:p>173.908916208955</text:p>
              </table:table-cell>
              <table:table-cell office:value-type="float" office:value="176.46109658806">
                <text:p>176.461096588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6.525373134328">
                <text:p>176.525373134328</text:p>
              </table:table-cell>
              <table:table-cell office:value-type="float" office:value="175.046778746269">
                <text:p>175.046778746269</text:p>
              </table:table-cell>
              <table:table-cell office:value-type="float" office:value="177.470651271642">
                <text:p>177.4706512716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77.480597014925">
                <text:p>177.480597014925</text:p>
              </table:table-cell>
              <table:table-cell office:value-type="float" office:value="175.99360319403">
                <text:p>175.99360319403</text:p>
              </table:table-cell>
              <table:table-cell office:value-type="float" office:value="178.478607674627">
                <text:p>178.4786076746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8.626865671642">
                <text:p>178.626865671642</text:p>
              </table:table-cell>
              <table:table-cell office:value-type="float" office:value="177.131465731343">
                <text:p>177.131465731343</text:p>
              </table:table-cell>
              <table:table-cell office:value-type="float" office:value="179.488162358209">
                <text:p>179.4881623582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9.391044776119">
                <text:p>179.391044776119</text:p>
              </table:table-cell>
              <table:table-cell office:value-type="float" office:value="177.887252089552">
                <text:p>177.887252089552</text:p>
              </table:table-cell>
              <table:table-cell office:value-type="float" office:value="180.494520480597">
                <text:p>180.494520480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.537313432836">
                <text:p>180.537313432836</text:p>
              </table:table-cell>
              <table:table-cell office:value-type="float" office:value="179.025114626866">
                <text:p>179.025114626866</text:p>
              </table:table-cell>
              <table:table-cell office:value-type="float" office:value="181.504075164179">
                <text:p>181.5040751641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1.492537313433">
                <text:p>181.492537313433</text:p>
              </table:table-cell>
              <table:table-cell office:value-type="float" office:value="179.971939074627">
                <text:p>179.971939074627</text:p>
              </table:table-cell>
              <table:table-cell office:value-type="float" office:value="182.512031567164">
                <text:p>182.5120315671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2.829850746269">
                <text:p>182.829850746269</text:p>
              </table:table-cell>
              <table:table-cell office:value-type="float" office:value="181.300839701493">
                <text:p>181.300839701493</text:p>
              </table:table-cell>
              <table:table-cell office:value-type="float" office:value="183.523184531343">
                <text:p>183.5231845313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83.976119402985">
                <text:p>183.976119402985</text:p>
              </table:table-cell>
              <table:table-cell office:value-type="float" office:value="182.438702238806">
                <text:p>182.438702238806</text:p>
              </table:table-cell>
              <table:table-cell office:value-type="float" office:value="184.532739214925">
                <text:p>184.5327392149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85.122388059702">
                <text:p>185.122388059702</text:p>
              </table:table-cell>
              <table:table-cell office:value-type="float" office:value="183.576564776119">
                <text:p>183.576564776119</text:p>
              </table:table-cell>
              <table:table-cell office:value-type="float" office:value="185.542293898507">
                <text:p>185.5422938985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6.459701492537">
                <text:p>186.459701492537</text:p>
              </table:table-cell>
              <table:table-cell office:value-type="float" office:value="184.905465402985">
                <text:p>184.905465402985</text:p>
              </table:table-cell>
              <table:table-cell office:value-type="float" office:value="186.553446862687">
                <text:p>186.5534468626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87.797014925373">
                <text:p>187.797014925373</text:p>
              </table:table-cell>
              <table:table-cell office:value-type="float" office:value="186.234366029851">
                <text:p>186.234366029851</text:p>
              </table:table-cell>
              <table:table-cell office:value-type="float" office:value="187.564599826866">
                <text:p>187.5645998268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88.75223880597">
                <text:p>188.75223880597</text:p>
              </table:table-cell>
              <table:table-cell office:value-type="float" office:value="187.181190477612">
                <text:p>187.181190477612</text:p>
              </table:table-cell>
              <table:table-cell office:value-type="float" office:value="188.572556229851">
                <text:p>188.5725562298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0.089552238806">
                <text:p>190.089552238806</text:p>
              </table:table-cell>
              <table:table-cell office:value-type="float" office:value="188.510091104478">
                <text:p>188.510091104478</text:p>
              </table:table-cell>
              <table:table-cell office:value-type="float" office:value="189.58370919403">
                <text:p>189.583709194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90.662686567164">
                <text:p>190.662686567164</text:p>
              </table:table-cell>
              <table:table-cell office:value-type="float" office:value="189.074839373134">
                <text:p>189.074839373134</text:p>
              </table:table-cell>
              <table:table-cell office:value-type="float" office:value="190.588469035821">
                <text:p>190.5884690358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0.40374">
                <text:p>190.40374</text:p>
              </table:table-cell>
              <table:table-cell office:value-type="float" office:value="191.599622">
                <text:p>191.5996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2.955223880597">
                <text:p>192.955223880597</text:p>
              </table:table-cell>
              <table:table-cell office:value-type="float" office:value="191.350564447761">
                <text:p>191.350564447761</text:p>
              </table:table-cell>
              <table:table-cell office:value-type="float" office:value="192.607578402985">
                <text:p>192.6075784029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93.910447761194">
                <text:p>193.910447761194</text:p>
              </table:table-cell>
              <table:table-cell office:value-type="float" office:value="192.297388895522">
                <text:p>192.297388895522</text:p>
              </table:table-cell>
              <table:table-cell office:value-type="float" office:value="193.61553480597">
                <text:p>193.615534805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4.674626865672">
                <text:p>194.674626865672</text:p>
              </table:table-cell>
              <table:table-cell office:value-type="float" office:value="193.053175253731">
                <text:p>193.053175253731</text:p>
              </table:table-cell>
              <table:table-cell office:value-type="float" office:value="194.621892928358">
                <text:p>194.6218929283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5.629850746269">
                <text:p>195.629850746269</text:p>
              </table:table-cell>
              <table:table-cell office:value-type="float" office:value="193.999999701493">
                <text:p>193.999999701493</text:p>
              </table:table-cell>
              <table:table-cell office:value-type="float" office:value="195.629849331343">
                <text:p>195.629849331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